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0200000002000309F1C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top" draw:auto-grow-height="false" fo:min-height="10.75cm" fo:min-width="18cm"/>
    </style:style>
    <style:style style:name="gr2" style:family="graphic" style:parent-style-name="standard">
      <style:graphic-properties draw:fill="solid" draw:fill-color="#eeeeee" draw:textarea-horizontal-align="justify" draw:textarea-vertical-align="top" draw:auto-grow-height="false" fo:min-height="8.744cm" fo:min-width="3.5cm" draw:shadow="visible"/>
    </style:style>
    <style:style style:name="gr3" style:family="graphic" style:parent-style-name="standard">
      <style:graphic-properties draw:fill="solid" draw:fill-color="#eeeeee" draw:textarea-horizontal-align="justify" draw:textarea-vertical-align="top" draw:auto-grow-height="false" fo:min-height="8.75cm" fo:min-width="11.5cm" draw:shadow="visible"/>
    </style:style>
    <style:style style:name="gr4" style:family="graphic" style:parent-style-name="standard">
      <style:graphic-properties draw:fill="solid" draw:fill-color="#dddddd" draw:textarea-horizontal-align="justify" draw:textarea-vertical-align="middle" draw:auto-grow-height="false" fo:min-height="0.75cm" fo:min-width="1.5cm" draw:shadow="visible"/>
    </style:style>
    <style:style style:name="gr5" style:family="graphic" style:parent-style-name="standard">
      <style:graphic-properties draw:stroke="none" draw:fill="none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stroke="dash" draw:stroke-dash="Line_20_Style_20_9" draw:fill="solid" draw:fill-color="#ffffff" draw:textarea-horizontal-align="justify" draw:textarea-vertical-align="middle" draw:auto-grow-height="false" fo:min-height="8.744cm" fo:min-width="3.5cm" draw:shadow="hidden"/>
    </style:style>
    <style:style style:name="gr7" style:family="graphic" style:parent-style-name="standard">
      <style:graphic-properties draw:fill="solid" draw:fill-color="#dddddd" draw:textarea-horizontal-align="justify" draw:textarea-vertical-align="middle" draw:auto-grow-height="false" fo:min-height="2.75cm" fo:min-width="1.5cm" draw:shadow="visible"/>
    </style:style>
    <style:style style:name="gr8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9" style:family="graphic" style:parent-style-name="objectwithoutfill">
      <style:graphic-properties draw:marker-end="Linienspitzen_20_1" draw:marker-end-width="0.3cm" draw:fill="none" draw:textarea-vertical-align="middle"/>
    </style:style>
    <style:style style:name="gr10" style:family="graphic" style:parent-style-name="objectwithoutfill">
      <style:graphic-properties draw:stroke="none" draw:fill="none" fo:min-height="0.358cm"/>
    </style:style>
    <style:style style:name="gr11" style:family="graphic" style:parent-style-name="objectwithoutfill">
      <style:graphic-properties draw:marker-end="Linienspitzen_20_1" draw:marker-end-width="0.3cm" draw:fill="none" draw:textarea-vertical-align="middle"/>
    </style:style>
    <style:style style:name="gr12" style:family="graphic" style:parent-style-name="objectwithoutfill">
      <style:graphic-properties draw:stroke="dash" draw:stroke-dash="Fine_20_Dashed" draw:marker-end="Linienspitzen_20_1" draw:marker-end-width="0.3cm" draw:fill="none" draw:textarea-vertical-align="middle"/>
    </style:style>
    <style:style style:name="gr13" style:family="graphic" style:parent-style-name="objectwithoutfill">
      <style:graphic-properties draw:stroke="dash" draw:stroke-dash="Fine_20_Dashed" svg:stroke-color="#b2b2b2" draw:marker-end="Linienspitzen_20_1" draw:marker-end-width="0.3cm" draw:fill="none" draw:textarea-vertical-align="middle"/>
    </style:style>
    <style:style style:name="gr14" style:family="graphic" style:parent-style-name="objectwithoutfill">
      <style:graphic-properties draw:stroke="dash" draw:stroke-dash="Fine_20_Dashed" draw:marker-end="Linienspitzen_20_1" draw:marker-end-width="0.3cm" svg:stroke-opacity="25%" draw:fill="none" draw:textarea-vertical-align="middle"/>
    </style:style>
    <style:style style:name="gr15" style:family="graphic" style:parent-style-name="objectwithoutfill">
      <style:graphic-properties draw:stroke="dash" draw:stroke-dash="Fine_20_Dashed" draw:marker-end="Linienspitzen_20_1" draw:marker-end-width="0.3cm" draw:fill="none" draw:textarea-vertical-align="middle"/>
    </style:style>
    <style:style style:name="P1" style:family="paragraph">
      <style:paragraph-properties fo:text-align="center"/>
      <style:text-properties style:text-position="-50% 100%"/>
    </style:style>
    <style:style style:name="P2" style:family="paragraph">
      <style:paragraph-properties fo:text-align="center"/>
      <style:text-properties style:text-position="-50% 100%" fo:font-weight="bold" style:font-weight-asian="bold" style:font-weight-complex="bold"/>
    </style:style>
    <style:style style:name="P3" style:family="paragraph">
      <style:paragraph-properties fo:text-align="center"/>
      <style:text-properties style:text-position="-50% 100%" fo:font-size="9pt" fo:font-weight="bold" style:font-size-asian="18pt" style:font-weight-asian="bold" style:font-size-complex="18pt" style:font-weight-complex="bold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weight="normal" style:font-weight-asian="normal" style:font-weight-complex="normal"/>
    </style:style>
    <style:style style:name="P6" style:family="paragraph">
      <style:paragraph-properties fo:line-height="100%" fo:text-align="center"/>
    </style:style>
    <style:style style:name="P7" style:family="paragraph">
      <style:paragraph-properties fo:line-height="100%" fo:text-align="center"/>
      <style:text-properties fo:font-size="10pt" style:font-size-asian="20pt" style:font-size-complex="20pt"/>
    </style:style>
    <style:style style:name="P8" style:family="paragraph">
      <style:paragraph-properties fo:text-align="center"/>
      <style:text-properties fo:font-size="7pt" style:font-size-asian="7pt" style:font-size-complex="7pt"/>
    </style:style>
    <style:style style:name="P9" style:family="paragraph">
      <style:paragraph-properties fo:text-align="center"/>
      <style:text-properties fo:font-style="italic" style:font-style-asian="italic" style:font-style-complex="italic"/>
    </style:style>
    <style:style style:name="T1" style:family="text">
      <style:text-properties style:text-position="-50% 100%"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23cm" svg:height="13cm" svg:x="0.5cm" svg:y="0.5cm">
          <text:p text:style-name="P1"><text:span text:style-name="T1">Intelligent Transportation and Power Sys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5.5cm" svg:height="11cm" svg:x="1cm" svg:y="1.5cm">
          <text:p text:style-name="P1"><text:span text:style-name="T1">Transportation Sys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5cm" svg:height="11cm" svg:x="8cm" svg:y="1.5cm">
          <text:p text:style-name="P1"><text:span text:style-name="T1">Power Syste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cm" svg:height="1.5cm" svg:x="9.5cm" svg:y="2.5cm">
          <text:p text:style-name="P4">Solar</text:p>
          <text:p text:style-name="P4">Pane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3cm" svg:height="1.5cm" svg:x="9.5cm" svg:y="5cm">
          <text:p text:style-name="P4">Charging<text:line-break/>Stati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9.875cm" svg:y="10.46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875cm" svg:y="10.46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9.875cm" svg:y="8.47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875cm" svg:y="8.47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5.55cm" svg:y="9.90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8.775cm" svg:y="10.85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9.775cm" svg:y="10.85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2.375cm" svg:y="10.36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3.375cm" svg:y="10.36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2.375cm" svg:y="6.38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3.375cm" svg:y="6.38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9.875cm" svg:y="5.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875cm" svg:y="5.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9.875cm" svg:y="4.37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875cm" svg:y="4.3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cm" svg:height="4cm" svg:x="14cm" svg:y="2.5cm">
          <text:p text:style-name="P4">Low</text:p>
          <text:p text:style-name="P4">Voltage</text:p>
          <text:p text:style-name="P4">Ne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14.55cm" svg:y="5.90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5.55cm" svg:y="5.90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2.875cm" svg:y="11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3.875cm" svg:y="11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4.875cm" svg:y="11.37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426cm" svg:y="12.8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3.15cm" svg:y="13.0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.2cm" svg:height="0.5cm" svg:x="10.5cm" svg:y="2.3cm">
          <text:p text:style-name="P4"><text:span text:style-name="T2">Paramet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2.2cm" svg:height="0.5cm" svg:x="10.5cm" svg:y="4.8cm">
          <text:p text:style-name="P4"><text:span text:style-name="T2">Parameters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.2cm" svg:height="0.5cm" svg:x="21.5cm" svg:y="0.3cm">
          <text:p text:style-name="P4"><text:span text:style-name="T2">Parameters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5.45cm" svg:y="11.42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.2cm" svg:height="0.5cm" svg:x="15cm" svg:y="2.3cm">
          <text:p text:style-name="P4"><text:span text:style-name="T2">Paramet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3cm" svg:height="1.5cm" svg:x="9.5cm" svg:y="7.5cm">
          <text:p text:style-name="P4">Power</text:p>
          <text:p text:style-name="P4">Battery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.2cm" svg:height="0.5cm" svg:x="10.5cm" svg:y="7.3cm">
          <text:p text:style-name="P4"><text:span text:style-name="T2">Parameters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cm" svg:height="1.5cm" svg:x="9.5cm" svg:y="10cm">
          <text:p text:style-name="P4">Charging</text:p>
          <text:p text:style-name="P4">Station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.2cm" svg:height="0.5cm" svg:x="10.5cm" svg:y="9.8cm">
          <text:p text:style-name="P4"><text:span text:style-name="T2">Parameters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3cm" svg:height="4cm" svg:x="2cm" svg:y="7.5cm">
          <text:p text:style-name="P4">Car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.2cm" svg:height="0.5cm" svg:x="3cm" svg:y="7.3cm">
          <text:p text:style-name="P4"><text:span text:style-name="T2">Parameters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cm" svg:height="4cm" svg:x="14cm" svg:y="7.5cm">
          <text:p text:style-name="P4">Low</text:p>
          <text:p text:style-name="P4">Voltage</text:p>
          <text:p text:style-name="P4">Ne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2.2cm" svg:height="0.5cm" svg:x="15cm" svg:y="7.3cm">
          <text:p text:style-name="P4"><text:span text:style-name="T2">Paramet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3cm" svg:height="9cm" svg:x="18.5cm" svg:y="2.5cm">
          <text:p text:style-name="P4">Medium</text:p>
          <text:p text:style-name="P4">Voltage</text:p>
          <text:p text:style-name="P4">Ne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2.2cm" svg:height="0.5cm" svg:x="19.5cm" svg:y="2.3cm">
          <text:p text:style-name="P4"><text:span text:style-name="T2">Paramet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2.35cm" svg:y="11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3.35cm" svg:y="11.37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1" draw:id="id1" draw:layer="layout" svg:width="0.25cm" svg:height="0.25cm" svg:x="2.85cm" svg:y="11.37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3" draw:id="id3" draw:layer="layout" svg:width="0.25cm" svg:height="0.25cm" svg:x="3.85cm" svg:y="11.3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2" draw:id="id2" draw:layer="layout" svg:width="0.25cm" svg:height="0.25cm" svg:x="2.85cm" svg:y="12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4" draw:id="id4" draw:layer="layout" svg:width="0.25cm" svg:height="0.25cm" svg:x="3.85cm" svg:y="12.177cm">
          <text:p/>
          <draw:enhanced-geometry svg:viewBox="0 0 21600 21600" draw:type="rectangle" draw:enhanced-path="M 0 0 L 21600 0 21600 21600 0 21600 0 0 Z N"/>
        </draw:custom-shape>
        <draw:connector draw:style-name="gr9" draw:text-style-name="P4" draw:layer="layout" draw:type="line" svg:x1="2.975cm" svg:y1="11.627cm" svg:x2="2.975cm" svg:y2="12.177cm" draw:start-shape="id1" draw:start-glue-point="2" draw:end-shape="id2" draw:end-glue-point="0" svg:d="m2975 11627v550" svg:viewBox="0 0 1 551">
          <text:p/>
        </draw:connector>
        <draw:connector draw:style-name="gr9" draw:text-style-name="P4" draw:layer="layout" draw:type="line" svg:x1="3.975cm" svg:y1="11.627cm" svg:x2="3.975cm" svg:y2="12.177cm" draw:start-shape="id3" draw:start-glue-point="2" draw:end-shape="id4" draw:end-glue-point="0" svg:d="m3975 11627v550" svg:viewBox="0 0 1 551">
          <text:p/>
        </draw:connector>
        <draw:custom-shape draw:style-name="gr5" draw:text-style-name="P4" draw:layer="layout" svg:width="0.25cm" svg:height="0.25cm" svg:x="2.876cm" svg:y="11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3.876cm" svg:y="11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3.351cm" svg:y="11.37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2.851cm" svg:y="11.37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3.851cm" svg:y="11.3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2.851cm" svg:y="12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3.851cm" svg:y="12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2.375cm" svg:y="5.34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3.375cm" svg:y="5.34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2.875cm" svg:y="6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3.875cm" svg:y="6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2.35cm" svg:y="6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3.35cm" svg:y="6.37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2.85cm" svg:y="7.3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2.876cm" svg:y="6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3.876cm" svg:y="6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3.351cm" svg:y="6.371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1.158cm" svg:height="0.608cm" svg:x="3.4cm" svg:y="11.492cm">
          <draw:text-box>
            <text:p text:style-name="P6">Cost</text:p>
          </draw:text-box>
        </draw:frame>
        <draw:frame draw:style-name="gr10" draw:text-style-name="P4" draw:layer="layout" svg:width="1.188cm" svg:height="0.608cm" svg:x="2.4cm" svg:y="11.492cm">
          <draw:text-box>
            <text:p text:style-name="P4">Valid</text:p>
          </draw:text-box>
        </draw:frame>
        <draw:custom-shape draw:style-name="gr5" draw:text-style-name="P4" draw:layer="layout" svg:width="0.25cm" svg:height="0.25cm" svg:x="2.375cm" svg:y="10.36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3.375cm" svg:y="10.36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2.875cm" svg:y="11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3.875cm" svg:y="11.37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3cm" svg:height="4cm" svg:x="2cm" svg:y="7.5cm">
          <text:p text:style-name="P4">Car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.2cm" svg:height="0.5cm" svg:x="3cm" svg:y="7.3cm">
          <text:p text:style-name="P4"><text:span text:style-name="T2">Parameters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2.35cm" svg:y="11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3.35cm" svg:y="11.37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2.85cm" svg:y="11.37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3.85cm" svg:y="11.3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2.85cm" svg:y="12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3.85cm" svg:y="12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2.876cm" svg:y="11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3.876cm" svg:y="11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3.351cm" svg:y="11.37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2.851cm" svg:y="11.37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3.851cm" svg:y="11.3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2.851cm" svg:y="12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3.851cm" svg:y="12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2.85cm" svg:y="7.3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2.375cm" svg:y="5.34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3.375cm" svg:y="5.34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2.875cm" svg:y="6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3.875cm" svg:y="6.37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3cm" svg:height="4cm" svg:x="2cm" svg:y="2.5cm">
          <text:p text:style-name="P4">Car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.2cm" svg:height="0.5cm" svg:x="3cm" svg:y="2.3cm">
          <text:p text:style-name="P4"><text:span text:style-name="T2">Parameters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2.35cm" svg:y="6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3.35cm" svg:y="6.37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5" draw:id="id5" draw:layer="layout" svg:width="0.25cm" svg:height="0.25cm" svg:x="2.85cm" svg:y="6.37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7" draw:id="id7" draw:layer="layout" svg:width="0.25cm" svg:height="0.25cm" svg:x="3.85cm" svg:y="6.3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6" draw:id="id6" draw:layer="layout" svg:width="0.25cm" svg:height="0.25cm" svg:x="2.85cm" svg:y="7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8" draw:id="id8" draw:layer="layout" svg:width="0.25cm" svg:height="0.25cm" svg:x="3.85cm" svg:y="7.177cm">
          <text:p/>
          <draw:enhanced-geometry svg:viewBox="0 0 21600 21600" draw:type="rectangle" draw:enhanced-path="M 0 0 L 21600 0 21600 21600 0 21600 0 0 Z N"/>
        </draw:custom-shape>
        <draw:connector draw:style-name="gr9" draw:text-style-name="P4" draw:layer="layout" draw:type="line" svg:x1="2.975cm" svg:y1="6.627cm" svg:x2="2.975cm" svg:y2="7.177cm" draw:start-shape="id5" draw:start-glue-point="2" draw:end-shape="id6" draw:end-glue-point="0" svg:d="m2975 6627v550" svg:viewBox="0 0 1 551">
          <text:p/>
        </draw:connector>
        <draw:connector draw:style-name="gr9" draw:text-style-name="P4" draw:layer="layout" draw:type="line" svg:x1="3.975cm" svg:y1="6.627cm" svg:x2="3.975cm" svg:y2="7.177cm" draw:start-shape="id7" draw:start-glue-point="2" draw:end-shape="id8" draw:end-glue-point="0" svg:d="m3975 6627v550" svg:viewBox="0 0 1 551">
          <text:p/>
        </draw:connector>
        <draw:custom-shape draw:style-name="gr5" draw:text-style-name="P4" draw:layer="layout" svg:width="0.25cm" svg:height="0.25cm" svg:x="2.876cm" svg:y="6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3.876cm" svg:y="6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3.351cm" svg:y="6.37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9" draw:id="id9" draw:layer="layout" svg:width="0.25cm" svg:height="0.25cm" svg:x="2.851cm" svg:y="6.37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11" draw:id="id11" draw:layer="layout" svg:width="0.25cm" svg:height="0.25cm" svg:x="3.851cm" svg:y="6.3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10" draw:id="id10" draw:layer="layout" svg:width="0.25cm" svg:height="0.25cm" svg:x="2.851cm" svg:y="7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12" draw:id="id12" draw:layer="layout" svg:width="0.25cm" svg:height="0.25cm" svg:x="3.851cm" svg:y="7.177cm">
          <text:p/>
          <draw:enhanced-geometry svg:viewBox="0 0 21600 21600" draw:type="rectangle" draw:enhanced-path="M 0 0 L 21600 0 21600 21600 0 21600 0 0 Z N"/>
        </draw:custom-shape>
        <draw:connector draw:style-name="gr9" draw:text-style-name="P4" draw:layer="layout" draw:type="line" svg:x1="2.976cm" svg:y1="6.627cm" svg:x2="2.976cm" svg:y2="7.177cm" draw:start-shape="id9" draw:start-glue-point="2" draw:end-shape="id10" draw:end-glue-point="0" svg:d="m2976 6627v550" svg:viewBox="0 0 1 551">
          <text:p/>
        </draw:connector>
        <draw:connector draw:style-name="gr9" draw:text-style-name="P7" draw:layer="layout" draw:type="line" svg:x1="3.976cm" svg:y1="6.627cm" svg:x2="3.976cm" svg:y2="7.177cm" draw:start-shape="id11" draw:start-glue-point="2" draw:end-shape="id12" draw:end-glue-point="0" svg:d="m3976 6627v550" svg:viewBox="0 0 1 551">
          <text:p/>
        </draw:connector>
        <draw:custom-shape draw:style-name="gr5" draw:text-style-name="P4" draw:layer="layout" svg:width="0.25cm" svg:height="0.25cm" svg:x="2.85cm" svg:y="2.377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1.158cm" svg:height="0.608cm" svg:x="3.4cm" svg:y="6.492cm">
          <draw:text-box>
            <text:p text:style-name="P6">Cost</text:p>
          </draw:text-box>
        </draw:frame>
        <draw:frame draw:style-name="gr10" draw:text-style-name="P4" draw:layer="layout" svg:width="1.188cm" svg:height="0.608cm" svg:x="2.4cm" svg:y="6.492cm">
          <draw:text-box>
            <text:p text:style-name="P4">Valid</text:p>
          </draw:text-box>
        </draw:frame>
        <draw:custom-shape draw:style-name="gr5" draw:text-style-name="P4" draw:layer="layout" svg:width="0.25cm" svg:height="0.25cm" svg:x="2.375cm" svg:y="5.34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3.375cm" svg:y="5.34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2.875cm" svg:y="6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3.875cm" svg:y="6.37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3cm" svg:height="4cm" svg:x="2cm" svg:y="2.5cm">
          <text:p text:style-name="P4">Car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.2cm" svg:height="0.5cm" svg:x="3cm" svg:y="2.3cm">
          <text:p text:style-name="P4"><text:span text:style-name="T2">Parameters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2.35cm" svg:y="6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3.35cm" svg:y="6.37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13" draw:id="id13" draw:layer="layout" svg:width="0.25cm" svg:height="0.25cm" svg:x="2.85cm" svg:y="6.37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15" draw:id="id15" draw:layer="layout" svg:width="0.25cm" svg:height="0.25cm" svg:x="3.85cm" svg:y="6.3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14" draw:id="id14" draw:layer="layout" svg:width="0.25cm" svg:height="0.25cm" svg:x="2.85cm" svg:y="7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16" draw:id="id16" draw:layer="layout" svg:width="0.25cm" svg:height="0.25cm" svg:x="3.85cm" svg:y="7.177cm">
          <text:p/>
          <draw:enhanced-geometry svg:viewBox="0 0 21600 21600" draw:type="rectangle" draw:enhanced-path="M 0 0 L 21600 0 21600 21600 0 21600 0 0 Z N"/>
        </draw:custom-shape>
        <draw:connector draw:style-name="gr9" draw:text-style-name="P4" draw:layer="layout" draw:type="line" svg:x1="2.975cm" svg:y1="6.627cm" svg:x2="2.975cm" svg:y2="7.177cm" draw:start-shape="id13" draw:start-glue-point="2" draw:end-shape="id14" draw:end-glue-point="0" svg:d="m2975 6627v550" svg:viewBox="0 0 1 551">
          <text:p/>
        </draw:connector>
        <draw:connector draw:style-name="gr9" draw:text-style-name="P4" draw:layer="layout" draw:type="line" svg:x1="3.975cm" svg:y1="6.627cm" svg:x2="3.975cm" svg:y2="7.177cm" draw:start-shape="id15" draw:start-glue-point="2" draw:end-shape="id16" draw:end-glue-point="0" svg:d="m3975 6627v550" svg:viewBox="0 0 1 551">
          <text:p/>
        </draw:connector>
        <draw:custom-shape draw:style-name="gr5" draw:text-style-name="P4" draw:layer="layout" svg:width="0.25cm" svg:height="0.25cm" svg:x="2.876cm" svg:y="6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3.876cm" svg:y="6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3.351cm" svg:y="6.37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17" draw:id="id17" draw:layer="layout" svg:width="0.25cm" svg:height="0.25cm" svg:x="2.851cm" svg:y="6.37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19" draw:id="id19" draw:layer="layout" svg:width="0.25cm" svg:height="0.25cm" svg:x="3.851cm" svg:y="6.3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18" draw:id="id18" draw:layer="layout" svg:width="0.25cm" svg:height="0.25cm" svg:x="2.851cm" svg:y="7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20" draw:id="id20" draw:layer="layout" svg:width="0.25cm" svg:height="0.25cm" svg:x="3.851cm" svg:y="7.177cm">
          <text:p/>
          <draw:enhanced-geometry svg:viewBox="0 0 21600 21600" draw:type="rectangle" draw:enhanced-path="M 0 0 L 21600 0 21600 21600 0 21600 0 0 Z N"/>
        </draw:custom-shape>
        <draw:connector draw:style-name="gr9" draw:text-style-name="P4" draw:layer="layout" draw:type="line" svg:x1="2.976cm" svg:y1="6.627cm" svg:x2="2.976cm" svg:y2="7.177cm" draw:start-shape="id17" draw:start-glue-point="2" draw:end-shape="id18" draw:end-glue-point="0" svg:d="m2976 6627v550" svg:viewBox="0 0 1 551">
          <text:p/>
        </draw:connector>
        <draw:connector draw:style-name="gr9" draw:text-style-name="P7" draw:layer="layout" draw:type="line" svg:x1="3.976cm" svg:y1="6.627cm" svg:x2="3.976cm" svg:y2="7.177cm" draw:start-shape="id19" draw:start-glue-point="2" draw:end-shape="id20" draw:end-glue-point="0" svg:d="m3976 6627v550" svg:viewBox="0 0 1 551">
          <text:p/>
        </draw:connector>
        <draw:custom-shape draw:style-name="gr5" draw:text-style-name="P4" draw:layer="layout" svg:width="0.25cm" svg:height="0.25cm" svg:x="2.85cm" svg:y="2.3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2.875cm" svg:y="11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3.875cm" svg:y="11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3.35cm" svg:y="11.37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2.85cm" svg:y="11.37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3.85cm" svg:y="11.3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2.85cm" svg:y="12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3.85cm" svg:y="12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2.876cm" svg:y="11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3.876cm" svg:y="11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3.351cm" svg:y="11.37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2.851cm" svg:y="11.37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3.851cm" svg:y="11.3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2.851cm" svg:y="12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3.851cm" svg:y="12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2.875cm" svg:y="11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3.875cm" svg:y="11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3.35cm" svg:y="11.37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2.85cm" svg:y="11.37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3.85cm" svg:y="11.3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2.85cm" svg:y="12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3.85cm" svg:y="12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2.876cm" svg:y="11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3.876cm" svg:y="11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3.351cm" svg:y="11.37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2.851cm" svg:y="11.37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3.851cm" svg:y="11.3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2.851cm" svg:y="12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3.851cm" svg:y="12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2.875cm" svg:y="11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3.875cm" svg:y="11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3.35cm" svg:y="11.37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2.85cm" svg:y="11.37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3.85cm" svg:y="11.3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2.85cm" svg:y="12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3.85cm" svg:y="12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2.876cm" svg:y="11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3.876cm" svg:y="11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3.351cm" svg:y="11.37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2.851cm" svg:y="11.37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3.851cm" svg:y="11.3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2.851cm" svg:y="12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3.851cm" svg:y="12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2.875cm" svg:y="11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3.875cm" svg:y="11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3.35cm" svg:y="11.37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2.85cm" svg:y="11.37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3.85cm" svg:y="11.3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2.85cm" svg:y="12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3.85cm" svg:y="12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2.876cm" svg:y="11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3.876cm" svg:y="11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3.351cm" svg:y="11.37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2.851cm" svg:y="11.37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3.851cm" svg:y="11.3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2.851cm" svg:y="12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3.851cm" svg:y="12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2.875cm" svg:y="11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3.875cm" svg:y="11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3.35cm" svg:y="11.37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2.85cm" svg:y="11.37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3.85cm" svg:y="11.3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2.85cm" svg:y="12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3.85cm" svg:y="12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2.876cm" svg:y="11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3.876cm" svg:y="11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3.351cm" svg:y="11.37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2.851cm" svg:y="11.37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3.851cm" svg:y="11.3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2.851cm" svg:y="12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3.851cm" svg:y="12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2.875cm" svg:y="11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3.875cm" svg:y="11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3.35cm" svg:y="11.37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2.85cm" svg:y="11.37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3.85cm" svg:y="11.3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2.85cm" svg:y="12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3.85cm" svg:y="12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2.876cm" svg:y="11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3.876cm" svg:y="11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3.351cm" svg:y="11.37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2.851cm" svg:y="11.37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3.851cm" svg:y="11.3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2.851cm" svg:y="12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3.851cm" svg:y="12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401cm" svg:y="11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401cm" svg:y="11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9.876cm" svg:y="11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876cm" svg:y="11.37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21" draw:id="id21" draw:layer="layout" svg:width="0.25cm" svg:height="0.25cm" svg:x="10.376cm" svg:y="11.37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23" draw:id="id23" draw:layer="layout" svg:width="0.25cm" svg:height="0.25cm" svg:x="11.376cm" svg:y="11.3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22" draw:id="id22" draw:layer="layout" svg:width="0.25cm" svg:height="0.25cm" svg:x="10.376cm" svg:y="12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24" draw:id="id24" draw:layer="layout" svg:width="0.25cm" svg:height="0.25cm" svg:x="11.376cm" svg:y="12.177cm">
          <text:p/>
          <draw:enhanced-geometry svg:viewBox="0 0 21600 21600" draw:type="rectangle" draw:enhanced-path="M 0 0 L 21600 0 21600 21600 0 21600 0 0 Z N"/>
        </draw:custom-shape>
        <draw:connector draw:style-name="gr9" draw:text-style-name="P4" draw:layer="layout" draw:type="line" svg:x1="10.501cm" svg:y1="11.627cm" svg:x2="10.501cm" svg:y2="12.177cm" draw:start-shape="id21" draw:start-glue-point="2" draw:end-shape="id22" draw:end-glue-point="0" svg:d="m10501 11627v550" svg:viewBox="0 0 1 551">
          <text:p/>
        </draw:connector>
        <draw:connector draw:style-name="gr9" draw:text-style-name="P4" draw:layer="layout" draw:type="line" svg:x1="11.501cm" svg:y1="11.627cm" svg:x2="11.501cm" svg:y2="12.177cm" draw:start-shape="id23" draw:start-glue-point="2" draw:end-shape="id24" draw:end-glue-point="0" svg:d="m11501 11627v550" svg:viewBox="0 0 1 551">
          <text:p/>
        </draw:connector>
        <draw:custom-shape draw:style-name="gr5" draw:text-style-name="P4" draw:layer="layout" svg:width="0.25cm" svg:height="0.25cm" svg:x="10.402cm" svg:y="11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402cm" svg:y="11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877cm" svg:y="11.37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10.377cm" svg:y="11.37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11.377cm" svg:y="11.3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377cm" svg:y="12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377cm" svg:y="12.177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1.158cm" svg:height="0.608cm" svg:x="10.926cm" svg:y="11.492cm">
          <draw:text-box>
            <text:p text:style-name="P6">Cost</text:p>
          </draw:text-box>
        </draw:frame>
        <draw:frame draw:style-name="gr10" draw:text-style-name="P4" draw:layer="layout" svg:width="1.188cm" svg:height="0.608cm" svg:x="9.926cm" svg:y="11.492cm">
          <draw:text-box>
            <text:p text:style-name="P4">Valid</text:p>
          </draw:text-box>
        </draw:frame>
        <draw:custom-shape draw:style-name="gr5" draw:text-style-name="P4" draw:layer="layout" svg:width="0.25cm" svg:height="0.25cm" svg:x="10.401cm" svg:y="11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401cm" svg:y="11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9.876cm" svg:y="11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876cm" svg:y="11.37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10.376cm" svg:y="11.37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11.376cm" svg:y="11.3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376cm" svg:y="12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376cm" svg:y="12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402cm" svg:y="11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402cm" svg:y="11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877cm" svg:y="11.37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10.377cm" svg:y="11.37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11.377cm" svg:y="11.3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377cm" svg:y="12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377cm" svg:y="12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401cm" svg:y="11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401cm" svg:y="11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876cm" svg:y="11.37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10.376cm" svg:y="11.37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11.376cm" svg:y="11.3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376cm" svg:y="12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376cm" svg:y="12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402cm" svg:y="11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402cm" svg:y="11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877cm" svg:y="11.37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10.377cm" svg:y="11.37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11.377cm" svg:y="11.3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377cm" svg:y="12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377cm" svg:y="12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401cm" svg:y="11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401cm" svg:y="11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876cm" svg:y="11.37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10.376cm" svg:y="11.37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11.376cm" svg:y="11.3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376cm" svg:y="12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376cm" svg:y="12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402cm" svg:y="11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402cm" svg:y="11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877cm" svg:y="11.37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10.377cm" svg:y="11.37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11.377cm" svg:y="11.3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377cm" svg:y="12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377cm" svg:y="12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401cm" svg:y="11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401cm" svg:y="11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876cm" svg:y="11.37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10.376cm" svg:y="11.37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11.376cm" svg:y="11.3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376cm" svg:y="12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376cm" svg:y="12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402cm" svg:y="11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402cm" svg:y="11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877cm" svg:y="11.37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10.377cm" svg:y="11.37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11.377cm" svg:y="11.3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377cm" svg:y="12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377cm" svg:y="12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401cm" svg:y="11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401cm" svg:y="11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876cm" svg:y="11.37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10.376cm" svg:y="11.37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11.376cm" svg:y="11.3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376cm" svg:y="12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376cm" svg:y="12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402cm" svg:y="11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402cm" svg:y="11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877cm" svg:y="11.37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10.377cm" svg:y="11.37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11.377cm" svg:y="11.3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377cm" svg:y="12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377cm" svg:y="12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401cm" svg:y="11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401cm" svg:y="11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876cm" svg:y="11.37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10.376cm" svg:y="11.37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11.376cm" svg:y="11.3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376cm" svg:y="12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376cm" svg:y="12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402cm" svg:y="11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402cm" svg:y="11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877cm" svg:y="11.37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10.377cm" svg:y="11.37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11.377cm" svg:y="11.3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377cm" svg:y="12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377cm" svg:y="12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401cm" svg:y="11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401cm" svg:y="11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876cm" svg:y="11.37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10.376cm" svg:y="11.37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11.376cm" svg:y="11.3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376cm" svg:y="12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376cm" svg:y="12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402cm" svg:y="11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402cm" svg:y="11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877cm" svg:y="11.37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10.377cm" svg:y="11.37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11.377cm" svg:y="11.3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377cm" svg:y="12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377cm" svg:y="12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426cm" svg:y="12.85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3.15cm" svg:y="13.05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401cm" svg:y="11.37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401cm" svg:y="11.37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876cm" svg:y="11.37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10.376cm" svg:y="11.37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11.376cm" svg:y="11.37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376cm" svg:y="12.17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376cm" svg:y="12.17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402cm" svg:y="11.37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402cm" svg:y="11.37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877cm" svg:y="11.37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10.377cm" svg:y="11.37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11.377cm" svg:y="11.37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377cm" svg:y="12.17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377cm" svg:y="12.17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401cm" svg:y="11.37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401cm" svg:y="11.37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876cm" svg:y="11.37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10.376cm" svg:y="11.37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11.376cm" svg:y="11.37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376cm" svg:y="12.17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376cm" svg:y="12.17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402cm" svg:y="11.37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402cm" svg:y="11.37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877cm" svg:y="11.37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10.377cm" svg:y="11.37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11.377cm" svg:y="11.37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377cm" svg:y="12.17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377cm" svg:y="12.17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401cm" svg:y="11.37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401cm" svg:y="11.37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876cm" svg:y="11.37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10.376cm" svg:y="11.37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11.376cm" svg:y="11.37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376cm" svg:y="12.17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376cm" svg:y="12.17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402cm" svg:y="11.37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402cm" svg:y="11.37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877cm" svg:y="11.37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10.377cm" svg:y="11.37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11.377cm" svg:y="11.37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377cm" svg:y="12.17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377cm" svg:y="12.17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401cm" svg:y="11.37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401cm" svg:y="11.37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876cm" svg:y="11.37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10.376cm" svg:y="11.37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11.376cm" svg:y="11.37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376cm" svg:y="12.17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376cm" svg:y="12.17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402cm" svg:y="11.37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402cm" svg:y="11.37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877cm" svg:y="11.37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10.377cm" svg:y="11.37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11.377cm" svg:y="11.37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377cm" svg:y="12.17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377cm" svg:y="12.17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401cm" svg:y="11.37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401cm" svg:y="11.37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876cm" svg:y="11.37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10.376cm" svg:y="11.37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11.376cm" svg:y="11.37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376cm" svg:y="12.17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376cm" svg:y="12.17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402cm" svg:y="11.37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402cm" svg:y="11.37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877cm" svg:y="11.37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10.377cm" svg:y="11.37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11.377cm" svg:y="11.37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377cm" svg:y="12.17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377cm" svg:y="12.17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401cm" svg:y="11.37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401cm" svg:y="11.37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876cm" svg:y="11.37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10.376cm" svg:y="11.37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11.376cm" svg:y="11.37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376cm" svg:y="12.17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376cm" svg:y="12.17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402cm" svg:y="11.37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402cm" svg:y="11.37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877cm" svg:y="11.37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10.377cm" svg:y="11.37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11.377cm" svg:y="11.37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377cm" svg:y="12.17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377cm" svg:y="12.17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401cm" svg:y="11.37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401cm" svg:y="11.37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876cm" svg:y="11.37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10.376cm" svg:y="11.37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11.376cm" svg:y="11.37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376cm" svg:y="12.17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376cm" svg:y="12.17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402cm" svg:y="11.37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402cm" svg:y="11.37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877cm" svg:y="11.37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10.377cm" svg:y="11.37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11.377cm" svg:y="11.37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377cm" svg:y="12.17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377cm" svg:y="12.17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401cm" svg:y="11.37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401cm" svg:y="11.37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876cm" svg:y="11.37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10.376cm" svg:y="11.37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11.376cm" svg:y="11.37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376cm" svg:y="12.17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376cm" svg:y="12.17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402cm" svg:y="11.37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402cm" svg:y="11.37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877cm" svg:y="11.37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10.377cm" svg:y="11.37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11.377cm" svg:y="11.37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377cm" svg:y="12.17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377cm" svg:y="12.17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626cm" svg:y="10.34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2.126cm" svg:y="10.54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401cm" svg:y="8.87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401cm" svg:y="8.87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9.876cm" svg:y="8.87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876cm" svg:y="8.8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25" draw:id="id25" draw:layer="layout" svg:width="0.25cm" svg:height="0.25cm" svg:x="10.376cm" svg:y="8.87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27" draw:id="id27" draw:layer="layout" svg:width="0.25cm" svg:height="0.25cm" svg:x="11.376cm" svg:y="8.87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26" draw:id="id26" draw:layer="layout" svg:width="0.25cm" svg:height="0.25cm" svg:x="10.376cm" svg:y="9.67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28" draw:id="id28" draw:layer="layout" svg:width="0.25cm" svg:height="0.25cm" svg:x="11.376cm" svg:y="9.676cm">
          <text:p/>
          <draw:enhanced-geometry svg:viewBox="0 0 21600 21600" draw:type="rectangle" draw:enhanced-path="M 0 0 L 21600 0 21600 21600 0 21600 0 0 Z N"/>
        </draw:custom-shape>
        <draw:connector draw:style-name="gr9" draw:text-style-name="P4" draw:layer="layout" draw:type="line" svg:x1="10.501cm" svg:y1="9.126cm" svg:x2="10.501cm" svg:y2="9.676cm" draw:start-shape="id25" draw:start-glue-point="2" draw:end-shape="id26" draw:end-glue-point="0" svg:d="m10501 9126v550" svg:viewBox="0 0 1 551">
          <text:p/>
        </draw:connector>
        <draw:connector draw:style-name="gr9" draw:text-style-name="P4" draw:layer="layout" draw:type="line" svg:x1="11.501cm" svg:y1="9.126cm" svg:x2="11.501cm" svg:y2="9.676cm" draw:start-shape="id27" draw:start-glue-point="2" draw:end-shape="id28" draw:end-glue-point="0" svg:d="m11501 9126v550" svg:viewBox="0 0 1 551">
          <text:p/>
        </draw:connector>
        <draw:custom-shape draw:style-name="gr5" draw:text-style-name="P4" draw:layer="layout" svg:width="0.25cm" svg:height="0.25cm" svg:x="10.402cm" svg:y="8.87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402cm" svg:y="8.87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877cm" svg:y="8.8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29" draw:id="id29" draw:layer="layout" svg:width="0.25cm" svg:height="0.25cm" svg:x="10.377cm" svg:y="8.87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31" draw:id="id31" draw:layer="layout" svg:width="0.25cm" svg:height="0.25cm" svg:x="11.377cm" svg:y="8.87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30" draw:id="id30" draw:layer="layout" svg:width="0.25cm" svg:height="0.25cm" svg:x="10.377cm" svg:y="9.67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32" draw:id="id32" draw:layer="layout" svg:width="0.25cm" svg:height="0.25cm" svg:x="11.377cm" svg:y="9.676cm">
          <text:p/>
          <draw:enhanced-geometry svg:viewBox="0 0 21600 21600" draw:type="rectangle" draw:enhanced-path="M 0 0 L 21600 0 21600 21600 0 21600 0 0 Z N"/>
        </draw:custom-shape>
        <draw:connector draw:style-name="gr9" draw:text-style-name="P4" draw:layer="layout" draw:type="line" svg:x1="10.502cm" svg:y1="9.126cm" svg:x2="10.502cm" svg:y2="9.676cm" draw:start-shape="id29" draw:start-glue-point="2" draw:end-shape="id30" draw:end-glue-point="0" svg:d="m10502 9126v550" svg:viewBox="0 0 1 551">
          <text:p/>
        </draw:connector>
        <draw:connector draw:style-name="gr9" draw:text-style-name="P7" draw:layer="layout" draw:type="line" svg:x1="11.502cm" svg:y1="9.126cm" svg:x2="11.502cm" svg:y2="9.676cm" draw:start-shape="id31" draw:start-glue-point="2" draw:end-shape="id32" draw:end-glue-point="0" svg:d="m11502 9126v550" svg:viewBox="0 0 1 551">
          <text:p/>
        </draw:connector>
        <draw:frame draw:style-name="gr10" draw:text-style-name="P6" draw:layer="layout" svg:width="1.158cm" svg:height="0.608cm" svg:x="10.926cm" svg:y="8.991cm">
          <draw:text-box>
            <text:p text:style-name="P6">Cost</text:p>
          </draw:text-box>
        </draw:frame>
        <draw:frame draw:style-name="gr10" draw:text-style-name="P4" draw:layer="layout" svg:width="1.188cm" svg:height="0.608cm" svg:x="9.926cm" svg:y="8.991cm">
          <draw:text-box>
            <text:p text:style-name="P4">Valid</text:p>
          </draw:text-box>
        </draw:frame>
        <draw:custom-shape draw:style-name="gr5" draw:text-style-name="P4" draw:layer="layout" svg:width="0.25cm" svg:height="0.25cm" svg:x="10.401cm" svg:y="8.87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401cm" svg:y="8.87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9.876cm" svg:y="8.87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876cm" svg:y="8.8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33" draw:id="id33" draw:layer="layout" svg:width="0.25cm" svg:height="0.25cm" svg:x="10.376cm" svg:y="8.87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35" draw:id="id35" draw:layer="layout" svg:width="0.25cm" svg:height="0.25cm" svg:x="11.376cm" svg:y="8.87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34" draw:id="id34" draw:layer="layout" svg:width="0.25cm" svg:height="0.25cm" svg:x="10.376cm" svg:y="9.67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36" draw:id="id36" draw:layer="layout" svg:width="0.25cm" svg:height="0.25cm" svg:x="11.376cm" svg:y="9.676cm">
          <text:p/>
          <draw:enhanced-geometry svg:viewBox="0 0 21600 21600" draw:type="rectangle" draw:enhanced-path="M 0 0 L 21600 0 21600 21600 0 21600 0 0 Z N"/>
        </draw:custom-shape>
        <draw:connector draw:style-name="gr9" draw:text-style-name="P4" draw:layer="layout" draw:type="line" svg:x1="10.501cm" svg:y1="9.126cm" svg:x2="10.501cm" svg:y2="9.676cm" draw:start-shape="id33" draw:start-glue-point="2" draw:end-shape="id34" draw:end-glue-point="0" svg:d="m10501 9126v550" svg:viewBox="0 0 1 551">
          <text:p/>
        </draw:connector>
        <draw:connector draw:style-name="gr9" draw:text-style-name="P4" draw:layer="layout" draw:type="line" svg:x1="11.501cm" svg:y1="9.126cm" svg:x2="11.501cm" svg:y2="9.676cm" draw:start-shape="id35" draw:start-glue-point="2" draw:end-shape="id36" draw:end-glue-point="0" svg:d="m11501 9126v550" svg:viewBox="0 0 1 551">
          <text:p/>
        </draw:connector>
        <draw:custom-shape draw:style-name="gr5" draw:text-style-name="P4" draw:layer="layout" svg:width="0.25cm" svg:height="0.25cm" svg:x="10.402cm" svg:y="8.87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402cm" svg:y="8.87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877cm" svg:y="8.8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37" draw:id="id37" draw:layer="layout" svg:width="0.25cm" svg:height="0.25cm" svg:x="10.377cm" svg:y="8.87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39" draw:id="id39" draw:layer="layout" svg:width="0.25cm" svg:height="0.25cm" svg:x="11.377cm" svg:y="8.87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38" draw:id="id38" draw:layer="layout" svg:width="0.25cm" svg:height="0.25cm" svg:x="10.377cm" svg:y="9.67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40" draw:id="id40" draw:layer="layout" svg:width="0.25cm" svg:height="0.25cm" svg:x="11.377cm" svg:y="9.676cm">
          <text:p/>
          <draw:enhanced-geometry svg:viewBox="0 0 21600 21600" draw:type="rectangle" draw:enhanced-path="M 0 0 L 21600 0 21600 21600 0 21600 0 0 Z N"/>
        </draw:custom-shape>
        <draw:connector draw:style-name="gr9" draw:text-style-name="P4" draw:layer="layout" draw:type="line" svg:x1="10.502cm" svg:y1="9.126cm" svg:x2="10.502cm" svg:y2="9.676cm" draw:start-shape="id37" draw:start-glue-point="2" draw:end-shape="id38" draw:end-glue-point="0" svg:d="m10502 9126v550" svg:viewBox="0 0 1 551">
          <text:p/>
        </draw:connector>
        <draw:connector draw:style-name="gr9" draw:text-style-name="P7" draw:layer="layout" draw:type="line" svg:x1="11.502cm" svg:y1="9.126cm" svg:x2="11.502cm" svg:y2="9.676cm" draw:start-shape="id39" draw:start-glue-point="2" draw:end-shape="id40" draw:end-glue-point="0" svg:d="m11502 9126v550" svg:viewBox="0 0 1 551">
          <text:p/>
        </draw:connector>
        <draw:custom-shape draw:style-name="gr5" draw:text-style-name="P4" draw:layer="layout" svg:width="0.25cm" svg:height="0.25cm" svg:x="10.401cm" svg:y="8.87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401cm" svg:y="8.87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876cm" svg:y="8.8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41" draw:id="id41" draw:layer="layout" svg:width="0.25cm" svg:height="0.25cm" svg:x="10.376cm" svg:y="8.87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43" draw:id="id43" draw:layer="layout" svg:width="0.25cm" svg:height="0.25cm" svg:x="11.376cm" svg:y="8.87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42" draw:id="id42" draw:layer="layout" svg:width="0.25cm" svg:height="0.25cm" svg:x="10.376cm" svg:y="9.67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44" draw:id="id44" draw:layer="layout" svg:width="0.25cm" svg:height="0.25cm" svg:x="11.376cm" svg:y="9.676cm">
          <text:p/>
          <draw:enhanced-geometry svg:viewBox="0 0 21600 21600" draw:type="rectangle" draw:enhanced-path="M 0 0 L 21600 0 21600 21600 0 21600 0 0 Z N"/>
        </draw:custom-shape>
        <draw:connector draw:style-name="gr9" draw:text-style-name="P4" draw:layer="layout" draw:type="line" svg:x1="10.501cm" svg:y1="9.126cm" svg:x2="10.501cm" svg:y2="9.676cm" draw:start-shape="id41" draw:start-glue-point="2" draw:end-shape="id42" draw:end-glue-point="0" svg:d="m10501 9126v550" svg:viewBox="0 0 1 551">
          <text:p/>
        </draw:connector>
        <draw:connector draw:style-name="gr9" draw:text-style-name="P4" draw:layer="layout" draw:type="line" svg:x1="11.501cm" svg:y1="9.126cm" svg:x2="11.501cm" svg:y2="9.676cm" draw:start-shape="id43" draw:start-glue-point="2" draw:end-shape="id44" draw:end-glue-point="0" svg:d="m11501 9126v550" svg:viewBox="0 0 1 551">
          <text:p/>
        </draw:connector>
        <draw:custom-shape draw:style-name="gr5" draw:text-style-name="P4" draw:layer="layout" svg:width="0.25cm" svg:height="0.25cm" svg:x="10.402cm" svg:y="8.87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402cm" svg:y="8.87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877cm" svg:y="8.8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45" draw:id="id45" draw:layer="layout" svg:width="0.25cm" svg:height="0.25cm" svg:x="10.377cm" svg:y="8.87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47" draw:id="id47" draw:layer="layout" svg:width="0.25cm" svg:height="0.25cm" svg:x="11.377cm" svg:y="8.87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46" draw:id="id46" draw:layer="layout" svg:width="0.25cm" svg:height="0.25cm" svg:x="10.377cm" svg:y="9.67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48" draw:id="id48" draw:layer="layout" svg:width="0.25cm" svg:height="0.25cm" svg:x="11.377cm" svg:y="9.676cm">
          <text:p/>
          <draw:enhanced-geometry svg:viewBox="0 0 21600 21600" draw:type="rectangle" draw:enhanced-path="M 0 0 L 21600 0 21600 21600 0 21600 0 0 Z N"/>
        </draw:custom-shape>
        <draw:connector draw:style-name="gr9" draw:text-style-name="P4" draw:layer="layout" draw:type="line" svg:x1="10.502cm" svg:y1="9.126cm" svg:x2="10.502cm" svg:y2="9.676cm" draw:start-shape="id45" draw:start-glue-point="2" draw:end-shape="id46" draw:end-glue-point="0" svg:d="m10502 9126v550" svg:viewBox="0 0 1 551">
          <text:p/>
        </draw:connector>
        <draw:connector draw:style-name="gr9" draw:text-style-name="P7" draw:layer="layout" draw:type="line" svg:x1="11.502cm" svg:y1="9.126cm" svg:x2="11.502cm" svg:y2="9.676cm" draw:start-shape="id47" draw:start-glue-point="2" draw:end-shape="id48" draw:end-glue-point="0" svg:d="m11502 9126v550" svg:viewBox="0 0 1 551">
          <text:p/>
        </draw:connector>
        <draw:custom-shape draw:style-name="gr5" draw:text-style-name="P4" draw:layer="layout" svg:width="0.25cm" svg:height="0.25cm" svg:x="10.401cm" svg:y="8.87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401cm" svg:y="8.87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876cm" svg:y="8.8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49" draw:id="id49" draw:layer="layout" svg:width="0.25cm" svg:height="0.25cm" svg:x="10.376cm" svg:y="8.87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51" draw:id="id51" draw:layer="layout" svg:width="0.25cm" svg:height="0.25cm" svg:x="11.376cm" svg:y="8.87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50" draw:id="id50" draw:layer="layout" svg:width="0.25cm" svg:height="0.25cm" svg:x="10.376cm" svg:y="9.67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52" draw:id="id52" draw:layer="layout" svg:width="0.25cm" svg:height="0.25cm" svg:x="11.376cm" svg:y="9.676cm">
          <text:p/>
          <draw:enhanced-geometry svg:viewBox="0 0 21600 21600" draw:type="rectangle" draw:enhanced-path="M 0 0 L 21600 0 21600 21600 0 21600 0 0 Z N"/>
        </draw:custom-shape>
        <draw:connector draw:style-name="gr9" draw:text-style-name="P4" draw:layer="layout" draw:type="line" svg:x1="10.501cm" svg:y1="9.126cm" svg:x2="10.501cm" svg:y2="9.676cm" draw:start-shape="id49" draw:start-glue-point="2" draw:end-shape="id50" draw:end-glue-point="0" svg:d="m10501 9126v550" svg:viewBox="0 0 1 551">
          <text:p/>
        </draw:connector>
        <draw:connector draw:style-name="gr9" draw:text-style-name="P4" draw:layer="layout" draw:type="line" svg:x1="11.501cm" svg:y1="9.126cm" svg:x2="11.501cm" svg:y2="9.676cm" draw:start-shape="id51" draw:start-glue-point="2" draw:end-shape="id52" draw:end-glue-point="0" svg:d="m11501 9126v550" svg:viewBox="0 0 1 551">
          <text:p/>
        </draw:connector>
        <draw:custom-shape draw:style-name="gr5" draw:text-style-name="P4" draw:layer="layout" svg:width="0.25cm" svg:height="0.25cm" svg:x="10.402cm" svg:y="8.87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402cm" svg:y="8.87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877cm" svg:y="8.8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53" draw:id="id53" draw:layer="layout" svg:width="0.25cm" svg:height="0.25cm" svg:x="10.377cm" svg:y="8.87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55" draw:id="id55" draw:layer="layout" svg:width="0.25cm" svg:height="0.25cm" svg:x="11.377cm" svg:y="8.87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54" draw:id="id54" draw:layer="layout" svg:width="0.25cm" svg:height="0.25cm" svg:x="10.377cm" svg:y="9.67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56" draw:id="id56" draw:layer="layout" svg:width="0.25cm" svg:height="0.25cm" svg:x="11.377cm" svg:y="9.676cm">
          <text:p/>
          <draw:enhanced-geometry svg:viewBox="0 0 21600 21600" draw:type="rectangle" draw:enhanced-path="M 0 0 L 21600 0 21600 21600 0 21600 0 0 Z N"/>
        </draw:custom-shape>
        <draw:connector draw:style-name="gr9" draw:text-style-name="P4" draw:layer="layout" draw:type="line" svg:x1="10.502cm" svg:y1="9.126cm" svg:x2="10.502cm" svg:y2="9.676cm" draw:start-shape="id53" draw:start-glue-point="2" draw:end-shape="id54" draw:end-glue-point="0" svg:d="m10502 9126v550" svg:viewBox="0 0 1 551">
          <text:p/>
        </draw:connector>
        <draw:connector draw:style-name="gr9" draw:text-style-name="P7" draw:layer="layout" draw:type="line" svg:x1="11.502cm" svg:y1="9.126cm" svg:x2="11.502cm" svg:y2="9.676cm" draw:start-shape="id55" draw:start-glue-point="2" draw:end-shape="id56" draw:end-glue-point="0" svg:d="m11502 9126v550" svg:viewBox="0 0 1 551">
          <text:p/>
        </draw:connector>
        <draw:custom-shape draw:style-name="gr5" draw:text-style-name="P4" draw:layer="layout" svg:width="0.25cm" svg:height="0.25cm" svg:x="10.401cm" svg:y="8.87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401cm" svg:y="8.87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876cm" svg:y="8.8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57" draw:id="id57" draw:layer="layout" svg:width="0.25cm" svg:height="0.25cm" svg:x="10.376cm" svg:y="8.87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59" draw:id="id59" draw:layer="layout" svg:width="0.25cm" svg:height="0.25cm" svg:x="11.376cm" svg:y="8.87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58" draw:id="id58" draw:layer="layout" svg:width="0.25cm" svg:height="0.25cm" svg:x="10.376cm" svg:y="9.67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60" draw:id="id60" draw:layer="layout" svg:width="0.25cm" svg:height="0.25cm" svg:x="11.376cm" svg:y="9.676cm">
          <text:p/>
          <draw:enhanced-geometry svg:viewBox="0 0 21600 21600" draw:type="rectangle" draw:enhanced-path="M 0 0 L 21600 0 21600 21600 0 21600 0 0 Z N"/>
        </draw:custom-shape>
        <draw:connector draw:style-name="gr9" draw:text-style-name="P4" draw:layer="layout" draw:type="line" svg:x1="10.501cm" svg:y1="9.126cm" svg:x2="10.501cm" svg:y2="9.676cm" draw:start-shape="id57" draw:start-glue-point="2" draw:end-shape="id58" draw:end-glue-point="0" svg:d="m10501 9126v550" svg:viewBox="0 0 1 551">
          <text:p/>
        </draw:connector>
        <draw:connector draw:style-name="gr9" draw:text-style-name="P4" draw:layer="layout" draw:type="line" svg:x1="11.501cm" svg:y1="9.126cm" svg:x2="11.501cm" svg:y2="9.676cm" draw:start-shape="id59" draw:start-glue-point="2" draw:end-shape="id60" draw:end-glue-point="0" svg:d="m11501 9126v550" svg:viewBox="0 0 1 551">
          <text:p/>
        </draw:connector>
        <draw:custom-shape draw:style-name="gr5" draw:text-style-name="P4" draw:layer="layout" svg:width="0.25cm" svg:height="0.25cm" svg:x="10.402cm" svg:y="8.87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402cm" svg:y="8.87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877cm" svg:y="8.8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61" draw:id="id61" draw:layer="layout" svg:width="0.25cm" svg:height="0.25cm" svg:x="10.377cm" svg:y="8.87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63" draw:id="id63" draw:layer="layout" svg:width="0.25cm" svg:height="0.25cm" svg:x="11.377cm" svg:y="8.87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62" draw:id="id62" draw:layer="layout" svg:width="0.25cm" svg:height="0.25cm" svg:x="10.377cm" svg:y="9.67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64" draw:id="id64" draw:layer="layout" svg:width="0.25cm" svg:height="0.25cm" svg:x="11.377cm" svg:y="9.676cm">
          <text:p/>
          <draw:enhanced-geometry svg:viewBox="0 0 21600 21600" draw:type="rectangle" draw:enhanced-path="M 0 0 L 21600 0 21600 21600 0 21600 0 0 Z N"/>
        </draw:custom-shape>
        <draw:connector draw:style-name="gr9" draw:text-style-name="P4" draw:layer="layout" draw:type="line" svg:x1="10.502cm" svg:y1="9.126cm" svg:x2="10.502cm" svg:y2="9.676cm" draw:start-shape="id61" draw:start-glue-point="2" draw:end-shape="id62" draw:end-glue-point="0" svg:d="m10502 9126v550" svg:viewBox="0 0 1 551">
          <text:p/>
        </draw:connector>
        <draw:connector draw:style-name="gr9" draw:text-style-name="P7" draw:layer="layout" draw:type="line" svg:x1="11.502cm" svg:y1="9.126cm" svg:x2="11.502cm" svg:y2="9.676cm" draw:start-shape="id63" draw:start-glue-point="2" draw:end-shape="id64" draw:end-glue-point="0" svg:d="m11502 9126v550" svg:viewBox="0 0 1 551">
          <text:p/>
        </draw:connector>
        <draw:custom-shape draw:style-name="gr5" draw:text-style-name="P4" draw:layer="layout" svg:width="0.25cm" svg:height="0.25cm" svg:x="10.401cm" svg:y="8.87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401cm" svg:y="8.87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876cm" svg:y="8.8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65" draw:id="id65" draw:layer="layout" svg:width="0.25cm" svg:height="0.25cm" svg:x="10.376cm" svg:y="8.87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67" draw:id="id67" draw:layer="layout" svg:width="0.25cm" svg:height="0.25cm" svg:x="11.376cm" svg:y="8.87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66" draw:id="id66" draw:layer="layout" svg:width="0.25cm" svg:height="0.25cm" svg:x="10.376cm" svg:y="9.67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68" draw:id="id68" draw:layer="layout" svg:width="0.25cm" svg:height="0.25cm" svg:x="11.376cm" svg:y="9.676cm">
          <text:p/>
          <draw:enhanced-geometry svg:viewBox="0 0 21600 21600" draw:type="rectangle" draw:enhanced-path="M 0 0 L 21600 0 21600 21600 0 21600 0 0 Z N"/>
        </draw:custom-shape>
        <draw:connector draw:style-name="gr9" draw:text-style-name="P4" draw:layer="layout" draw:type="line" svg:x1="10.501cm" svg:y1="9.126cm" svg:x2="10.501cm" svg:y2="9.676cm" draw:start-shape="id65" draw:start-glue-point="2" draw:end-shape="id66" draw:end-glue-point="0" svg:d="m10501 9126v550" svg:viewBox="0 0 1 551">
          <text:p/>
        </draw:connector>
        <draw:connector draw:style-name="gr9" draw:text-style-name="P4" draw:layer="layout" draw:type="line" svg:x1="11.501cm" svg:y1="9.126cm" svg:x2="11.501cm" svg:y2="9.676cm" draw:start-shape="id67" draw:start-glue-point="2" draw:end-shape="id68" draw:end-glue-point="0" svg:d="m11501 9126v550" svg:viewBox="0 0 1 551">
          <text:p/>
        </draw:connector>
        <draw:custom-shape draw:style-name="gr5" draw:text-style-name="P4" draw:layer="layout" svg:width="0.25cm" svg:height="0.25cm" svg:x="10.402cm" svg:y="8.87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402cm" svg:y="8.87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877cm" svg:y="8.8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69" draw:id="id69" draw:layer="layout" svg:width="0.25cm" svg:height="0.25cm" svg:x="10.377cm" svg:y="8.87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71" draw:id="id71" draw:layer="layout" svg:width="0.25cm" svg:height="0.25cm" svg:x="11.377cm" svg:y="8.87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70" draw:id="id70" draw:layer="layout" svg:width="0.25cm" svg:height="0.25cm" svg:x="10.377cm" svg:y="9.67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72" draw:id="id72" draw:layer="layout" svg:width="0.25cm" svg:height="0.25cm" svg:x="11.377cm" svg:y="9.676cm">
          <text:p/>
          <draw:enhanced-geometry svg:viewBox="0 0 21600 21600" draw:type="rectangle" draw:enhanced-path="M 0 0 L 21600 0 21600 21600 0 21600 0 0 Z N"/>
        </draw:custom-shape>
        <draw:connector draw:style-name="gr9" draw:text-style-name="P4" draw:layer="layout" draw:type="line" svg:x1="10.502cm" svg:y1="9.126cm" svg:x2="10.502cm" svg:y2="9.676cm" draw:start-shape="id69" draw:start-glue-point="2" draw:end-shape="id70" draw:end-glue-point="0" svg:d="m10502 9126v550" svg:viewBox="0 0 1 551">
          <text:p/>
        </draw:connector>
        <draw:connector draw:style-name="gr9" draw:text-style-name="P7" draw:layer="layout" draw:type="line" svg:x1="11.502cm" svg:y1="9.126cm" svg:x2="11.502cm" svg:y2="9.676cm" draw:start-shape="id71" draw:start-glue-point="2" draw:end-shape="id72" draw:end-glue-point="0" svg:d="m11502 9126v550" svg:viewBox="0 0 1 551">
          <text:p/>
        </draw:connector>
        <draw:custom-shape draw:style-name="gr5" draw:text-style-name="P4" draw:layer="layout" svg:width="0.25cm" svg:height="0.25cm" svg:x="10.401cm" svg:y="8.87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401cm" svg:y="8.87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876cm" svg:y="8.8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73" draw:id="id73" draw:layer="layout" svg:width="0.25cm" svg:height="0.25cm" svg:x="10.376cm" svg:y="8.87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75" draw:id="id75" draw:layer="layout" svg:width="0.25cm" svg:height="0.25cm" svg:x="11.376cm" svg:y="8.87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74" draw:id="id74" draw:layer="layout" svg:width="0.25cm" svg:height="0.25cm" svg:x="10.376cm" svg:y="9.67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76" draw:id="id76" draw:layer="layout" svg:width="0.25cm" svg:height="0.25cm" svg:x="11.376cm" svg:y="9.676cm">
          <text:p/>
          <draw:enhanced-geometry svg:viewBox="0 0 21600 21600" draw:type="rectangle" draw:enhanced-path="M 0 0 L 21600 0 21600 21600 0 21600 0 0 Z N"/>
        </draw:custom-shape>
        <draw:connector draw:style-name="gr9" draw:text-style-name="P4" draw:layer="layout" draw:type="line" svg:x1="10.501cm" svg:y1="9.126cm" svg:x2="10.501cm" svg:y2="9.676cm" draw:start-shape="id73" draw:start-glue-point="2" draw:end-shape="id74" draw:end-glue-point="0" svg:d="m10501 9126v550" svg:viewBox="0 0 1 551">
          <text:p/>
        </draw:connector>
        <draw:connector draw:style-name="gr9" draw:text-style-name="P4" draw:layer="layout" draw:type="line" svg:x1="11.501cm" svg:y1="9.126cm" svg:x2="11.501cm" svg:y2="9.676cm" draw:start-shape="id75" draw:start-glue-point="2" draw:end-shape="id76" draw:end-glue-point="0" svg:d="m11501 9126v550" svg:viewBox="0 0 1 551">
          <text:p/>
        </draw:connector>
        <draw:custom-shape draw:style-name="gr5" draw:text-style-name="P4" draw:layer="layout" svg:width="0.25cm" svg:height="0.25cm" svg:x="10.402cm" svg:y="8.87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402cm" svg:y="8.87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877cm" svg:y="8.8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77" draw:id="id77" draw:layer="layout" svg:width="0.25cm" svg:height="0.25cm" svg:x="10.377cm" svg:y="8.87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79" draw:id="id79" draw:layer="layout" svg:width="0.25cm" svg:height="0.25cm" svg:x="11.377cm" svg:y="8.87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78" draw:id="id78" draw:layer="layout" svg:width="0.25cm" svg:height="0.25cm" svg:x="10.377cm" svg:y="9.67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80" draw:id="id80" draw:layer="layout" svg:width="0.25cm" svg:height="0.25cm" svg:x="11.377cm" svg:y="9.676cm">
          <text:p/>
          <draw:enhanced-geometry svg:viewBox="0 0 21600 21600" draw:type="rectangle" draw:enhanced-path="M 0 0 L 21600 0 21600 21600 0 21600 0 0 Z N"/>
        </draw:custom-shape>
        <draw:connector draw:style-name="gr9" draw:text-style-name="P4" draw:layer="layout" draw:type="line" svg:x1="10.502cm" svg:y1="9.126cm" svg:x2="10.502cm" svg:y2="9.676cm" draw:start-shape="id77" draw:start-glue-point="2" draw:end-shape="id78" draw:end-glue-point="0" svg:d="m10502 9126v550" svg:viewBox="0 0 1 551">
          <text:p/>
        </draw:connector>
        <draw:connector draw:style-name="gr9" draw:text-style-name="P7" draw:layer="layout" draw:type="line" svg:x1="11.502cm" svg:y1="9.126cm" svg:x2="11.502cm" svg:y2="9.676cm" draw:start-shape="id79" draw:start-glue-point="2" draw:end-shape="id80" draw:end-glue-point="0" svg:d="m11502 9126v550" svg:viewBox="0 0 1 551">
          <text:p/>
        </draw:connector>
        <draw:custom-shape draw:style-name="gr5" draw:text-style-name="P4" draw:layer="layout" svg:width="0.25cm" svg:height="0.25cm" svg:x="10.401cm" svg:y="8.87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401cm" svg:y="8.87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876cm" svg:y="8.8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81" draw:id="id81" draw:layer="layout" svg:width="0.25cm" svg:height="0.25cm" svg:x="10.376cm" svg:y="8.87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83" draw:id="id83" draw:layer="layout" svg:width="0.25cm" svg:height="0.25cm" svg:x="11.376cm" svg:y="8.87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82" draw:id="id82" draw:layer="layout" svg:width="0.25cm" svg:height="0.25cm" svg:x="10.376cm" svg:y="9.67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84" draw:id="id84" draw:layer="layout" svg:width="0.25cm" svg:height="0.25cm" svg:x="11.376cm" svg:y="9.676cm">
          <text:p/>
          <draw:enhanced-geometry svg:viewBox="0 0 21600 21600" draw:type="rectangle" draw:enhanced-path="M 0 0 L 21600 0 21600 21600 0 21600 0 0 Z N"/>
        </draw:custom-shape>
        <draw:connector draw:style-name="gr9" draw:text-style-name="P4" draw:layer="layout" draw:type="line" svg:x1="10.501cm" svg:y1="9.126cm" svg:x2="10.501cm" svg:y2="9.676cm" draw:start-shape="id81" draw:start-glue-point="2" draw:end-shape="id82" draw:end-glue-point="0" svg:d="m10501 9126v550" svg:viewBox="0 0 1 551">
          <text:p/>
        </draw:connector>
        <draw:connector draw:style-name="gr9" draw:text-style-name="P4" draw:layer="layout" draw:type="line" svg:x1="11.501cm" svg:y1="9.126cm" svg:x2="11.501cm" svg:y2="9.676cm" draw:start-shape="id83" draw:start-glue-point="2" draw:end-shape="id84" draw:end-glue-point="0" svg:d="m11501 9126v550" svg:viewBox="0 0 1 551">
          <text:p/>
        </draw:connector>
        <draw:custom-shape draw:style-name="gr5" draw:text-style-name="P4" draw:layer="layout" svg:width="0.25cm" svg:height="0.25cm" svg:x="10.402cm" svg:y="8.87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402cm" svg:y="8.87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877cm" svg:y="8.8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85" draw:id="id85" draw:layer="layout" svg:width="0.25cm" svg:height="0.25cm" svg:x="10.377cm" svg:y="8.87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87" draw:id="id87" draw:layer="layout" svg:width="0.25cm" svg:height="0.25cm" svg:x="11.377cm" svg:y="8.87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86" draw:id="id86" draw:layer="layout" svg:width="0.25cm" svg:height="0.25cm" svg:x="10.377cm" svg:y="9.67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88" draw:id="id88" draw:layer="layout" svg:width="0.25cm" svg:height="0.25cm" svg:x="11.377cm" svg:y="9.676cm">
          <text:p/>
          <draw:enhanced-geometry svg:viewBox="0 0 21600 21600" draw:type="rectangle" draw:enhanced-path="M 0 0 L 21600 0 21600 21600 0 21600 0 0 Z N"/>
        </draw:custom-shape>
        <draw:connector draw:style-name="gr9" draw:text-style-name="P4" draw:layer="layout" draw:type="line" svg:x1="10.502cm" svg:y1="9.126cm" svg:x2="10.502cm" svg:y2="9.676cm" draw:start-shape="id85" draw:start-glue-point="2" draw:end-shape="id86" draw:end-glue-point="0" svg:d="m10502 9126v550" svg:viewBox="0 0 1 551">
          <text:p/>
        </draw:connector>
        <draw:connector draw:style-name="gr9" draw:text-style-name="P7" draw:layer="layout" draw:type="line" svg:x1="11.502cm" svg:y1="9.126cm" svg:x2="11.502cm" svg:y2="9.676cm" draw:start-shape="id87" draw:start-glue-point="2" draw:end-shape="id88" draw:end-glue-point="0" svg:d="m11502 9126v550" svg:viewBox="0 0 1 551">
          <text:p/>
        </draw:connector>
        <draw:custom-shape draw:style-name="gr5" draw:text-style-name="P4" draw:layer="layout" svg:width="0.25cm" svg:height="0.25cm" svg:x="10.626cm" svg:y="10.3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2.126cm" svg:y="10.5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401cm" svg:y="8.8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401cm" svg:y="8.8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876cm" svg:y="8.87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89" draw:id="id89" draw:layer="layout" svg:width="0.25cm" svg:height="0.25cm" svg:x="10.376cm" svg:y="8.87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91" draw:id="id91" draw:layer="layout" svg:width="0.25cm" svg:height="0.25cm" svg:x="11.376cm" svg:y="8.8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90" draw:id="id90" draw:layer="layout" svg:width="0.25cm" svg:height="0.25cm" svg:x="10.376cm" svg:y="9.6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92" draw:id="id92" draw:layer="layout" svg:width="0.25cm" svg:height="0.25cm" svg:x="11.376cm" svg:y="9.677cm">
          <text:p/>
          <draw:enhanced-geometry svg:viewBox="0 0 21600 21600" draw:type="rectangle" draw:enhanced-path="M 0 0 L 21600 0 21600 21600 0 21600 0 0 Z N"/>
        </draw:custom-shape>
        <draw:connector draw:style-name="gr9" draw:text-style-name="P4" draw:layer="layout" draw:type="line" svg:x1="10.501cm" svg:y1="9.127cm" svg:x2="10.501cm" svg:y2="9.677cm" draw:start-shape="id89" draw:start-glue-point="2" draw:end-shape="id90" draw:end-glue-point="0" svg:d="m10501 9127v550" svg:viewBox="0 0 1 551">
          <text:p/>
        </draw:connector>
        <draw:connector draw:style-name="gr9" draw:text-style-name="P4" draw:layer="layout" draw:type="line" svg:x1="11.501cm" svg:y1="9.127cm" svg:x2="11.501cm" svg:y2="9.677cm" draw:start-shape="id91" draw:start-glue-point="2" draw:end-shape="id92" draw:end-glue-point="0" svg:d="m11501 9127v550" svg:viewBox="0 0 1 551">
          <text:p/>
        </draw:connector>
        <draw:custom-shape draw:style-name="gr5" draw:text-style-name="P4" draw:layer="layout" svg:width="0.25cm" svg:height="0.25cm" svg:x="10.402cm" svg:y="8.8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402cm" svg:y="8.8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877cm" svg:y="8.87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93" draw:id="id93" draw:layer="layout" svg:width="0.25cm" svg:height="0.25cm" svg:x="10.377cm" svg:y="8.87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95" draw:id="id95" draw:layer="layout" svg:width="0.25cm" svg:height="0.25cm" svg:x="11.377cm" svg:y="8.8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94" draw:id="id94" draw:layer="layout" svg:width="0.25cm" svg:height="0.25cm" svg:x="10.377cm" svg:y="9.6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96" draw:id="id96" draw:layer="layout" svg:width="0.25cm" svg:height="0.25cm" svg:x="11.377cm" svg:y="9.677cm">
          <text:p/>
          <draw:enhanced-geometry svg:viewBox="0 0 21600 21600" draw:type="rectangle" draw:enhanced-path="M 0 0 L 21600 0 21600 21600 0 21600 0 0 Z N"/>
        </draw:custom-shape>
        <draw:connector draw:style-name="gr9" draw:text-style-name="P4" draw:layer="layout" draw:type="line" svg:x1="10.502cm" svg:y1="9.127cm" svg:x2="10.502cm" svg:y2="9.677cm" draw:start-shape="id93" draw:start-glue-point="2" draw:end-shape="id94" draw:end-glue-point="0" svg:d="m10502 9127v550" svg:viewBox="0 0 1 551">
          <text:p/>
        </draw:connector>
        <draw:connector draw:style-name="gr9" draw:text-style-name="P7" draw:layer="layout" draw:type="line" svg:x1="11.502cm" svg:y1="9.127cm" svg:x2="11.502cm" svg:y2="9.677cm" draw:start-shape="id95" draw:start-glue-point="2" draw:end-shape="id96" draw:end-glue-point="0" svg:d="m11502 9127v550" svg:viewBox="0 0 1 551">
          <text:p/>
        </draw:connector>
        <draw:custom-shape draw:style-name="gr5" draw:text-style-name="P4" draw:layer="layout" svg:width="0.25cm" svg:height="0.25cm" svg:x="10.401cm" svg:y="8.8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401cm" svg:y="8.8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876cm" svg:y="8.87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97" draw:id="id97" draw:layer="layout" svg:width="0.25cm" svg:height="0.25cm" svg:x="10.376cm" svg:y="8.87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99" draw:id="id99" draw:layer="layout" svg:width="0.25cm" svg:height="0.25cm" svg:x="11.376cm" svg:y="8.8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98" draw:id="id98" draw:layer="layout" svg:width="0.25cm" svg:height="0.25cm" svg:x="10.376cm" svg:y="9.6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100" draw:id="id100" draw:layer="layout" svg:width="0.25cm" svg:height="0.25cm" svg:x="11.376cm" svg:y="9.677cm">
          <text:p/>
          <draw:enhanced-geometry svg:viewBox="0 0 21600 21600" draw:type="rectangle" draw:enhanced-path="M 0 0 L 21600 0 21600 21600 0 21600 0 0 Z N"/>
        </draw:custom-shape>
        <draw:connector draw:style-name="gr9" draw:text-style-name="P4" draw:layer="layout" draw:type="line" svg:x1="10.501cm" svg:y1="9.127cm" svg:x2="10.501cm" svg:y2="9.677cm" draw:start-shape="id97" draw:start-glue-point="2" draw:end-shape="id98" draw:end-glue-point="0" svg:d="m10501 9127v550" svg:viewBox="0 0 1 551">
          <text:p/>
        </draw:connector>
        <draw:connector draw:style-name="gr9" draw:text-style-name="P4" draw:layer="layout" draw:type="line" svg:x1="11.501cm" svg:y1="9.127cm" svg:x2="11.501cm" svg:y2="9.677cm" draw:start-shape="id99" draw:start-glue-point="2" draw:end-shape="id100" draw:end-glue-point="0" svg:d="m11501 9127v550" svg:viewBox="0 0 1 551">
          <text:p/>
        </draw:connector>
        <draw:custom-shape draw:style-name="gr5" draw:text-style-name="P4" draw:layer="layout" svg:width="0.25cm" svg:height="0.25cm" svg:x="10.402cm" svg:y="8.8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402cm" svg:y="8.8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877cm" svg:y="8.87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101" draw:id="id101" draw:layer="layout" svg:width="0.25cm" svg:height="0.25cm" svg:x="10.377cm" svg:y="8.87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103" draw:id="id103" draw:layer="layout" svg:width="0.25cm" svg:height="0.25cm" svg:x="11.377cm" svg:y="8.8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102" draw:id="id102" draw:layer="layout" svg:width="0.25cm" svg:height="0.25cm" svg:x="10.377cm" svg:y="9.6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104" draw:id="id104" draw:layer="layout" svg:width="0.25cm" svg:height="0.25cm" svg:x="11.377cm" svg:y="9.677cm">
          <text:p/>
          <draw:enhanced-geometry svg:viewBox="0 0 21600 21600" draw:type="rectangle" draw:enhanced-path="M 0 0 L 21600 0 21600 21600 0 21600 0 0 Z N"/>
        </draw:custom-shape>
        <draw:connector draw:style-name="gr9" draw:text-style-name="P4" draw:layer="layout" draw:type="line" svg:x1="10.502cm" svg:y1="9.127cm" svg:x2="10.502cm" svg:y2="9.677cm" draw:start-shape="id101" draw:start-glue-point="2" draw:end-shape="id102" draw:end-glue-point="0" svg:d="m10502 9127v550" svg:viewBox="0 0 1 551">
          <text:p/>
        </draw:connector>
        <draw:connector draw:style-name="gr9" draw:text-style-name="P7" draw:layer="layout" draw:type="line" svg:x1="11.502cm" svg:y1="9.127cm" svg:x2="11.502cm" svg:y2="9.677cm" draw:start-shape="id103" draw:start-glue-point="2" draw:end-shape="id104" draw:end-glue-point="0" svg:d="m11502 9127v550" svg:viewBox="0 0 1 551">
          <text:p/>
        </draw:connector>
        <draw:custom-shape draw:style-name="gr5" draw:text-style-name="P4" draw:layer="layout" svg:width="0.25cm" svg:height="0.25cm" svg:x="10.401cm" svg:y="8.8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401cm" svg:y="8.8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876cm" svg:y="8.87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105" draw:id="id105" draw:layer="layout" svg:width="0.25cm" svg:height="0.25cm" svg:x="10.376cm" svg:y="8.87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107" draw:id="id107" draw:layer="layout" svg:width="0.25cm" svg:height="0.25cm" svg:x="11.376cm" svg:y="8.8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106" draw:id="id106" draw:layer="layout" svg:width="0.25cm" svg:height="0.25cm" svg:x="10.376cm" svg:y="9.6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108" draw:id="id108" draw:layer="layout" svg:width="0.25cm" svg:height="0.25cm" svg:x="11.376cm" svg:y="9.677cm">
          <text:p/>
          <draw:enhanced-geometry svg:viewBox="0 0 21600 21600" draw:type="rectangle" draw:enhanced-path="M 0 0 L 21600 0 21600 21600 0 21600 0 0 Z N"/>
        </draw:custom-shape>
        <draw:connector draw:style-name="gr9" draw:text-style-name="P4" draw:layer="layout" draw:type="line" svg:x1="10.501cm" svg:y1="9.127cm" svg:x2="10.501cm" svg:y2="9.677cm" draw:start-shape="id105" draw:start-glue-point="2" draw:end-shape="id106" draw:end-glue-point="0" svg:d="m10501 9127v550" svg:viewBox="0 0 1 551">
          <text:p/>
        </draw:connector>
        <draw:connector draw:style-name="gr9" draw:text-style-name="P4" draw:layer="layout" draw:type="line" svg:x1="11.501cm" svg:y1="9.127cm" svg:x2="11.501cm" svg:y2="9.677cm" draw:start-shape="id107" draw:start-glue-point="2" draw:end-shape="id108" draw:end-glue-point="0" svg:d="m11501 9127v550" svg:viewBox="0 0 1 551">
          <text:p/>
        </draw:connector>
        <draw:custom-shape draw:style-name="gr5" draw:text-style-name="P4" draw:layer="layout" svg:width="0.25cm" svg:height="0.25cm" svg:x="10.402cm" svg:y="8.8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402cm" svg:y="8.8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877cm" svg:y="8.87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109" draw:id="id109" draw:layer="layout" svg:width="0.25cm" svg:height="0.25cm" svg:x="10.377cm" svg:y="8.87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111" draw:id="id111" draw:layer="layout" svg:width="0.25cm" svg:height="0.25cm" svg:x="11.377cm" svg:y="8.8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110" draw:id="id110" draw:layer="layout" svg:width="0.25cm" svg:height="0.25cm" svg:x="10.377cm" svg:y="9.6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112" draw:id="id112" draw:layer="layout" svg:width="0.25cm" svg:height="0.25cm" svg:x="11.377cm" svg:y="9.677cm">
          <text:p/>
          <draw:enhanced-geometry svg:viewBox="0 0 21600 21600" draw:type="rectangle" draw:enhanced-path="M 0 0 L 21600 0 21600 21600 0 21600 0 0 Z N"/>
        </draw:custom-shape>
        <draw:connector draw:style-name="gr9" draw:text-style-name="P4" draw:layer="layout" draw:type="line" svg:x1="10.502cm" svg:y1="9.127cm" svg:x2="10.502cm" svg:y2="9.677cm" draw:start-shape="id109" draw:start-glue-point="2" draw:end-shape="id110" draw:end-glue-point="0" svg:d="m10502 9127v550" svg:viewBox="0 0 1 551">
          <text:p/>
        </draw:connector>
        <draw:connector draw:style-name="gr9" draw:text-style-name="P7" draw:layer="layout" draw:type="line" svg:x1="11.502cm" svg:y1="9.127cm" svg:x2="11.502cm" svg:y2="9.677cm" draw:start-shape="id111" draw:start-glue-point="2" draw:end-shape="id112" draw:end-glue-point="0" svg:d="m11502 9127v550" svg:viewBox="0 0 1 551">
          <text:p/>
        </draw:connector>
        <draw:custom-shape draw:style-name="gr5" draw:text-style-name="P4" draw:layer="layout" svg:width="0.25cm" svg:height="0.25cm" svg:x="10.401cm" svg:y="8.8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401cm" svg:y="8.8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876cm" svg:y="8.87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113" draw:id="id113" draw:layer="layout" svg:width="0.25cm" svg:height="0.25cm" svg:x="10.376cm" svg:y="8.87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115" draw:id="id115" draw:layer="layout" svg:width="0.25cm" svg:height="0.25cm" svg:x="11.376cm" svg:y="8.8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114" draw:id="id114" draw:layer="layout" svg:width="0.25cm" svg:height="0.25cm" svg:x="10.376cm" svg:y="9.6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116" draw:id="id116" draw:layer="layout" svg:width="0.25cm" svg:height="0.25cm" svg:x="11.376cm" svg:y="9.677cm">
          <text:p/>
          <draw:enhanced-geometry svg:viewBox="0 0 21600 21600" draw:type="rectangle" draw:enhanced-path="M 0 0 L 21600 0 21600 21600 0 21600 0 0 Z N"/>
        </draw:custom-shape>
        <draw:connector draw:style-name="gr9" draw:text-style-name="P4" draw:layer="layout" draw:type="line" svg:x1="10.501cm" svg:y1="9.127cm" svg:x2="10.501cm" svg:y2="9.677cm" draw:start-shape="id113" draw:start-glue-point="2" draw:end-shape="id114" draw:end-glue-point="0" svg:d="m10501 9127v550" svg:viewBox="0 0 1 551">
          <text:p/>
        </draw:connector>
        <draw:connector draw:style-name="gr9" draw:text-style-name="P4" draw:layer="layout" draw:type="line" svg:x1="11.501cm" svg:y1="9.127cm" svg:x2="11.501cm" svg:y2="9.677cm" draw:start-shape="id115" draw:start-glue-point="2" draw:end-shape="id116" draw:end-glue-point="0" svg:d="m11501 9127v550" svg:viewBox="0 0 1 551">
          <text:p/>
        </draw:connector>
        <draw:custom-shape draw:style-name="gr5" draw:text-style-name="P4" draw:layer="layout" svg:width="0.25cm" svg:height="0.25cm" svg:x="10.402cm" svg:y="8.8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402cm" svg:y="8.8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877cm" svg:y="8.87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117" draw:id="id117" draw:layer="layout" svg:width="0.25cm" svg:height="0.25cm" svg:x="10.377cm" svg:y="8.87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119" draw:id="id119" draw:layer="layout" svg:width="0.25cm" svg:height="0.25cm" svg:x="11.377cm" svg:y="8.8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118" draw:id="id118" draw:layer="layout" svg:width="0.25cm" svg:height="0.25cm" svg:x="10.377cm" svg:y="9.6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120" draw:id="id120" draw:layer="layout" svg:width="0.25cm" svg:height="0.25cm" svg:x="11.377cm" svg:y="9.677cm">
          <text:p/>
          <draw:enhanced-geometry svg:viewBox="0 0 21600 21600" draw:type="rectangle" draw:enhanced-path="M 0 0 L 21600 0 21600 21600 0 21600 0 0 Z N"/>
        </draw:custom-shape>
        <draw:connector draw:style-name="gr9" draw:text-style-name="P4" draw:layer="layout" draw:type="line" svg:x1="10.502cm" svg:y1="9.127cm" svg:x2="10.502cm" svg:y2="9.677cm" draw:start-shape="id117" draw:start-glue-point="2" draw:end-shape="id118" draw:end-glue-point="0" svg:d="m10502 9127v550" svg:viewBox="0 0 1 551">
          <text:p/>
        </draw:connector>
        <draw:connector draw:style-name="gr9" draw:text-style-name="P7" draw:layer="layout" draw:type="line" svg:x1="11.502cm" svg:y1="9.127cm" svg:x2="11.502cm" svg:y2="9.677cm" draw:start-shape="id119" draw:start-glue-point="2" draw:end-shape="id120" draw:end-glue-point="0" svg:d="m11502 9127v550" svg:viewBox="0 0 1 551">
          <text:p/>
        </draw:connector>
        <draw:custom-shape draw:style-name="gr5" draw:text-style-name="P4" draw:layer="layout" svg:width="0.25cm" svg:height="0.25cm" svg:x="10.401cm" svg:y="8.8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401cm" svg:y="8.8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876cm" svg:y="8.87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121" draw:id="id121" draw:layer="layout" svg:width="0.25cm" svg:height="0.25cm" svg:x="10.376cm" svg:y="8.87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123" draw:id="id123" draw:layer="layout" svg:width="0.25cm" svg:height="0.25cm" svg:x="11.376cm" svg:y="8.8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122" draw:id="id122" draw:layer="layout" svg:width="0.25cm" svg:height="0.25cm" svg:x="10.376cm" svg:y="9.6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124" draw:id="id124" draw:layer="layout" svg:width="0.25cm" svg:height="0.25cm" svg:x="11.376cm" svg:y="9.677cm">
          <text:p/>
          <draw:enhanced-geometry svg:viewBox="0 0 21600 21600" draw:type="rectangle" draw:enhanced-path="M 0 0 L 21600 0 21600 21600 0 21600 0 0 Z N"/>
        </draw:custom-shape>
        <draw:connector draw:style-name="gr9" draw:text-style-name="P4" draw:layer="layout" draw:type="line" svg:x1="10.501cm" svg:y1="9.127cm" svg:x2="10.501cm" svg:y2="9.677cm" draw:start-shape="id121" draw:start-glue-point="2" draw:end-shape="id122" draw:end-glue-point="0" svg:d="m10501 9127v550" svg:viewBox="0 0 1 551">
          <text:p/>
        </draw:connector>
        <draw:connector draw:style-name="gr9" draw:text-style-name="P4" draw:layer="layout" draw:type="line" svg:x1="11.501cm" svg:y1="9.127cm" svg:x2="11.501cm" svg:y2="9.677cm" draw:start-shape="id123" draw:start-glue-point="2" draw:end-shape="id124" draw:end-glue-point="0" svg:d="m11501 9127v550" svg:viewBox="0 0 1 551">
          <text:p/>
        </draw:connector>
        <draw:custom-shape draw:style-name="gr5" draw:text-style-name="P4" draw:layer="layout" svg:width="0.25cm" svg:height="0.25cm" svg:x="10.402cm" svg:y="8.8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402cm" svg:y="8.8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877cm" svg:y="8.87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125" draw:id="id125" draw:layer="layout" svg:width="0.25cm" svg:height="0.25cm" svg:x="10.377cm" svg:y="8.87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127" draw:id="id127" draw:layer="layout" svg:width="0.25cm" svg:height="0.25cm" svg:x="11.377cm" svg:y="8.8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126" draw:id="id126" draw:layer="layout" svg:width="0.25cm" svg:height="0.25cm" svg:x="10.377cm" svg:y="9.6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128" draw:id="id128" draw:layer="layout" svg:width="0.25cm" svg:height="0.25cm" svg:x="11.377cm" svg:y="9.677cm">
          <text:p/>
          <draw:enhanced-geometry svg:viewBox="0 0 21600 21600" draw:type="rectangle" draw:enhanced-path="M 0 0 L 21600 0 21600 21600 0 21600 0 0 Z N"/>
        </draw:custom-shape>
        <draw:connector draw:style-name="gr9" draw:text-style-name="P4" draw:layer="layout" draw:type="line" svg:x1="10.502cm" svg:y1="9.127cm" svg:x2="10.502cm" svg:y2="9.677cm" draw:start-shape="id125" draw:start-glue-point="2" draw:end-shape="id126" draw:end-glue-point="0" svg:d="m10502 9127v550" svg:viewBox="0 0 1 551">
          <text:p/>
        </draw:connector>
        <draw:connector draw:style-name="gr9" draw:text-style-name="P7" draw:layer="layout" draw:type="line" svg:x1="11.502cm" svg:y1="9.127cm" svg:x2="11.502cm" svg:y2="9.677cm" draw:start-shape="id127" draw:start-glue-point="2" draw:end-shape="id128" draw:end-glue-point="0" svg:d="m11502 9127v550" svg:viewBox="0 0 1 551">
          <text:p/>
        </draw:connector>
        <draw:custom-shape draw:style-name="gr5" draw:text-style-name="P4" draw:layer="layout" svg:width="0.25cm" svg:height="0.25cm" svg:x="10.401cm" svg:y="8.8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401cm" svg:y="8.8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876cm" svg:y="8.87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129" draw:id="id129" draw:layer="layout" svg:width="0.25cm" svg:height="0.25cm" svg:x="10.376cm" svg:y="8.87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131" draw:id="id131" draw:layer="layout" svg:width="0.25cm" svg:height="0.25cm" svg:x="11.376cm" svg:y="8.8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130" draw:id="id130" draw:layer="layout" svg:width="0.25cm" svg:height="0.25cm" svg:x="10.376cm" svg:y="9.6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132" draw:id="id132" draw:layer="layout" svg:width="0.25cm" svg:height="0.25cm" svg:x="11.376cm" svg:y="9.677cm">
          <text:p/>
          <draw:enhanced-geometry svg:viewBox="0 0 21600 21600" draw:type="rectangle" draw:enhanced-path="M 0 0 L 21600 0 21600 21600 0 21600 0 0 Z N"/>
        </draw:custom-shape>
        <draw:connector draw:style-name="gr9" draw:text-style-name="P4" draw:layer="layout" draw:type="line" svg:x1="10.501cm" svg:y1="9.127cm" svg:x2="10.501cm" svg:y2="9.677cm" draw:start-shape="id129" draw:start-glue-point="2" draw:end-shape="id130" draw:end-glue-point="0" svg:d="m10501 9127v550" svg:viewBox="0 0 1 551">
          <text:p/>
        </draw:connector>
        <draw:connector draw:style-name="gr9" draw:text-style-name="P4" draw:layer="layout" draw:type="line" svg:x1="11.501cm" svg:y1="9.127cm" svg:x2="11.501cm" svg:y2="9.677cm" draw:start-shape="id131" draw:start-glue-point="2" draw:end-shape="id132" draw:end-glue-point="0" svg:d="m11501 9127v550" svg:viewBox="0 0 1 551">
          <text:p/>
        </draw:connector>
        <draw:custom-shape draw:style-name="gr5" draw:text-style-name="P4" draw:layer="layout" svg:width="0.25cm" svg:height="0.25cm" svg:x="10.402cm" svg:y="8.8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402cm" svg:y="8.8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877cm" svg:y="8.87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133" draw:id="id133" draw:layer="layout" svg:width="0.25cm" svg:height="0.25cm" svg:x="10.377cm" svg:y="8.87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135" draw:id="id135" draw:layer="layout" svg:width="0.25cm" svg:height="0.25cm" svg:x="11.377cm" svg:y="8.8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134" draw:id="id134" draw:layer="layout" svg:width="0.25cm" svg:height="0.25cm" svg:x="10.377cm" svg:y="9.6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136" draw:id="id136" draw:layer="layout" svg:width="0.25cm" svg:height="0.25cm" svg:x="11.377cm" svg:y="9.677cm">
          <text:p/>
          <draw:enhanced-geometry svg:viewBox="0 0 21600 21600" draw:type="rectangle" draw:enhanced-path="M 0 0 L 21600 0 21600 21600 0 21600 0 0 Z N"/>
        </draw:custom-shape>
        <draw:connector draw:style-name="gr9" draw:text-style-name="P4" draw:layer="layout" draw:type="line" svg:x1="10.502cm" svg:y1="9.127cm" svg:x2="10.502cm" svg:y2="9.677cm" draw:start-shape="id133" draw:start-glue-point="2" draw:end-shape="id134" draw:end-glue-point="0" svg:d="m10502 9127v550" svg:viewBox="0 0 1 551">
          <text:p/>
        </draw:connector>
        <draw:connector draw:style-name="gr9" draw:text-style-name="P7" draw:layer="layout" draw:type="line" svg:x1="11.502cm" svg:y1="9.127cm" svg:x2="11.502cm" svg:y2="9.677cm" draw:start-shape="id135" draw:start-glue-point="2" draw:end-shape="id136" draw:end-glue-point="0" svg:d="m11502 9127v550" svg:viewBox="0 0 1 551">
          <text:p/>
        </draw:connector>
        <draw:custom-shape draw:style-name="gr5" draw:text-style-name="P4" draw:layer="layout" svg:width="0.25cm" svg:height="0.25cm" svg:x="10.401cm" svg:y="8.8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401cm" svg:y="8.8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876cm" svg:y="8.87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137" draw:id="id137" draw:layer="layout" svg:width="0.25cm" svg:height="0.25cm" svg:x="10.376cm" svg:y="8.87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139" draw:id="id139" draw:layer="layout" svg:width="0.25cm" svg:height="0.25cm" svg:x="11.376cm" svg:y="8.8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138" draw:id="id138" draw:layer="layout" svg:width="0.25cm" svg:height="0.25cm" svg:x="10.376cm" svg:y="9.6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140" draw:id="id140" draw:layer="layout" svg:width="0.25cm" svg:height="0.25cm" svg:x="11.376cm" svg:y="9.677cm">
          <text:p/>
          <draw:enhanced-geometry svg:viewBox="0 0 21600 21600" draw:type="rectangle" draw:enhanced-path="M 0 0 L 21600 0 21600 21600 0 21600 0 0 Z N"/>
        </draw:custom-shape>
        <draw:connector draw:style-name="gr9" draw:text-style-name="P4" draw:layer="layout" draw:type="line" svg:x1="10.501cm" svg:y1="9.127cm" svg:x2="10.501cm" svg:y2="9.677cm" draw:start-shape="id137" draw:start-glue-point="2" draw:end-shape="id138" draw:end-glue-point="0" svg:d="m10501 9127v550" svg:viewBox="0 0 1 551">
          <text:p/>
        </draw:connector>
        <draw:connector draw:style-name="gr9" draw:text-style-name="P4" draw:layer="layout" draw:type="line" svg:x1="11.501cm" svg:y1="9.127cm" svg:x2="11.501cm" svg:y2="9.677cm" draw:start-shape="id139" draw:start-glue-point="2" draw:end-shape="id140" draw:end-glue-point="0" svg:d="m11501 9127v550" svg:viewBox="0 0 1 551">
          <text:p/>
        </draw:connector>
        <draw:custom-shape draw:style-name="gr5" draw:text-style-name="P4" draw:layer="layout" svg:width="0.25cm" svg:height="0.25cm" svg:x="10.402cm" svg:y="8.8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402cm" svg:y="8.8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877cm" svg:y="8.87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141" draw:id="id141" draw:layer="layout" svg:width="0.25cm" svg:height="0.25cm" svg:x="10.377cm" svg:y="8.87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143" draw:id="id143" draw:layer="layout" svg:width="0.25cm" svg:height="0.25cm" svg:x="11.377cm" svg:y="8.8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142" draw:id="id142" draw:layer="layout" svg:width="0.25cm" svg:height="0.25cm" svg:x="10.377cm" svg:y="9.6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144" draw:id="id144" draw:layer="layout" svg:width="0.25cm" svg:height="0.25cm" svg:x="11.377cm" svg:y="9.677cm">
          <text:p/>
          <draw:enhanced-geometry svg:viewBox="0 0 21600 21600" draw:type="rectangle" draw:enhanced-path="M 0 0 L 21600 0 21600 21600 0 21600 0 0 Z N"/>
        </draw:custom-shape>
        <draw:connector draw:style-name="gr9" draw:text-style-name="P4" draw:layer="layout" draw:type="line" svg:x1="10.502cm" svg:y1="9.127cm" svg:x2="10.502cm" svg:y2="9.677cm" draw:start-shape="id141" draw:start-glue-point="2" draw:end-shape="id142" draw:end-glue-point="0" svg:d="m10502 9127v550" svg:viewBox="0 0 1 551">
          <text:p/>
        </draw:connector>
        <draw:connector draw:style-name="gr9" draw:text-style-name="P7" draw:layer="layout" draw:type="line" svg:x1="11.502cm" svg:y1="9.127cm" svg:x2="11.502cm" svg:y2="9.677cm" draw:start-shape="id143" draw:start-glue-point="2" draw:end-shape="id144" draw:end-glue-point="0" svg:d="m11502 9127v550" svg:viewBox="0 0 1 551">
          <text:p/>
        </draw:connector>
        <draw:custom-shape draw:style-name="gr5" draw:text-style-name="P4" draw:layer="layout" svg:width="0.25cm" svg:height="0.25cm" svg:x="10.401cm" svg:y="8.8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401cm" svg:y="8.8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876cm" svg:y="8.87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145" draw:id="id145" draw:layer="layout" svg:width="0.25cm" svg:height="0.25cm" svg:x="10.376cm" svg:y="8.87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147" draw:id="id147" draw:layer="layout" svg:width="0.25cm" svg:height="0.25cm" svg:x="11.376cm" svg:y="8.8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146" draw:id="id146" draw:layer="layout" svg:width="0.25cm" svg:height="0.25cm" svg:x="10.376cm" svg:y="9.6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148" draw:id="id148" draw:layer="layout" svg:width="0.25cm" svg:height="0.25cm" svg:x="11.376cm" svg:y="9.677cm">
          <text:p/>
          <draw:enhanced-geometry svg:viewBox="0 0 21600 21600" draw:type="rectangle" draw:enhanced-path="M 0 0 L 21600 0 21600 21600 0 21600 0 0 Z N"/>
        </draw:custom-shape>
        <draw:connector draw:style-name="gr9" draw:text-style-name="P4" draw:layer="layout" draw:type="line" svg:x1="10.501cm" svg:y1="9.127cm" svg:x2="10.501cm" svg:y2="9.677cm" draw:start-shape="id145" draw:start-glue-point="2" draw:end-shape="id146" draw:end-glue-point="0" svg:d="m10501 9127v550" svg:viewBox="0 0 1 551">
          <text:p/>
        </draw:connector>
        <draw:connector draw:style-name="gr9" draw:text-style-name="P4" draw:layer="layout" draw:type="line" svg:x1="11.501cm" svg:y1="9.127cm" svg:x2="11.501cm" svg:y2="9.677cm" draw:start-shape="id147" draw:start-glue-point="2" draw:end-shape="id148" draw:end-glue-point="0" svg:d="m11501 9127v550" svg:viewBox="0 0 1 551">
          <text:p/>
        </draw:connector>
        <draw:custom-shape draw:style-name="gr5" draw:text-style-name="P4" draw:layer="layout" svg:width="0.25cm" svg:height="0.25cm" svg:x="10.402cm" svg:y="8.8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402cm" svg:y="8.8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877cm" svg:y="8.87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149" draw:id="id149" draw:layer="layout" svg:width="0.25cm" svg:height="0.25cm" svg:x="10.377cm" svg:y="8.87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151" draw:id="id151" draw:layer="layout" svg:width="0.25cm" svg:height="0.25cm" svg:x="11.377cm" svg:y="8.8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150" draw:id="id150" draw:layer="layout" svg:width="0.25cm" svg:height="0.25cm" svg:x="10.377cm" svg:y="9.6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152" draw:id="id152" draw:layer="layout" svg:width="0.25cm" svg:height="0.25cm" svg:x="11.377cm" svg:y="9.677cm">
          <text:p/>
          <draw:enhanced-geometry svg:viewBox="0 0 21600 21600" draw:type="rectangle" draw:enhanced-path="M 0 0 L 21600 0 21600 21600 0 21600 0 0 Z N"/>
        </draw:custom-shape>
        <draw:connector draw:style-name="gr9" draw:text-style-name="P4" draw:layer="layout" draw:type="line" svg:x1="10.502cm" svg:y1="9.127cm" svg:x2="10.502cm" svg:y2="9.677cm" draw:start-shape="id149" draw:start-glue-point="2" draw:end-shape="id150" draw:end-glue-point="0" svg:d="m10502 9127v550" svg:viewBox="0 0 1 551">
          <text:p/>
        </draw:connector>
        <draw:connector draw:style-name="gr9" draw:text-style-name="P7" draw:layer="layout" draw:type="line" svg:x1="11.502cm" svg:y1="9.127cm" svg:x2="11.502cm" svg:y2="9.677cm" draw:start-shape="id151" draw:start-glue-point="2" draw:end-shape="id152" draw:end-glue-point="0" svg:d="m11502 9127v550" svg:viewBox="0 0 1 551">
          <text:p/>
        </draw:connector>
        <draw:custom-shape draw:style-name="gr5" draw:text-style-name="P4" draw:layer="layout" svg:width="0.25cm" svg:height="0.25cm" svg:x="10.626cm" svg:y="7.84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2.126cm" svg:y="8.04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401cm" svg:y="6.37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401cm" svg:y="6.37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9.876cm" svg:y="6.37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876cm" svg:y="6.3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153" draw:id="id153" draw:layer="layout" svg:width="0.25cm" svg:height="0.25cm" svg:x="10.376cm" svg:y="6.37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155" draw:id="id155" draw:layer="layout" svg:width="0.25cm" svg:height="0.25cm" svg:x="11.376cm" svg:y="6.37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154" draw:id="id154" draw:layer="layout" svg:width="0.25cm" svg:height="0.25cm" svg:x="10.376cm" svg:y="7.17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156" draw:id="id156" draw:layer="layout" svg:width="0.25cm" svg:height="0.25cm" svg:x="11.376cm" svg:y="7.176cm">
          <text:p/>
          <draw:enhanced-geometry svg:viewBox="0 0 21600 21600" draw:type="rectangle" draw:enhanced-path="M 0 0 L 21600 0 21600 21600 0 21600 0 0 Z N"/>
        </draw:custom-shape>
        <draw:connector draw:style-name="gr9" draw:text-style-name="P4" draw:layer="layout" draw:type="line" svg:x1="10.501cm" svg:y1="6.626cm" svg:x2="10.501cm" svg:y2="7.176cm" draw:start-shape="id153" draw:start-glue-point="2" draw:end-shape="id154" draw:end-glue-point="0" svg:d="m10501 6626v550" svg:viewBox="0 0 1 551">
          <text:p/>
        </draw:connector>
        <draw:connector draw:style-name="gr9" draw:text-style-name="P4" draw:layer="layout" draw:type="line" svg:x1="11.501cm" svg:y1="6.626cm" svg:x2="11.501cm" svg:y2="7.176cm" draw:start-shape="id155" draw:start-glue-point="2" draw:end-shape="id156" draw:end-glue-point="0" svg:d="m11501 6626v550" svg:viewBox="0 0 1 551">
          <text:p/>
        </draw:connector>
        <draw:custom-shape draw:style-name="gr5" draw:text-style-name="P4" draw:layer="layout" svg:width="0.25cm" svg:height="0.25cm" svg:x="10.402cm" svg:y="6.37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402cm" svg:y="6.37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877cm" svg:y="6.3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157" draw:id="id157" draw:layer="layout" svg:width="0.25cm" svg:height="0.25cm" svg:x="10.377cm" svg:y="6.37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159" draw:id="id159" draw:layer="layout" svg:width="0.25cm" svg:height="0.25cm" svg:x="11.377cm" svg:y="6.37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158" draw:id="id158" draw:layer="layout" svg:width="0.25cm" svg:height="0.25cm" svg:x="10.377cm" svg:y="7.17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160" draw:id="id160" draw:layer="layout" svg:width="0.25cm" svg:height="0.25cm" svg:x="11.377cm" svg:y="7.176cm">
          <text:p/>
          <draw:enhanced-geometry svg:viewBox="0 0 21600 21600" draw:type="rectangle" draw:enhanced-path="M 0 0 L 21600 0 21600 21600 0 21600 0 0 Z N"/>
        </draw:custom-shape>
        <draw:connector draw:style-name="gr9" draw:text-style-name="P4" draw:layer="layout" draw:type="line" svg:x1="10.502cm" svg:y1="6.626cm" svg:x2="10.502cm" svg:y2="7.176cm" draw:start-shape="id157" draw:start-glue-point="2" draw:end-shape="id158" draw:end-glue-point="0" svg:d="m10502 6626v550" svg:viewBox="0 0 1 551">
          <text:p/>
        </draw:connector>
        <draw:connector draw:style-name="gr9" draw:text-style-name="P7" draw:layer="layout" draw:type="line" svg:x1="11.502cm" svg:y1="6.626cm" svg:x2="11.502cm" svg:y2="7.176cm" draw:start-shape="id159" draw:start-glue-point="2" draw:end-shape="id160" draw:end-glue-point="0" svg:d="m11502 6626v550" svg:viewBox="0 0 1 551">
          <text:p/>
        </draw:connector>
        <draw:frame draw:style-name="gr10" draw:text-style-name="P6" draw:layer="layout" svg:width="1.158cm" svg:height="0.608cm" svg:x="10.926cm" svg:y="6.491cm">
          <draw:text-box>
            <text:p text:style-name="P6">Cost</text:p>
          </draw:text-box>
        </draw:frame>
        <draw:frame draw:style-name="gr10" draw:text-style-name="P4" draw:layer="layout" svg:width="1.188cm" svg:height="0.608cm" svg:x="9.926cm" svg:y="6.491cm">
          <draw:text-box>
            <text:p text:style-name="P4">Valid</text:p>
          </draw:text-box>
        </draw:frame>
        <draw:custom-shape draw:style-name="gr5" draw:text-style-name="P4" draw:layer="layout" svg:width="0.25cm" svg:height="0.25cm" svg:x="10.401cm" svg:y="6.37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401cm" svg:y="6.37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9.876cm" svg:y="6.37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876cm" svg:y="6.3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161" draw:id="id161" draw:layer="layout" svg:width="0.25cm" svg:height="0.25cm" svg:x="10.376cm" svg:y="6.37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163" draw:id="id163" draw:layer="layout" svg:width="0.25cm" svg:height="0.25cm" svg:x="11.376cm" svg:y="6.37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162" draw:id="id162" draw:layer="layout" svg:width="0.25cm" svg:height="0.25cm" svg:x="10.376cm" svg:y="7.17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164" draw:id="id164" draw:layer="layout" svg:width="0.25cm" svg:height="0.25cm" svg:x="11.376cm" svg:y="7.176cm">
          <text:p/>
          <draw:enhanced-geometry svg:viewBox="0 0 21600 21600" draw:type="rectangle" draw:enhanced-path="M 0 0 L 21600 0 21600 21600 0 21600 0 0 Z N"/>
        </draw:custom-shape>
        <draw:connector draw:style-name="gr9" draw:text-style-name="P4" draw:layer="layout" draw:type="line" svg:x1="10.501cm" svg:y1="6.626cm" svg:x2="10.501cm" svg:y2="7.176cm" draw:start-shape="id161" draw:start-glue-point="2" draw:end-shape="id162" draw:end-glue-point="0" svg:d="m10501 6626v550" svg:viewBox="0 0 1 551">
          <text:p/>
        </draw:connector>
        <draw:connector draw:style-name="gr9" draw:text-style-name="P4" draw:layer="layout" draw:type="line" svg:x1="11.501cm" svg:y1="6.626cm" svg:x2="11.501cm" svg:y2="7.176cm" draw:start-shape="id163" draw:start-glue-point="2" draw:end-shape="id164" draw:end-glue-point="0" svg:d="m11501 6626v550" svg:viewBox="0 0 1 551">
          <text:p/>
        </draw:connector>
        <draw:custom-shape draw:style-name="gr5" draw:text-style-name="P4" draw:layer="layout" svg:width="0.25cm" svg:height="0.25cm" svg:x="10.402cm" svg:y="6.37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402cm" svg:y="6.37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877cm" svg:y="6.3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165" draw:id="id165" draw:layer="layout" svg:width="0.25cm" svg:height="0.25cm" svg:x="10.377cm" svg:y="6.37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167" draw:id="id167" draw:layer="layout" svg:width="0.25cm" svg:height="0.25cm" svg:x="11.377cm" svg:y="6.37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166" draw:id="id166" draw:layer="layout" svg:width="0.25cm" svg:height="0.25cm" svg:x="10.377cm" svg:y="7.17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168" draw:id="id168" draw:layer="layout" svg:width="0.25cm" svg:height="0.25cm" svg:x="11.377cm" svg:y="7.176cm">
          <text:p/>
          <draw:enhanced-geometry svg:viewBox="0 0 21600 21600" draw:type="rectangle" draw:enhanced-path="M 0 0 L 21600 0 21600 21600 0 21600 0 0 Z N"/>
        </draw:custom-shape>
        <draw:connector draw:style-name="gr9" draw:text-style-name="P4" draw:layer="layout" draw:type="line" svg:x1="10.502cm" svg:y1="6.626cm" svg:x2="10.502cm" svg:y2="7.176cm" draw:start-shape="id165" draw:start-glue-point="2" draw:end-shape="id166" draw:end-glue-point="0" svg:d="m10502 6626v550" svg:viewBox="0 0 1 551">
          <text:p/>
        </draw:connector>
        <draw:connector draw:style-name="gr9" draw:text-style-name="P7" draw:layer="layout" draw:type="line" svg:x1="11.502cm" svg:y1="6.626cm" svg:x2="11.502cm" svg:y2="7.176cm" draw:start-shape="id167" draw:start-glue-point="2" draw:end-shape="id168" draw:end-glue-point="0" svg:d="m11502 6626v550" svg:viewBox="0 0 1 551">
          <text:p/>
        </draw:connector>
        <draw:custom-shape draw:style-name="gr5" draw:text-style-name="P4" draw:layer="layout" svg:width="0.25cm" svg:height="0.25cm" svg:x="10.401cm" svg:y="6.37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401cm" svg:y="6.37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876cm" svg:y="6.3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169" draw:id="id169" draw:layer="layout" svg:width="0.25cm" svg:height="0.25cm" svg:x="10.376cm" svg:y="6.37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171" draw:id="id171" draw:layer="layout" svg:width="0.25cm" svg:height="0.25cm" svg:x="11.376cm" svg:y="6.37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170" draw:id="id170" draw:layer="layout" svg:width="0.25cm" svg:height="0.25cm" svg:x="10.376cm" svg:y="7.17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172" draw:id="id172" draw:layer="layout" svg:width="0.25cm" svg:height="0.25cm" svg:x="11.376cm" svg:y="7.176cm">
          <text:p/>
          <draw:enhanced-geometry svg:viewBox="0 0 21600 21600" draw:type="rectangle" draw:enhanced-path="M 0 0 L 21600 0 21600 21600 0 21600 0 0 Z N"/>
        </draw:custom-shape>
        <draw:connector draw:style-name="gr9" draw:text-style-name="P4" draw:layer="layout" draw:type="line" svg:x1="10.501cm" svg:y1="6.626cm" svg:x2="10.501cm" svg:y2="7.176cm" draw:start-shape="id169" draw:start-glue-point="2" draw:end-shape="id170" draw:end-glue-point="0" svg:d="m10501 6626v550" svg:viewBox="0 0 1 551">
          <text:p/>
        </draw:connector>
        <draw:connector draw:style-name="gr9" draw:text-style-name="P4" draw:layer="layout" draw:type="line" svg:x1="11.501cm" svg:y1="6.626cm" svg:x2="11.501cm" svg:y2="7.176cm" draw:start-shape="id171" draw:start-glue-point="2" draw:end-shape="id172" draw:end-glue-point="0" svg:d="m11501 6626v550" svg:viewBox="0 0 1 551">
          <text:p/>
        </draw:connector>
        <draw:custom-shape draw:style-name="gr5" draw:text-style-name="P4" draw:layer="layout" svg:width="0.25cm" svg:height="0.25cm" svg:x="10.402cm" svg:y="6.37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402cm" svg:y="6.37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877cm" svg:y="6.3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173" draw:id="id173" draw:layer="layout" svg:width="0.25cm" svg:height="0.25cm" svg:x="10.377cm" svg:y="6.37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175" draw:id="id175" draw:layer="layout" svg:width="0.25cm" svg:height="0.25cm" svg:x="11.377cm" svg:y="6.37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174" draw:id="id174" draw:layer="layout" svg:width="0.25cm" svg:height="0.25cm" svg:x="10.377cm" svg:y="7.17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176" draw:id="id176" draw:layer="layout" svg:width="0.25cm" svg:height="0.25cm" svg:x="11.377cm" svg:y="7.176cm">
          <text:p/>
          <draw:enhanced-geometry svg:viewBox="0 0 21600 21600" draw:type="rectangle" draw:enhanced-path="M 0 0 L 21600 0 21600 21600 0 21600 0 0 Z N"/>
        </draw:custom-shape>
        <draw:connector draw:style-name="gr9" draw:text-style-name="P4" draw:layer="layout" draw:type="line" svg:x1="10.502cm" svg:y1="6.626cm" svg:x2="10.502cm" svg:y2="7.176cm" draw:start-shape="id173" draw:start-glue-point="2" draw:end-shape="id174" draw:end-glue-point="0" svg:d="m10502 6626v550" svg:viewBox="0 0 1 551">
          <text:p/>
        </draw:connector>
        <draw:connector draw:style-name="gr9" draw:text-style-name="P7" draw:layer="layout" draw:type="line" svg:x1="11.502cm" svg:y1="6.626cm" svg:x2="11.502cm" svg:y2="7.176cm" draw:start-shape="id175" draw:start-glue-point="2" draw:end-shape="id176" draw:end-glue-point="0" svg:d="m11502 6626v550" svg:viewBox="0 0 1 551">
          <text:p/>
        </draw:connector>
        <draw:custom-shape draw:style-name="gr5" draw:text-style-name="P4" draw:layer="layout" svg:width="0.25cm" svg:height="0.25cm" svg:x="10.401cm" svg:y="6.37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401cm" svg:y="6.37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876cm" svg:y="6.3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177" draw:id="id177" draw:layer="layout" svg:width="0.25cm" svg:height="0.25cm" svg:x="10.376cm" svg:y="6.37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179" draw:id="id179" draw:layer="layout" svg:width="0.25cm" svg:height="0.25cm" svg:x="11.376cm" svg:y="6.37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178" draw:id="id178" draw:layer="layout" svg:width="0.25cm" svg:height="0.25cm" svg:x="10.376cm" svg:y="7.17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180" draw:id="id180" draw:layer="layout" svg:width="0.25cm" svg:height="0.25cm" svg:x="11.376cm" svg:y="7.176cm">
          <text:p/>
          <draw:enhanced-geometry svg:viewBox="0 0 21600 21600" draw:type="rectangle" draw:enhanced-path="M 0 0 L 21600 0 21600 21600 0 21600 0 0 Z N"/>
        </draw:custom-shape>
        <draw:connector draw:style-name="gr9" draw:text-style-name="P4" draw:layer="layout" draw:type="line" svg:x1="10.501cm" svg:y1="6.626cm" svg:x2="10.501cm" svg:y2="7.176cm" draw:start-shape="id177" draw:start-glue-point="2" draw:end-shape="id178" draw:end-glue-point="0" svg:d="m10501 6626v550" svg:viewBox="0 0 1 551">
          <text:p/>
        </draw:connector>
        <draw:connector draw:style-name="gr9" draw:text-style-name="P4" draw:layer="layout" draw:type="line" svg:x1="11.501cm" svg:y1="6.626cm" svg:x2="11.501cm" svg:y2="7.176cm" draw:start-shape="id179" draw:start-glue-point="2" draw:end-shape="id180" draw:end-glue-point="0" svg:d="m11501 6626v550" svg:viewBox="0 0 1 551">
          <text:p/>
        </draw:connector>
        <draw:custom-shape draw:style-name="gr5" draw:text-style-name="P4" draw:layer="layout" svg:width="0.25cm" svg:height="0.25cm" svg:x="10.402cm" svg:y="6.37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402cm" svg:y="6.37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877cm" svg:y="6.3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181" draw:id="id181" draw:layer="layout" svg:width="0.25cm" svg:height="0.25cm" svg:x="10.377cm" svg:y="6.37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183" draw:id="id183" draw:layer="layout" svg:width="0.25cm" svg:height="0.25cm" svg:x="11.377cm" svg:y="6.37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182" draw:id="id182" draw:layer="layout" svg:width="0.25cm" svg:height="0.25cm" svg:x="10.377cm" svg:y="7.17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184" draw:id="id184" draw:layer="layout" svg:width="0.25cm" svg:height="0.25cm" svg:x="11.377cm" svg:y="7.176cm">
          <text:p/>
          <draw:enhanced-geometry svg:viewBox="0 0 21600 21600" draw:type="rectangle" draw:enhanced-path="M 0 0 L 21600 0 21600 21600 0 21600 0 0 Z N"/>
        </draw:custom-shape>
        <draw:connector draw:style-name="gr9" draw:text-style-name="P4" draw:layer="layout" draw:type="line" svg:x1="10.502cm" svg:y1="6.626cm" svg:x2="10.502cm" svg:y2="7.176cm" draw:start-shape="id181" draw:start-glue-point="2" draw:end-shape="id182" draw:end-glue-point="0" svg:d="m10502 6626v550" svg:viewBox="0 0 1 551">
          <text:p/>
        </draw:connector>
        <draw:connector draw:style-name="gr9" draw:text-style-name="P7" draw:layer="layout" draw:type="line" svg:x1="11.502cm" svg:y1="6.626cm" svg:x2="11.502cm" svg:y2="7.176cm" draw:start-shape="id183" draw:start-glue-point="2" draw:end-shape="id184" draw:end-glue-point="0" svg:d="m11502 6626v550" svg:viewBox="0 0 1 551">
          <text:p/>
        </draw:connector>
        <draw:custom-shape draw:style-name="gr5" draw:text-style-name="P4" draw:layer="layout" svg:width="0.25cm" svg:height="0.25cm" svg:x="10.401cm" svg:y="6.37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401cm" svg:y="6.37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876cm" svg:y="6.3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185" draw:id="id185" draw:layer="layout" svg:width="0.25cm" svg:height="0.25cm" svg:x="10.376cm" svg:y="6.37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187" draw:id="id187" draw:layer="layout" svg:width="0.25cm" svg:height="0.25cm" svg:x="11.376cm" svg:y="6.37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186" draw:id="id186" draw:layer="layout" svg:width="0.25cm" svg:height="0.25cm" svg:x="10.376cm" svg:y="7.17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188" draw:id="id188" draw:layer="layout" svg:width="0.25cm" svg:height="0.25cm" svg:x="11.376cm" svg:y="7.176cm">
          <text:p/>
          <draw:enhanced-geometry svg:viewBox="0 0 21600 21600" draw:type="rectangle" draw:enhanced-path="M 0 0 L 21600 0 21600 21600 0 21600 0 0 Z N"/>
        </draw:custom-shape>
        <draw:connector draw:style-name="gr9" draw:text-style-name="P4" draw:layer="layout" draw:type="line" svg:x1="10.501cm" svg:y1="6.626cm" svg:x2="10.501cm" svg:y2="7.176cm" draw:start-shape="id185" draw:start-glue-point="2" draw:end-shape="id186" draw:end-glue-point="0" svg:d="m10501 6626v550" svg:viewBox="0 0 1 551">
          <text:p/>
        </draw:connector>
        <draw:connector draw:style-name="gr9" draw:text-style-name="P4" draw:layer="layout" draw:type="line" svg:x1="11.501cm" svg:y1="6.626cm" svg:x2="11.501cm" svg:y2="7.176cm" draw:start-shape="id187" draw:start-glue-point="2" draw:end-shape="id188" draw:end-glue-point="0" svg:d="m11501 6626v550" svg:viewBox="0 0 1 551">
          <text:p/>
        </draw:connector>
        <draw:custom-shape draw:style-name="gr5" draw:text-style-name="P4" draw:layer="layout" svg:width="0.25cm" svg:height="0.25cm" svg:x="10.402cm" svg:y="6.37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402cm" svg:y="6.37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877cm" svg:y="6.3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189" draw:id="id189" draw:layer="layout" svg:width="0.25cm" svg:height="0.25cm" svg:x="10.377cm" svg:y="6.37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191" draw:id="id191" draw:layer="layout" svg:width="0.25cm" svg:height="0.25cm" svg:x="11.377cm" svg:y="6.37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190" draw:id="id190" draw:layer="layout" svg:width="0.25cm" svg:height="0.25cm" svg:x="10.377cm" svg:y="7.17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192" draw:id="id192" draw:layer="layout" svg:width="0.25cm" svg:height="0.25cm" svg:x="11.377cm" svg:y="7.176cm">
          <text:p/>
          <draw:enhanced-geometry svg:viewBox="0 0 21600 21600" draw:type="rectangle" draw:enhanced-path="M 0 0 L 21600 0 21600 21600 0 21600 0 0 Z N"/>
        </draw:custom-shape>
        <draw:connector draw:style-name="gr9" draw:text-style-name="P4" draw:layer="layout" draw:type="line" svg:x1="10.502cm" svg:y1="6.626cm" svg:x2="10.502cm" svg:y2="7.176cm" draw:start-shape="id189" draw:start-glue-point="2" draw:end-shape="id190" draw:end-glue-point="0" svg:d="m10502 6626v550" svg:viewBox="0 0 1 551">
          <text:p/>
        </draw:connector>
        <draw:connector draw:style-name="gr9" draw:text-style-name="P7" draw:layer="layout" draw:type="line" svg:x1="11.502cm" svg:y1="6.626cm" svg:x2="11.502cm" svg:y2="7.176cm" draw:start-shape="id191" draw:start-glue-point="2" draw:end-shape="id192" draw:end-glue-point="0" svg:d="m11502 6626v550" svg:viewBox="0 0 1 551">
          <text:p/>
        </draw:connector>
        <draw:custom-shape draw:style-name="gr5" draw:text-style-name="P4" draw:layer="layout" svg:width="0.25cm" svg:height="0.25cm" svg:x="10.401cm" svg:y="6.37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401cm" svg:y="6.37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876cm" svg:y="6.3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193" draw:id="id193" draw:layer="layout" svg:width="0.25cm" svg:height="0.25cm" svg:x="10.376cm" svg:y="6.37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195" draw:id="id195" draw:layer="layout" svg:width="0.25cm" svg:height="0.25cm" svg:x="11.376cm" svg:y="6.37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194" draw:id="id194" draw:layer="layout" svg:width="0.25cm" svg:height="0.25cm" svg:x="10.376cm" svg:y="7.17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196" draw:id="id196" draw:layer="layout" svg:width="0.25cm" svg:height="0.25cm" svg:x="11.376cm" svg:y="7.176cm">
          <text:p/>
          <draw:enhanced-geometry svg:viewBox="0 0 21600 21600" draw:type="rectangle" draw:enhanced-path="M 0 0 L 21600 0 21600 21600 0 21600 0 0 Z N"/>
        </draw:custom-shape>
        <draw:connector draw:style-name="gr9" draw:text-style-name="P4" draw:layer="layout" draw:type="line" svg:x1="10.501cm" svg:y1="6.626cm" svg:x2="10.501cm" svg:y2="7.176cm" draw:start-shape="id193" draw:start-glue-point="2" draw:end-shape="id194" draw:end-glue-point="0" svg:d="m10501 6626v550" svg:viewBox="0 0 1 551">
          <text:p/>
        </draw:connector>
        <draw:connector draw:style-name="gr9" draw:text-style-name="P4" draw:layer="layout" draw:type="line" svg:x1="11.501cm" svg:y1="6.626cm" svg:x2="11.501cm" svg:y2="7.176cm" draw:start-shape="id195" draw:start-glue-point="2" draw:end-shape="id196" draw:end-glue-point="0" svg:d="m11501 6626v550" svg:viewBox="0 0 1 551">
          <text:p/>
        </draw:connector>
        <draw:custom-shape draw:style-name="gr5" draw:text-style-name="P4" draw:layer="layout" svg:width="0.25cm" svg:height="0.25cm" svg:x="10.402cm" svg:y="6.37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402cm" svg:y="6.37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877cm" svg:y="6.3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197" draw:id="id197" draw:layer="layout" svg:width="0.25cm" svg:height="0.25cm" svg:x="10.377cm" svg:y="6.37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199" draw:id="id199" draw:layer="layout" svg:width="0.25cm" svg:height="0.25cm" svg:x="11.377cm" svg:y="6.37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198" draw:id="id198" draw:layer="layout" svg:width="0.25cm" svg:height="0.25cm" svg:x="10.377cm" svg:y="7.17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200" draw:id="id200" draw:layer="layout" svg:width="0.25cm" svg:height="0.25cm" svg:x="11.377cm" svg:y="7.176cm">
          <text:p/>
          <draw:enhanced-geometry svg:viewBox="0 0 21600 21600" draw:type="rectangle" draw:enhanced-path="M 0 0 L 21600 0 21600 21600 0 21600 0 0 Z N"/>
        </draw:custom-shape>
        <draw:connector draw:style-name="gr9" draw:text-style-name="P4" draw:layer="layout" draw:type="line" svg:x1="10.502cm" svg:y1="6.626cm" svg:x2="10.502cm" svg:y2="7.176cm" draw:start-shape="id197" draw:start-glue-point="2" draw:end-shape="id198" draw:end-glue-point="0" svg:d="m10502 6626v550" svg:viewBox="0 0 1 551">
          <text:p/>
        </draw:connector>
        <draw:connector draw:style-name="gr9" draw:text-style-name="P7" draw:layer="layout" draw:type="line" svg:x1="11.502cm" svg:y1="6.626cm" svg:x2="11.502cm" svg:y2="7.176cm" draw:start-shape="id199" draw:start-glue-point="2" draw:end-shape="id200" draw:end-glue-point="0" svg:d="m11502 6626v550" svg:viewBox="0 0 1 551">
          <text:p/>
        </draw:connector>
        <draw:custom-shape draw:style-name="gr5" draw:text-style-name="P4" draw:layer="layout" svg:width="0.25cm" svg:height="0.25cm" svg:x="10.401cm" svg:y="6.37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401cm" svg:y="6.37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876cm" svg:y="6.3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201" draw:id="id201" draw:layer="layout" svg:width="0.25cm" svg:height="0.25cm" svg:x="10.376cm" svg:y="6.37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203" draw:id="id203" draw:layer="layout" svg:width="0.25cm" svg:height="0.25cm" svg:x="11.376cm" svg:y="6.37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202" draw:id="id202" draw:layer="layout" svg:width="0.25cm" svg:height="0.25cm" svg:x="10.376cm" svg:y="7.17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204" draw:id="id204" draw:layer="layout" svg:width="0.25cm" svg:height="0.25cm" svg:x="11.376cm" svg:y="7.176cm">
          <text:p/>
          <draw:enhanced-geometry svg:viewBox="0 0 21600 21600" draw:type="rectangle" draw:enhanced-path="M 0 0 L 21600 0 21600 21600 0 21600 0 0 Z N"/>
        </draw:custom-shape>
        <draw:connector draw:style-name="gr9" draw:text-style-name="P4" draw:layer="layout" draw:type="line" svg:x1="10.501cm" svg:y1="6.626cm" svg:x2="10.501cm" svg:y2="7.176cm" draw:start-shape="id201" draw:start-glue-point="2" draw:end-shape="id202" draw:end-glue-point="0" svg:d="m10501 6626v550" svg:viewBox="0 0 1 551">
          <text:p/>
        </draw:connector>
        <draw:connector draw:style-name="gr9" draw:text-style-name="P4" draw:layer="layout" draw:type="line" svg:x1="11.501cm" svg:y1="6.626cm" svg:x2="11.501cm" svg:y2="7.176cm" draw:start-shape="id203" draw:start-glue-point="2" draw:end-shape="id204" draw:end-glue-point="0" svg:d="m11501 6626v550" svg:viewBox="0 0 1 551">
          <text:p/>
        </draw:connector>
        <draw:custom-shape draw:style-name="gr5" draw:text-style-name="P4" draw:layer="layout" svg:width="0.25cm" svg:height="0.25cm" svg:x="10.402cm" svg:y="6.37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402cm" svg:y="6.37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877cm" svg:y="6.3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205" draw:id="id205" draw:layer="layout" svg:width="0.25cm" svg:height="0.25cm" svg:x="10.377cm" svg:y="6.37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207" draw:id="id207" draw:layer="layout" svg:width="0.25cm" svg:height="0.25cm" svg:x="11.377cm" svg:y="6.37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206" draw:id="id206" draw:layer="layout" svg:width="0.25cm" svg:height="0.25cm" svg:x="10.377cm" svg:y="7.17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208" draw:id="id208" draw:layer="layout" svg:width="0.25cm" svg:height="0.25cm" svg:x="11.377cm" svg:y="7.176cm">
          <text:p/>
          <draw:enhanced-geometry svg:viewBox="0 0 21600 21600" draw:type="rectangle" draw:enhanced-path="M 0 0 L 21600 0 21600 21600 0 21600 0 0 Z N"/>
        </draw:custom-shape>
        <draw:connector draw:style-name="gr9" draw:text-style-name="P4" draw:layer="layout" draw:type="line" svg:x1="10.502cm" svg:y1="6.626cm" svg:x2="10.502cm" svg:y2="7.176cm" draw:start-shape="id205" draw:start-glue-point="2" draw:end-shape="id206" draw:end-glue-point="0" svg:d="m10502 6626v550" svg:viewBox="0 0 1 551">
          <text:p/>
        </draw:connector>
        <draw:connector draw:style-name="gr9" draw:text-style-name="P7" draw:layer="layout" draw:type="line" svg:x1="11.502cm" svg:y1="6.626cm" svg:x2="11.502cm" svg:y2="7.176cm" draw:start-shape="id207" draw:start-glue-point="2" draw:end-shape="id208" draw:end-glue-point="0" svg:d="m11502 6626v550" svg:viewBox="0 0 1 551">
          <text:p/>
        </draw:connector>
        <draw:custom-shape draw:style-name="gr5" draw:text-style-name="P4" draw:layer="layout" svg:width="0.25cm" svg:height="0.25cm" svg:x="10.401cm" svg:y="6.37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401cm" svg:y="6.37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876cm" svg:y="6.3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209" draw:id="id209" draw:layer="layout" svg:width="0.25cm" svg:height="0.25cm" svg:x="10.376cm" svg:y="6.37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211" draw:id="id211" draw:layer="layout" svg:width="0.25cm" svg:height="0.25cm" svg:x="11.376cm" svg:y="6.37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210" draw:id="id210" draw:layer="layout" svg:width="0.25cm" svg:height="0.25cm" svg:x="10.376cm" svg:y="7.17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212" draw:id="id212" draw:layer="layout" svg:width="0.25cm" svg:height="0.25cm" svg:x="11.376cm" svg:y="7.176cm">
          <text:p/>
          <draw:enhanced-geometry svg:viewBox="0 0 21600 21600" draw:type="rectangle" draw:enhanced-path="M 0 0 L 21600 0 21600 21600 0 21600 0 0 Z N"/>
        </draw:custom-shape>
        <draw:connector draw:style-name="gr9" draw:text-style-name="P4" draw:layer="layout" draw:type="line" svg:x1="10.501cm" svg:y1="6.626cm" svg:x2="10.501cm" svg:y2="7.176cm" draw:start-shape="id209" draw:start-glue-point="2" draw:end-shape="id210" draw:end-glue-point="0" svg:d="m10501 6626v550" svg:viewBox="0 0 1 551">
          <text:p/>
        </draw:connector>
        <draw:connector draw:style-name="gr9" draw:text-style-name="P4" draw:layer="layout" draw:type="line" svg:x1="11.501cm" svg:y1="6.626cm" svg:x2="11.501cm" svg:y2="7.176cm" draw:start-shape="id211" draw:start-glue-point="2" draw:end-shape="id212" draw:end-glue-point="0" svg:d="m11501 6626v550" svg:viewBox="0 0 1 551">
          <text:p/>
        </draw:connector>
        <draw:custom-shape draw:style-name="gr5" draw:text-style-name="P4" draw:layer="layout" svg:width="0.25cm" svg:height="0.25cm" svg:x="10.402cm" svg:y="6.37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402cm" svg:y="6.37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877cm" svg:y="6.3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213" draw:id="id213" draw:layer="layout" svg:width="0.25cm" svg:height="0.25cm" svg:x="10.377cm" svg:y="6.37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215" draw:id="id215" draw:layer="layout" svg:width="0.25cm" svg:height="0.25cm" svg:x="11.377cm" svg:y="6.37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214" draw:id="id214" draw:layer="layout" svg:width="0.25cm" svg:height="0.25cm" svg:x="10.377cm" svg:y="7.17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216" draw:id="id216" draw:layer="layout" svg:width="0.25cm" svg:height="0.25cm" svg:x="11.377cm" svg:y="7.176cm">
          <text:p/>
          <draw:enhanced-geometry svg:viewBox="0 0 21600 21600" draw:type="rectangle" draw:enhanced-path="M 0 0 L 21600 0 21600 21600 0 21600 0 0 Z N"/>
        </draw:custom-shape>
        <draw:connector draw:style-name="gr9" draw:text-style-name="P4" draw:layer="layout" draw:type="line" svg:x1="10.502cm" svg:y1="6.626cm" svg:x2="10.502cm" svg:y2="7.176cm" draw:start-shape="id213" draw:start-glue-point="2" draw:end-shape="id214" draw:end-glue-point="0" svg:d="m10502 6626v550" svg:viewBox="0 0 1 551">
          <text:p/>
        </draw:connector>
        <draw:connector draw:style-name="gr9" draw:text-style-name="P7" draw:layer="layout" draw:type="line" svg:x1="11.502cm" svg:y1="6.626cm" svg:x2="11.502cm" svg:y2="7.176cm" draw:start-shape="id215" draw:start-glue-point="2" draw:end-shape="id216" draw:end-glue-point="0" svg:d="m11502 6626v550" svg:viewBox="0 0 1 551">
          <text:p/>
        </draw:connector>
        <draw:custom-shape draw:style-name="gr5" draw:text-style-name="P4" draw:layer="layout" svg:width="0.25cm" svg:height="0.25cm" svg:x="10.626cm" svg:y="7.8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2.126cm" svg:y="8.0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401cm" svg:y="6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401cm" svg:y="6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876cm" svg:y="6.37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217" draw:id="id217" draw:layer="layout" svg:width="0.25cm" svg:height="0.25cm" svg:x="10.376cm" svg:y="6.37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219" draw:id="id219" draw:layer="layout" svg:width="0.25cm" svg:height="0.25cm" svg:x="11.376cm" svg:y="6.3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218" draw:id="id218" draw:layer="layout" svg:width="0.25cm" svg:height="0.25cm" svg:x="10.376cm" svg:y="7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220" draw:id="id220" draw:layer="layout" svg:width="0.25cm" svg:height="0.25cm" svg:x="11.376cm" svg:y="7.177cm">
          <text:p/>
          <draw:enhanced-geometry svg:viewBox="0 0 21600 21600" draw:type="rectangle" draw:enhanced-path="M 0 0 L 21600 0 21600 21600 0 21600 0 0 Z N"/>
        </draw:custom-shape>
        <draw:connector draw:style-name="gr9" draw:text-style-name="P4" draw:layer="layout" draw:type="line" svg:x1="10.501cm" svg:y1="6.627cm" svg:x2="10.501cm" svg:y2="7.177cm" draw:start-shape="id217" draw:start-glue-point="2" draw:end-shape="id218" draw:end-glue-point="0" svg:d="m10501 6627v550" svg:viewBox="0 0 1 551">
          <text:p/>
        </draw:connector>
        <draw:connector draw:style-name="gr9" draw:text-style-name="P4" draw:layer="layout" draw:type="line" svg:x1="11.501cm" svg:y1="6.627cm" svg:x2="11.501cm" svg:y2="7.177cm" draw:start-shape="id219" draw:start-glue-point="2" draw:end-shape="id220" draw:end-glue-point="0" svg:d="m11501 6627v550" svg:viewBox="0 0 1 551">
          <text:p/>
        </draw:connector>
        <draw:custom-shape draw:style-name="gr5" draw:text-style-name="P4" draw:layer="layout" svg:width="0.25cm" svg:height="0.25cm" svg:x="10.402cm" svg:y="6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402cm" svg:y="6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877cm" svg:y="6.37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221" draw:id="id221" draw:layer="layout" svg:width="0.25cm" svg:height="0.25cm" svg:x="10.377cm" svg:y="6.37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223" draw:id="id223" draw:layer="layout" svg:width="0.25cm" svg:height="0.25cm" svg:x="11.377cm" svg:y="6.3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222" draw:id="id222" draw:layer="layout" svg:width="0.25cm" svg:height="0.25cm" svg:x="10.377cm" svg:y="7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224" draw:id="id224" draw:layer="layout" svg:width="0.25cm" svg:height="0.25cm" svg:x="11.377cm" svg:y="7.177cm">
          <text:p/>
          <draw:enhanced-geometry svg:viewBox="0 0 21600 21600" draw:type="rectangle" draw:enhanced-path="M 0 0 L 21600 0 21600 21600 0 21600 0 0 Z N"/>
        </draw:custom-shape>
        <draw:connector draw:style-name="gr9" draw:text-style-name="P4" draw:layer="layout" draw:type="line" svg:x1="10.502cm" svg:y1="6.627cm" svg:x2="10.502cm" svg:y2="7.177cm" draw:start-shape="id221" draw:start-glue-point="2" draw:end-shape="id222" draw:end-glue-point="0" svg:d="m10502 6627v550" svg:viewBox="0 0 1 551">
          <text:p/>
        </draw:connector>
        <draw:connector draw:style-name="gr9" draw:text-style-name="P7" draw:layer="layout" draw:type="line" svg:x1="11.502cm" svg:y1="6.627cm" svg:x2="11.502cm" svg:y2="7.177cm" draw:start-shape="id223" draw:start-glue-point="2" draw:end-shape="id224" draw:end-glue-point="0" svg:d="m11502 6627v550" svg:viewBox="0 0 1 551">
          <text:p/>
        </draw:connector>
        <draw:custom-shape draw:style-name="gr5" draw:text-style-name="P4" draw:layer="layout" svg:width="0.25cm" svg:height="0.25cm" svg:x="10.401cm" svg:y="6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401cm" svg:y="6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876cm" svg:y="6.37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225" draw:id="id225" draw:layer="layout" svg:width="0.25cm" svg:height="0.25cm" svg:x="10.376cm" svg:y="6.37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227" draw:id="id227" draw:layer="layout" svg:width="0.25cm" svg:height="0.25cm" svg:x="11.376cm" svg:y="6.3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226" draw:id="id226" draw:layer="layout" svg:width="0.25cm" svg:height="0.25cm" svg:x="10.376cm" svg:y="7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228" draw:id="id228" draw:layer="layout" svg:width="0.25cm" svg:height="0.25cm" svg:x="11.376cm" svg:y="7.177cm">
          <text:p/>
          <draw:enhanced-geometry svg:viewBox="0 0 21600 21600" draw:type="rectangle" draw:enhanced-path="M 0 0 L 21600 0 21600 21600 0 21600 0 0 Z N"/>
        </draw:custom-shape>
        <draw:connector draw:style-name="gr9" draw:text-style-name="P4" draw:layer="layout" draw:type="line" svg:x1="10.501cm" svg:y1="6.627cm" svg:x2="10.501cm" svg:y2="7.177cm" draw:start-shape="id225" draw:start-glue-point="2" draw:end-shape="id226" draw:end-glue-point="0" svg:d="m10501 6627v550" svg:viewBox="0 0 1 551">
          <text:p/>
        </draw:connector>
        <draw:connector draw:style-name="gr9" draw:text-style-name="P4" draw:layer="layout" draw:type="line" svg:x1="11.501cm" svg:y1="6.627cm" svg:x2="11.501cm" svg:y2="7.177cm" draw:start-shape="id227" draw:start-glue-point="2" draw:end-shape="id228" draw:end-glue-point="0" svg:d="m11501 6627v550" svg:viewBox="0 0 1 551">
          <text:p/>
        </draw:connector>
        <draw:custom-shape draw:style-name="gr5" draw:text-style-name="P4" draw:layer="layout" svg:width="0.25cm" svg:height="0.25cm" svg:x="10.402cm" svg:y="6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402cm" svg:y="6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877cm" svg:y="6.37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229" draw:id="id229" draw:layer="layout" svg:width="0.25cm" svg:height="0.25cm" svg:x="10.377cm" svg:y="6.37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231" draw:id="id231" draw:layer="layout" svg:width="0.25cm" svg:height="0.25cm" svg:x="11.377cm" svg:y="6.3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230" draw:id="id230" draw:layer="layout" svg:width="0.25cm" svg:height="0.25cm" svg:x="10.377cm" svg:y="7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232" draw:id="id232" draw:layer="layout" svg:width="0.25cm" svg:height="0.25cm" svg:x="11.377cm" svg:y="7.177cm">
          <text:p/>
          <draw:enhanced-geometry svg:viewBox="0 0 21600 21600" draw:type="rectangle" draw:enhanced-path="M 0 0 L 21600 0 21600 21600 0 21600 0 0 Z N"/>
        </draw:custom-shape>
        <draw:connector draw:style-name="gr9" draw:text-style-name="P4" draw:layer="layout" draw:type="line" svg:x1="10.502cm" svg:y1="6.627cm" svg:x2="10.502cm" svg:y2="7.177cm" draw:start-shape="id229" draw:start-glue-point="2" draw:end-shape="id230" draw:end-glue-point="0" svg:d="m10502 6627v550" svg:viewBox="0 0 1 551">
          <text:p/>
        </draw:connector>
        <draw:connector draw:style-name="gr9" draw:text-style-name="P7" draw:layer="layout" draw:type="line" svg:x1="11.502cm" svg:y1="6.627cm" svg:x2="11.502cm" svg:y2="7.177cm" draw:start-shape="id231" draw:start-glue-point="2" draw:end-shape="id232" draw:end-glue-point="0" svg:d="m11502 6627v550" svg:viewBox="0 0 1 551">
          <text:p/>
        </draw:connector>
        <draw:custom-shape draw:style-name="gr5" draw:text-style-name="P4" draw:layer="layout" svg:width="0.25cm" svg:height="0.25cm" svg:x="10.401cm" svg:y="6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401cm" svg:y="6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876cm" svg:y="6.37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233" draw:id="id233" draw:layer="layout" svg:width="0.25cm" svg:height="0.25cm" svg:x="10.376cm" svg:y="6.37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235" draw:id="id235" draw:layer="layout" svg:width="0.25cm" svg:height="0.25cm" svg:x="11.376cm" svg:y="6.3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234" draw:id="id234" draw:layer="layout" svg:width="0.25cm" svg:height="0.25cm" svg:x="10.376cm" svg:y="7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236" draw:id="id236" draw:layer="layout" svg:width="0.25cm" svg:height="0.25cm" svg:x="11.376cm" svg:y="7.177cm">
          <text:p/>
          <draw:enhanced-geometry svg:viewBox="0 0 21600 21600" draw:type="rectangle" draw:enhanced-path="M 0 0 L 21600 0 21600 21600 0 21600 0 0 Z N"/>
        </draw:custom-shape>
        <draw:connector draw:style-name="gr9" draw:text-style-name="P4" draw:layer="layout" draw:type="line" svg:x1="10.501cm" svg:y1="6.627cm" svg:x2="10.501cm" svg:y2="7.177cm" draw:start-shape="id233" draw:start-glue-point="2" draw:end-shape="id234" draw:end-glue-point="0" svg:d="m10501 6627v550" svg:viewBox="0 0 1 551">
          <text:p/>
        </draw:connector>
        <draw:connector draw:style-name="gr9" draw:text-style-name="P4" draw:layer="layout" draw:type="line" svg:x1="11.501cm" svg:y1="6.627cm" svg:x2="11.501cm" svg:y2="7.177cm" draw:start-shape="id235" draw:start-glue-point="2" draw:end-shape="id236" draw:end-glue-point="0" svg:d="m11501 6627v550" svg:viewBox="0 0 1 551">
          <text:p/>
        </draw:connector>
        <draw:custom-shape draw:style-name="gr5" draw:text-style-name="P4" draw:layer="layout" svg:width="0.25cm" svg:height="0.25cm" svg:x="10.402cm" svg:y="6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402cm" svg:y="6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877cm" svg:y="6.37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237" draw:id="id237" draw:layer="layout" svg:width="0.25cm" svg:height="0.25cm" svg:x="10.377cm" svg:y="6.37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239" draw:id="id239" draw:layer="layout" svg:width="0.25cm" svg:height="0.25cm" svg:x="11.377cm" svg:y="6.3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238" draw:id="id238" draw:layer="layout" svg:width="0.25cm" svg:height="0.25cm" svg:x="10.377cm" svg:y="7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240" draw:id="id240" draw:layer="layout" svg:width="0.25cm" svg:height="0.25cm" svg:x="11.377cm" svg:y="7.177cm">
          <text:p/>
          <draw:enhanced-geometry svg:viewBox="0 0 21600 21600" draw:type="rectangle" draw:enhanced-path="M 0 0 L 21600 0 21600 21600 0 21600 0 0 Z N"/>
        </draw:custom-shape>
        <draw:connector draw:style-name="gr9" draw:text-style-name="P4" draw:layer="layout" draw:type="line" svg:x1="10.502cm" svg:y1="6.627cm" svg:x2="10.502cm" svg:y2="7.177cm" draw:start-shape="id237" draw:start-glue-point="2" draw:end-shape="id238" draw:end-glue-point="0" svg:d="m10502 6627v550" svg:viewBox="0 0 1 551">
          <text:p/>
        </draw:connector>
        <draw:connector draw:style-name="gr9" draw:text-style-name="P7" draw:layer="layout" draw:type="line" svg:x1="11.502cm" svg:y1="6.627cm" svg:x2="11.502cm" svg:y2="7.177cm" draw:start-shape="id239" draw:start-glue-point="2" draw:end-shape="id240" draw:end-glue-point="0" svg:d="m11502 6627v550" svg:viewBox="0 0 1 551">
          <text:p/>
        </draw:connector>
        <draw:custom-shape draw:style-name="gr5" draw:text-style-name="P4" draw:layer="layout" svg:width="0.25cm" svg:height="0.25cm" svg:x="10.401cm" svg:y="6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401cm" svg:y="6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876cm" svg:y="6.37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241" draw:id="id241" draw:layer="layout" svg:width="0.25cm" svg:height="0.25cm" svg:x="10.376cm" svg:y="6.37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243" draw:id="id243" draw:layer="layout" svg:width="0.25cm" svg:height="0.25cm" svg:x="11.376cm" svg:y="6.3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242" draw:id="id242" draw:layer="layout" svg:width="0.25cm" svg:height="0.25cm" svg:x="10.376cm" svg:y="7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244" draw:id="id244" draw:layer="layout" svg:width="0.25cm" svg:height="0.25cm" svg:x="11.376cm" svg:y="7.177cm">
          <text:p/>
          <draw:enhanced-geometry svg:viewBox="0 0 21600 21600" draw:type="rectangle" draw:enhanced-path="M 0 0 L 21600 0 21600 21600 0 21600 0 0 Z N"/>
        </draw:custom-shape>
        <draw:connector draw:style-name="gr9" draw:text-style-name="P4" draw:layer="layout" draw:type="line" svg:x1="10.501cm" svg:y1="6.627cm" svg:x2="10.501cm" svg:y2="7.177cm" draw:start-shape="id241" draw:start-glue-point="2" draw:end-shape="id242" draw:end-glue-point="0" svg:d="m10501 6627v550" svg:viewBox="0 0 1 551">
          <text:p/>
        </draw:connector>
        <draw:connector draw:style-name="gr9" draw:text-style-name="P4" draw:layer="layout" draw:type="line" svg:x1="11.501cm" svg:y1="6.627cm" svg:x2="11.501cm" svg:y2="7.177cm" draw:start-shape="id243" draw:start-glue-point="2" draw:end-shape="id244" draw:end-glue-point="0" svg:d="m11501 6627v550" svg:viewBox="0 0 1 551">
          <text:p/>
        </draw:connector>
        <draw:custom-shape draw:style-name="gr5" draw:text-style-name="P4" draw:layer="layout" svg:width="0.25cm" svg:height="0.25cm" svg:x="10.402cm" svg:y="6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402cm" svg:y="6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877cm" svg:y="6.37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245" draw:id="id245" draw:layer="layout" svg:width="0.25cm" svg:height="0.25cm" svg:x="10.377cm" svg:y="6.37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247" draw:id="id247" draw:layer="layout" svg:width="0.25cm" svg:height="0.25cm" svg:x="11.377cm" svg:y="6.3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246" draw:id="id246" draw:layer="layout" svg:width="0.25cm" svg:height="0.25cm" svg:x="10.377cm" svg:y="7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248" draw:id="id248" draw:layer="layout" svg:width="0.25cm" svg:height="0.25cm" svg:x="11.377cm" svg:y="7.177cm">
          <text:p/>
          <draw:enhanced-geometry svg:viewBox="0 0 21600 21600" draw:type="rectangle" draw:enhanced-path="M 0 0 L 21600 0 21600 21600 0 21600 0 0 Z N"/>
        </draw:custom-shape>
        <draw:connector draw:style-name="gr9" draw:text-style-name="P4" draw:layer="layout" draw:type="line" svg:x1="10.502cm" svg:y1="6.627cm" svg:x2="10.502cm" svg:y2="7.177cm" draw:start-shape="id245" draw:start-glue-point="2" draw:end-shape="id246" draw:end-glue-point="0" svg:d="m10502 6627v550" svg:viewBox="0 0 1 551">
          <text:p/>
        </draw:connector>
        <draw:connector draw:style-name="gr9" draw:text-style-name="P7" draw:layer="layout" draw:type="line" svg:x1="11.502cm" svg:y1="6.627cm" svg:x2="11.502cm" svg:y2="7.177cm" draw:start-shape="id247" draw:start-glue-point="2" draw:end-shape="id248" draw:end-glue-point="0" svg:d="m11502 6627v550" svg:viewBox="0 0 1 551">
          <text:p/>
        </draw:connector>
        <draw:custom-shape draw:style-name="gr5" draw:text-style-name="P4" draw:layer="layout" svg:width="0.25cm" svg:height="0.25cm" svg:x="10.401cm" svg:y="6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401cm" svg:y="6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876cm" svg:y="6.37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249" draw:id="id249" draw:layer="layout" svg:width="0.25cm" svg:height="0.25cm" svg:x="10.376cm" svg:y="6.37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251" draw:id="id251" draw:layer="layout" svg:width="0.25cm" svg:height="0.25cm" svg:x="11.376cm" svg:y="6.3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250" draw:id="id250" draw:layer="layout" svg:width="0.25cm" svg:height="0.25cm" svg:x="10.376cm" svg:y="7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252" draw:id="id252" draw:layer="layout" svg:width="0.25cm" svg:height="0.25cm" svg:x="11.376cm" svg:y="7.177cm">
          <text:p/>
          <draw:enhanced-geometry svg:viewBox="0 0 21600 21600" draw:type="rectangle" draw:enhanced-path="M 0 0 L 21600 0 21600 21600 0 21600 0 0 Z N"/>
        </draw:custom-shape>
        <draw:connector draw:style-name="gr9" draw:text-style-name="P4" draw:layer="layout" draw:type="line" svg:x1="10.501cm" svg:y1="6.627cm" svg:x2="10.501cm" svg:y2="7.177cm" draw:start-shape="id249" draw:start-glue-point="2" draw:end-shape="id250" draw:end-glue-point="0" svg:d="m10501 6627v550" svg:viewBox="0 0 1 551">
          <text:p/>
        </draw:connector>
        <draw:connector draw:style-name="gr9" draw:text-style-name="P4" draw:layer="layout" draw:type="line" svg:x1="11.501cm" svg:y1="6.627cm" svg:x2="11.501cm" svg:y2="7.177cm" draw:start-shape="id251" draw:start-glue-point="2" draw:end-shape="id252" draw:end-glue-point="0" svg:d="m11501 6627v550" svg:viewBox="0 0 1 551">
          <text:p/>
        </draw:connector>
        <draw:custom-shape draw:style-name="gr5" draw:text-style-name="P4" draw:layer="layout" svg:width="0.25cm" svg:height="0.25cm" svg:x="10.402cm" svg:y="6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402cm" svg:y="6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877cm" svg:y="6.37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253" draw:id="id253" draw:layer="layout" svg:width="0.25cm" svg:height="0.25cm" svg:x="10.377cm" svg:y="6.37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255" draw:id="id255" draw:layer="layout" svg:width="0.25cm" svg:height="0.25cm" svg:x="11.377cm" svg:y="6.3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254" draw:id="id254" draw:layer="layout" svg:width="0.25cm" svg:height="0.25cm" svg:x="10.377cm" svg:y="7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256" draw:id="id256" draw:layer="layout" svg:width="0.25cm" svg:height="0.25cm" svg:x="11.377cm" svg:y="7.177cm">
          <text:p/>
          <draw:enhanced-geometry svg:viewBox="0 0 21600 21600" draw:type="rectangle" draw:enhanced-path="M 0 0 L 21600 0 21600 21600 0 21600 0 0 Z N"/>
        </draw:custom-shape>
        <draw:connector draw:style-name="gr9" draw:text-style-name="P4" draw:layer="layout" draw:type="line" svg:x1="10.502cm" svg:y1="6.627cm" svg:x2="10.502cm" svg:y2="7.177cm" draw:start-shape="id253" draw:start-glue-point="2" draw:end-shape="id254" draw:end-glue-point="0" svg:d="m10502 6627v550" svg:viewBox="0 0 1 551">
          <text:p/>
        </draw:connector>
        <draw:connector draw:style-name="gr9" draw:text-style-name="P7" draw:layer="layout" draw:type="line" svg:x1="11.502cm" svg:y1="6.627cm" svg:x2="11.502cm" svg:y2="7.177cm" draw:start-shape="id255" draw:start-glue-point="2" draw:end-shape="id256" draw:end-glue-point="0" svg:d="m11502 6627v550" svg:viewBox="0 0 1 551">
          <text:p/>
        </draw:connector>
        <draw:custom-shape draw:style-name="gr5" draw:text-style-name="P4" draw:layer="layout" svg:width="0.25cm" svg:height="0.25cm" svg:x="10.401cm" svg:y="6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401cm" svg:y="6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876cm" svg:y="6.37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257" draw:id="id257" draw:layer="layout" svg:width="0.25cm" svg:height="0.25cm" svg:x="10.376cm" svg:y="6.37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259" draw:id="id259" draw:layer="layout" svg:width="0.25cm" svg:height="0.25cm" svg:x="11.376cm" svg:y="6.3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258" draw:id="id258" draw:layer="layout" svg:width="0.25cm" svg:height="0.25cm" svg:x="10.376cm" svg:y="7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260" draw:id="id260" draw:layer="layout" svg:width="0.25cm" svg:height="0.25cm" svg:x="11.376cm" svg:y="7.177cm">
          <text:p/>
          <draw:enhanced-geometry svg:viewBox="0 0 21600 21600" draw:type="rectangle" draw:enhanced-path="M 0 0 L 21600 0 21600 21600 0 21600 0 0 Z N"/>
        </draw:custom-shape>
        <draw:connector draw:style-name="gr9" draw:text-style-name="P4" draw:layer="layout" draw:type="line" svg:x1="10.501cm" svg:y1="6.627cm" svg:x2="10.501cm" svg:y2="7.177cm" draw:start-shape="id257" draw:start-glue-point="2" draw:end-shape="id258" draw:end-glue-point="0" svg:d="m10501 6627v550" svg:viewBox="0 0 1 551">
          <text:p/>
        </draw:connector>
        <draw:connector draw:style-name="gr9" draw:text-style-name="P4" draw:layer="layout" draw:type="line" svg:x1="11.501cm" svg:y1="6.627cm" svg:x2="11.501cm" svg:y2="7.177cm" draw:start-shape="id259" draw:start-glue-point="2" draw:end-shape="id260" draw:end-glue-point="0" svg:d="m11501 6627v550" svg:viewBox="0 0 1 551">
          <text:p/>
        </draw:connector>
        <draw:custom-shape draw:style-name="gr5" draw:text-style-name="P4" draw:layer="layout" svg:width="0.25cm" svg:height="0.25cm" svg:x="10.402cm" svg:y="6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402cm" svg:y="6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877cm" svg:y="6.37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261" draw:id="id261" draw:layer="layout" svg:width="0.25cm" svg:height="0.25cm" svg:x="10.377cm" svg:y="6.37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263" draw:id="id263" draw:layer="layout" svg:width="0.25cm" svg:height="0.25cm" svg:x="11.377cm" svg:y="6.3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262" draw:id="id262" draw:layer="layout" svg:width="0.25cm" svg:height="0.25cm" svg:x="10.377cm" svg:y="7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264" draw:id="id264" draw:layer="layout" svg:width="0.25cm" svg:height="0.25cm" svg:x="11.377cm" svg:y="7.177cm">
          <text:p/>
          <draw:enhanced-geometry svg:viewBox="0 0 21600 21600" draw:type="rectangle" draw:enhanced-path="M 0 0 L 21600 0 21600 21600 0 21600 0 0 Z N"/>
        </draw:custom-shape>
        <draw:connector draw:style-name="gr9" draw:text-style-name="P4" draw:layer="layout" draw:type="line" svg:x1="10.502cm" svg:y1="6.627cm" svg:x2="10.502cm" svg:y2="7.177cm" draw:start-shape="id261" draw:start-glue-point="2" draw:end-shape="id262" draw:end-glue-point="0" svg:d="m10502 6627v550" svg:viewBox="0 0 1 551">
          <text:p/>
        </draw:connector>
        <draw:connector draw:style-name="gr9" draw:text-style-name="P7" draw:layer="layout" draw:type="line" svg:x1="11.502cm" svg:y1="6.627cm" svg:x2="11.502cm" svg:y2="7.177cm" draw:start-shape="id263" draw:start-glue-point="2" draw:end-shape="id264" draw:end-glue-point="0" svg:d="m11502 6627v550" svg:viewBox="0 0 1 551">
          <text:p/>
        </draw:connector>
        <draw:custom-shape draw:style-name="gr5" draw:text-style-name="P4" draw:layer="layout" svg:width="0.25cm" svg:height="0.25cm" svg:x="10.401cm" svg:y="6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401cm" svg:y="6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876cm" svg:y="6.37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265" draw:id="id265" draw:layer="layout" svg:width="0.25cm" svg:height="0.25cm" svg:x="10.376cm" svg:y="6.37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267" draw:id="id267" draw:layer="layout" svg:width="0.25cm" svg:height="0.25cm" svg:x="11.376cm" svg:y="6.3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266" draw:id="id266" draw:layer="layout" svg:width="0.25cm" svg:height="0.25cm" svg:x="10.376cm" svg:y="7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268" draw:id="id268" draw:layer="layout" svg:width="0.25cm" svg:height="0.25cm" svg:x="11.376cm" svg:y="7.177cm">
          <text:p/>
          <draw:enhanced-geometry svg:viewBox="0 0 21600 21600" draw:type="rectangle" draw:enhanced-path="M 0 0 L 21600 0 21600 21600 0 21600 0 0 Z N"/>
        </draw:custom-shape>
        <draw:connector draw:style-name="gr9" draw:text-style-name="P4" draw:layer="layout" draw:type="line" svg:x1="10.501cm" svg:y1="6.627cm" svg:x2="10.501cm" svg:y2="7.177cm" draw:start-shape="id265" draw:start-glue-point="2" draw:end-shape="id266" draw:end-glue-point="0" svg:d="m10501 6627v550" svg:viewBox="0 0 1 551">
          <text:p/>
        </draw:connector>
        <draw:connector draw:style-name="gr9" draw:text-style-name="P4" draw:layer="layout" draw:type="line" svg:x1="11.501cm" svg:y1="6.627cm" svg:x2="11.501cm" svg:y2="7.177cm" draw:start-shape="id267" draw:start-glue-point="2" draw:end-shape="id268" draw:end-glue-point="0" svg:d="m11501 6627v550" svg:viewBox="0 0 1 551">
          <text:p/>
        </draw:connector>
        <draw:custom-shape draw:style-name="gr5" draw:text-style-name="P4" draw:layer="layout" svg:width="0.25cm" svg:height="0.25cm" svg:x="10.402cm" svg:y="6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402cm" svg:y="6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877cm" svg:y="6.37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269" draw:id="id269" draw:layer="layout" svg:width="0.25cm" svg:height="0.25cm" svg:x="10.377cm" svg:y="6.37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271" draw:id="id271" draw:layer="layout" svg:width="0.25cm" svg:height="0.25cm" svg:x="11.377cm" svg:y="6.3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270" draw:id="id270" draw:layer="layout" svg:width="0.25cm" svg:height="0.25cm" svg:x="10.377cm" svg:y="7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272" draw:id="id272" draw:layer="layout" svg:width="0.25cm" svg:height="0.25cm" svg:x="11.377cm" svg:y="7.177cm">
          <text:p/>
          <draw:enhanced-geometry svg:viewBox="0 0 21600 21600" draw:type="rectangle" draw:enhanced-path="M 0 0 L 21600 0 21600 21600 0 21600 0 0 Z N"/>
        </draw:custom-shape>
        <draw:connector draw:style-name="gr9" draw:text-style-name="P4" draw:layer="layout" draw:type="line" svg:x1="10.502cm" svg:y1="6.627cm" svg:x2="10.502cm" svg:y2="7.177cm" draw:start-shape="id269" draw:start-glue-point="2" draw:end-shape="id270" draw:end-glue-point="0" svg:d="m10502 6627v550" svg:viewBox="0 0 1 551">
          <text:p/>
        </draw:connector>
        <draw:connector draw:style-name="gr9" draw:text-style-name="P7" draw:layer="layout" draw:type="line" svg:x1="11.502cm" svg:y1="6.627cm" svg:x2="11.502cm" svg:y2="7.177cm" draw:start-shape="id271" draw:start-glue-point="2" draw:end-shape="id272" draw:end-glue-point="0" svg:d="m11502 6627v550" svg:viewBox="0 0 1 551">
          <text:p/>
        </draw:connector>
        <draw:custom-shape draw:style-name="gr5" draw:text-style-name="P4" draw:layer="layout" svg:width="0.25cm" svg:height="0.25cm" svg:x="10.401cm" svg:y="6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401cm" svg:y="6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876cm" svg:y="6.37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273" draw:id="id273" draw:layer="layout" svg:width="0.25cm" svg:height="0.25cm" svg:x="10.376cm" svg:y="6.37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275" draw:id="id275" draw:layer="layout" svg:width="0.25cm" svg:height="0.25cm" svg:x="11.376cm" svg:y="6.3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274" draw:id="id274" draw:layer="layout" svg:width="0.25cm" svg:height="0.25cm" svg:x="10.376cm" svg:y="7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276" draw:id="id276" draw:layer="layout" svg:width="0.25cm" svg:height="0.25cm" svg:x="11.376cm" svg:y="7.177cm">
          <text:p/>
          <draw:enhanced-geometry svg:viewBox="0 0 21600 21600" draw:type="rectangle" draw:enhanced-path="M 0 0 L 21600 0 21600 21600 0 21600 0 0 Z N"/>
        </draw:custom-shape>
        <draw:connector draw:style-name="gr9" draw:text-style-name="P4" draw:layer="layout" draw:type="line" svg:x1="10.501cm" svg:y1="6.627cm" svg:x2="10.501cm" svg:y2="7.177cm" draw:start-shape="id273" draw:start-glue-point="2" draw:end-shape="id274" draw:end-glue-point="0" svg:d="m10501 6627v550" svg:viewBox="0 0 1 551">
          <text:p/>
        </draw:connector>
        <draw:connector draw:style-name="gr9" draw:text-style-name="P4" draw:layer="layout" draw:type="line" svg:x1="11.501cm" svg:y1="6.627cm" svg:x2="11.501cm" svg:y2="7.177cm" draw:start-shape="id275" draw:start-glue-point="2" draw:end-shape="id276" draw:end-glue-point="0" svg:d="m11501 6627v550" svg:viewBox="0 0 1 551">
          <text:p/>
        </draw:connector>
        <draw:custom-shape draw:style-name="gr5" draw:text-style-name="P4" draw:layer="layout" svg:width="0.25cm" svg:height="0.25cm" svg:x="10.402cm" svg:y="6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402cm" svg:y="6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877cm" svg:y="6.37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277" draw:id="id277" draw:layer="layout" svg:width="0.25cm" svg:height="0.25cm" svg:x="10.377cm" svg:y="6.37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279" draw:id="id279" draw:layer="layout" svg:width="0.25cm" svg:height="0.25cm" svg:x="11.377cm" svg:y="6.3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278" draw:id="id278" draw:layer="layout" svg:width="0.25cm" svg:height="0.25cm" svg:x="10.377cm" svg:y="7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280" draw:id="id280" draw:layer="layout" svg:width="0.25cm" svg:height="0.25cm" svg:x="11.377cm" svg:y="7.177cm">
          <text:p/>
          <draw:enhanced-geometry svg:viewBox="0 0 21600 21600" draw:type="rectangle" draw:enhanced-path="M 0 0 L 21600 0 21600 21600 0 21600 0 0 Z N"/>
        </draw:custom-shape>
        <draw:connector draw:style-name="gr9" draw:text-style-name="P4" draw:layer="layout" draw:type="line" svg:x1="10.502cm" svg:y1="6.627cm" svg:x2="10.502cm" svg:y2="7.177cm" draw:start-shape="id277" draw:start-glue-point="2" draw:end-shape="id278" draw:end-glue-point="0" svg:d="m10502 6627v550" svg:viewBox="0 0 1 551">
          <text:p/>
        </draw:connector>
        <draw:connector draw:style-name="gr9" draw:text-style-name="P7" draw:layer="layout" draw:type="line" svg:x1="11.502cm" svg:y1="6.627cm" svg:x2="11.502cm" svg:y2="7.177cm" draw:start-shape="id279" draw:start-glue-point="2" draw:end-shape="id280" draw:end-glue-point="0" svg:d="m11502 6627v550" svg:viewBox="0 0 1 551">
          <text:p/>
        </draw:connector>
        <draw:custom-shape draw:style-name="gr5" draw:text-style-name="P4" draw:layer="layout" svg:width="0.25cm" svg:height="0.25cm" svg:x="10.626cm" svg:y="5.34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2.126cm" svg:y="5.54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401cm" svg:y="3.87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401cm" svg:y="3.87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9.876cm" svg:y="3.87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876cm" svg:y="3.8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281" draw:id="id281" draw:layer="layout" svg:width="0.25cm" svg:height="0.25cm" svg:x="10.376cm" svg:y="3.87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283" draw:id="id283" draw:layer="layout" svg:width="0.25cm" svg:height="0.25cm" svg:x="11.376cm" svg:y="3.87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282" draw:id="id282" draw:layer="layout" svg:width="0.25cm" svg:height="0.25cm" svg:x="10.376cm" svg:y="4.67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284" draw:id="id284" draw:layer="layout" svg:width="0.25cm" svg:height="0.25cm" svg:x="11.376cm" svg:y="4.676cm">
          <text:p/>
          <draw:enhanced-geometry svg:viewBox="0 0 21600 21600" draw:type="rectangle" draw:enhanced-path="M 0 0 L 21600 0 21600 21600 0 21600 0 0 Z N"/>
        </draw:custom-shape>
        <draw:connector draw:style-name="gr9" draw:text-style-name="P4" draw:layer="layout" draw:type="line" svg:x1="10.501cm" svg:y1="4.126cm" svg:x2="10.501cm" svg:y2="4.676cm" draw:start-shape="id281" draw:start-glue-point="2" draw:end-shape="id282" draw:end-glue-point="0" svg:d="m10501 4126v550" svg:viewBox="0 0 1 551">
          <text:p/>
        </draw:connector>
        <draw:connector draw:style-name="gr9" draw:text-style-name="P4" draw:layer="layout" draw:type="line" svg:x1="11.501cm" svg:y1="4.126cm" svg:x2="11.501cm" svg:y2="4.676cm" draw:start-shape="id283" draw:start-glue-point="2" draw:end-shape="id284" draw:end-glue-point="0" svg:d="m11501 4126v550" svg:viewBox="0 0 1 551">
          <text:p/>
        </draw:connector>
        <draw:custom-shape draw:style-name="gr5" draw:text-style-name="P4" draw:layer="layout" svg:width="0.25cm" svg:height="0.25cm" svg:x="10.402cm" svg:y="3.87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402cm" svg:y="3.87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877cm" svg:y="3.8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285" draw:id="id285" draw:layer="layout" svg:width="0.25cm" svg:height="0.25cm" svg:x="10.377cm" svg:y="3.87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287" draw:id="id287" draw:layer="layout" svg:width="0.25cm" svg:height="0.25cm" svg:x="11.377cm" svg:y="3.87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286" draw:id="id286" draw:layer="layout" svg:width="0.25cm" svg:height="0.25cm" svg:x="10.377cm" svg:y="4.67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288" draw:id="id288" draw:layer="layout" svg:width="0.25cm" svg:height="0.25cm" svg:x="11.377cm" svg:y="4.676cm">
          <text:p/>
          <draw:enhanced-geometry svg:viewBox="0 0 21600 21600" draw:type="rectangle" draw:enhanced-path="M 0 0 L 21600 0 21600 21600 0 21600 0 0 Z N"/>
        </draw:custom-shape>
        <draw:connector draw:style-name="gr9" draw:text-style-name="P4" draw:layer="layout" draw:type="line" svg:x1="10.502cm" svg:y1="4.126cm" svg:x2="10.502cm" svg:y2="4.676cm" draw:start-shape="id285" draw:start-glue-point="2" draw:end-shape="id286" draw:end-glue-point="0" svg:d="m10502 4126v550" svg:viewBox="0 0 1 551">
          <text:p/>
        </draw:connector>
        <draw:connector draw:style-name="gr9" draw:text-style-name="P7" draw:layer="layout" draw:type="line" svg:x1="11.502cm" svg:y1="4.126cm" svg:x2="11.502cm" svg:y2="4.676cm" draw:start-shape="id287" draw:start-glue-point="2" draw:end-shape="id288" draw:end-glue-point="0" svg:d="m11502 4126v550" svg:viewBox="0 0 1 551">
          <text:p/>
        </draw:connector>
        <draw:frame draw:style-name="gr10" draw:text-style-name="P6" draw:layer="layout" svg:width="1.158cm" svg:height="0.608cm" svg:x="10.926cm" svg:y="3.991cm">
          <draw:text-box>
            <text:p text:style-name="P6">Cost</text:p>
          </draw:text-box>
        </draw:frame>
        <draw:frame draw:style-name="gr10" draw:text-style-name="P4" draw:layer="layout" svg:width="1.188cm" svg:height="0.608cm" svg:x="9.926cm" svg:y="3.991cm">
          <draw:text-box>
            <text:p text:style-name="P4">Valid</text:p>
          </draw:text-box>
        </draw:frame>
        <draw:custom-shape draw:style-name="gr5" draw:text-style-name="P4" draw:layer="layout" svg:width="0.25cm" svg:height="0.25cm" svg:x="10.401cm" svg:y="3.87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401cm" svg:y="3.87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9.876cm" svg:y="3.87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876cm" svg:y="3.8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289" draw:id="id289" draw:layer="layout" svg:width="0.25cm" svg:height="0.25cm" svg:x="10.376cm" svg:y="3.87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291" draw:id="id291" draw:layer="layout" svg:width="0.25cm" svg:height="0.25cm" svg:x="11.376cm" svg:y="3.87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290" draw:id="id290" draw:layer="layout" svg:width="0.25cm" svg:height="0.25cm" svg:x="10.376cm" svg:y="4.67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292" draw:id="id292" draw:layer="layout" svg:width="0.25cm" svg:height="0.25cm" svg:x="11.376cm" svg:y="4.676cm">
          <text:p/>
          <draw:enhanced-geometry svg:viewBox="0 0 21600 21600" draw:type="rectangle" draw:enhanced-path="M 0 0 L 21600 0 21600 21600 0 21600 0 0 Z N"/>
        </draw:custom-shape>
        <draw:connector draw:style-name="gr9" draw:text-style-name="P4" draw:layer="layout" draw:type="line" svg:x1="10.501cm" svg:y1="4.126cm" svg:x2="10.501cm" svg:y2="4.676cm" draw:start-shape="id289" draw:start-glue-point="2" draw:end-shape="id290" draw:end-glue-point="0" svg:d="m10501 4126v550" svg:viewBox="0 0 1 551">
          <text:p/>
        </draw:connector>
        <draw:connector draw:style-name="gr9" draw:text-style-name="P4" draw:layer="layout" draw:type="line" svg:x1="11.501cm" svg:y1="4.126cm" svg:x2="11.501cm" svg:y2="4.676cm" draw:start-shape="id291" draw:start-glue-point="2" draw:end-shape="id292" draw:end-glue-point="0" svg:d="m11501 4126v550" svg:viewBox="0 0 1 551">
          <text:p/>
        </draw:connector>
        <draw:custom-shape draw:style-name="gr5" draw:text-style-name="P4" draw:layer="layout" svg:width="0.25cm" svg:height="0.25cm" svg:x="10.402cm" svg:y="3.87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402cm" svg:y="3.87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877cm" svg:y="3.8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293" draw:id="id293" draw:layer="layout" svg:width="0.25cm" svg:height="0.25cm" svg:x="10.377cm" svg:y="3.87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295" draw:id="id295" draw:layer="layout" svg:width="0.25cm" svg:height="0.25cm" svg:x="11.377cm" svg:y="3.87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294" draw:id="id294" draw:layer="layout" svg:width="0.25cm" svg:height="0.25cm" svg:x="10.377cm" svg:y="4.67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296" draw:id="id296" draw:layer="layout" svg:width="0.25cm" svg:height="0.25cm" svg:x="11.377cm" svg:y="4.676cm">
          <text:p/>
          <draw:enhanced-geometry svg:viewBox="0 0 21600 21600" draw:type="rectangle" draw:enhanced-path="M 0 0 L 21600 0 21600 21600 0 21600 0 0 Z N"/>
        </draw:custom-shape>
        <draw:connector draw:style-name="gr9" draw:text-style-name="P4" draw:layer="layout" draw:type="line" svg:x1="10.502cm" svg:y1="4.126cm" svg:x2="10.502cm" svg:y2="4.676cm" draw:start-shape="id293" draw:start-glue-point="2" draw:end-shape="id294" draw:end-glue-point="0" svg:d="m10502 4126v550" svg:viewBox="0 0 1 551">
          <text:p/>
        </draw:connector>
        <draw:connector draw:style-name="gr9" draw:text-style-name="P7" draw:layer="layout" draw:type="line" svg:x1="11.502cm" svg:y1="4.126cm" svg:x2="11.502cm" svg:y2="4.676cm" draw:start-shape="id295" draw:start-glue-point="2" draw:end-shape="id296" draw:end-glue-point="0" svg:d="m11502 4126v550" svg:viewBox="0 0 1 551">
          <text:p/>
        </draw:connector>
        <draw:custom-shape draw:style-name="gr5" draw:text-style-name="P4" draw:layer="layout" svg:width="0.25cm" svg:height="0.25cm" svg:x="10.401cm" svg:y="3.87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401cm" svg:y="3.87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876cm" svg:y="3.8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297" draw:id="id297" draw:layer="layout" svg:width="0.25cm" svg:height="0.25cm" svg:x="10.376cm" svg:y="3.87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299" draw:id="id299" draw:layer="layout" svg:width="0.25cm" svg:height="0.25cm" svg:x="11.376cm" svg:y="3.87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298" draw:id="id298" draw:layer="layout" svg:width="0.25cm" svg:height="0.25cm" svg:x="10.376cm" svg:y="4.67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300" draw:id="id300" draw:layer="layout" svg:width="0.25cm" svg:height="0.25cm" svg:x="11.376cm" svg:y="4.676cm">
          <text:p/>
          <draw:enhanced-geometry svg:viewBox="0 0 21600 21600" draw:type="rectangle" draw:enhanced-path="M 0 0 L 21600 0 21600 21600 0 21600 0 0 Z N"/>
        </draw:custom-shape>
        <draw:connector draw:style-name="gr9" draw:text-style-name="P4" draw:layer="layout" draw:type="line" svg:x1="10.501cm" svg:y1="4.126cm" svg:x2="10.501cm" svg:y2="4.676cm" draw:start-shape="id297" draw:start-glue-point="2" draw:end-shape="id298" draw:end-glue-point="0" svg:d="m10501 4126v550" svg:viewBox="0 0 1 551">
          <text:p/>
        </draw:connector>
        <draw:connector draw:style-name="gr9" draw:text-style-name="P4" draw:layer="layout" draw:type="line" svg:x1="11.501cm" svg:y1="4.126cm" svg:x2="11.501cm" svg:y2="4.676cm" draw:start-shape="id299" draw:start-glue-point="2" draw:end-shape="id300" draw:end-glue-point="0" svg:d="m11501 4126v550" svg:viewBox="0 0 1 551">
          <text:p/>
        </draw:connector>
        <draw:custom-shape draw:style-name="gr5" draw:text-style-name="P4" draw:layer="layout" svg:width="0.25cm" svg:height="0.25cm" svg:x="10.402cm" svg:y="3.87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402cm" svg:y="3.87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877cm" svg:y="3.8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301" draw:id="id301" draw:layer="layout" svg:width="0.25cm" svg:height="0.25cm" svg:x="10.377cm" svg:y="3.87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303" draw:id="id303" draw:layer="layout" svg:width="0.25cm" svg:height="0.25cm" svg:x="11.377cm" svg:y="3.87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302" draw:id="id302" draw:layer="layout" svg:width="0.25cm" svg:height="0.25cm" svg:x="10.377cm" svg:y="4.67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304" draw:id="id304" draw:layer="layout" svg:width="0.25cm" svg:height="0.25cm" svg:x="11.377cm" svg:y="4.676cm">
          <text:p/>
          <draw:enhanced-geometry svg:viewBox="0 0 21600 21600" draw:type="rectangle" draw:enhanced-path="M 0 0 L 21600 0 21600 21600 0 21600 0 0 Z N"/>
        </draw:custom-shape>
        <draw:connector draw:style-name="gr9" draw:text-style-name="P4" draw:layer="layout" draw:type="line" svg:x1="10.502cm" svg:y1="4.126cm" svg:x2="10.502cm" svg:y2="4.676cm" draw:start-shape="id301" draw:start-glue-point="2" draw:end-shape="id302" draw:end-glue-point="0" svg:d="m10502 4126v550" svg:viewBox="0 0 1 551">
          <text:p/>
        </draw:connector>
        <draw:connector draw:style-name="gr9" draw:text-style-name="P7" draw:layer="layout" draw:type="line" svg:x1="11.502cm" svg:y1="4.126cm" svg:x2="11.502cm" svg:y2="4.676cm" draw:start-shape="id303" draw:start-glue-point="2" draw:end-shape="id304" draw:end-glue-point="0" svg:d="m11502 4126v550" svg:viewBox="0 0 1 551">
          <text:p/>
        </draw:connector>
        <draw:custom-shape draw:style-name="gr5" draw:text-style-name="P4" draw:layer="layout" svg:width="0.25cm" svg:height="0.25cm" svg:x="10.401cm" svg:y="3.87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401cm" svg:y="3.87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876cm" svg:y="3.8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305" draw:id="id305" draw:layer="layout" svg:width="0.25cm" svg:height="0.25cm" svg:x="10.376cm" svg:y="3.87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307" draw:id="id307" draw:layer="layout" svg:width="0.25cm" svg:height="0.25cm" svg:x="11.376cm" svg:y="3.87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306" draw:id="id306" draw:layer="layout" svg:width="0.25cm" svg:height="0.25cm" svg:x="10.376cm" svg:y="4.67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308" draw:id="id308" draw:layer="layout" svg:width="0.25cm" svg:height="0.25cm" svg:x="11.376cm" svg:y="4.676cm">
          <text:p/>
          <draw:enhanced-geometry svg:viewBox="0 0 21600 21600" draw:type="rectangle" draw:enhanced-path="M 0 0 L 21600 0 21600 21600 0 21600 0 0 Z N"/>
        </draw:custom-shape>
        <draw:connector draw:style-name="gr9" draw:text-style-name="P4" draw:layer="layout" draw:type="line" svg:x1="10.501cm" svg:y1="4.126cm" svg:x2="10.501cm" svg:y2="4.676cm" draw:start-shape="id305" draw:start-glue-point="2" draw:end-shape="id306" draw:end-glue-point="0" svg:d="m10501 4126v550" svg:viewBox="0 0 1 551">
          <text:p/>
        </draw:connector>
        <draw:connector draw:style-name="gr9" draw:text-style-name="P4" draw:layer="layout" draw:type="line" svg:x1="11.501cm" svg:y1="4.126cm" svg:x2="11.501cm" svg:y2="4.676cm" draw:start-shape="id307" draw:start-glue-point="2" draw:end-shape="id308" draw:end-glue-point="0" svg:d="m11501 4126v550" svg:viewBox="0 0 1 551">
          <text:p/>
        </draw:connector>
        <draw:custom-shape draw:style-name="gr5" draw:text-style-name="P4" draw:layer="layout" svg:width="0.25cm" svg:height="0.25cm" svg:x="10.402cm" svg:y="3.87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402cm" svg:y="3.87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877cm" svg:y="3.8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309" draw:id="id309" draw:layer="layout" svg:width="0.25cm" svg:height="0.25cm" svg:x="10.377cm" svg:y="3.87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311" draw:id="id311" draw:layer="layout" svg:width="0.25cm" svg:height="0.25cm" svg:x="11.377cm" svg:y="3.87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310" draw:id="id310" draw:layer="layout" svg:width="0.25cm" svg:height="0.25cm" svg:x="10.377cm" svg:y="4.67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312" draw:id="id312" draw:layer="layout" svg:width="0.25cm" svg:height="0.25cm" svg:x="11.377cm" svg:y="4.676cm">
          <text:p/>
          <draw:enhanced-geometry svg:viewBox="0 0 21600 21600" draw:type="rectangle" draw:enhanced-path="M 0 0 L 21600 0 21600 21600 0 21600 0 0 Z N"/>
        </draw:custom-shape>
        <draw:connector draw:style-name="gr9" draw:text-style-name="P4" draw:layer="layout" draw:type="line" svg:x1="10.502cm" svg:y1="4.126cm" svg:x2="10.502cm" svg:y2="4.676cm" draw:start-shape="id309" draw:start-glue-point="2" draw:end-shape="id310" draw:end-glue-point="0" svg:d="m10502 4126v550" svg:viewBox="0 0 1 551">
          <text:p/>
        </draw:connector>
        <draw:connector draw:style-name="gr9" draw:text-style-name="P7" draw:layer="layout" draw:type="line" svg:x1="11.502cm" svg:y1="4.126cm" svg:x2="11.502cm" svg:y2="4.676cm" draw:start-shape="id311" draw:start-glue-point="2" draw:end-shape="id312" draw:end-glue-point="0" svg:d="m11502 4126v550" svg:viewBox="0 0 1 551">
          <text:p/>
        </draw:connector>
        <draw:custom-shape draw:style-name="gr5" draw:text-style-name="P4" draw:layer="layout" svg:width="0.25cm" svg:height="0.25cm" svg:x="10.401cm" svg:y="3.87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401cm" svg:y="3.87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876cm" svg:y="3.8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313" draw:id="id313" draw:layer="layout" svg:width="0.25cm" svg:height="0.25cm" svg:x="10.376cm" svg:y="3.87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315" draw:id="id315" draw:layer="layout" svg:width="0.25cm" svg:height="0.25cm" svg:x="11.376cm" svg:y="3.87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314" draw:id="id314" draw:layer="layout" svg:width="0.25cm" svg:height="0.25cm" svg:x="10.376cm" svg:y="4.67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316" draw:id="id316" draw:layer="layout" svg:width="0.25cm" svg:height="0.25cm" svg:x="11.376cm" svg:y="4.676cm">
          <text:p/>
          <draw:enhanced-geometry svg:viewBox="0 0 21600 21600" draw:type="rectangle" draw:enhanced-path="M 0 0 L 21600 0 21600 21600 0 21600 0 0 Z N"/>
        </draw:custom-shape>
        <draw:connector draw:style-name="gr9" draw:text-style-name="P4" draw:layer="layout" draw:type="line" svg:x1="10.501cm" svg:y1="4.126cm" svg:x2="10.501cm" svg:y2="4.676cm" draw:start-shape="id313" draw:start-glue-point="2" draw:end-shape="id314" draw:end-glue-point="0" svg:d="m10501 4126v550" svg:viewBox="0 0 1 551">
          <text:p/>
        </draw:connector>
        <draw:connector draw:style-name="gr9" draw:text-style-name="P4" draw:layer="layout" draw:type="line" svg:x1="11.501cm" svg:y1="4.126cm" svg:x2="11.501cm" svg:y2="4.676cm" draw:start-shape="id315" draw:start-glue-point="2" draw:end-shape="id316" draw:end-glue-point="0" svg:d="m11501 4126v550" svg:viewBox="0 0 1 551">
          <text:p/>
        </draw:connector>
        <draw:custom-shape draw:style-name="gr5" draw:text-style-name="P4" draw:layer="layout" svg:width="0.25cm" svg:height="0.25cm" svg:x="10.402cm" svg:y="3.87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402cm" svg:y="3.87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877cm" svg:y="3.8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317" draw:id="id317" draw:layer="layout" svg:width="0.25cm" svg:height="0.25cm" svg:x="10.377cm" svg:y="3.87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319" draw:id="id319" draw:layer="layout" svg:width="0.25cm" svg:height="0.25cm" svg:x="11.377cm" svg:y="3.87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318" draw:id="id318" draw:layer="layout" svg:width="0.25cm" svg:height="0.25cm" svg:x="10.377cm" svg:y="4.67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320" draw:id="id320" draw:layer="layout" svg:width="0.25cm" svg:height="0.25cm" svg:x="11.377cm" svg:y="4.676cm">
          <text:p/>
          <draw:enhanced-geometry svg:viewBox="0 0 21600 21600" draw:type="rectangle" draw:enhanced-path="M 0 0 L 21600 0 21600 21600 0 21600 0 0 Z N"/>
        </draw:custom-shape>
        <draw:connector draw:style-name="gr9" draw:text-style-name="P4" draw:layer="layout" draw:type="line" svg:x1="10.502cm" svg:y1="4.126cm" svg:x2="10.502cm" svg:y2="4.676cm" draw:start-shape="id317" draw:start-glue-point="2" draw:end-shape="id318" draw:end-glue-point="0" svg:d="m10502 4126v550" svg:viewBox="0 0 1 551">
          <text:p/>
        </draw:connector>
        <draw:connector draw:style-name="gr9" draw:text-style-name="P7" draw:layer="layout" draw:type="line" svg:x1="11.502cm" svg:y1="4.126cm" svg:x2="11.502cm" svg:y2="4.676cm" draw:start-shape="id319" draw:start-glue-point="2" draw:end-shape="id320" draw:end-glue-point="0" svg:d="m11502 4126v550" svg:viewBox="0 0 1 551">
          <text:p/>
        </draw:connector>
        <draw:custom-shape draw:style-name="gr5" draw:text-style-name="P4" draw:layer="layout" svg:width="0.25cm" svg:height="0.25cm" svg:x="10.401cm" svg:y="3.87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401cm" svg:y="3.87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876cm" svg:y="3.8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321" draw:id="id321" draw:layer="layout" svg:width="0.25cm" svg:height="0.25cm" svg:x="10.376cm" svg:y="3.87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323" draw:id="id323" draw:layer="layout" svg:width="0.25cm" svg:height="0.25cm" svg:x="11.376cm" svg:y="3.87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322" draw:id="id322" draw:layer="layout" svg:width="0.25cm" svg:height="0.25cm" svg:x="10.376cm" svg:y="4.67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324" draw:id="id324" draw:layer="layout" svg:width="0.25cm" svg:height="0.25cm" svg:x="11.376cm" svg:y="4.676cm">
          <text:p/>
          <draw:enhanced-geometry svg:viewBox="0 0 21600 21600" draw:type="rectangle" draw:enhanced-path="M 0 0 L 21600 0 21600 21600 0 21600 0 0 Z N"/>
        </draw:custom-shape>
        <draw:connector draw:style-name="gr9" draw:text-style-name="P4" draw:layer="layout" draw:type="line" svg:x1="10.501cm" svg:y1="4.126cm" svg:x2="10.501cm" svg:y2="4.676cm" draw:start-shape="id321" draw:start-glue-point="2" draw:end-shape="id322" draw:end-glue-point="0" svg:d="m10501 4126v550" svg:viewBox="0 0 1 551">
          <text:p/>
        </draw:connector>
        <draw:connector draw:style-name="gr9" draw:text-style-name="P4" draw:layer="layout" draw:type="line" svg:x1="11.501cm" svg:y1="4.126cm" svg:x2="11.501cm" svg:y2="4.676cm" draw:start-shape="id323" draw:start-glue-point="2" draw:end-shape="id324" draw:end-glue-point="0" svg:d="m11501 4126v550" svg:viewBox="0 0 1 551">
          <text:p/>
        </draw:connector>
        <draw:custom-shape draw:style-name="gr5" draw:text-style-name="P4" draw:layer="layout" svg:width="0.25cm" svg:height="0.25cm" svg:x="10.402cm" svg:y="3.87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402cm" svg:y="3.87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877cm" svg:y="3.8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325" draw:id="id325" draw:layer="layout" svg:width="0.25cm" svg:height="0.25cm" svg:x="10.377cm" svg:y="3.87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327" draw:id="id327" draw:layer="layout" svg:width="0.25cm" svg:height="0.25cm" svg:x="11.377cm" svg:y="3.87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326" draw:id="id326" draw:layer="layout" svg:width="0.25cm" svg:height="0.25cm" svg:x="10.377cm" svg:y="4.67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328" draw:id="id328" draw:layer="layout" svg:width="0.25cm" svg:height="0.25cm" svg:x="11.377cm" svg:y="4.676cm">
          <text:p/>
          <draw:enhanced-geometry svg:viewBox="0 0 21600 21600" draw:type="rectangle" draw:enhanced-path="M 0 0 L 21600 0 21600 21600 0 21600 0 0 Z N"/>
        </draw:custom-shape>
        <draw:connector draw:style-name="gr9" draw:text-style-name="P4" draw:layer="layout" draw:type="line" svg:x1="10.502cm" svg:y1="4.126cm" svg:x2="10.502cm" svg:y2="4.676cm" draw:start-shape="id325" draw:start-glue-point="2" draw:end-shape="id326" draw:end-glue-point="0" svg:d="m10502 4126v550" svg:viewBox="0 0 1 551">
          <text:p/>
        </draw:connector>
        <draw:connector draw:style-name="gr9" draw:text-style-name="P7" draw:layer="layout" draw:type="line" svg:x1="11.502cm" svg:y1="4.126cm" svg:x2="11.502cm" svg:y2="4.676cm" draw:start-shape="id327" draw:start-glue-point="2" draw:end-shape="id328" draw:end-glue-point="0" svg:d="m11502 4126v550" svg:viewBox="0 0 1 551">
          <text:p/>
        </draw:connector>
        <draw:custom-shape draw:style-name="gr5" draw:text-style-name="P4" draw:layer="layout" svg:width="0.25cm" svg:height="0.25cm" svg:x="10.401cm" svg:y="3.87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401cm" svg:y="3.87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876cm" svg:y="3.8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329" draw:id="id329" draw:layer="layout" svg:width="0.25cm" svg:height="0.25cm" svg:x="10.376cm" svg:y="3.87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331" draw:id="id331" draw:layer="layout" svg:width="0.25cm" svg:height="0.25cm" svg:x="11.376cm" svg:y="3.87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330" draw:id="id330" draw:layer="layout" svg:width="0.25cm" svg:height="0.25cm" svg:x="10.376cm" svg:y="4.67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332" draw:id="id332" draw:layer="layout" svg:width="0.25cm" svg:height="0.25cm" svg:x="11.376cm" svg:y="4.676cm">
          <text:p/>
          <draw:enhanced-geometry svg:viewBox="0 0 21600 21600" draw:type="rectangle" draw:enhanced-path="M 0 0 L 21600 0 21600 21600 0 21600 0 0 Z N"/>
        </draw:custom-shape>
        <draw:connector draw:style-name="gr9" draw:text-style-name="P4" draw:layer="layout" draw:type="line" svg:x1="10.501cm" svg:y1="4.126cm" svg:x2="10.501cm" svg:y2="4.676cm" draw:start-shape="id329" draw:start-glue-point="2" draw:end-shape="id330" draw:end-glue-point="0" svg:d="m10501 4126v550" svg:viewBox="0 0 1 551">
          <text:p/>
        </draw:connector>
        <draw:connector draw:style-name="gr9" draw:text-style-name="P4" draw:layer="layout" draw:type="line" svg:x1="11.501cm" svg:y1="4.126cm" svg:x2="11.501cm" svg:y2="4.676cm" draw:start-shape="id331" draw:start-glue-point="2" draw:end-shape="id332" draw:end-glue-point="0" svg:d="m11501 4126v550" svg:viewBox="0 0 1 551">
          <text:p/>
        </draw:connector>
        <draw:custom-shape draw:style-name="gr5" draw:text-style-name="P4" draw:layer="layout" svg:width="0.25cm" svg:height="0.25cm" svg:x="10.402cm" svg:y="3.87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402cm" svg:y="3.87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877cm" svg:y="3.8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333" draw:id="id333" draw:layer="layout" svg:width="0.25cm" svg:height="0.25cm" svg:x="10.377cm" svg:y="3.87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335" draw:id="id335" draw:layer="layout" svg:width="0.25cm" svg:height="0.25cm" svg:x="11.377cm" svg:y="3.87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334" draw:id="id334" draw:layer="layout" svg:width="0.25cm" svg:height="0.25cm" svg:x="10.377cm" svg:y="4.67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336" draw:id="id336" draw:layer="layout" svg:width="0.25cm" svg:height="0.25cm" svg:x="11.377cm" svg:y="4.676cm">
          <text:p/>
          <draw:enhanced-geometry svg:viewBox="0 0 21600 21600" draw:type="rectangle" draw:enhanced-path="M 0 0 L 21600 0 21600 21600 0 21600 0 0 Z N"/>
        </draw:custom-shape>
        <draw:connector draw:style-name="gr9" draw:text-style-name="P4" draw:layer="layout" draw:type="line" svg:x1="10.502cm" svg:y1="4.126cm" svg:x2="10.502cm" svg:y2="4.676cm" draw:start-shape="id333" draw:start-glue-point="2" draw:end-shape="id334" draw:end-glue-point="0" svg:d="m10502 4126v550" svg:viewBox="0 0 1 551">
          <text:p/>
        </draw:connector>
        <draw:connector draw:style-name="gr9" draw:text-style-name="P7" draw:layer="layout" draw:type="line" svg:x1="11.502cm" svg:y1="4.126cm" svg:x2="11.502cm" svg:y2="4.676cm" draw:start-shape="id335" draw:start-glue-point="2" draw:end-shape="id336" draw:end-glue-point="0" svg:d="m11502 4126v550" svg:viewBox="0 0 1 551">
          <text:p/>
        </draw:connector>
        <draw:custom-shape draw:style-name="gr5" draw:text-style-name="P4" draw:layer="layout" svg:width="0.25cm" svg:height="0.25cm" svg:x="10.401cm" svg:y="3.87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401cm" svg:y="3.87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876cm" svg:y="3.8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337" draw:id="id337" draw:layer="layout" svg:width="0.25cm" svg:height="0.25cm" svg:x="10.376cm" svg:y="3.87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339" draw:id="id339" draw:layer="layout" svg:width="0.25cm" svg:height="0.25cm" svg:x="11.376cm" svg:y="3.87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338" draw:id="id338" draw:layer="layout" svg:width="0.25cm" svg:height="0.25cm" svg:x="10.376cm" svg:y="4.67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340" draw:id="id340" draw:layer="layout" svg:width="0.25cm" svg:height="0.25cm" svg:x="11.376cm" svg:y="4.676cm">
          <text:p/>
          <draw:enhanced-geometry svg:viewBox="0 0 21600 21600" draw:type="rectangle" draw:enhanced-path="M 0 0 L 21600 0 21600 21600 0 21600 0 0 Z N"/>
        </draw:custom-shape>
        <draw:connector draw:style-name="gr9" draw:text-style-name="P4" draw:layer="layout" draw:type="line" svg:x1="10.501cm" svg:y1="4.126cm" svg:x2="10.501cm" svg:y2="4.676cm" draw:start-shape="id337" draw:start-glue-point="2" draw:end-shape="id338" draw:end-glue-point="0" svg:d="m10501 4126v550" svg:viewBox="0 0 1 551">
          <text:p/>
        </draw:connector>
        <draw:connector draw:style-name="gr9" draw:text-style-name="P4" draw:layer="layout" draw:type="line" svg:x1="11.501cm" svg:y1="4.126cm" svg:x2="11.501cm" svg:y2="4.676cm" draw:start-shape="id339" draw:start-glue-point="2" draw:end-shape="id340" draw:end-glue-point="0" svg:d="m11501 4126v550" svg:viewBox="0 0 1 551">
          <text:p/>
        </draw:connector>
        <draw:custom-shape draw:style-name="gr5" draw:text-style-name="P4" draw:layer="layout" svg:width="0.25cm" svg:height="0.25cm" svg:x="10.402cm" svg:y="3.87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402cm" svg:y="3.87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877cm" svg:y="3.8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341" draw:id="id341" draw:layer="layout" svg:width="0.25cm" svg:height="0.25cm" svg:x="10.377cm" svg:y="3.87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343" draw:id="id343" draw:layer="layout" svg:width="0.25cm" svg:height="0.25cm" svg:x="11.377cm" svg:y="3.87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342" draw:id="id342" draw:layer="layout" svg:width="0.25cm" svg:height="0.25cm" svg:x="10.377cm" svg:y="4.67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344" draw:id="id344" draw:layer="layout" svg:width="0.25cm" svg:height="0.25cm" svg:x="11.377cm" svg:y="4.676cm">
          <text:p/>
          <draw:enhanced-geometry svg:viewBox="0 0 21600 21600" draw:type="rectangle" draw:enhanced-path="M 0 0 L 21600 0 21600 21600 0 21600 0 0 Z N"/>
        </draw:custom-shape>
        <draw:connector draw:style-name="gr9" draw:text-style-name="P4" draw:layer="layout" draw:type="line" svg:x1="10.502cm" svg:y1="4.126cm" svg:x2="10.502cm" svg:y2="4.676cm" draw:start-shape="id341" draw:start-glue-point="2" draw:end-shape="id342" draw:end-glue-point="0" svg:d="m10502 4126v550" svg:viewBox="0 0 1 551">
          <text:p/>
        </draw:connector>
        <draw:connector draw:style-name="gr9" draw:text-style-name="P7" draw:layer="layout" draw:type="line" svg:x1="11.502cm" svg:y1="4.126cm" svg:x2="11.502cm" svg:y2="4.676cm" draw:start-shape="id343" draw:start-glue-point="2" draw:end-shape="id344" draw:end-glue-point="0" svg:d="m11502 4126v550" svg:viewBox="0 0 1 551">
          <text:p/>
        </draw:connector>
        <draw:custom-shape draw:style-name="gr5" draw:text-style-name="P4" draw:layer="layout" svg:width="0.25cm" svg:height="0.25cm" svg:x="10.626cm" svg:y="5.3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2.126cm" svg:y="5.5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401cm" svg:y="3.8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401cm" svg:y="3.8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876cm" svg:y="3.87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345" draw:id="id345" draw:layer="layout" svg:width="0.25cm" svg:height="0.25cm" svg:x="10.376cm" svg:y="3.87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347" draw:id="id347" draw:layer="layout" svg:width="0.25cm" svg:height="0.25cm" svg:x="11.376cm" svg:y="3.8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346" draw:id="id346" draw:layer="layout" svg:width="0.25cm" svg:height="0.25cm" svg:x="10.376cm" svg:y="4.6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348" draw:id="id348" draw:layer="layout" svg:width="0.25cm" svg:height="0.25cm" svg:x="11.376cm" svg:y="4.677cm">
          <text:p/>
          <draw:enhanced-geometry svg:viewBox="0 0 21600 21600" draw:type="rectangle" draw:enhanced-path="M 0 0 L 21600 0 21600 21600 0 21600 0 0 Z N"/>
        </draw:custom-shape>
        <draw:connector draw:style-name="gr9" draw:text-style-name="P4" draw:layer="layout" draw:type="line" svg:x1="10.501cm" svg:y1="4.127cm" svg:x2="10.501cm" svg:y2="4.677cm" draw:start-shape="id345" draw:start-glue-point="2" draw:end-shape="id346" draw:end-glue-point="0" svg:d="m10501 4127v550" svg:viewBox="0 0 1 551">
          <text:p/>
        </draw:connector>
        <draw:connector draw:style-name="gr9" draw:text-style-name="P4" draw:layer="layout" draw:type="line" svg:x1="11.501cm" svg:y1="4.127cm" svg:x2="11.501cm" svg:y2="4.677cm" draw:start-shape="id347" draw:start-glue-point="2" draw:end-shape="id348" draw:end-glue-point="0" svg:d="m11501 4127v550" svg:viewBox="0 0 1 551">
          <text:p/>
        </draw:connector>
        <draw:custom-shape draw:style-name="gr5" draw:text-style-name="P4" draw:layer="layout" svg:width="0.25cm" svg:height="0.25cm" svg:x="10.402cm" svg:y="3.8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402cm" svg:y="3.8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877cm" svg:y="3.87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349" draw:id="id349" draw:layer="layout" svg:width="0.25cm" svg:height="0.25cm" svg:x="10.377cm" svg:y="3.87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351" draw:id="id351" draw:layer="layout" svg:width="0.25cm" svg:height="0.25cm" svg:x="11.377cm" svg:y="3.8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350" draw:id="id350" draw:layer="layout" svg:width="0.25cm" svg:height="0.25cm" svg:x="10.377cm" svg:y="4.6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352" draw:id="id352" draw:layer="layout" svg:width="0.25cm" svg:height="0.25cm" svg:x="11.377cm" svg:y="4.677cm">
          <text:p/>
          <draw:enhanced-geometry svg:viewBox="0 0 21600 21600" draw:type="rectangle" draw:enhanced-path="M 0 0 L 21600 0 21600 21600 0 21600 0 0 Z N"/>
        </draw:custom-shape>
        <draw:connector draw:style-name="gr9" draw:text-style-name="P4" draw:layer="layout" draw:type="line" svg:x1="10.502cm" svg:y1="4.127cm" svg:x2="10.502cm" svg:y2="4.677cm" draw:start-shape="id349" draw:start-glue-point="2" draw:end-shape="id350" draw:end-glue-point="0" svg:d="m10502 4127v550" svg:viewBox="0 0 1 551">
          <text:p/>
        </draw:connector>
        <draw:connector draw:style-name="gr9" draw:text-style-name="P7" draw:layer="layout" draw:type="line" svg:x1="11.502cm" svg:y1="4.127cm" svg:x2="11.502cm" svg:y2="4.677cm" draw:start-shape="id351" draw:start-glue-point="2" draw:end-shape="id352" draw:end-glue-point="0" svg:d="m11502 4127v550" svg:viewBox="0 0 1 551">
          <text:p/>
        </draw:connector>
        <draw:custom-shape draw:style-name="gr5" draw:text-style-name="P4" draw:layer="layout" svg:width="0.25cm" svg:height="0.25cm" svg:x="10.401cm" svg:y="3.8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401cm" svg:y="3.8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876cm" svg:y="3.87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353" draw:id="id353" draw:layer="layout" svg:width="0.25cm" svg:height="0.25cm" svg:x="10.376cm" svg:y="3.87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355" draw:id="id355" draw:layer="layout" svg:width="0.25cm" svg:height="0.25cm" svg:x="11.376cm" svg:y="3.8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354" draw:id="id354" draw:layer="layout" svg:width="0.25cm" svg:height="0.25cm" svg:x="10.376cm" svg:y="4.6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356" draw:id="id356" draw:layer="layout" svg:width="0.25cm" svg:height="0.25cm" svg:x="11.376cm" svg:y="4.677cm">
          <text:p/>
          <draw:enhanced-geometry svg:viewBox="0 0 21600 21600" draw:type="rectangle" draw:enhanced-path="M 0 0 L 21600 0 21600 21600 0 21600 0 0 Z N"/>
        </draw:custom-shape>
        <draw:connector draw:style-name="gr9" draw:text-style-name="P4" draw:layer="layout" draw:type="line" svg:x1="10.501cm" svg:y1="4.127cm" svg:x2="10.501cm" svg:y2="4.677cm" draw:start-shape="id353" draw:start-glue-point="2" draw:end-shape="id354" draw:end-glue-point="0" svg:d="m10501 4127v550" svg:viewBox="0 0 1 551">
          <text:p/>
        </draw:connector>
        <draw:connector draw:style-name="gr9" draw:text-style-name="P4" draw:layer="layout" draw:type="line" svg:x1="11.501cm" svg:y1="4.127cm" svg:x2="11.501cm" svg:y2="4.677cm" draw:start-shape="id355" draw:start-glue-point="2" draw:end-shape="id356" draw:end-glue-point="0" svg:d="m11501 4127v550" svg:viewBox="0 0 1 551">
          <text:p/>
        </draw:connector>
        <draw:custom-shape draw:style-name="gr5" draw:text-style-name="P4" draw:layer="layout" svg:width="0.25cm" svg:height="0.25cm" svg:x="10.402cm" svg:y="3.8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402cm" svg:y="3.8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877cm" svg:y="3.87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357" draw:id="id357" draw:layer="layout" svg:width="0.25cm" svg:height="0.25cm" svg:x="10.377cm" svg:y="3.87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359" draw:id="id359" draw:layer="layout" svg:width="0.25cm" svg:height="0.25cm" svg:x="11.377cm" svg:y="3.8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358" draw:id="id358" draw:layer="layout" svg:width="0.25cm" svg:height="0.25cm" svg:x="10.377cm" svg:y="4.6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360" draw:id="id360" draw:layer="layout" svg:width="0.25cm" svg:height="0.25cm" svg:x="11.377cm" svg:y="4.677cm">
          <text:p/>
          <draw:enhanced-geometry svg:viewBox="0 0 21600 21600" draw:type="rectangle" draw:enhanced-path="M 0 0 L 21600 0 21600 21600 0 21600 0 0 Z N"/>
        </draw:custom-shape>
        <draw:connector draw:style-name="gr9" draw:text-style-name="P4" draw:layer="layout" draw:type="line" svg:x1="10.502cm" svg:y1="4.127cm" svg:x2="10.502cm" svg:y2="4.677cm" draw:start-shape="id357" draw:start-glue-point="2" draw:end-shape="id358" draw:end-glue-point="0" svg:d="m10502 4127v550" svg:viewBox="0 0 1 551">
          <text:p/>
        </draw:connector>
        <draw:connector draw:style-name="gr9" draw:text-style-name="P7" draw:layer="layout" draw:type="line" svg:x1="11.502cm" svg:y1="4.127cm" svg:x2="11.502cm" svg:y2="4.677cm" draw:start-shape="id359" draw:start-glue-point="2" draw:end-shape="id360" draw:end-glue-point="0" svg:d="m11502 4127v550" svg:viewBox="0 0 1 551">
          <text:p/>
        </draw:connector>
        <draw:custom-shape draw:style-name="gr5" draw:text-style-name="P4" draw:layer="layout" svg:width="0.25cm" svg:height="0.25cm" svg:x="10.401cm" svg:y="3.8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401cm" svg:y="3.8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876cm" svg:y="3.87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361" draw:id="id361" draw:layer="layout" svg:width="0.25cm" svg:height="0.25cm" svg:x="10.376cm" svg:y="3.87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363" draw:id="id363" draw:layer="layout" svg:width="0.25cm" svg:height="0.25cm" svg:x="11.376cm" svg:y="3.8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362" draw:id="id362" draw:layer="layout" svg:width="0.25cm" svg:height="0.25cm" svg:x="10.376cm" svg:y="4.6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364" draw:id="id364" draw:layer="layout" svg:width="0.25cm" svg:height="0.25cm" svg:x="11.376cm" svg:y="4.677cm">
          <text:p/>
          <draw:enhanced-geometry svg:viewBox="0 0 21600 21600" draw:type="rectangle" draw:enhanced-path="M 0 0 L 21600 0 21600 21600 0 21600 0 0 Z N"/>
        </draw:custom-shape>
        <draw:connector draw:style-name="gr9" draw:text-style-name="P4" draw:layer="layout" draw:type="line" svg:x1="10.501cm" svg:y1="4.127cm" svg:x2="10.501cm" svg:y2="4.677cm" draw:start-shape="id361" draw:start-glue-point="2" draw:end-shape="id362" draw:end-glue-point="0" svg:d="m10501 4127v550" svg:viewBox="0 0 1 551">
          <text:p/>
        </draw:connector>
        <draw:connector draw:style-name="gr9" draw:text-style-name="P4" draw:layer="layout" draw:type="line" svg:x1="11.501cm" svg:y1="4.127cm" svg:x2="11.501cm" svg:y2="4.677cm" draw:start-shape="id363" draw:start-glue-point="2" draw:end-shape="id364" draw:end-glue-point="0" svg:d="m11501 4127v550" svg:viewBox="0 0 1 551">
          <text:p/>
        </draw:connector>
        <draw:custom-shape draw:style-name="gr5" draw:text-style-name="P4" draw:layer="layout" svg:width="0.25cm" svg:height="0.25cm" svg:x="10.402cm" svg:y="3.8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402cm" svg:y="3.8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877cm" svg:y="3.87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365" draw:id="id365" draw:layer="layout" svg:width="0.25cm" svg:height="0.25cm" svg:x="10.377cm" svg:y="3.87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367" draw:id="id367" draw:layer="layout" svg:width="0.25cm" svg:height="0.25cm" svg:x="11.377cm" svg:y="3.8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366" draw:id="id366" draw:layer="layout" svg:width="0.25cm" svg:height="0.25cm" svg:x="10.377cm" svg:y="4.6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368" draw:id="id368" draw:layer="layout" svg:width="0.25cm" svg:height="0.25cm" svg:x="11.377cm" svg:y="4.677cm">
          <text:p/>
          <draw:enhanced-geometry svg:viewBox="0 0 21600 21600" draw:type="rectangle" draw:enhanced-path="M 0 0 L 21600 0 21600 21600 0 21600 0 0 Z N"/>
        </draw:custom-shape>
        <draw:connector draw:style-name="gr9" draw:text-style-name="P4" draw:layer="layout" draw:type="line" svg:x1="10.502cm" svg:y1="4.127cm" svg:x2="10.502cm" svg:y2="4.677cm" draw:start-shape="id365" draw:start-glue-point="2" draw:end-shape="id366" draw:end-glue-point="0" svg:d="m10502 4127v550" svg:viewBox="0 0 1 551">
          <text:p/>
        </draw:connector>
        <draw:connector draw:style-name="gr9" draw:text-style-name="P7" draw:layer="layout" draw:type="line" svg:x1="11.502cm" svg:y1="4.127cm" svg:x2="11.502cm" svg:y2="4.677cm" draw:start-shape="id367" draw:start-glue-point="2" draw:end-shape="id368" draw:end-glue-point="0" svg:d="m11502 4127v550" svg:viewBox="0 0 1 551">
          <text:p/>
        </draw:connector>
        <draw:custom-shape draw:style-name="gr5" draw:text-style-name="P4" draw:layer="layout" svg:width="0.25cm" svg:height="0.25cm" svg:x="10.401cm" svg:y="3.8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401cm" svg:y="3.8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876cm" svg:y="3.87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369" draw:id="id369" draw:layer="layout" svg:width="0.25cm" svg:height="0.25cm" svg:x="10.376cm" svg:y="3.87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371" draw:id="id371" draw:layer="layout" svg:width="0.25cm" svg:height="0.25cm" svg:x="11.376cm" svg:y="3.8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370" draw:id="id370" draw:layer="layout" svg:width="0.25cm" svg:height="0.25cm" svg:x="10.376cm" svg:y="4.6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372" draw:id="id372" draw:layer="layout" svg:width="0.25cm" svg:height="0.25cm" svg:x="11.376cm" svg:y="4.677cm">
          <text:p/>
          <draw:enhanced-geometry svg:viewBox="0 0 21600 21600" draw:type="rectangle" draw:enhanced-path="M 0 0 L 21600 0 21600 21600 0 21600 0 0 Z N"/>
        </draw:custom-shape>
        <draw:connector draw:style-name="gr9" draw:text-style-name="P4" draw:layer="layout" draw:type="line" svg:x1="10.501cm" svg:y1="4.127cm" svg:x2="10.501cm" svg:y2="4.677cm" draw:start-shape="id369" draw:start-glue-point="2" draw:end-shape="id370" draw:end-glue-point="0" svg:d="m10501 4127v550" svg:viewBox="0 0 1 551">
          <text:p/>
        </draw:connector>
        <draw:connector draw:style-name="gr9" draw:text-style-name="P4" draw:layer="layout" draw:type="line" svg:x1="11.501cm" svg:y1="4.127cm" svg:x2="11.501cm" svg:y2="4.677cm" draw:start-shape="id371" draw:start-glue-point="2" draw:end-shape="id372" draw:end-glue-point="0" svg:d="m11501 4127v550" svg:viewBox="0 0 1 551">
          <text:p/>
        </draw:connector>
        <draw:custom-shape draw:style-name="gr5" draw:text-style-name="P4" draw:layer="layout" svg:width="0.25cm" svg:height="0.25cm" svg:x="10.402cm" svg:y="3.8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402cm" svg:y="3.8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877cm" svg:y="3.87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373" draw:id="id373" draw:layer="layout" svg:width="0.25cm" svg:height="0.25cm" svg:x="10.377cm" svg:y="3.87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375" draw:id="id375" draw:layer="layout" svg:width="0.25cm" svg:height="0.25cm" svg:x="11.377cm" svg:y="3.8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374" draw:id="id374" draw:layer="layout" svg:width="0.25cm" svg:height="0.25cm" svg:x="10.377cm" svg:y="4.6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376" draw:id="id376" draw:layer="layout" svg:width="0.25cm" svg:height="0.25cm" svg:x="11.377cm" svg:y="4.677cm">
          <text:p/>
          <draw:enhanced-geometry svg:viewBox="0 0 21600 21600" draw:type="rectangle" draw:enhanced-path="M 0 0 L 21600 0 21600 21600 0 21600 0 0 Z N"/>
        </draw:custom-shape>
        <draw:connector draw:style-name="gr9" draw:text-style-name="P4" draw:layer="layout" draw:type="line" svg:x1="10.502cm" svg:y1="4.127cm" svg:x2="10.502cm" svg:y2="4.677cm" draw:start-shape="id373" draw:start-glue-point="2" draw:end-shape="id374" draw:end-glue-point="0" svg:d="m10502 4127v550" svg:viewBox="0 0 1 551">
          <text:p/>
        </draw:connector>
        <draw:connector draw:style-name="gr9" draw:text-style-name="P7" draw:layer="layout" draw:type="line" svg:x1="11.502cm" svg:y1="4.127cm" svg:x2="11.502cm" svg:y2="4.677cm" draw:start-shape="id375" draw:start-glue-point="2" draw:end-shape="id376" draw:end-glue-point="0" svg:d="m11502 4127v550" svg:viewBox="0 0 1 551">
          <text:p/>
        </draw:connector>
        <draw:custom-shape draw:style-name="gr5" draw:text-style-name="P4" draw:layer="layout" svg:width="0.25cm" svg:height="0.25cm" svg:x="10.401cm" svg:y="3.8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401cm" svg:y="3.8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876cm" svg:y="3.87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377" draw:id="id377" draw:layer="layout" svg:width="0.25cm" svg:height="0.25cm" svg:x="10.376cm" svg:y="3.87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379" draw:id="id379" draw:layer="layout" svg:width="0.25cm" svg:height="0.25cm" svg:x="11.376cm" svg:y="3.8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378" draw:id="id378" draw:layer="layout" svg:width="0.25cm" svg:height="0.25cm" svg:x="10.376cm" svg:y="4.6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380" draw:id="id380" draw:layer="layout" svg:width="0.25cm" svg:height="0.25cm" svg:x="11.376cm" svg:y="4.677cm">
          <text:p/>
          <draw:enhanced-geometry svg:viewBox="0 0 21600 21600" draw:type="rectangle" draw:enhanced-path="M 0 0 L 21600 0 21600 21600 0 21600 0 0 Z N"/>
        </draw:custom-shape>
        <draw:connector draw:style-name="gr9" draw:text-style-name="P4" draw:layer="layout" draw:type="line" svg:x1="10.501cm" svg:y1="4.127cm" svg:x2="10.501cm" svg:y2="4.677cm" draw:start-shape="id377" draw:start-glue-point="2" draw:end-shape="id378" draw:end-glue-point="0" svg:d="m10501 4127v550" svg:viewBox="0 0 1 551">
          <text:p/>
        </draw:connector>
        <draw:connector draw:style-name="gr9" draw:text-style-name="P4" draw:layer="layout" draw:type="line" svg:x1="11.501cm" svg:y1="4.127cm" svg:x2="11.501cm" svg:y2="4.677cm" draw:start-shape="id379" draw:start-glue-point="2" draw:end-shape="id380" draw:end-glue-point="0" svg:d="m11501 4127v550" svg:viewBox="0 0 1 551">
          <text:p/>
        </draw:connector>
        <draw:custom-shape draw:style-name="gr5" draw:text-style-name="P4" draw:layer="layout" svg:width="0.25cm" svg:height="0.25cm" svg:x="10.402cm" svg:y="3.8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402cm" svg:y="3.8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877cm" svg:y="3.87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381" draw:id="id381" draw:layer="layout" svg:width="0.25cm" svg:height="0.25cm" svg:x="10.377cm" svg:y="3.87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383" draw:id="id383" draw:layer="layout" svg:width="0.25cm" svg:height="0.25cm" svg:x="11.377cm" svg:y="3.8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382" draw:id="id382" draw:layer="layout" svg:width="0.25cm" svg:height="0.25cm" svg:x="10.377cm" svg:y="4.6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384" draw:id="id384" draw:layer="layout" svg:width="0.25cm" svg:height="0.25cm" svg:x="11.377cm" svg:y="4.677cm">
          <text:p/>
          <draw:enhanced-geometry svg:viewBox="0 0 21600 21600" draw:type="rectangle" draw:enhanced-path="M 0 0 L 21600 0 21600 21600 0 21600 0 0 Z N"/>
        </draw:custom-shape>
        <draw:connector draw:style-name="gr9" draw:text-style-name="P4" draw:layer="layout" draw:type="line" svg:x1="10.502cm" svg:y1="4.127cm" svg:x2="10.502cm" svg:y2="4.677cm" draw:start-shape="id381" draw:start-glue-point="2" draw:end-shape="id382" draw:end-glue-point="0" svg:d="m10502 4127v550" svg:viewBox="0 0 1 551">
          <text:p/>
        </draw:connector>
        <draw:connector draw:style-name="gr9" draw:text-style-name="P7" draw:layer="layout" draw:type="line" svg:x1="11.502cm" svg:y1="4.127cm" svg:x2="11.502cm" svg:y2="4.677cm" draw:start-shape="id383" draw:start-glue-point="2" draw:end-shape="id384" draw:end-glue-point="0" svg:d="m11502 4127v550" svg:viewBox="0 0 1 551">
          <text:p/>
        </draw:connector>
        <draw:custom-shape draw:style-name="gr5" draw:text-style-name="P4" draw:layer="layout" svg:width="0.25cm" svg:height="0.25cm" svg:x="10.401cm" svg:y="3.8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401cm" svg:y="3.8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876cm" svg:y="3.87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385" draw:id="id385" draw:layer="layout" svg:width="0.25cm" svg:height="0.25cm" svg:x="10.376cm" svg:y="3.87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387" draw:id="id387" draw:layer="layout" svg:width="0.25cm" svg:height="0.25cm" svg:x="11.376cm" svg:y="3.8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386" draw:id="id386" draw:layer="layout" svg:width="0.25cm" svg:height="0.25cm" svg:x="10.376cm" svg:y="4.6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388" draw:id="id388" draw:layer="layout" svg:width="0.25cm" svg:height="0.25cm" svg:x="11.376cm" svg:y="4.677cm">
          <text:p/>
          <draw:enhanced-geometry svg:viewBox="0 0 21600 21600" draw:type="rectangle" draw:enhanced-path="M 0 0 L 21600 0 21600 21600 0 21600 0 0 Z N"/>
        </draw:custom-shape>
        <draw:connector draw:style-name="gr9" draw:text-style-name="P4" draw:layer="layout" draw:type="line" svg:x1="10.501cm" svg:y1="4.127cm" svg:x2="10.501cm" svg:y2="4.677cm" draw:start-shape="id385" draw:start-glue-point="2" draw:end-shape="id386" draw:end-glue-point="0" svg:d="m10501 4127v550" svg:viewBox="0 0 1 551">
          <text:p/>
        </draw:connector>
        <draw:connector draw:style-name="gr9" draw:text-style-name="P4" draw:layer="layout" draw:type="line" svg:x1="11.501cm" svg:y1="4.127cm" svg:x2="11.501cm" svg:y2="4.677cm" draw:start-shape="id387" draw:start-glue-point="2" draw:end-shape="id388" draw:end-glue-point="0" svg:d="m11501 4127v550" svg:viewBox="0 0 1 551">
          <text:p/>
        </draw:connector>
        <draw:custom-shape draw:style-name="gr5" draw:text-style-name="P4" draw:layer="layout" svg:width="0.25cm" svg:height="0.25cm" svg:x="10.402cm" svg:y="3.8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402cm" svg:y="3.8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877cm" svg:y="3.87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389" draw:id="id389" draw:layer="layout" svg:width="0.25cm" svg:height="0.25cm" svg:x="10.377cm" svg:y="3.87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391" draw:id="id391" draw:layer="layout" svg:width="0.25cm" svg:height="0.25cm" svg:x="11.377cm" svg:y="3.8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390" draw:id="id390" draw:layer="layout" svg:width="0.25cm" svg:height="0.25cm" svg:x="10.377cm" svg:y="4.6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392" draw:id="id392" draw:layer="layout" svg:width="0.25cm" svg:height="0.25cm" svg:x="11.377cm" svg:y="4.677cm">
          <text:p/>
          <draw:enhanced-geometry svg:viewBox="0 0 21600 21600" draw:type="rectangle" draw:enhanced-path="M 0 0 L 21600 0 21600 21600 0 21600 0 0 Z N"/>
        </draw:custom-shape>
        <draw:connector draw:style-name="gr9" draw:text-style-name="P4" draw:layer="layout" draw:type="line" svg:x1="10.502cm" svg:y1="4.127cm" svg:x2="10.502cm" svg:y2="4.677cm" draw:start-shape="id389" draw:start-glue-point="2" draw:end-shape="id390" draw:end-glue-point="0" svg:d="m10502 4127v550" svg:viewBox="0 0 1 551">
          <text:p/>
        </draw:connector>
        <draw:connector draw:style-name="gr9" draw:text-style-name="P7" draw:layer="layout" draw:type="line" svg:x1="11.502cm" svg:y1="4.127cm" svg:x2="11.502cm" svg:y2="4.677cm" draw:start-shape="id391" draw:start-glue-point="2" draw:end-shape="id392" draw:end-glue-point="0" svg:d="m11502 4127v550" svg:viewBox="0 0 1 551">
          <text:p/>
        </draw:connector>
        <draw:custom-shape draw:style-name="gr5" draw:text-style-name="P4" draw:layer="layout" svg:width="0.25cm" svg:height="0.25cm" svg:x="10.401cm" svg:y="3.8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401cm" svg:y="3.8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876cm" svg:y="3.87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393" draw:id="id393" draw:layer="layout" svg:width="0.25cm" svg:height="0.25cm" svg:x="10.376cm" svg:y="3.87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395" draw:id="id395" draw:layer="layout" svg:width="0.25cm" svg:height="0.25cm" svg:x="11.376cm" svg:y="3.8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394" draw:id="id394" draw:layer="layout" svg:width="0.25cm" svg:height="0.25cm" svg:x="10.376cm" svg:y="4.6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396" draw:id="id396" draw:layer="layout" svg:width="0.25cm" svg:height="0.25cm" svg:x="11.376cm" svg:y="4.677cm">
          <text:p/>
          <draw:enhanced-geometry svg:viewBox="0 0 21600 21600" draw:type="rectangle" draw:enhanced-path="M 0 0 L 21600 0 21600 21600 0 21600 0 0 Z N"/>
        </draw:custom-shape>
        <draw:connector draw:style-name="gr9" draw:text-style-name="P4" draw:layer="layout" draw:type="line" svg:x1="10.501cm" svg:y1="4.127cm" svg:x2="10.501cm" svg:y2="4.677cm" draw:start-shape="id393" draw:start-glue-point="2" draw:end-shape="id394" draw:end-glue-point="0" svg:d="m10501 4127v550" svg:viewBox="0 0 1 551">
          <text:p/>
        </draw:connector>
        <draw:connector draw:style-name="gr9" draw:text-style-name="P4" draw:layer="layout" draw:type="line" svg:x1="11.501cm" svg:y1="4.127cm" svg:x2="11.501cm" svg:y2="4.677cm" draw:start-shape="id395" draw:start-glue-point="2" draw:end-shape="id396" draw:end-glue-point="0" svg:d="m11501 4127v550" svg:viewBox="0 0 1 551">
          <text:p/>
        </draw:connector>
        <draw:custom-shape draw:style-name="gr5" draw:text-style-name="P4" draw:layer="layout" svg:width="0.25cm" svg:height="0.25cm" svg:x="10.402cm" svg:y="3.8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402cm" svg:y="3.8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877cm" svg:y="3.87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397" draw:id="id397" draw:layer="layout" svg:width="0.25cm" svg:height="0.25cm" svg:x="10.377cm" svg:y="3.87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399" draw:id="id399" draw:layer="layout" svg:width="0.25cm" svg:height="0.25cm" svg:x="11.377cm" svg:y="3.8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398" draw:id="id398" draw:layer="layout" svg:width="0.25cm" svg:height="0.25cm" svg:x="10.377cm" svg:y="4.6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400" draw:id="id400" draw:layer="layout" svg:width="0.25cm" svg:height="0.25cm" svg:x="11.377cm" svg:y="4.677cm">
          <text:p/>
          <draw:enhanced-geometry svg:viewBox="0 0 21600 21600" draw:type="rectangle" draw:enhanced-path="M 0 0 L 21600 0 21600 21600 0 21600 0 0 Z N"/>
        </draw:custom-shape>
        <draw:connector draw:style-name="gr9" draw:text-style-name="P4" draw:layer="layout" draw:type="line" svg:x1="10.502cm" svg:y1="4.127cm" svg:x2="10.502cm" svg:y2="4.677cm" draw:start-shape="id397" draw:start-glue-point="2" draw:end-shape="id398" draw:end-glue-point="0" svg:d="m10502 4127v550" svg:viewBox="0 0 1 551">
          <text:p/>
        </draw:connector>
        <draw:connector draw:style-name="gr9" draw:text-style-name="P7" draw:layer="layout" draw:type="line" svg:x1="11.502cm" svg:y1="4.127cm" svg:x2="11.502cm" svg:y2="4.677cm" draw:start-shape="id399" draw:start-glue-point="2" draw:end-shape="id400" draw:end-glue-point="0" svg:d="m11502 4127v550" svg:viewBox="0 0 1 551">
          <text:p/>
        </draw:connector>
        <draw:custom-shape draw:style-name="gr5" draw:text-style-name="P4" draw:layer="layout" svg:width="0.25cm" svg:height="0.25cm" svg:x="10.401cm" svg:y="3.8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401cm" svg:y="3.8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876cm" svg:y="3.87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401" draw:id="id401" draw:layer="layout" svg:width="0.25cm" svg:height="0.25cm" svg:x="10.376cm" svg:y="3.87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403" draw:id="id403" draw:layer="layout" svg:width="0.25cm" svg:height="0.25cm" svg:x="11.376cm" svg:y="3.8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402" draw:id="id402" draw:layer="layout" svg:width="0.25cm" svg:height="0.25cm" svg:x="10.376cm" svg:y="4.6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404" draw:id="id404" draw:layer="layout" svg:width="0.25cm" svg:height="0.25cm" svg:x="11.376cm" svg:y="4.677cm">
          <text:p/>
          <draw:enhanced-geometry svg:viewBox="0 0 21600 21600" draw:type="rectangle" draw:enhanced-path="M 0 0 L 21600 0 21600 21600 0 21600 0 0 Z N"/>
        </draw:custom-shape>
        <draw:connector draw:style-name="gr9" draw:text-style-name="P4" draw:layer="layout" draw:type="line" svg:x1="10.501cm" svg:y1="4.127cm" svg:x2="10.501cm" svg:y2="4.677cm" draw:start-shape="id401" draw:start-glue-point="2" draw:end-shape="id402" draw:end-glue-point="0" svg:d="m10501 4127v550" svg:viewBox="0 0 1 551">
          <text:p/>
        </draw:connector>
        <draw:connector draw:style-name="gr9" draw:text-style-name="P4" draw:layer="layout" draw:type="line" svg:x1="11.501cm" svg:y1="4.127cm" svg:x2="11.501cm" svg:y2="4.677cm" draw:start-shape="id403" draw:start-glue-point="2" draw:end-shape="id404" draw:end-glue-point="0" svg:d="m11501 4127v550" svg:viewBox="0 0 1 551">
          <text:p/>
        </draw:connector>
        <draw:custom-shape draw:style-name="gr5" draw:text-style-name="P4" draw:layer="layout" svg:width="0.25cm" svg:height="0.25cm" svg:x="10.402cm" svg:y="3.8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402cm" svg:y="3.8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877cm" svg:y="3.87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405" draw:id="id405" draw:layer="layout" svg:width="0.25cm" svg:height="0.25cm" svg:x="10.377cm" svg:y="3.87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407" draw:id="id407" draw:layer="layout" svg:width="0.25cm" svg:height="0.25cm" svg:x="11.377cm" svg:y="3.8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406" draw:id="id406" draw:layer="layout" svg:width="0.25cm" svg:height="0.25cm" svg:x="10.377cm" svg:y="4.6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408" draw:id="id408" draw:layer="layout" svg:width="0.25cm" svg:height="0.25cm" svg:x="11.377cm" svg:y="4.677cm">
          <text:p/>
          <draw:enhanced-geometry svg:viewBox="0 0 21600 21600" draw:type="rectangle" draw:enhanced-path="M 0 0 L 21600 0 21600 21600 0 21600 0 0 Z N"/>
        </draw:custom-shape>
        <draw:connector draw:style-name="gr9" draw:text-style-name="P4" draw:layer="layout" draw:type="line" svg:x1="10.502cm" svg:y1="4.127cm" svg:x2="10.502cm" svg:y2="4.677cm" draw:start-shape="id405" draw:start-glue-point="2" draw:end-shape="id406" draw:end-glue-point="0" svg:d="m10502 4127v550" svg:viewBox="0 0 1 551">
          <text:p/>
        </draw:connector>
        <draw:connector draw:style-name="gr9" draw:text-style-name="P7" draw:layer="layout" draw:type="line" svg:x1="11.502cm" svg:y1="4.127cm" svg:x2="11.502cm" svg:y2="4.677cm" draw:start-shape="id407" draw:start-glue-point="2" draw:end-shape="id408" draw:end-glue-point="0" svg:d="m11502 4127v550" svg:viewBox="0 0 1 551">
          <text:p/>
        </draw:connector>
        <draw:custom-shape draw:style-name="gr5" draw:text-style-name="P4" draw:layer="layout" svg:width="0.25cm" svg:height="0.25cm" svg:x="15.15cm" svg:y="12.8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6.65cm" svg:y="13.0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4.925cm" svg:y="11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5.925cm" svg:y="11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4.4cm" svg:y="11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5.4cm" svg:y="11.37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409" draw:id="id409" draw:layer="layout" svg:width="0.25cm" svg:height="0.25cm" svg:x="14.9cm" svg:y="11.37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411" draw:id="id411" draw:layer="layout" svg:width="0.25cm" svg:height="0.25cm" svg:x="15.9cm" svg:y="11.3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410" draw:id="id410" draw:layer="layout" svg:width="0.25cm" svg:height="0.25cm" svg:x="14.9cm" svg:y="12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412" draw:id="id412" draw:layer="layout" svg:width="0.25cm" svg:height="0.25cm" svg:x="15.9cm" svg:y="12.177cm">
          <text:p/>
          <draw:enhanced-geometry svg:viewBox="0 0 21600 21600" draw:type="rectangle" draw:enhanced-path="M 0 0 L 21600 0 21600 21600 0 21600 0 0 Z N"/>
        </draw:custom-shape>
        <draw:connector draw:style-name="gr9" draw:text-style-name="P4" draw:layer="layout" draw:type="line" svg:x1="15.025cm" svg:y1="11.627cm" svg:x2="15.025cm" svg:y2="12.177cm" draw:start-shape="id409" draw:start-glue-point="2" draw:end-shape="id410" draw:end-glue-point="0" svg:d="m15025 11627v550" svg:viewBox="0 0 1 551">
          <text:p/>
        </draw:connector>
        <draw:connector draw:style-name="gr9" draw:text-style-name="P4" draw:layer="layout" draw:type="line" svg:x1="16.025cm" svg:y1="11.627cm" svg:x2="16.025cm" svg:y2="12.177cm" draw:start-shape="id411" draw:start-glue-point="2" draw:end-shape="id412" draw:end-glue-point="0" svg:d="m16025 11627v550" svg:viewBox="0 0 1 551">
          <text:p/>
        </draw:connector>
        <draw:custom-shape draw:style-name="gr5" draw:text-style-name="P4" draw:layer="layout" svg:width="0.25cm" svg:height="0.25cm" svg:x="14.926cm" svg:y="11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5.926cm" svg:y="11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5.401cm" svg:y="11.37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14.901cm" svg:y="11.37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15.901cm" svg:y="11.3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4.901cm" svg:y="12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5.901cm" svg:y="12.177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1.158cm" svg:height="0.608cm" svg:x="15.45cm" svg:y="11.492cm">
          <draw:text-box>
            <text:p text:style-name="P6">Cost</text:p>
          </draw:text-box>
        </draw:frame>
        <draw:frame draw:style-name="gr10" draw:text-style-name="P4" draw:layer="layout" svg:width="1.188cm" svg:height="0.608cm" svg:x="14.45cm" svg:y="11.492cm">
          <draw:text-box>
            <text:p text:style-name="P4">Valid</text:p>
          </draw:text-box>
        </draw:frame>
        <draw:custom-shape draw:style-name="gr5" draw:text-style-name="P4" draw:layer="layout" svg:width="0.25cm" svg:height="0.25cm" svg:x="14.925cm" svg:y="11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5.925cm" svg:y="11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4.4cm" svg:y="11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5.4cm" svg:y="11.37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15.9cm" svg:y="11.3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4.9cm" svg:y="12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5.9cm" svg:y="12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4.926cm" svg:y="11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5.926cm" svg:y="11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5.401cm" svg:y="11.37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15.901cm" svg:y="11.3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4.901cm" svg:y="12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5.901cm" svg:y="12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4.925cm" svg:y="11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5.925cm" svg:y="11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5.4cm" svg:y="11.37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15.9cm" svg:y="11.3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4.9cm" svg:y="12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5.9cm" svg:y="12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4.926cm" svg:y="11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5.926cm" svg:y="11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5.401cm" svg:y="11.37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15.901cm" svg:y="11.3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4.901cm" svg:y="12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5.901cm" svg:y="12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5.925cm" svg:y="11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5.4cm" svg:y="11.37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15.9cm" svg:y="11.3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4.9cm" svg:y="12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5.9cm" svg:y="12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5.926cm" svg:y="11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5.401cm" svg:y="11.37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15.901cm" svg:y="11.3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4.901cm" svg:y="12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5.901cm" svg:y="12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5.925cm" svg:y="11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5.4cm" svg:y="11.37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15.9cm" svg:y="11.3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4.9cm" svg:y="12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5.9cm" svg:y="12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5.926cm" svg:y="11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5.401cm" svg:y="11.37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15.901cm" svg:y="11.3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4.901cm" svg:y="12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5.901cm" svg:y="12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5.925cm" svg:y="11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5.4cm" svg:y="11.37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15.9cm" svg:y="11.3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4.9cm" svg:y="12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5.9cm" svg:y="12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5.926cm" svg:y="11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5.401cm" svg:y="11.37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15.901cm" svg:y="11.3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4.901cm" svg:y="12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5.901cm" svg:y="12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5.925cm" svg:y="11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5.4cm" svg:y="11.37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15.9cm" svg:y="11.3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4.9cm" svg:y="12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5.9cm" svg:y="12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5.926cm" svg:y="11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5.401cm" svg:y="11.37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15.901cm" svg:y="11.3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4.901cm" svg:y="12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5.901cm" svg:y="12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5.925cm" svg:y="11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5.4cm" svg:y="11.37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15.9cm" svg:y="11.3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4.9cm" svg:y="12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5.9cm" svg:y="12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5.926cm" svg:y="11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5.401cm" svg:y="11.37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15.901cm" svg:y="11.3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4.901cm" svg:y="12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5.901cm" svg:y="12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5.15cm" svg:y="12.85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6.65cm" svg:y="13.05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5.925cm" svg:y="11.37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5.4cm" svg:y="11.37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15.9cm" svg:y="11.37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4.9cm" svg:y="12.17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5.9cm" svg:y="12.17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5.926cm" svg:y="11.37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5.401cm" svg:y="11.37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15.901cm" svg:y="11.37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4.901cm" svg:y="12.17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5.901cm" svg:y="12.17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5.925cm" svg:y="11.37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5.4cm" svg:y="11.37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15.9cm" svg:y="11.37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4.9cm" svg:y="12.17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5.9cm" svg:y="12.17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5.926cm" svg:y="11.37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5.401cm" svg:y="11.37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15.901cm" svg:y="11.37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4.901cm" svg:y="12.17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5.901cm" svg:y="12.17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5.925cm" svg:y="11.37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5.4cm" svg:y="11.37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15.9cm" svg:y="11.37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4.9cm" svg:y="12.17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5.9cm" svg:y="12.17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5.926cm" svg:y="11.37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5.401cm" svg:y="11.37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15.901cm" svg:y="11.37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4.901cm" svg:y="12.17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5.901cm" svg:y="12.17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5.925cm" svg:y="11.37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5.4cm" svg:y="11.37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15.9cm" svg:y="11.37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4.9cm" svg:y="12.17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5.9cm" svg:y="12.17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5.926cm" svg:y="11.37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5.401cm" svg:y="11.37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15.901cm" svg:y="11.37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4.901cm" svg:y="12.17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5.901cm" svg:y="12.17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5.925cm" svg:y="11.37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5.4cm" svg:y="11.37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15.9cm" svg:y="11.37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4.9cm" svg:y="12.17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5.9cm" svg:y="12.17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5.926cm" svg:y="11.37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5.401cm" svg:y="11.37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15.901cm" svg:y="11.37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4.901cm" svg:y="12.17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5.901cm" svg:y="12.17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5.925cm" svg:y="11.37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5.4cm" svg:y="11.37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15.9cm" svg:y="11.37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4.9cm" svg:y="12.17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5.9cm" svg:y="12.17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5.926cm" svg:y="11.37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5.401cm" svg:y="11.37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15.901cm" svg:y="11.37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4.901cm" svg:y="12.17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5.901cm" svg:y="12.17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5.925cm" svg:y="11.37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5.4cm" svg:y="11.37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15.9cm" svg:y="11.37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4.9cm" svg:y="12.17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5.9cm" svg:y="12.17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5.926cm" svg:y="11.37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5.401cm" svg:y="11.37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15.901cm" svg:y="11.37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4.901cm" svg:y="12.17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5.901cm" svg:y="12.17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5.925cm" svg:y="11.37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5.4cm" svg:y="11.37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15.9cm" svg:y="11.37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4.9cm" svg:y="12.17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5.9cm" svg:y="12.17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5.401cm" svg:y="11.37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4.901cm" svg:y="12.17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5.901cm" svg:y="12.17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4.875cm" svg:y="6.37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5.45cm" svg:y="6.42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5.15cm" svg:y="7.84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6.65cm" svg:y="8.04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4.925cm" svg:y="6.37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5.925cm" svg:y="6.37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4.4cm" svg:y="6.37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5.4cm" svg:y="6.3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413" draw:id="id413" draw:layer="layout" svg:width="0.25cm" svg:height="0.25cm" svg:x="14.9cm" svg:y="6.37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415" draw:id="id415" draw:layer="layout" svg:width="0.25cm" svg:height="0.25cm" svg:x="15.9cm" svg:y="6.37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414" draw:id="id414" draw:layer="layout" svg:width="0.25cm" svg:height="0.25cm" svg:x="14.9cm" svg:y="7.17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416" draw:id="id416" draw:layer="layout" svg:width="0.25cm" svg:height="0.25cm" svg:x="15.9cm" svg:y="7.176cm">
          <text:p/>
          <draw:enhanced-geometry svg:viewBox="0 0 21600 21600" draw:type="rectangle" draw:enhanced-path="M 0 0 L 21600 0 21600 21600 0 21600 0 0 Z N"/>
        </draw:custom-shape>
        <draw:connector draw:style-name="gr9" draw:text-style-name="P4" draw:layer="layout" draw:type="line" svg:x1="15.025cm" svg:y1="6.626cm" svg:x2="15.025cm" svg:y2="7.176cm" draw:start-shape="id413" draw:start-glue-point="2" draw:end-shape="id414" draw:end-glue-point="0" svg:d="m15025 6626v550" svg:viewBox="0 0 1 551">
          <text:p/>
        </draw:connector>
        <draw:connector draw:style-name="gr9" draw:text-style-name="P4" draw:layer="layout" draw:type="line" svg:x1="16.025cm" svg:y1="6.626cm" svg:x2="16.025cm" svg:y2="7.176cm" draw:start-shape="id415" draw:start-glue-point="2" draw:end-shape="id416" draw:end-glue-point="0" svg:d="m16025 6626v550" svg:viewBox="0 0 1 551">
          <text:p/>
        </draw:connector>
        <draw:custom-shape draw:style-name="gr5" draw:text-style-name="P4" draw:layer="layout" svg:width="0.25cm" svg:height="0.25cm" svg:x="14.926cm" svg:y="6.37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5.926cm" svg:y="6.37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5.401cm" svg:y="6.3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15.901cm" svg:y="6.37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4.901cm" svg:y="7.17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5.901cm" svg:y="7.176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1.158cm" svg:height="0.608cm" svg:x="15.45cm" svg:y="6.491cm">
          <draw:text-box>
            <text:p text:style-name="P6">Cost</text:p>
          </draw:text-box>
        </draw:frame>
        <draw:frame draw:style-name="gr10" draw:text-style-name="P4" draw:layer="layout" svg:width="1.188cm" svg:height="0.608cm" svg:x="14.45cm" svg:y="6.491cm">
          <draw:text-box>
            <text:p text:style-name="P4">Valid</text:p>
          </draw:text-box>
        </draw:frame>
        <draw:custom-shape draw:style-name="gr5" draw:text-style-name="P4" draw:layer="layout" svg:width="0.25cm" svg:height="0.25cm" svg:x="15.925cm" svg:y="6.37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4.4cm" svg:y="6.37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5.4cm" svg:y="6.3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15.9cm" svg:y="6.37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4.9cm" svg:y="7.17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5.9cm" svg:y="7.17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5.926cm" svg:y="6.37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5.401cm" svg:y="6.3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15.901cm" svg:y="6.37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4.901cm" svg:y="7.17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5.901cm" svg:y="7.17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5.925cm" svg:y="6.37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5.4cm" svg:y="6.3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15.9cm" svg:y="6.37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4.9cm" svg:y="7.17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5.9cm" svg:y="7.17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5.926cm" svg:y="6.37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5.401cm" svg:y="6.3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15.901cm" svg:y="6.37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4.901cm" svg:y="7.17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5.901cm" svg:y="7.17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5.925cm" svg:y="6.37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5.4cm" svg:y="6.3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15.9cm" svg:y="6.37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4.9cm" svg:y="7.17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5.9cm" svg:y="7.17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5.926cm" svg:y="6.37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5.401cm" svg:y="6.3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15.901cm" svg:y="6.37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4.901cm" svg:y="7.17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5.901cm" svg:y="7.17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5.925cm" svg:y="6.37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5.4cm" svg:y="6.3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15.9cm" svg:y="6.37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4.9cm" svg:y="7.17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5.9cm" svg:y="7.17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5.926cm" svg:y="6.37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5.401cm" svg:y="6.3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15.901cm" svg:y="6.37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4.901cm" svg:y="7.17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5.901cm" svg:y="7.17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5.925cm" svg:y="6.37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5.4cm" svg:y="6.3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15.9cm" svg:y="6.37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4.9cm" svg:y="7.17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5.9cm" svg:y="7.17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5.926cm" svg:y="6.37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5.401cm" svg:y="6.3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15.901cm" svg:y="6.37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4.901cm" svg:y="7.17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5.901cm" svg:y="7.17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5.925cm" svg:y="6.37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5.4cm" svg:y="6.3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15.9cm" svg:y="6.37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4.9cm" svg:y="7.17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5.9cm" svg:y="7.17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5.926cm" svg:y="6.37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5.401cm" svg:y="6.3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15.901cm" svg:y="6.37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4.901cm" svg:y="7.17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5.901cm" svg:y="7.17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5.925cm" svg:y="6.37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5.4cm" svg:y="6.3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15.9cm" svg:y="6.37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4.9cm" svg:y="7.17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5.9cm" svg:y="7.17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5.926cm" svg:y="6.37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5.401cm" svg:y="6.3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15.901cm" svg:y="6.37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4.901cm" svg:y="7.17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5.901cm" svg:y="7.17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5.15cm" svg:y="7.8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6.65cm" svg:y="8.0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5.925cm" svg:y="6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5.4cm" svg:y="6.37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15.9cm" svg:y="6.3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4.9cm" svg:y="7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5.9cm" svg:y="7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5.926cm" svg:y="6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5.401cm" svg:y="6.37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15.901cm" svg:y="6.3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4.901cm" svg:y="7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5.901cm" svg:y="7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5.925cm" svg:y="6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5.4cm" svg:y="6.37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15.9cm" svg:y="6.3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4.9cm" svg:y="7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5.9cm" svg:y="7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5.926cm" svg:y="6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5.401cm" svg:y="6.37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15.901cm" svg:y="6.3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4.901cm" svg:y="7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5.901cm" svg:y="7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5.925cm" svg:y="6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5.4cm" svg:y="6.37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15.9cm" svg:y="6.3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4.9cm" svg:y="7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5.9cm" svg:y="7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5.926cm" svg:y="6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5.401cm" svg:y="6.37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15.901cm" svg:y="6.3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4.901cm" svg:y="7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5.901cm" svg:y="7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5.925cm" svg:y="6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5.4cm" svg:y="6.37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4.9cm" svg:y="7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5.9cm" svg:y="7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5.401cm" svg:y="6.37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4.901cm" svg:y="7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5.901cm" svg:y="7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5.4cm" svg:y="6.37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4.9cm" svg:y="7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5.9cm" svg:y="7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5.401cm" svg:y="6.37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4.901cm" svg:y="7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5.901cm" svg:y="7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5.4cm" svg:y="6.37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4.9cm" svg:y="7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5.9cm" svg:y="7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5.401cm" svg:y="6.37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4.901cm" svg:y="7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5.901cm" svg:y="7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5.4cm" svg:y="6.37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4.9cm" svg:y="7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5.9cm" svg:y="7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5.401cm" svg:y="6.37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4.901cm" svg:y="7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5.901cm" svg:y="7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5.4cm" svg:y="6.37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4.9cm" svg:y="7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5.9cm" svg:y="7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5.401cm" svg:y="6.37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4.901cm" svg:y="7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5.901cm" svg:y="7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9.375cm" svg:y="11.37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9.95cm" svg:y="11.42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9.65cm" svg:y="12.8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21.15cm" svg:y="13.0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9.425cm" svg:y="11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20.425cm" svg:y="11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8.9cm" svg:y="11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9.9cm" svg:y="11.37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417" draw:id="id417" draw:layer="layout" svg:width="0.25cm" svg:height="0.25cm" svg:x="19.4cm" svg:y="11.37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419" draw:id="id419" draw:layer="layout" svg:width="0.25cm" svg:height="0.25cm" svg:x="20.4cm" svg:y="11.3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418" draw:id="id418" draw:layer="layout" svg:width="0.25cm" svg:height="0.25cm" svg:x="19.4cm" svg:y="12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420" draw:id="id420" draw:layer="layout" svg:width="0.25cm" svg:height="0.25cm" svg:x="20.4cm" svg:y="12.177cm">
          <text:p/>
          <draw:enhanced-geometry svg:viewBox="0 0 21600 21600" draw:type="rectangle" draw:enhanced-path="M 0 0 L 21600 0 21600 21600 0 21600 0 0 Z N"/>
        </draw:custom-shape>
        <draw:connector draw:style-name="gr9" draw:text-style-name="P4" draw:layer="layout" draw:type="line" svg:x1="19.525cm" svg:y1="11.627cm" svg:x2="19.525cm" svg:y2="12.177cm" draw:start-shape="id417" draw:start-glue-point="2" draw:end-shape="id418" draw:end-glue-point="0" svg:d="m19525 11627v550" svg:viewBox="0 0 1 551">
          <text:p/>
        </draw:connector>
        <draw:connector draw:style-name="gr9" draw:text-style-name="P4" draw:layer="layout" draw:type="line" svg:x1="20.525cm" svg:y1="11.627cm" svg:x2="20.525cm" svg:y2="12.177cm" draw:start-shape="id419" draw:start-glue-point="2" draw:end-shape="id420" draw:end-glue-point="0" svg:d="m20525 11627v550" svg:viewBox="0 0 1 551">
          <text:p/>
        </draw:connector>
        <draw:custom-shape draw:style-name="gr5" draw:text-style-name="P4" draw:layer="layout" svg:width="0.25cm" svg:height="0.25cm" svg:x="19.426cm" svg:y="11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20.426cm" svg:y="11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9.901cm" svg:y="11.37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421" draw:id="id421" draw:layer="layout" svg:width="0.25cm" svg:height="0.25cm" svg:x="19.401cm" svg:y="11.37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423" draw:id="id423" draw:layer="layout" svg:width="0.25cm" svg:height="0.25cm" svg:x="20.401cm" svg:y="11.3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422" draw:id="id422" draw:layer="layout" svg:width="0.25cm" svg:height="0.25cm" svg:x="19.401cm" svg:y="12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424" draw:id="id424" draw:layer="layout" svg:width="0.25cm" svg:height="0.25cm" svg:x="20.401cm" svg:y="12.177cm">
          <text:p/>
          <draw:enhanced-geometry svg:viewBox="0 0 21600 21600" draw:type="rectangle" draw:enhanced-path="M 0 0 L 21600 0 21600 21600 0 21600 0 0 Z N"/>
        </draw:custom-shape>
        <draw:connector draw:style-name="gr9" draw:text-style-name="P4" draw:layer="layout" draw:type="line" svg:x1="19.526cm" svg:y1="11.627cm" svg:x2="19.526cm" svg:y2="12.177cm" draw:start-shape="id421" draw:start-glue-point="2" draw:end-shape="id422" draw:end-glue-point="0" svg:d="m19526 11627v550" svg:viewBox="0 0 1 551">
          <text:p/>
        </draw:connector>
        <draw:connector draw:style-name="gr9" draw:text-style-name="P7" draw:layer="layout" draw:type="line" svg:x1="20.526cm" svg:y1="11.627cm" svg:x2="20.526cm" svg:y2="12.177cm" draw:start-shape="id423" draw:start-glue-point="2" draw:end-shape="id424" draw:end-glue-point="0" svg:d="m20526 11627v550" svg:viewBox="0 0 1 551">
          <text:p/>
        </draw:connector>
        <draw:frame draw:style-name="gr10" draw:text-style-name="P6" draw:layer="layout" svg:width="1.158cm" svg:height="0.608cm" svg:x="19.95cm" svg:y="11.492cm">
          <draw:text-box>
            <text:p text:style-name="P6">Cost</text:p>
          </draw:text-box>
        </draw:frame>
        <draw:frame draw:style-name="gr10" draw:text-style-name="P4" draw:layer="layout" svg:width="1.188cm" svg:height="0.608cm" svg:x="18.95cm" svg:y="11.492cm">
          <draw:text-box>
            <text:p text:style-name="P4">Valid</text:p>
          </draw:text-box>
        </draw:frame>
        <draw:custom-shape draw:style-name="gr5" draw:text-style-name="P4" draw:layer="layout" svg:width="0.25cm" svg:height="0.25cm" svg:x="19.425cm" svg:y="11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20.425cm" svg:y="11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8.9cm" svg:y="11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9.9cm" svg:y="11.37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425" draw:id="id425" draw:layer="layout" svg:width="0.25cm" svg:height="0.25cm" svg:x="19.4cm" svg:y="11.37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427" draw:id="id427" draw:layer="layout" svg:width="0.25cm" svg:height="0.25cm" svg:x="20.4cm" svg:y="11.3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426" draw:id="id426" draw:layer="layout" svg:width="0.25cm" svg:height="0.25cm" svg:x="19.4cm" svg:y="12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428" draw:id="id428" draw:layer="layout" svg:width="0.25cm" svg:height="0.25cm" svg:x="20.4cm" svg:y="12.177cm">
          <text:p/>
          <draw:enhanced-geometry svg:viewBox="0 0 21600 21600" draw:type="rectangle" draw:enhanced-path="M 0 0 L 21600 0 21600 21600 0 21600 0 0 Z N"/>
        </draw:custom-shape>
        <draw:connector draw:style-name="gr9" draw:text-style-name="P4" draw:layer="layout" draw:type="line" svg:x1="19.525cm" svg:y1="11.627cm" svg:x2="19.525cm" svg:y2="12.177cm" draw:start-shape="id425" draw:start-glue-point="2" draw:end-shape="id426" draw:end-glue-point="0" svg:d="m19525 11627v550" svg:viewBox="0 0 1 551">
          <text:p/>
        </draw:connector>
        <draw:connector draw:style-name="gr9" draw:text-style-name="P4" draw:layer="layout" draw:type="line" svg:x1="20.525cm" svg:y1="11.627cm" svg:x2="20.525cm" svg:y2="12.177cm" draw:start-shape="id427" draw:start-glue-point="2" draw:end-shape="id428" draw:end-glue-point="0" svg:d="m20525 11627v550" svg:viewBox="0 0 1 551">
          <text:p/>
        </draw:connector>
        <draw:custom-shape draw:style-name="gr5" draw:text-style-name="P4" draw:layer="layout" svg:width="0.25cm" svg:height="0.25cm" svg:x="19.426cm" svg:y="11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20.426cm" svg:y="11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9.901cm" svg:y="11.37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429" draw:id="id429" draw:layer="layout" svg:width="0.25cm" svg:height="0.25cm" svg:x="19.401cm" svg:y="11.37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431" draw:id="id431" draw:layer="layout" svg:width="0.25cm" svg:height="0.25cm" svg:x="20.401cm" svg:y="11.3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430" draw:id="id430" draw:layer="layout" svg:width="0.25cm" svg:height="0.25cm" svg:x="19.401cm" svg:y="12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432" draw:id="id432" draw:layer="layout" svg:width="0.25cm" svg:height="0.25cm" svg:x="20.401cm" svg:y="12.177cm">
          <text:p/>
          <draw:enhanced-geometry svg:viewBox="0 0 21600 21600" draw:type="rectangle" draw:enhanced-path="M 0 0 L 21600 0 21600 21600 0 21600 0 0 Z N"/>
        </draw:custom-shape>
        <draw:connector draw:style-name="gr9" draw:text-style-name="P4" draw:layer="layout" draw:type="line" svg:x1="19.526cm" svg:y1="11.627cm" svg:x2="19.526cm" svg:y2="12.177cm" draw:start-shape="id429" draw:start-glue-point="2" draw:end-shape="id430" draw:end-glue-point="0" svg:d="m19526 11627v550" svg:viewBox="0 0 1 551">
          <text:p/>
        </draw:connector>
        <draw:connector draw:style-name="gr9" draw:text-style-name="P7" draw:layer="layout" draw:type="line" svg:x1="20.526cm" svg:y1="11.627cm" svg:x2="20.526cm" svg:y2="12.177cm" draw:start-shape="id431" draw:start-glue-point="2" draw:end-shape="id432" draw:end-glue-point="0" svg:d="m20526 11627v550" svg:viewBox="0 0 1 551">
          <text:p/>
        </draw:connector>
        <draw:custom-shape draw:style-name="gr5" draw:text-style-name="P4" draw:layer="layout" svg:width="0.25cm" svg:height="0.25cm" svg:x="19.425cm" svg:y="11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20.425cm" svg:y="11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9.9cm" svg:y="11.37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433" draw:id="id433" draw:layer="layout" svg:width="0.25cm" svg:height="0.25cm" svg:x="19.4cm" svg:y="11.37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435" draw:id="id435" draw:layer="layout" svg:width="0.25cm" svg:height="0.25cm" svg:x="20.4cm" svg:y="11.3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434" draw:id="id434" draw:layer="layout" svg:width="0.25cm" svg:height="0.25cm" svg:x="19.4cm" svg:y="12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436" draw:id="id436" draw:layer="layout" svg:width="0.25cm" svg:height="0.25cm" svg:x="20.4cm" svg:y="12.177cm">
          <text:p/>
          <draw:enhanced-geometry svg:viewBox="0 0 21600 21600" draw:type="rectangle" draw:enhanced-path="M 0 0 L 21600 0 21600 21600 0 21600 0 0 Z N"/>
        </draw:custom-shape>
        <draw:connector draw:style-name="gr9" draw:text-style-name="P4" draw:layer="layout" draw:type="line" svg:x1="19.525cm" svg:y1="11.627cm" svg:x2="19.525cm" svg:y2="12.177cm" draw:start-shape="id433" draw:start-glue-point="2" draw:end-shape="id434" draw:end-glue-point="0" svg:d="m19525 11627v550" svg:viewBox="0 0 1 551">
          <text:p/>
        </draw:connector>
        <draw:connector draw:style-name="gr9" draw:text-style-name="P4" draw:layer="layout" draw:type="line" svg:x1="20.525cm" svg:y1="11.627cm" svg:x2="20.525cm" svg:y2="12.177cm" draw:start-shape="id435" draw:start-glue-point="2" draw:end-shape="id436" draw:end-glue-point="0" svg:d="m20525 11627v550" svg:viewBox="0 0 1 551">
          <text:p/>
        </draw:connector>
        <draw:custom-shape draw:style-name="gr5" draw:text-style-name="P4" draw:layer="layout" svg:width="0.25cm" svg:height="0.25cm" svg:x="19.426cm" svg:y="11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20.426cm" svg:y="11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9.901cm" svg:y="11.37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437" draw:id="id437" draw:layer="layout" svg:width="0.25cm" svg:height="0.25cm" svg:x="19.401cm" svg:y="11.37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439" draw:id="id439" draw:layer="layout" svg:width="0.25cm" svg:height="0.25cm" svg:x="20.401cm" svg:y="11.3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438" draw:id="id438" draw:layer="layout" svg:width="0.25cm" svg:height="0.25cm" svg:x="19.401cm" svg:y="12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440" draw:id="id440" draw:layer="layout" svg:width="0.25cm" svg:height="0.25cm" svg:x="20.401cm" svg:y="12.177cm">
          <text:p/>
          <draw:enhanced-geometry svg:viewBox="0 0 21600 21600" draw:type="rectangle" draw:enhanced-path="M 0 0 L 21600 0 21600 21600 0 21600 0 0 Z N"/>
        </draw:custom-shape>
        <draw:connector draw:style-name="gr9" draw:text-style-name="P4" draw:layer="layout" draw:type="line" svg:x1="19.526cm" svg:y1="11.627cm" svg:x2="19.526cm" svg:y2="12.177cm" draw:start-shape="id437" draw:start-glue-point="2" draw:end-shape="id438" draw:end-glue-point="0" svg:d="m19526 11627v550" svg:viewBox="0 0 1 551">
          <text:p/>
        </draw:connector>
        <draw:connector draw:style-name="gr9" draw:text-style-name="P7" draw:layer="layout" draw:type="line" svg:x1="20.526cm" svg:y1="11.627cm" svg:x2="20.526cm" svg:y2="12.177cm" draw:start-shape="id439" draw:start-glue-point="2" draw:end-shape="id440" draw:end-glue-point="0" svg:d="m20526 11627v550" svg:viewBox="0 0 1 551">
          <text:p/>
        </draw:connector>
        <draw:custom-shape draw:style-name="gr5" draw:text-style-name="P4" draw:layer="layout" svg:width="0.25cm" svg:height="0.25cm" svg:x="19.425cm" svg:y="11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20.425cm" svg:y="11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9.9cm" svg:y="11.37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441" draw:id="id441" draw:layer="layout" svg:width="0.25cm" svg:height="0.25cm" svg:x="19.4cm" svg:y="11.37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443" draw:id="id443" draw:layer="layout" svg:width="0.25cm" svg:height="0.25cm" svg:x="20.4cm" svg:y="11.3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442" draw:id="id442" draw:layer="layout" svg:width="0.25cm" svg:height="0.25cm" svg:x="19.4cm" svg:y="12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444" draw:id="id444" draw:layer="layout" svg:width="0.25cm" svg:height="0.25cm" svg:x="20.4cm" svg:y="12.177cm">
          <text:p/>
          <draw:enhanced-geometry svg:viewBox="0 0 21600 21600" draw:type="rectangle" draw:enhanced-path="M 0 0 L 21600 0 21600 21600 0 21600 0 0 Z N"/>
        </draw:custom-shape>
        <draw:connector draw:style-name="gr9" draw:text-style-name="P4" draw:layer="layout" draw:type="line" svg:x1="19.525cm" svg:y1="11.627cm" svg:x2="19.525cm" svg:y2="12.177cm" draw:start-shape="id441" draw:start-glue-point="2" draw:end-shape="id442" draw:end-glue-point="0" svg:d="m19525 11627v550" svg:viewBox="0 0 1 551">
          <text:p/>
        </draw:connector>
        <draw:connector draw:style-name="gr9" draw:text-style-name="P4" draw:layer="layout" draw:type="line" svg:x1="20.525cm" svg:y1="11.627cm" svg:x2="20.525cm" svg:y2="12.177cm" draw:start-shape="id443" draw:start-glue-point="2" draw:end-shape="id444" draw:end-glue-point="0" svg:d="m20525 11627v550" svg:viewBox="0 0 1 551">
          <text:p/>
        </draw:connector>
        <draw:custom-shape draw:style-name="gr5" draw:text-style-name="P4" draw:layer="layout" svg:width="0.25cm" svg:height="0.25cm" svg:x="19.426cm" svg:y="11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20.426cm" svg:y="11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9.901cm" svg:y="11.37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445" draw:id="id445" draw:layer="layout" svg:width="0.25cm" svg:height="0.25cm" svg:x="19.401cm" svg:y="11.37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447" draw:id="id447" draw:layer="layout" svg:width="0.25cm" svg:height="0.25cm" svg:x="20.401cm" svg:y="11.3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446" draw:id="id446" draw:layer="layout" svg:width="0.25cm" svg:height="0.25cm" svg:x="19.401cm" svg:y="12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448" draw:id="id448" draw:layer="layout" svg:width="0.25cm" svg:height="0.25cm" svg:x="20.401cm" svg:y="12.177cm">
          <text:p/>
          <draw:enhanced-geometry svg:viewBox="0 0 21600 21600" draw:type="rectangle" draw:enhanced-path="M 0 0 L 21600 0 21600 21600 0 21600 0 0 Z N"/>
        </draw:custom-shape>
        <draw:connector draw:style-name="gr9" draw:text-style-name="P4" draw:layer="layout" draw:type="line" svg:x1="19.526cm" svg:y1="11.627cm" svg:x2="19.526cm" svg:y2="12.177cm" draw:start-shape="id445" draw:start-glue-point="2" draw:end-shape="id446" draw:end-glue-point="0" svg:d="m19526 11627v550" svg:viewBox="0 0 1 551">
          <text:p/>
        </draw:connector>
        <draw:connector draw:style-name="gr9" draw:text-style-name="P7" draw:layer="layout" draw:type="line" svg:x1="20.526cm" svg:y1="11.627cm" svg:x2="20.526cm" svg:y2="12.177cm" draw:start-shape="id447" draw:start-glue-point="2" draw:end-shape="id448" draw:end-glue-point="0" svg:d="m20526 11627v550" svg:viewBox="0 0 1 551">
          <text:p/>
        </draw:connector>
        <draw:custom-shape draw:style-name="gr5" draw:text-style-name="P4" draw:layer="layout" svg:width="0.25cm" svg:height="0.25cm" svg:x="19.425cm" svg:y="11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20.425cm" svg:y="11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9.9cm" svg:y="11.37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449" draw:id="id449" draw:layer="layout" svg:width="0.25cm" svg:height="0.25cm" svg:x="19.4cm" svg:y="11.37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451" draw:id="id451" draw:layer="layout" svg:width="0.25cm" svg:height="0.25cm" svg:x="20.4cm" svg:y="11.3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450" draw:id="id450" draw:layer="layout" svg:width="0.25cm" svg:height="0.25cm" svg:x="19.4cm" svg:y="12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452" draw:id="id452" draw:layer="layout" svg:width="0.25cm" svg:height="0.25cm" svg:x="20.4cm" svg:y="12.177cm">
          <text:p/>
          <draw:enhanced-geometry svg:viewBox="0 0 21600 21600" draw:type="rectangle" draw:enhanced-path="M 0 0 L 21600 0 21600 21600 0 21600 0 0 Z N"/>
        </draw:custom-shape>
        <draw:connector draw:style-name="gr9" draw:text-style-name="P4" draw:layer="layout" draw:type="line" svg:x1="19.525cm" svg:y1="11.627cm" svg:x2="19.525cm" svg:y2="12.177cm" draw:start-shape="id449" draw:start-glue-point="2" draw:end-shape="id450" draw:end-glue-point="0" svg:d="m19525 11627v550" svg:viewBox="0 0 1 551">
          <text:p/>
        </draw:connector>
        <draw:connector draw:style-name="gr9" draw:text-style-name="P4" draw:layer="layout" draw:type="line" svg:x1="20.525cm" svg:y1="11.627cm" svg:x2="20.525cm" svg:y2="12.177cm" draw:start-shape="id451" draw:start-glue-point="2" draw:end-shape="id452" draw:end-glue-point="0" svg:d="m20525 11627v550" svg:viewBox="0 0 1 551">
          <text:p/>
        </draw:connector>
        <draw:custom-shape draw:style-name="gr5" draw:text-style-name="P4" draw:layer="layout" svg:width="0.25cm" svg:height="0.25cm" svg:x="19.426cm" svg:y="11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20.426cm" svg:y="11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9.901cm" svg:y="11.37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453" draw:id="id453" draw:layer="layout" svg:width="0.25cm" svg:height="0.25cm" svg:x="19.401cm" svg:y="11.37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455" draw:id="id455" draw:layer="layout" svg:width="0.25cm" svg:height="0.25cm" svg:x="20.401cm" svg:y="11.3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454" draw:id="id454" draw:layer="layout" svg:width="0.25cm" svg:height="0.25cm" svg:x="19.401cm" svg:y="12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456" draw:id="id456" draw:layer="layout" svg:width="0.25cm" svg:height="0.25cm" svg:x="20.401cm" svg:y="12.177cm">
          <text:p/>
          <draw:enhanced-geometry svg:viewBox="0 0 21600 21600" draw:type="rectangle" draw:enhanced-path="M 0 0 L 21600 0 21600 21600 0 21600 0 0 Z N"/>
        </draw:custom-shape>
        <draw:connector draw:style-name="gr9" draw:text-style-name="P4" draw:layer="layout" draw:type="line" svg:x1="19.526cm" svg:y1="11.627cm" svg:x2="19.526cm" svg:y2="12.177cm" draw:start-shape="id453" draw:start-glue-point="2" draw:end-shape="id454" draw:end-glue-point="0" svg:d="m19526 11627v550" svg:viewBox="0 0 1 551">
          <text:p/>
        </draw:connector>
        <draw:connector draw:style-name="gr9" draw:text-style-name="P7" draw:layer="layout" draw:type="line" svg:x1="20.526cm" svg:y1="11.627cm" svg:x2="20.526cm" svg:y2="12.177cm" draw:start-shape="id455" draw:start-glue-point="2" draw:end-shape="id456" draw:end-glue-point="0" svg:d="m20526 11627v550" svg:viewBox="0 0 1 551">
          <text:p/>
        </draw:connector>
        <draw:custom-shape draw:style-name="gr5" draw:text-style-name="P4" draw:layer="layout" svg:width="0.25cm" svg:height="0.25cm" svg:x="19.425cm" svg:y="11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20.425cm" svg:y="11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9.9cm" svg:y="11.37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457" draw:id="id457" draw:layer="layout" svg:width="0.25cm" svg:height="0.25cm" svg:x="19.4cm" svg:y="11.37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459" draw:id="id459" draw:layer="layout" svg:width="0.25cm" svg:height="0.25cm" svg:x="20.4cm" svg:y="11.3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458" draw:id="id458" draw:layer="layout" svg:width="0.25cm" svg:height="0.25cm" svg:x="19.4cm" svg:y="12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460" draw:id="id460" draw:layer="layout" svg:width="0.25cm" svg:height="0.25cm" svg:x="20.4cm" svg:y="12.177cm">
          <text:p/>
          <draw:enhanced-geometry svg:viewBox="0 0 21600 21600" draw:type="rectangle" draw:enhanced-path="M 0 0 L 21600 0 21600 21600 0 21600 0 0 Z N"/>
        </draw:custom-shape>
        <draw:connector draw:style-name="gr9" draw:text-style-name="P4" draw:layer="layout" draw:type="line" svg:x1="19.525cm" svg:y1="11.627cm" svg:x2="19.525cm" svg:y2="12.177cm" draw:start-shape="id457" draw:start-glue-point="2" draw:end-shape="id458" draw:end-glue-point="0" svg:d="m19525 11627v550" svg:viewBox="0 0 1 551">
          <text:p/>
        </draw:connector>
        <draw:connector draw:style-name="gr9" draw:text-style-name="P4" draw:layer="layout" draw:type="line" svg:x1="20.525cm" svg:y1="11.627cm" svg:x2="20.525cm" svg:y2="12.177cm" draw:start-shape="id459" draw:start-glue-point="2" draw:end-shape="id460" draw:end-glue-point="0" svg:d="m20525 11627v550" svg:viewBox="0 0 1 551">
          <text:p/>
        </draw:connector>
        <draw:custom-shape draw:style-name="gr5" draw:text-style-name="P4" draw:layer="layout" svg:width="0.25cm" svg:height="0.25cm" svg:x="19.426cm" svg:y="11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20.426cm" svg:y="11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9.901cm" svg:y="11.37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461" draw:id="id461" draw:layer="layout" svg:width="0.25cm" svg:height="0.25cm" svg:x="19.401cm" svg:y="11.37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463" draw:id="id463" draw:layer="layout" svg:width="0.25cm" svg:height="0.25cm" svg:x="20.401cm" svg:y="11.3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462" draw:id="id462" draw:layer="layout" svg:width="0.25cm" svg:height="0.25cm" svg:x="19.401cm" svg:y="12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464" draw:id="id464" draw:layer="layout" svg:width="0.25cm" svg:height="0.25cm" svg:x="20.401cm" svg:y="12.177cm">
          <text:p/>
          <draw:enhanced-geometry svg:viewBox="0 0 21600 21600" draw:type="rectangle" draw:enhanced-path="M 0 0 L 21600 0 21600 21600 0 21600 0 0 Z N"/>
        </draw:custom-shape>
        <draw:connector draw:style-name="gr9" draw:text-style-name="P4" draw:layer="layout" draw:type="line" svg:x1="19.526cm" svg:y1="11.627cm" svg:x2="19.526cm" svg:y2="12.177cm" draw:start-shape="id461" draw:start-glue-point="2" draw:end-shape="id462" draw:end-glue-point="0" svg:d="m19526 11627v550" svg:viewBox="0 0 1 551">
          <text:p/>
        </draw:connector>
        <draw:connector draw:style-name="gr9" draw:text-style-name="P7" draw:layer="layout" draw:type="line" svg:x1="20.526cm" svg:y1="11.627cm" svg:x2="20.526cm" svg:y2="12.177cm" draw:start-shape="id463" draw:start-glue-point="2" draw:end-shape="id464" draw:end-glue-point="0" svg:d="m20526 11627v550" svg:viewBox="0 0 1 551">
          <text:p/>
        </draw:connector>
        <draw:custom-shape draw:style-name="gr5" draw:text-style-name="P4" draw:layer="layout" svg:width="0.25cm" svg:height="0.25cm" svg:x="19.425cm" svg:y="11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20.425cm" svg:y="11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9.9cm" svg:y="11.37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465" draw:id="id465" draw:layer="layout" svg:width="0.25cm" svg:height="0.25cm" svg:x="19.4cm" svg:y="11.37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467" draw:id="id467" draw:layer="layout" svg:width="0.25cm" svg:height="0.25cm" svg:x="20.4cm" svg:y="11.3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466" draw:id="id466" draw:layer="layout" svg:width="0.25cm" svg:height="0.25cm" svg:x="19.4cm" svg:y="12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468" draw:id="id468" draw:layer="layout" svg:width="0.25cm" svg:height="0.25cm" svg:x="20.4cm" svg:y="12.177cm">
          <text:p/>
          <draw:enhanced-geometry svg:viewBox="0 0 21600 21600" draw:type="rectangle" draw:enhanced-path="M 0 0 L 21600 0 21600 21600 0 21600 0 0 Z N"/>
        </draw:custom-shape>
        <draw:connector draw:style-name="gr9" draw:text-style-name="P4" draw:layer="layout" draw:type="line" svg:x1="19.525cm" svg:y1="11.627cm" svg:x2="19.525cm" svg:y2="12.177cm" draw:start-shape="id465" draw:start-glue-point="2" draw:end-shape="id466" draw:end-glue-point="0" svg:d="m19525 11627v550" svg:viewBox="0 0 1 551">
          <text:p/>
        </draw:connector>
        <draw:connector draw:style-name="gr9" draw:text-style-name="P4" draw:layer="layout" draw:type="line" svg:x1="20.525cm" svg:y1="11.627cm" svg:x2="20.525cm" svg:y2="12.177cm" draw:start-shape="id467" draw:start-glue-point="2" draw:end-shape="id468" draw:end-glue-point="0" svg:d="m20525 11627v550" svg:viewBox="0 0 1 551">
          <text:p/>
        </draw:connector>
        <draw:custom-shape draw:style-name="gr5" draw:text-style-name="P4" draw:layer="layout" svg:width="0.25cm" svg:height="0.25cm" svg:x="19.426cm" svg:y="11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20.426cm" svg:y="11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9.901cm" svg:y="11.37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470" draw:id="id470" draw:layer="layout" svg:width="0.25cm" svg:height="0.25cm" svg:x="20.401cm" svg:y="11.3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469" draw:id="id469" draw:layer="layout" svg:width="0.25cm" svg:height="0.25cm" svg:x="19.401cm" svg:y="12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471" draw:id="id471" draw:layer="layout" svg:width="0.25cm" svg:height="0.25cm" svg:x="20.401cm" svg:y="12.177cm">
          <text:p/>
          <draw:enhanced-geometry svg:viewBox="0 0 21600 21600" draw:type="rectangle" draw:enhanced-path="M 0 0 L 21600 0 21600 21600 0 21600 0 0 Z N"/>
        </draw:custom-shape>
        <draw:connector draw:style-name="gr9" draw:text-style-name="P4" draw:layer="layout" draw:type="line" svg:x1="19.526cm" svg:y1="11.627cm" svg:x2="19.526cm" svg:y2="12.177cm" draw:end-shape="id469" draw:end-glue-point="0" svg:d="m19526 11627v550" svg:viewBox="0 0 1 551">
          <text:p/>
        </draw:connector>
        <draw:connector draw:style-name="gr9" draw:text-style-name="P7" draw:layer="layout" draw:type="line" svg:x1="20.526cm" svg:y1="11.627cm" svg:x2="20.526cm" svg:y2="12.177cm" draw:start-shape="id470" draw:start-glue-point="2" draw:end-shape="id471" draw:end-glue-point="0" svg:d="m20526 11627v550" svg:viewBox="0 0 1 551">
          <text:p/>
        </draw:connector>
        <draw:custom-shape draw:style-name="gr5" draw:text-style-name="P4" draw:layer="layout" svg:width="0.25cm" svg:height="0.25cm" svg:x="19.425cm" svg:y="11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20.425cm" svg:y="11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9.9cm" svg:y="11.37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473" draw:id="id473" draw:layer="layout" svg:width="0.25cm" svg:height="0.25cm" svg:x="20.4cm" svg:y="11.3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472" draw:id="id472" draw:layer="layout" svg:width="0.25cm" svg:height="0.25cm" svg:x="19.4cm" svg:y="12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474" draw:id="id474" draw:layer="layout" svg:width="0.25cm" svg:height="0.25cm" svg:x="20.4cm" svg:y="12.177cm">
          <text:p/>
          <draw:enhanced-geometry svg:viewBox="0 0 21600 21600" draw:type="rectangle" draw:enhanced-path="M 0 0 L 21600 0 21600 21600 0 21600 0 0 Z N"/>
        </draw:custom-shape>
        <draw:connector draw:style-name="gr9" draw:text-style-name="P4" draw:layer="layout" draw:type="line" svg:x1="19.525cm" svg:y1="11.627cm" svg:x2="19.525cm" svg:y2="12.177cm" draw:end-shape="id472" draw:end-glue-point="0" svg:d="m19525 11627v550" svg:viewBox="0 0 1 551">
          <text:p/>
        </draw:connector>
        <draw:connector draw:style-name="gr9" draw:text-style-name="P4" draw:layer="layout" draw:type="line" svg:x1="20.525cm" svg:y1="11.627cm" svg:x2="20.525cm" svg:y2="12.177cm" draw:start-shape="id473" draw:start-glue-point="2" draw:end-shape="id474" draw:end-glue-point="0" svg:d="m20525 11627v550" svg:viewBox="0 0 1 551">
          <text:p/>
        </draw:connector>
        <draw:custom-shape draw:style-name="gr5" draw:text-style-name="P4" draw:layer="layout" svg:width="0.25cm" svg:height="0.25cm" svg:x="19.426cm" svg:y="11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20.426cm" svg:y="11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9.901cm" svg:y="11.37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476" draw:id="id476" draw:layer="layout" svg:width="0.25cm" svg:height="0.25cm" svg:x="20.401cm" svg:y="11.3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475" draw:id="id475" draw:layer="layout" svg:width="0.25cm" svg:height="0.25cm" svg:x="19.401cm" svg:y="12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477" draw:id="id477" draw:layer="layout" svg:width="0.25cm" svg:height="0.25cm" svg:x="20.401cm" svg:y="12.177cm">
          <text:p/>
          <draw:enhanced-geometry svg:viewBox="0 0 21600 21600" draw:type="rectangle" draw:enhanced-path="M 0 0 L 21600 0 21600 21600 0 21600 0 0 Z N"/>
        </draw:custom-shape>
        <draw:connector draw:style-name="gr9" draw:text-style-name="P4" draw:layer="layout" draw:type="line" svg:x1="19.526cm" svg:y1="11.627cm" svg:x2="19.526cm" svg:y2="12.177cm" draw:end-shape="id475" draw:end-glue-point="0" svg:d="m19526 11627v550" svg:viewBox="0 0 1 551">
          <text:p/>
        </draw:connector>
        <draw:connector draw:style-name="gr9" draw:text-style-name="P7" draw:layer="layout" draw:type="line" svg:x1="20.526cm" svg:y1="11.627cm" svg:x2="20.526cm" svg:y2="12.177cm" draw:start-shape="id476" draw:start-glue-point="2" draw:end-shape="id477" draw:end-glue-point="0" svg:d="m20526 11627v550" svg:viewBox="0 0 1 551">
          <text:p/>
        </draw:connector>
        <draw:custom-shape draw:style-name="gr5" draw:text-style-name="P4" draw:layer="layout" svg:width="0.25cm" svg:height="0.25cm" svg:x="19.65cm" svg:y="12.85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21.15cm" svg:y="13.05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9.425cm" svg:y="11.37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20.425cm" svg:y="11.37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9.9cm" svg:y="11.37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479" draw:id="id479" draw:layer="layout" svg:width="0.25cm" svg:height="0.25cm" svg:x="20.4cm" svg:y="11.37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478" draw:id="id478" draw:layer="layout" svg:width="0.25cm" svg:height="0.25cm" svg:x="19.4cm" svg:y="12.17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480" draw:id="id480" draw:layer="layout" svg:width="0.25cm" svg:height="0.25cm" svg:x="20.4cm" svg:y="12.178cm">
          <text:p/>
          <draw:enhanced-geometry svg:viewBox="0 0 21600 21600" draw:type="rectangle" draw:enhanced-path="M 0 0 L 21600 0 21600 21600 0 21600 0 0 Z N"/>
        </draw:custom-shape>
        <draw:connector draw:style-name="gr9" draw:text-style-name="P4" draw:layer="layout" draw:type="line" svg:x1="19.525cm" svg:y1="11.628cm" svg:x2="19.525cm" svg:y2="12.178cm" draw:end-shape="id478" draw:end-glue-point="0" svg:d="m19525 11628v550" svg:viewBox="0 0 1 551">
          <text:p/>
        </draw:connector>
        <draw:connector draw:style-name="gr9" draw:text-style-name="P4" draw:layer="layout" draw:type="line" svg:x1="20.525cm" svg:y1="11.628cm" svg:x2="20.525cm" svg:y2="12.178cm" draw:start-shape="id479" draw:start-glue-point="2" draw:end-shape="id480" draw:end-glue-point="0" svg:d="m20525 11628v550" svg:viewBox="0 0 1 551">
          <text:p/>
        </draw:connector>
        <draw:custom-shape draw:style-name="gr5" draw:text-style-name="P4" draw:layer="layout" svg:width="0.25cm" svg:height="0.25cm" svg:x="19.426cm" svg:y="11.37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20.426cm" svg:y="11.37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9.901cm" svg:y="11.37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482" draw:id="id482" draw:layer="layout" svg:width="0.25cm" svg:height="0.25cm" svg:x="20.401cm" svg:y="11.37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481" draw:id="id481" draw:layer="layout" svg:width="0.25cm" svg:height="0.25cm" svg:x="19.401cm" svg:y="12.17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483" draw:id="id483" draw:layer="layout" svg:width="0.25cm" svg:height="0.25cm" svg:x="20.401cm" svg:y="12.178cm">
          <text:p/>
          <draw:enhanced-geometry svg:viewBox="0 0 21600 21600" draw:type="rectangle" draw:enhanced-path="M 0 0 L 21600 0 21600 21600 0 21600 0 0 Z N"/>
        </draw:custom-shape>
        <draw:connector draw:style-name="gr9" draw:text-style-name="P4" draw:layer="layout" draw:type="line" svg:x1="19.526cm" svg:y1="11.628cm" svg:x2="19.526cm" svg:y2="12.178cm" draw:end-shape="id481" draw:end-glue-point="0" svg:d="m19526 11628v550" svg:viewBox="0 0 1 551">
          <text:p/>
        </draw:connector>
        <draw:connector draw:style-name="gr9" draw:text-style-name="P7" draw:layer="layout" draw:type="line" svg:x1="20.526cm" svg:y1="11.628cm" svg:x2="20.526cm" svg:y2="12.178cm" draw:start-shape="id482" draw:start-glue-point="2" draw:end-shape="id483" draw:end-glue-point="0" svg:d="m20526 11628v550" svg:viewBox="0 0 1 551">
          <text:p/>
        </draw:connector>
        <draw:custom-shape draw:style-name="gr5" draw:text-style-name="P4" draw:layer="layout" svg:width="0.25cm" svg:height="0.25cm" svg:x="19.425cm" svg:y="11.37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20.425cm" svg:y="11.37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9.9cm" svg:y="11.37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485" draw:id="id485" draw:layer="layout" svg:width="0.25cm" svg:height="0.25cm" svg:x="20.4cm" svg:y="11.37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484" draw:id="id484" draw:layer="layout" svg:width="0.25cm" svg:height="0.25cm" svg:x="19.4cm" svg:y="12.17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486" draw:id="id486" draw:layer="layout" svg:width="0.25cm" svg:height="0.25cm" svg:x="20.4cm" svg:y="12.178cm">
          <text:p/>
          <draw:enhanced-geometry svg:viewBox="0 0 21600 21600" draw:type="rectangle" draw:enhanced-path="M 0 0 L 21600 0 21600 21600 0 21600 0 0 Z N"/>
        </draw:custom-shape>
        <draw:connector draw:style-name="gr9" draw:text-style-name="P4" draw:layer="layout" draw:type="line" svg:x1="19.525cm" svg:y1="11.628cm" svg:x2="19.525cm" svg:y2="12.178cm" draw:end-shape="id484" draw:end-glue-point="0" svg:d="m19525 11628v550" svg:viewBox="0 0 1 551">
          <text:p/>
        </draw:connector>
        <draw:connector draw:style-name="gr9" draw:text-style-name="P4" draw:layer="layout" draw:type="line" svg:x1="20.525cm" svg:y1="11.628cm" svg:x2="20.525cm" svg:y2="12.178cm" draw:start-shape="id485" draw:start-glue-point="2" draw:end-shape="id486" draw:end-glue-point="0" svg:d="m20525 11628v550" svg:viewBox="0 0 1 551">
          <text:p/>
        </draw:connector>
        <draw:custom-shape draw:style-name="gr5" draw:text-style-name="P4" draw:layer="layout" svg:width="0.25cm" svg:height="0.25cm" svg:x="19.426cm" svg:y="11.37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20.426cm" svg:y="11.37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9.901cm" svg:y="11.37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488" draw:id="id488" draw:layer="layout" svg:width="0.25cm" svg:height="0.25cm" svg:x="20.401cm" svg:y="11.37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487" draw:id="id487" draw:layer="layout" svg:width="0.25cm" svg:height="0.25cm" svg:x="19.401cm" svg:y="12.17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489" draw:id="id489" draw:layer="layout" svg:width="0.25cm" svg:height="0.25cm" svg:x="20.401cm" svg:y="12.178cm">
          <text:p/>
          <draw:enhanced-geometry svg:viewBox="0 0 21600 21600" draw:type="rectangle" draw:enhanced-path="M 0 0 L 21600 0 21600 21600 0 21600 0 0 Z N"/>
        </draw:custom-shape>
        <draw:connector draw:style-name="gr9" draw:text-style-name="P4" draw:layer="layout" draw:type="line" svg:x1="19.526cm" svg:y1="11.628cm" svg:x2="19.526cm" svg:y2="12.178cm" draw:end-shape="id487" draw:end-glue-point="0" svg:d="m19526 11628v550" svg:viewBox="0 0 1 551">
          <text:p/>
        </draw:connector>
        <draw:connector draw:style-name="gr9" draw:text-style-name="P7" draw:layer="layout" draw:type="line" svg:x1="20.526cm" svg:y1="11.628cm" svg:x2="20.526cm" svg:y2="12.178cm" draw:start-shape="id488" draw:start-glue-point="2" draw:end-shape="id489" draw:end-glue-point="0" svg:d="m20526 11628v550" svg:viewBox="0 0 1 551">
          <text:p/>
        </draw:connector>
        <draw:custom-shape draw:style-name="gr5" draw:text-style-name="P4" draw:layer="layout" svg:width="0.25cm" svg:height="0.25cm" svg:x="19.425cm" svg:y="11.37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20.425cm" svg:y="11.37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9.9cm" svg:y="11.37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491" draw:id="id491" draw:layer="layout" svg:width="0.25cm" svg:height="0.25cm" svg:x="20.4cm" svg:y="11.37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490" draw:id="id490" draw:layer="layout" svg:width="0.25cm" svg:height="0.25cm" svg:x="19.4cm" svg:y="12.17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492" draw:id="id492" draw:layer="layout" svg:width="0.25cm" svg:height="0.25cm" svg:x="20.4cm" svg:y="12.178cm">
          <text:p/>
          <draw:enhanced-geometry svg:viewBox="0 0 21600 21600" draw:type="rectangle" draw:enhanced-path="M 0 0 L 21600 0 21600 21600 0 21600 0 0 Z N"/>
        </draw:custom-shape>
        <draw:connector draw:style-name="gr9" draw:text-style-name="P4" draw:layer="layout" draw:type="line" svg:x1="19.525cm" svg:y1="11.628cm" svg:x2="19.525cm" svg:y2="12.178cm" draw:end-shape="id490" draw:end-glue-point="0" svg:d="m19525 11628v550" svg:viewBox="0 0 1 551">
          <text:p/>
        </draw:connector>
        <draw:connector draw:style-name="gr9" draw:text-style-name="P4" draw:layer="layout" draw:type="line" svg:x1="20.525cm" svg:y1="11.628cm" svg:x2="20.525cm" svg:y2="12.178cm" draw:start-shape="id491" draw:start-glue-point="2" draw:end-shape="id492" draw:end-glue-point="0" svg:d="m20525 11628v550" svg:viewBox="0 0 1 551">
          <text:p/>
        </draw:connector>
        <draw:custom-shape draw:style-name="gr5" draw:text-style-name="P4" draw:layer="layout" svg:width="0.25cm" svg:height="0.25cm" svg:x="19.426cm" svg:y="11.37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20.426cm" svg:y="11.37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9.901cm" svg:y="11.37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494" draw:id="id494" draw:layer="layout" svg:width="0.25cm" svg:height="0.25cm" svg:x="20.401cm" svg:y="11.37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493" draw:id="id493" draw:layer="layout" svg:width="0.25cm" svg:height="0.25cm" svg:x="19.401cm" svg:y="12.17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495" draw:id="id495" draw:layer="layout" svg:width="0.25cm" svg:height="0.25cm" svg:x="20.401cm" svg:y="12.178cm">
          <text:p/>
          <draw:enhanced-geometry svg:viewBox="0 0 21600 21600" draw:type="rectangle" draw:enhanced-path="M 0 0 L 21600 0 21600 21600 0 21600 0 0 Z N"/>
        </draw:custom-shape>
        <draw:connector draw:style-name="gr9" draw:text-style-name="P4" draw:layer="layout" draw:type="line" svg:x1="19.526cm" svg:y1="11.628cm" svg:x2="19.526cm" svg:y2="12.178cm" draw:end-shape="id493" draw:end-glue-point="0" svg:d="m19526 11628v550" svg:viewBox="0 0 1 551">
          <text:p/>
        </draw:connector>
        <draw:connector draw:style-name="gr9" draw:text-style-name="P7" draw:layer="layout" draw:type="line" svg:x1="20.526cm" svg:y1="11.628cm" svg:x2="20.526cm" svg:y2="12.178cm" draw:start-shape="id494" draw:start-glue-point="2" draw:end-shape="id495" draw:end-glue-point="0" svg:d="m20526 11628v550" svg:viewBox="0 0 1 551">
          <text:p/>
        </draw:connector>
        <draw:custom-shape draw:style-name="gr5" draw:text-style-name="P4" draw:layer="layout" svg:width="0.25cm" svg:height="0.25cm" svg:x="19.425cm" svg:y="11.37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20.425cm" svg:y="11.37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9.9cm" svg:y="11.37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497" draw:id="id497" draw:layer="layout" svg:width="0.25cm" svg:height="0.25cm" svg:x="20.4cm" svg:y="11.37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496" draw:id="id496" draw:layer="layout" svg:width="0.25cm" svg:height="0.25cm" svg:x="19.4cm" svg:y="12.17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498" draw:id="id498" draw:layer="layout" svg:width="0.25cm" svg:height="0.25cm" svg:x="20.4cm" svg:y="12.178cm">
          <text:p/>
          <draw:enhanced-geometry svg:viewBox="0 0 21600 21600" draw:type="rectangle" draw:enhanced-path="M 0 0 L 21600 0 21600 21600 0 21600 0 0 Z N"/>
        </draw:custom-shape>
        <draw:connector draw:style-name="gr9" draw:text-style-name="P4" draw:layer="layout" draw:type="line" svg:x1="19.525cm" svg:y1="11.628cm" svg:x2="19.525cm" svg:y2="12.178cm" draw:end-shape="id496" draw:end-glue-point="0" svg:d="m19525 11628v550" svg:viewBox="0 0 1 551">
          <text:p/>
        </draw:connector>
        <draw:connector draw:style-name="gr9" draw:text-style-name="P4" draw:layer="layout" draw:type="line" svg:x1="20.525cm" svg:y1="11.628cm" svg:x2="20.525cm" svg:y2="12.178cm" draw:start-shape="id497" draw:start-glue-point="2" draw:end-shape="id498" draw:end-glue-point="0" svg:d="m20525 11628v550" svg:viewBox="0 0 1 551">
          <text:p/>
        </draw:connector>
        <draw:custom-shape draw:style-name="gr5" draw:text-style-name="P4" draw:layer="layout" svg:width="0.25cm" svg:height="0.25cm" svg:x="19.426cm" svg:y="11.37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20.426cm" svg:y="11.37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9.901cm" svg:y="11.37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500" draw:id="id500" draw:layer="layout" svg:width="0.25cm" svg:height="0.25cm" svg:x="20.401cm" svg:y="11.37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499" draw:id="id499" draw:layer="layout" svg:width="0.25cm" svg:height="0.25cm" svg:x="19.401cm" svg:y="12.17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501" draw:id="id501" draw:layer="layout" svg:width="0.25cm" svg:height="0.25cm" svg:x="20.401cm" svg:y="12.178cm">
          <text:p/>
          <draw:enhanced-geometry svg:viewBox="0 0 21600 21600" draw:type="rectangle" draw:enhanced-path="M 0 0 L 21600 0 21600 21600 0 21600 0 0 Z N"/>
        </draw:custom-shape>
        <draw:connector draw:style-name="gr9" draw:text-style-name="P4" draw:layer="layout" draw:type="line" svg:x1="19.526cm" svg:y1="11.628cm" svg:x2="19.526cm" svg:y2="12.178cm" draw:end-shape="id499" draw:end-glue-point="0" svg:d="m19526 11628v550" svg:viewBox="0 0 1 551">
          <text:p/>
        </draw:connector>
        <draw:connector draw:style-name="gr9" draw:text-style-name="P7" draw:layer="layout" draw:type="line" svg:x1="20.526cm" svg:y1="11.628cm" svg:x2="20.526cm" svg:y2="12.178cm" draw:start-shape="id500" draw:start-glue-point="2" draw:end-shape="id501" draw:end-glue-point="0" svg:d="m20526 11628v550" svg:viewBox="0 0 1 551">
          <text:p/>
        </draw:connector>
        <draw:custom-shape draw:style-name="gr5" draw:text-style-name="P4" draw:layer="layout" svg:width="0.25cm" svg:height="0.25cm" svg:x="19.425cm" svg:y="11.37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20.425cm" svg:y="11.37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9.9cm" svg:y="11.37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503" draw:id="id503" draw:layer="layout" svg:width="0.25cm" svg:height="0.25cm" svg:x="20.4cm" svg:y="11.37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502" draw:id="id502" draw:layer="layout" svg:width="0.25cm" svg:height="0.25cm" svg:x="19.4cm" svg:y="12.17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504" draw:id="id504" draw:layer="layout" svg:width="0.25cm" svg:height="0.25cm" svg:x="20.4cm" svg:y="12.178cm">
          <text:p/>
          <draw:enhanced-geometry svg:viewBox="0 0 21600 21600" draw:type="rectangle" draw:enhanced-path="M 0 0 L 21600 0 21600 21600 0 21600 0 0 Z N"/>
        </draw:custom-shape>
        <draw:connector draw:style-name="gr9" draw:text-style-name="P4" draw:layer="layout" draw:type="line" svg:x1="19.525cm" svg:y1="11.628cm" svg:x2="19.525cm" svg:y2="12.178cm" draw:end-shape="id502" draw:end-glue-point="0" svg:d="m19525 11628v550" svg:viewBox="0 0 1 551">
          <text:p/>
        </draw:connector>
        <draw:connector draw:style-name="gr9" draw:text-style-name="P4" draw:layer="layout" draw:type="line" svg:x1="20.525cm" svg:y1="11.628cm" svg:x2="20.525cm" svg:y2="12.178cm" draw:start-shape="id503" draw:start-glue-point="2" draw:end-shape="id504" draw:end-glue-point="0" svg:d="m20525 11628v550" svg:viewBox="0 0 1 551">
          <text:p/>
        </draw:connector>
        <draw:custom-shape draw:style-name="gr5" draw:text-style-name="P4" draw:layer="layout" svg:width="0.25cm" svg:height="0.25cm" svg:x="19.426cm" svg:y="11.37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20.426cm" svg:y="11.37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9.901cm" svg:y="11.37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505" draw:id="id505" draw:layer="layout" svg:width="0.25cm" svg:height="0.25cm" svg:x="19.401cm" svg:y="12.17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506" draw:id="id506" draw:layer="layout" svg:width="0.25cm" svg:height="0.25cm" svg:x="20.401cm" svg:y="12.178cm">
          <text:p/>
          <draw:enhanced-geometry svg:viewBox="0 0 21600 21600" draw:type="rectangle" draw:enhanced-path="M 0 0 L 21600 0 21600 21600 0 21600 0 0 Z N"/>
        </draw:custom-shape>
        <draw:connector draw:style-name="gr9" draw:text-style-name="P4" draw:layer="layout" draw:type="line" svg:x1="19.526cm" svg:y1="11.628cm" svg:x2="19.526cm" svg:y2="12.178cm" draw:end-shape="id505" draw:end-glue-point="0" svg:d="m19526 11628v550" svg:viewBox="0 0 1 551">
          <text:p/>
        </draw:connector>
        <draw:connector draw:style-name="gr9" draw:text-style-name="P7" draw:layer="layout" draw:type="line" svg:x1="20.526cm" svg:y1="11.628cm" svg:x2="20.526cm" svg:y2="12.178cm" draw:end-shape="id506" draw:end-glue-point="0" svg:d="m20526 11628v550" svg:viewBox="0 0 1 551">
          <text:p/>
        </draw:connector>
        <draw:custom-shape draw:style-name="gr5" draw:text-style-name="P4" draw:layer="layout" svg:width="0.25cm" svg:height="0.25cm" svg:x="19.425cm" svg:y="11.37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20.425cm" svg:y="11.37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9.9cm" svg:y="11.37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9.4cm" svg:y="12.17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20.4cm" svg:y="12.17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9.426cm" svg:y="11.37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20.426cm" svg:y="11.37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9.901cm" svg:y="11.37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9.401cm" svg:y="12.17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20.401cm" svg:y="12.17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9.425cm" svg:y="11.37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20.425cm" svg:y="11.37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9.9cm" svg:y="11.37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9.4cm" svg:y="12.17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20.4cm" svg:y="12.17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9.426cm" svg:y="11.37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20.426cm" svg:y="11.37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9.901cm" svg:y="11.37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9.401cm" svg:y="12.17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20.401cm" svg:y="12.17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9.425cm" svg:y="11.37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20.425cm" svg:y="11.37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9.9cm" svg:y="11.37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9.4cm" svg:y="12.17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20.4cm" svg:y="12.17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9.426cm" svg:y="11.37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9.901cm" svg:y="11.37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9.401cm" svg:y="12.17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20.401cm" svg:y="12.17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4.875cm" svg:y="12.37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5.45cm" svg:y="12.42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5.15cm" svg:y="13.84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6.65cm" svg:y="14.04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4.925cm" svg:y="12.37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5.925cm" svg:y="12.37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4.4cm" svg:y="12.37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5.4cm" svg:y="12.3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507" draw:id="id507" draw:layer="layout" svg:width="0.25cm" svg:height="0.25cm" svg:x="14.9cm" svg:y="12.37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509" draw:id="id509" draw:layer="layout" svg:width="0.25cm" svg:height="0.25cm" svg:x="15.9cm" svg:y="12.37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508" draw:id="id508" draw:layer="layout" svg:width="0.25cm" svg:height="0.25cm" svg:x="14.9cm" svg:y="13.17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510" draw:id="id510" draw:layer="layout" svg:width="0.25cm" svg:height="0.25cm" svg:x="15.9cm" svg:y="13.176cm">
          <text:p/>
          <draw:enhanced-geometry svg:viewBox="0 0 21600 21600" draw:type="rectangle" draw:enhanced-path="M 0 0 L 21600 0 21600 21600 0 21600 0 0 Z N"/>
        </draw:custom-shape>
        <draw:connector draw:style-name="gr9" draw:text-style-name="P4" draw:layer="layout" draw:type="line" svg:x1="15.025cm" svg:y1="12.626cm" svg:x2="15.025cm" svg:y2="13.176cm" draw:start-shape="id507" draw:start-glue-point="2" draw:end-shape="id508" draw:end-glue-point="0" svg:d="m15025 12626v550" svg:viewBox="0 0 1 551">
          <text:p/>
        </draw:connector>
        <draw:connector draw:style-name="gr9" draw:text-style-name="P4" draw:layer="layout" draw:type="line" svg:x1="16.025cm" svg:y1="12.626cm" svg:x2="16.025cm" svg:y2="13.176cm" draw:start-shape="id509" draw:start-glue-point="2" draw:end-shape="id510" draw:end-glue-point="0" svg:d="m16025 12626v550" svg:viewBox="0 0 1 551">
          <text:p/>
        </draw:connector>
        <draw:custom-shape draw:style-name="gr5" draw:text-style-name="P4" draw:layer="layout" svg:width="0.25cm" svg:height="0.25cm" svg:x="14.926cm" svg:y="12.37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5.926cm" svg:y="12.37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5.401cm" svg:y="12.3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511" draw:id="id511" draw:layer="layout" svg:width="0.25cm" svg:height="0.25cm" svg:x="14.901cm" svg:y="12.37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513" draw:id="id513" draw:layer="layout" svg:width="0.25cm" svg:height="0.25cm" svg:x="15.901cm" svg:y="12.37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512" draw:id="id512" draw:layer="layout" svg:width="0.25cm" svg:height="0.25cm" svg:x="14.901cm" svg:y="13.17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514" draw:id="id514" draw:layer="layout" svg:width="0.25cm" svg:height="0.25cm" svg:x="15.901cm" svg:y="13.176cm">
          <text:p/>
          <draw:enhanced-geometry svg:viewBox="0 0 21600 21600" draw:type="rectangle" draw:enhanced-path="M 0 0 L 21600 0 21600 21600 0 21600 0 0 Z N"/>
        </draw:custom-shape>
        <draw:connector draw:style-name="gr9" draw:text-style-name="P4" draw:layer="layout" draw:type="line" svg:x1="15.026cm" svg:y1="12.626cm" svg:x2="15.026cm" svg:y2="13.176cm" draw:start-shape="id511" draw:start-glue-point="2" draw:end-shape="id512" draw:end-glue-point="0" svg:d="m15026 12626v550" svg:viewBox="0 0 1 551">
          <text:p/>
        </draw:connector>
        <draw:connector draw:style-name="gr9" draw:text-style-name="P7" draw:layer="layout" draw:type="line" svg:x1="16.026cm" svg:y1="12.626cm" svg:x2="16.026cm" svg:y2="13.176cm" draw:start-shape="id513" draw:start-glue-point="2" draw:end-shape="id514" draw:end-glue-point="0" svg:d="m16026 12626v550" svg:viewBox="0 0 1 551">
          <text:p/>
        </draw:connector>
        <draw:frame draw:style-name="gr10" draw:text-style-name="P6" draw:layer="layout" svg:width="1.158cm" svg:height="0.608cm" svg:x="15.45cm" svg:y="12.491cm">
          <draw:text-box>
            <text:p text:style-name="P6">Cost</text:p>
          </draw:text-box>
        </draw:frame>
        <draw:frame draw:style-name="gr10" draw:text-style-name="P4" draw:layer="layout" svg:width="1.188cm" svg:height="0.608cm" svg:x="14.45cm" svg:y="12.491cm">
          <draw:text-box>
            <text:p text:style-name="P4">Valid</text:p>
          </draw:text-box>
        </draw:frame>
        <draw:custom-shape draw:style-name="gr5" draw:text-style-name="P4" draw:layer="layout" svg:width="0.25cm" svg:height="0.25cm" svg:x="15.925cm" svg:y="12.37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4.4cm" svg:y="12.37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5.4cm" svg:y="12.3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516" draw:id="id516" draw:layer="layout" svg:width="0.25cm" svg:height="0.25cm" svg:x="15.9cm" svg:y="12.37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515" draw:id="id515" draw:layer="layout" svg:width="0.25cm" svg:height="0.25cm" svg:x="14.9cm" svg:y="13.17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517" draw:id="id517" draw:layer="layout" svg:width="0.25cm" svg:height="0.25cm" svg:x="15.9cm" svg:y="13.176cm">
          <text:p/>
          <draw:enhanced-geometry svg:viewBox="0 0 21600 21600" draw:type="rectangle" draw:enhanced-path="M 0 0 L 21600 0 21600 21600 0 21600 0 0 Z N"/>
        </draw:custom-shape>
        <draw:connector draw:style-name="gr9" draw:text-style-name="P4" draw:layer="layout" draw:type="line" svg:x1="15.025cm" svg:y1="12.626cm" svg:x2="15.025cm" svg:y2="13.176cm" draw:end-shape="id515" draw:end-glue-point="0" svg:d="m15025 12626v550" svg:viewBox="0 0 1 551">
          <text:p/>
        </draw:connector>
        <draw:connector draw:style-name="gr9" draw:text-style-name="P4" draw:layer="layout" draw:type="line" svg:x1="16.025cm" svg:y1="12.626cm" svg:x2="16.025cm" svg:y2="13.176cm" draw:start-shape="id516" draw:start-glue-point="2" draw:end-shape="id517" draw:end-glue-point="0" svg:d="m16025 12626v550" svg:viewBox="0 0 1 551">
          <text:p/>
        </draw:connector>
        <draw:custom-shape draw:style-name="gr5" draw:text-style-name="P4" draw:layer="layout" svg:width="0.25cm" svg:height="0.25cm" svg:x="15.926cm" svg:y="12.37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5.401cm" svg:y="12.3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519" draw:id="id519" draw:layer="layout" svg:width="0.25cm" svg:height="0.25cm" svg:x="15.901cm" svg:y="12.37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518" draw:id="id518" draw:layer="layout" svg:width="0.25cm" svg:height="0.25cm" svg:x="14.901cm" svg:y="13.17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520" draw:id="id520" draw:layer="layout" svg:width="0.25cm" svg:height="0.25cm" svg:x="15.901cm" svg:y="13.176cm">
          <text:p/>
          <draw:enhanced-geometry svg:viewBox="0 0 21600 21600" draw:type="rectangle" draw:enhanced-path="M 0 0 L 21600 0 21600 21600 0 21600 0 0 Z N"/>
        </draw:custom-shape>
        <draw:connector draw:style-name="gr9" draw:text-style-name="P4" draw:layer="layout" draw:type="line" svg:x1="15.026cm" svg:y1="12.626cm" svg:x2="15.026cm" svg:y2="13.176cm" draw:end-shape="id518" draw:end-glue-point="0" svg:d="m15026 12626v550" svg:viewBox="0 0 1 551">
          <text:p/>
        </draw:connector>
        <draw:connector draw:style-name="gr9" draw:text-style-name="P7" draw:layer="layout" draw:type="line" svg:x1="16.026cm" svg:y1="12.626cm" svg:x2="16.026cm" svg:y2="13.176cm" draw:start-shape="id519" draw:start-glue-point="2" draw:end-shape="id520" draw:end-glue-point="0" svg:d="m16026 12626v550" svg:viewBox="0 0 1 551">
          <text:p/>
        </draw:connector>
        <draw:custom-shape draw:style-name="gr5" draw:text-style-name="P4" draw:layer="layout" svg:width="0.25cm" svg:height="0.25cm" svg:x="15.925cm" svg:y="12.37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5.4cm" svg:y="12.3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522" draw:id="id522" draw:layer="layout" svg:width="0.25cm" svg:height="0.25cm" svg:x="15.9cm" svg:y="12.37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521" draw:id="id521" draw:layer="layout" svg:width="0.25cm" svg:height="0.25cm" svg:x="14.9cm" svg:y="13.17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523" draw:id="id523" draw:layer="layout" svg:width="0.25cm" svg:height="0.25cm" svg:x="15.9cm" svg:y="13.176cm">
          <text:p/>
          <draw:enhanced-geometry svg:viewBox="0 0 21600 21600" draw:type="rectangle" draw:enhanced-path="M 0 0 L 21600 0 21600 21600 0 21600 0 0 Z N"/>
        </draw:custom-shape>
        <draw:connector draw:style-name="gr9" draw:text-style-name="P4" draw:layer="layout" draw:type="line" svg:x1="15.025cm" svg:y1="12.626cm" svg:x2="15.025cm" svg:y2="13.176cm" draw:end-shape="id521" draw:end-glue-point="0" svg:d="m15025 12626v550" svg:viewBox="0 0 1 551">
          <text:p/>
        </draw:connector>
        <draw:connector draw:style-name="gr9" draw:text-style-name="P4" draw:layer="layout" draw:type="line" svg:x1="16.025cm" svg:y1="12.626cm" svg:x2="16.025cm" svg:y2="13.176cm" draw:start-shape="id522" draw:start-glue-point="2" draw:end-shape="id523" draw:end-glue-point="0" svg:d="m16025 12626v550" svg:viewBox="0 0 1 551">
          <text:p/>
        </draw:connector>
        <draw:custom-shape draw:style-name="gr5" draw:text-style-name="P4" draw:layer="layout" svg:width="0.25cm" svg:height="0.25cm" svg:x="15.926cm" svg:y="12.37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5.401cm" svg:y="12.3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525" draw:id="id525" draw:layer="layout" svg:width="0.25cm" svg:height="0.25cm" svg:x="15.901cm" svg:y="12.37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524" draw:id="id524" draw:layer="layout" svg:width="0.25cm" svg:height="0.25cm" svg:x="14.901cm" svg:y="13.17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526" draw:id="id526" draw:layer="layout" svg:width="0.25cm" svg:height="0.25cm" svg:x="15.901cm" svg:y="13.176cm">
          <text:p/>
          <draw:enhanced-geometry svg:viewBox="0 0 21600 21600" draw:type="rectangle" draw:enhanced-path="M 0 0 L 21600 0 21600 21600 0 21600 0 0 Z N"/>
        </draw:custom-shape>
        <draw:connector draw:style-name="gr9" draw:text-style-name="P4" draw:layer="layout" draw:type="line" svg:x1="15.026cm" svg:y1="12.626cm" svg:x2="15.026cm" svg:y2="13.176cm" draw:end-shape="id524" draw:end-glue-point="0" svg:d="m15026 12626v550" svg:viewBox="0 0 1 551">
          <text:p/>
        </draw:connector>
        <draw:connector draw:style-name="gr9" draw:text-style-name="P7" draw:layer="layout" draw:type="line" svg:x1="16.026cm" svg:y1="12.626cm" svg:x2="16.026cm" svg:y2="13.176cm" draw:start-shape="id525" draw:start-glue-point="2" draw:end-shape="id526" draw:end-glue-point="0" svg:d="m16026 12626v550" svg:viewBox="0 0 1 551">
          <text:p/>
        </draw:connector>
        <draw:custom-shape draw:style-name="gr5" draw:text-style-name="P4" draw:layer="layout" svg:width="0.25cm" svg:height="0.25cm" svg:x="15.925cm" svg:y="12.37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5.4cm" svg:y="12.3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528" draw:id="id528" draw:layer="layout" svg:width="0.25cm" svg:height="0.25cm" svg:x="15.9cm" svg:y="12.37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527" draw:id="id527" draw:layer="layout" svg:width="0.25cm" svg:height="0.25cm" svg:x="14.9cm" svg:y="13.17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529" draw:id="id529" draw:layer="layout" svg:width="0.25cm" svg:height="0.25cm" svg:x="15.9cm" svg:y="13.176cm">
          <text:p/>
          <draw:enhanced-geometry svg:viewBox="0 0 21600 21600" draw:type="rectangle" draw:enhanced-path="M 0 0 L 21600 0 21600 21600 0 21600 0 0 Z N"/>
        </draw:custom-shape>
        <draw:connector draw:style-name="gr9" draw:text-style-name="P4" draw:layer="layout" draw:type="line" svg:x1="15.025cm" svg:y1="12.626cm" svg:x2="15.025cm" svg:y2="13.176cm" draw:end-shape="id527" draw:end-glue-point="0" svg:d="m15025 12626v550" svg:viewBox="0 0 1 551">
          <text:p/>
        </draw:connector>
        <draw:connector draw:style-name="gr9" draw:text-style-name="P4" draw:layer="layout" draw:type="line" svg:x1="16.025cm" svg:y1="12.626cm" svg:x2="16.025cm" svg:y2="13.176cm" draw:start-shape="id528" draw:start-glue-point="2" draw:end-shape="id529" draw:end-glue-point="0" svg:d="m16025 12626v550" svg:viewBox="0 0 1 551">
          <text:p/>
        </draw:connector>
        <draw:custom-shape draw:style-name="gr5" draw:text-style-name="P4" draw:layer="layout" svg:width="0.25cm" svg:height="0.25cm" svg:x="15.926cm" svg:y="12.37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5.401cm" svg:y="12.3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531" draw:id="id531" draw:layer="layout" svg:width="0.25cm" svg:height="0.25cm" svg:x="15.901cm" svg:y="12.37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530" draw:id="id530" draw:layer="layout" svg:width="0.25cm" svg:height="0.25cm" svg:x="14.901cm" svg:y="13.17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532" draw:id="id532" draw:layer="layout" svg:width="0.25cm" svg:height="0.25cm" svg:x="15.901cm" svg:y="13.176cm">
          <text:p/>
          <draw:enhanced-geometry svg:viewBox="0 0 21600 21600" draw:type="rectangle" draw:enhanced-path="M 0 0 L 21600 0 21600 21600 0 21600 0 0 Z N"/>
        </draw:custom-shape>
        <draw:connector draw:style-name="gr9" draw:text-style-name="P4" draw:layer="layout" draw:type="line" svg:x1="15.026cm" svg:y1="12.626cm" svg:x2="15.026cm" svg:y2="13.176cm" draw:end-shape="id530" draw:end-glue-point="0" svg:d="m15026 12626v550" svg:viewBox="0 0 1 551">
          <text:p/>
        </draw:connector>
        <draw:connector draw:style-name="gr9" draw:text-style-name="P7" draw:layer="layout" draw:type="line" svg:x1="16.026cm" svg:y1="12.626cm" svg:x2="16.026cm" svg:y2="13.176cm" draw:start-shape="id531" draw:start-glue-point="2" draw:end-shape="id532" draw:end-glue-point="0" svg:d="m16026 12626v550" svg:viewBox="0 0 1 551">
          <text:p/>
        </draw:connector>
        <draw:custom-shape draw:style-name="gr5" draw:text-style-name="P4" draw:layer="layout" svg:width="0.25cm" svg:height="0.25cm" svg:x="15.925cm" svg:y="12.37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5.4cm" svg:y="12.3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534" draw:id="id534" draw:layer="layout" svg:width="0.25cm" svg:height="0.25cm" svg:x="15.9cm" svg:y="12.37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533" draw:id="id533" draw:layer="layout" svg:width="0.25cm" svg:height="0.25cm" svg:x="14.9cm" svg:y="13.17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535" draw:id="id535" draw:layer="layout" svg:width="0.25cm" svg:height="0.25cm" svg:x="15.9cm" svg:y="13.176cm">
          <text:p/>
          <draw:enhanced-geometry svg:viewBox="0 0 21600 21600" draw:type="rectangle" draw:enhanced-path="M 0 0 L 21600 0 21600 21600 0 21600 0 0 Z N"/>
        </draw:custom-shape>
        <draw:connector draw:style-name="gr9" draw:text-style-name="P4" draw:layer="layout" draw:type="line" svg:x1="15.025cm" svg:y1="12.626cm" svg:x2="15.025cm" svg:y2="13.176cm" draw:end-shape="id533" draw:end-glue-point="0" svg:d="m15025 12626v550" svg:viewBox="0 0 1 551">
          <text:p/>
        </draw:connector>
        <draw:connector draw:style-name="gr9" draw:text-style-name="P4" draw:layer="layout" draw:type="line" svg:x1="16.025cm" svg:y1="12.626cm" svg:x2="16.025cm" svg:y2="13.176cm" draw:start-shape="id534" draw:start-glue-point="2" draw:end-shape="id535" draw:end-glue-point="0" svg:d="m16025 12626v550" svg:viewBox="0 0 1 551">
          <text:p/>
        </draw:connector>
        <draw:custom-shape draw:style-name="gr5" draw:text-style-name="P4" draw:layer="layout" svg:width="0.25cm" svg:height="0.25cm" svg:x="15.926cm" svg:y="12.37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5.401cm" svg:y="12.3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537" draw:id="id537" draw:layer="layout" svg:width="0.25cm" svg:height="0.25cm" svg:x="15.901cm" svg:y="12.37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536" draw:id="id536" draw:layer="layout" svg:width="0.25cm" svg:height="0.25cm" svg:x="14.901cm" svg:y="13.17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538" draw:id="id538" draw:layer="layout" svg:width="0.25cm" svg:height="0.25cm" svg:x="15.901cm" svg:y="13.176cm">
          <text:p/>
          <draw:enhanced-geometry svg:viewBox="0 0 21600 21600" draw:type="rectangle" draw:enhanced-path="M 0 0 L 21600 0 21600 21600 0 21600 0 0 Z N"/>
        </draw:custom-shape>
        <draw:connector draw:style-name="gr9" draw:text-style-name="P4" draw:layer="layout" draw:type="line" svg:x1="15.026cm" svg:y1="12.626cm" svg:x2="15.026cm" svg:y2="13.176cm" draw:end-shape="id536" draw:end-glue-point="0" svg:d="m15026 12626v550" svg:viewBox="0 0 1 551">
          <text:p/>
        </draw:connector>
        <draw:connector draw:style-name="gr9" draw:text-style-name="P7" draw:layer="layout" draw:type="line" svg:x1="16.026cm" svg:y1="12.626cm" svg:x2="16.026cm" svg:y2="13.176cm" draw:start-shape="id537" draw:start-glue-point="2" draw:end-shape="id538" draw:end-glue-point="0" svg:d="m16026 12626v550" svg:viewBox="0 0 1 551">
          <text:p/>
        </draw:connector>
        <draw:custom-shape draw:style-name="gr5" draw:text-style-name="P4" draw:layer="layout" svg:width="0.25cm" svg:height="0.25cm" svg:x="15.925cm" svg:y="12.37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5.4cm" svg:y="12.3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540" draw:id="id540" draw:layer="layout" svg:width="0.25cm" svg:height="0.25cm" svg:x="15.9cm" svg:y="12.37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539" draw:id="id539" draw:layer="layout" svg:width="0.25cm" svg:height="0.25cm" svg:x="14.9cm" svg:y="13.17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541" draw:id="id541" draw:layer="layout" svg:width="0.25cm" svg:height="0.25cm" svg:x="15.9cm" svg:y="13.176cm">
          <text:p/>
          <draw:enhanced-geometry svg:viewBox="0 0 21600 21600" draw:type="rectangle" draw:enhanced-path="M 0 0 L 21600 0 21600 21600 0 21600 0 0 Z N"/>
        </draw:custom-shape>
        <draw:connector draw:style-name="gr9" draw:text-style-name="P4" draw:layer="layout" draw:type="line" svg:x1="15.025cm" svg:y1="12.626cm" svg:x2="15.025cm" svg:y2="13.176cm" draw:end-shape="id539" draw:end-glue-point="0" svg:d="m15025 12626v550" svg:viewBox="0 0 1 551">
          <text:p/>
        </draw:connector>
        <draw:connector draw:style-name="gr9" draw:text-style-name="P4" draw:layer="layout" draw:type="line" svg:x1="16.025cm" svg:y1="12.626cm" svg:x2="16.025cm" svg:y2="13.176cm" draw:start-shape="id540" draw:start-glue-point="2" draw:end-shape="id541" draw:end-glue-point="0" svg:d="m16025 12626v550" svg:viewBox="0 0 1 551">
          <text:p/>
        </draw:connector>
        <draw:custom-shape draw:style-name="gr5" draw:text-style-name="P4" draw:layer="layout" svg:width="0.25cm" svg:height="0.25cm" svg:x="15.926cm" svg:y="12.37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5.401cm" svg:y="12.3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543" draw:id="id543" draw:layer="layout" svg:width="0.25cm" svg:height="0.25cm" svg:x="15.901cm" svg:y="12.37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542" draw:id="id542" draw:layer="layout" svg:width="0.25cm" svg:height="0.25cm" svg:x="14.901cm" svg:y="13.17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544" draw:id="id544" draw:layer="layout" svg:width="0.25cm" svg:height="0.25cm" svg:x="15.901cm" svg:y="13.176cm">
          <text:p/>
          <draw:enhanced-geometry svg:viewBox="0 0 21600 21600" draw:type="rectangle" draw:enhanced-path="M 0 0 L 21600 0 21600 21600 0 21600 0 0 Z N"/>
        </draw:custom-shape>
        <draw:connector draw:style-name="gr9" draw:text-style-name="P4" draw:layer="layout" draw:type="line" svg:x1="15.026cm" svg:y1="12.626cm" svg:x2="15.026cm" svg:y2="13.176cm" draw:end-shape="id542" draw:end-glue-point="0" svg:d="m15026 12626v550" svg:viewBox="0 0 1 551">
          <text:p/>
        </draw:connector>
        <draw:connector draw:style-name="gr9" draw:text-style-name="P7" draw:layer="layout" draw:type="line" svg:x1="16.026cm" svg:y1="12.626cm" svg:x2="16.026cm" svg:y2="13.176cm" draw:start-shape="id543" draw:start-glue-point="2" draw:end-shape="id544" draw:end-glue-point="0" svg:d="m16026 12626v550" svg:viewBox="0 0 1 551">
          <text:p/>
        </draw:connector>
        <draw:custom-shape draw:style-name="gr5" draw:text-style-name="P4" draw:layer="layout" svg:width="0.25cm" svg:height="0.25cm" svg:x="15.925cm" svg:y="12.37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5.4cm" svg:y="12.3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546" draw:id="id546" draw:layer="layout" svg:width="0.25cm" svg:height="0.25cm" svg:x="15.9cm" svg:y="12.37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545" draw:id="id545" draw:layer="layout" svg:width="0.25cm" svg:height="0.25cm" svg:x="14.9cm" svg:y="13.17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547" draw:id="id547" draw:layer="layout" svg:width="0.25cm" svg:height="0.25cm" svg:x="15.9cm" svg:y="13.176cm">
          <text:p/>
          <draw:enhanced-geometry svg:viewBox="0 0 21600 21600" draw:type="rectangle" draw:enhanced-path="M 0 0 L 21600 0 21600 21600 0 21600 0 0 Z N"/>
        </draw:custom-shape>
        <draw:connector draw:style-name="gr9" draw:text-style-name="P4" draw:layer="layout" draw:type="line" svg:x1="15.025cm" svg:y1="12.626cm" svg:x2="15.025cm" svg:y2="13.176cm" draw:end-shape="id545" draw:end-glue-point="0" svg:d="m15025 12626v550" svg:viewBox="0 0 1 551">
          <text:p/>
        </draw:connector>
        <draw:connector draw:style-name="gr9" draw:text-style-name="P4" draw:layer="layout" draw:type="line" svg:x1="16.025cm" svg:y1="12.626cm" svg:x2="16.025cm" svg:y2="13.176cm" draw:start-shape="id546" draw:start-glue-point="2" draw:end-shape="id547" draw:end-glue-point="0" svg:d="m16025 12626v550" svg:viewBox="0 0 1 551">
          <text:p/>
        </draw:connector>
        <draw:custom-shape draw:style-name="gr5" draw:text-style-name="P4" draw:layer="layout" svg:width="0.25cm" svg:height="0.25cm" svg:x="15.926cm" svg:y="12.37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5.401cm" svg:y="12.3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549" draw:id="id549" draw:layer="layout" svg:width="0.25cm" svg:height="0.25cm" svg:x="15.901cm" svg:y="12.37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548" draw:id="id548" draw:layer="layout" svg:width="0.25cm" svg:height="0.25cm" svg:x="14.901cm" svg:y="13.17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550" draw:id="id550" draw:layer="layout" svg:width="0.25cm" svg:height="0.25cm" svg:x="15.901cm" svg:y="13.176cm">
          <text:p/>
          <draw:enhanced-geometry svg:viewBox="0 0 21600 21600" draw:type="rectangle" draw:enhanced-path="M 0 0 L 21600 0 21600 21600 0 21600 0 0 Z N"/>
        </draw:custom-shape>
        <draw:connector draw:style-name="gr9" draw:text-style-name="P4" draw:layer="layout" draw:type="line" svg:x1="15.026cm" svg:y1="12.626cm" svg:x2="15.026cm" svg:y2="13.176cm" draw:end-shape="id548" draw:end-glue-point="0" svg:d="m15026 12626v550" svg:viewBox="0 0 1 551">
          <text:p/>
        </draw:connector>
        <draw:connector draw:style-name="gr9" draw:text-style-name="P7" draw:layer="layout" draw:type="line" svg:x1="16.026cm" svg:y1="12.626cm" svg:x2="16.026cm" svg:y2="13.176cm" draw:start-shape="id549" draw:start-glue-point="2" draw:end-shape="id550" draw:end-glue-point="0" svg:d="m16026 12626v550" svg:viewBox="0 0 1 551">
          <text:p/>
        </draw:connector>
        <draw:custom-shape draw:style-name="gr5" draw:text-style-name="P4" draw:layer="layout" svg:width="0.25cm" svg:height="0.25cm" svg:x="15.925cm" svg:y="12.37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5.4cm" svg:y="12.3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552" draw:id="id552" draw:layer="layout" svg:width="0.25cm" svg:height="0.25cm" svg:x="15.9cm" svg:y="12.37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551" draw:id="id551" draw:layer="layout" svg:width="0.25cm" svg:height="0.25cm" svg:x="14.9cm" svg:y="13.17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553" draw:id="id553" draw:layer="layout" svg:width="0.25cm" svg:height="0.25cm" svg:x="15.9cm" svg:y="13.176cm">
          <text:p/>
          <draw:enhanced-geometry svg:viewBox="0 0 21600 21600" draw:type="rectangle" draw:enhanced-path="M 0 0 L 21600 0 21600 21600 0 21600 0 0 Z N"/>
        </draw:custom-shape>
        <draw:connector draw:style-name="gr9" draw:text-style-name="P4" draw:layer="layout" draw:type="line" svg:x1="15.025cm" svg:y1="12.626cm" svg:x2="15.025cm" svg:y2="13.176cm" draw:end-shape="id551" draw:end-glue-point="0" svg:d="m15025 12626v550" svg:viewBox="0 0 1 551">
          <text:p/>
        </draw:connector>
        <draw:connector draw:style-name="gr9" draw:text-style-name="P4" draw:layer="layout" draw:type="line" svg:x1="16.025cm" svg:y1="12.626cm" svg:x2="16.025cm" svg:y2="13.176cm" draw:start-shape="id552" draw:start-glue-point="2" draw:end-shape="id553" draw:end-glue-point="0" svg:d="m16025 12626v550" svg:viewBox="0 0 1 551">
          <text:p/>
        </draw:connector>
        <draw:custom-shape draw:style-name="gr5" draw:text-style-name="P4" draw:layer="layout" svg:width="0.25cm" svg:height="0.25cm" svg:x="15.926cm" svg:y="12.37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5.401cm" svg:y="12.3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555" draw:id="id555" draw:layer="layout" svg:width="0.25cm" svg:height="0.25cm" svg:x="15.901cm" svg:y="12.37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554" draw:id="id554" draw:layer="layout" svg:width="0.25cm" svg:height="0.25cm" svg:x="14.901cm" svg:y="13.17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556" draw:id="id556" draw:layer="layout" svg:width="0.25cm" svg:height="0.25cm" svg:x="15.901cm" svg:y="13.176cm">
          <text:p/>
          <draw:enhanced-geometry svg:viewBox="0 0 21600 21600" draw:type="rectangle" draw:enhanced-path="M 0 0 L 21600 0 21600 21600 0 21600 0 0 Z N"/>
        </draw:custom-shape>
        <draw:connector draw:style-name="gr9" draw:text-style-name="P4" draw:layer="layout" draw:type="line" svg:x1="15.026cm" svg:y1="12.626cm" svg:x2="15.026cm" svg:y2="13.176cm" draw:end-shape="id554" draw:end-glue-point="0" svg:d="m15026 12626v550" svg:viewBox="0 0 1 551">
          <text:p/>
        </draw:connector>
        <draw:connector draw:style-name="gr9" draw:text-style-name="P7" draw:layer="layout" draw:type="line" svg:x1="16.026cm" svg:y1="12.626cm" svg:x2="16.026cm" svg:y2="13.176cm" draw:start-shape="id555" draw:start-glue-point="2" draw:end-shape="id556" draw:end-glue-point="0" svg:d="m16026 12626v550" svg:viewBox="0 0 1 551">
          <text:p/>
        </draw:connector>
        <draw:custom-shape draw:style-name="gr5" draw:text-style-name="P4" draw:layer="layout" svg:width="0.25cm" svg:height="0.25cm" svg:x="15.15cm" svg:y="13.8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6.65cm" svg:y="14.0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5.925cm" svg:y="12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5.4cm" svg:y="12.37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558" draw:id="id558" draw:layer="layout" svg:width="0.25cm" svg:height="0.25cm" svg:x="15.9cm" svg:y="12.3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557" draw:id="id557" draw:layer="layout" svg:width="0.25cm" svg:height="0.25cm" svg:x="14.9cm" svg:y="13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559" draw:id="id559" draw:layer="layout" svg:width="0.25cm" svg:height="0.25cm" svg:x="15.9cm" svg:y="13.177cm">
          <text:p/>
          <draw:enhanced-geometry svg:viewBox="0 0 21600 21600" draw:type="rectangle" draw:enhanced-path="M 0 0 L 21600 0 21600 21600 0 21600 0 0 Z N"/>
        </draw:custom-shape>
        <draw:connector draw:style-name="gr9" draw:text-style-name="P4" draw:layer="layout" draw:type="line" svg:x1="15.025cm" svg:y1="12.627cm" svg:x2="15.025cm" svg:y2="13.177cm" draw:end-shape="id557" draw:end-glue-point="0" svg:d="m15025 12627v550" svg:viewBox="0 0 1 551">
          <text:p/>
        </draw:connector>
        <draw:connector draw:style-name="gr9" draw:text-style-name="P4" draw:layer="layout" draw:type="line" svg:x1="16.025cm" svg:y1="12.627cm" svg:x2="16.025cm" svg:y2="13.177cm" draw:start-shape="id558" draw:start-glue-point="2" draw:end-shape="id559" draw:end-glue-point="0" svg:d="m16025 12627v550" svg:viewBox="0 0 1 551">
          <text:p/>
        </draw:connector>
        <draw:custom-shape draw:style-name="gr5" draw:text-style-name="P4" draw:layer="layout" svg:width="0.25cm" svg:height="0.25cm" svg:x="15.926cm" svg:y="12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5.401cm" svg:y="12.37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561" draw:id="id561" draw:layer="layout" svg:width="0.25cm" svg:height="0.25cm" svg:x="15.901cm" svg:y="12.3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560" draw:id="id560" draw:layer="layout" svg:width="0.25cm" svg:height="0.25cm" svg:x="14.901cm" svg:y="13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562" draw:id="id562" draw:layer="layout" svg:width="0.25cm" svg:height="0.25cm" svg:x="15.901cm" svg:y="13.177cm">
          <text:p/>
          <draw:enhanced-geometry svg:viewBox="0 0 21600 21600" draw:type="rectangle" draw:enhanced-path="M 0 0 L 21600 0 21600 21600 0 21600 0 0 Z N"/>
        </draw:custom-shape>
        <draw:connector draw:style-name="gr9" draw:text-style-name="P4" draw:layer="layout" draw:type="line" svg:x1="15.026cm" svg:y1="12.627cm" svg:x2="15.026cm" svg:y2="13.177cm" draw:end-shape="id560" draw:end-glue-point="0" svg:d="m15026 12627v550" svg:viewBox="0 0 1 551">
          <text:p/>
        </draw:connector>
        <draw:connector draw:style-name="gr9" draw:text-style-name="P7" draw:layer="layout" draw:type="line" svg:x1="16.026cm" svg:y1="12.627cm" svg:x2="16.026cm" svg:y2="13.177cm" draw:start-shape="id561" draw:start-glue-point="2" draw:end-shape="id562" draw:end-glue-point="0" svg:d="m16026 12627v550" svg:viewBox="0 0 1 551">
          <text:p/>
        </draw:connector>
        <draw:custom-shape draw:style-name="gr5" draw:text-style-name="P4" draw:layer="layout" svg:width="0.25cm" svg:height="0.25cm" svg:x="15.925cm" svg:y="12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5.4cm" svg:y="12.37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563" draw:id="id563" draw:layer="layout" svg:width="0.25cm" svg:height="0.25cm" svg:x="15.9cm" svg:y="12.3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4.9cm" svg:y="13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564" draw:id="id564" draw:layer="layout" svg:width="0.25cm" svg:height="0.25cm" svg:x="15.9cm" svg:y="13.177cm">
          <text:p/>
          <draw:enhanced-geometry svg:viewBox="0 0 21600 21600" draw:type="rectangle" draw:enhanced-path="M 0 0 L 21600 0 21600 21600 0 21600 0 0 Z N"/>
        </draw:custom-shape>
        <draw:connector draw:style-name="gr9" draw:text-style-name="P4" draw:layer="layout" draw:type="line" svg:x1="16.025cm" svg:y1="12.627cm" svg:x2="16.025cm" svg:y2="13.177cm" draw:start-shape="id563" draw:start-glue-point="2" draw:end-shape="id564" draw:end-glue-point="0" svg:d="m16025 12627v550" svg:viewBox="0 0 1 551">
          <text:p/>
        </draw:connector>
        <draw:custom-shape draw:style-name="gr5" draw:text-style-name="P4" draw:layer="layout" svg:width="0.25cm" svg:height="0.25cm" svg:x="15.926cm" svg:y="12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5.401cm" svg:y="12.37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565" draw:id="id565" draw:layer="layout" svg:width="0.25cm" svg:height="0.25cm" svg:x="15.901cm" svg:y="12.3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4.901cm" svg:y="13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566" draw:id="id566" draw:layer="layout" svg:width="0.25cm" svg:height="0.25cm" svg:x="15.901cm" svg:y="13.177cm">
          <text:p/>
          <draw:enhanced-geometry svg:viewBox="0 0 21600 21600" draw:type="rectangle" draw:enhanced-path="M 0 0 L 21600 0 21600 21600 0 21600 0 0 Z N"/>
        </draw:custom-shape>
        <draw:connector draw:style-name="gr9" draw:text-style-name="P7" draw:layer="layout" draw:type="line" svg:x1="16.026cm" svg:y1="12.627cm" svg:x2="16.026cm" svg:y2="13.177cm" draw:start-shape="id565" draw:start-glue-point="2" draw:end-shape="id566" draw:end-glue-point="0" svg:d="m16026 12627v550" svg:viewBox="0 0 1 551">
          <text:p/>
        </draw:connector>
        <draw:custom-shape draw:style-name="gr5" draw:text-style-name="P4" draw:layer="layout" svg:width="0.25cm" svg:height="0.25cm" svg:x="15.925cm" svg:y="12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5.4cm" svg:y="12.37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567" draw:id="id567" draw:layer="layout" svg:width="0.25cm" svg:height="0.25cm" svg:x="15.9cm" svg:y="12.3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4.9cm" svg:y="13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568" draw:id="id568" draw:layer="layout" svg:width="0.25cm" svg:height="0.25cm" svg:x="15.9cm" svg:y="13.177cm">
          <text:p/>
          <draw:enhanced-geometry svg:viewBox="0 0 21600 21600" draw:type="rectangle" draw:enhanced-path="M 0 0 L 21600 0 21600 21600 0 21600 0 0 Z N"/>
        </draw:custom-shape>
        <draw:connector draw:style-name="gr9" draw:text-style-name="P4" draw:layer="layout" draw:type="line" svg:x1="16.025cm" svg:y1="12.627cm" svg:x2="16.025cm" svg:y2="13.177cm" draw:start-shape="id567" draw:start-glue-point="2" draw:end-shape="id568" draw:end-glue-point="0" svg:d="m16025 12627v550" svg:viewBox="0 0 1 551">
          <text:p/>
        </draw:connector>
        <draw:custom-shape draw:style-name="gr5" draw:text-style-name="P4" draw:layer="layout" svg:width="0.25cm" svg:height="0.25cm" svg:x="15.926cm" svg:y="12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5.401cm" svg:y="12.37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569" draw:id="id569" draw:layer="layout" svg:width="0.25cm" svg:height="0.25cm" svg:x="15.901cm" svg:y="12.3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4.901cm" svg:y="13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570" draw:id="id570" draw:layer="layout" svg:width="0.25cm" svg:height="0.25cm" svg:x="15.901cm" svg:y="13.177cm">
          <text:p/>
          <draw:enhanced-geometry svg:viewBox="0 0 21600 21600" draw:type="rectangle" draw:enhanced-path="M 0 0 L 21600 0 21600 21600 0 21600 0 0 Z N"/>
        </draw:custom-shape>
        <draw:connector draw:style-name="gr9" draw:text-style-name="P7" draw:layer="layout" draw:type="line" svg:x1="16.026cm" svg:y1="12.627cm" svg:x2="16.026cm" svg:y2="13.177cm" draw:start-shape="id569" draw:start-glue-point="2" draw:end-shape="id570" draw:end-glue-point="0" svg:d="m16026 12627v550" svg:viewBox="0 0 1 551">
          <text:p/>
        </draw:connector>
        <draw:custom-shape draw:style-name="gr5" draw:text-style-name="P4" draw:layer="layout" svg:width="0.25cm" svg:height="0.25cm" svg:x="15.925cm" svg:y="12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5.4cm" svg:y="12.37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571" draw:id="id571" draw:layer="layout" svg:width="0.25cm" svg:height="0.25cm" svg:x="15.9cm" svg:y="12.3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4.9cm" svg:y="13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572" draw:id="id572" draw:layer="layout" svg:width="0.25cm" svg:height="0.25cm" svg:x="15.9cm" svg:y="13.177cm">
          <text:p/>
          <draw:enhanced-geometry svg:viewBox="0 0 21600 21600" draw:type="rectangle" draw:enhanced-path="M 0 0 L 21600 0 21600 21600 0 21600 0 0 Z N"/>
        </draw:custom-shape>
        <draw:connector draw:style-name="gr9" draw:text-style-name="P4" draw:layer="layout" draw:type="line" svg:x1="16.025cm" svg:y1="12.627cm" svg:x2="16.025cm" svg:y2="13.177cm" draw:start-shape="id571" draw:start-glue-point="2" draw:end-shape="id572" draw:end-glue-point="0" svg:d="m16025 12627v550" svg:viewBox="0 0 1 551">
          <text:p/>
        </draw:connector>
        <draw:custom-shape draw:style-name="gr5" draw:text-style-name="P4" draw:layer="layout" svg:width="0.25cm" svg:height="0.25cm" svg:x="15.926cm" svg:y="12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5.401cm" svg:y="12.37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573" draw:id="id573" draw:layer="layout" svg:width="0.25cm" svg:height="0.25cm" svg:x="15.901cm" svg:y="12.3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4.901cm" svg:y="13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574" draw:id="id574" draw:layer="layout" svg:width="0.25cm" svg:height="0.25cm" svg:x="15.901cm" svg:y="13.177cm">
          <text:p/>
          <draw:enhanced-geometry svg:viewBox="0 0 21600 21600" draw:type="rectangle" draw:enhanced-path="M 0 0 L 21600 0 21600 21600 0 21600 0 0 Z N"/>
        </draw:custom-shape>
        <draw:connector draw:style-name="gr9" draw:text-style-name="P7" draw:layer="layout" draw:type="line" svg:x1="16.026cm" svg:y1="12.627cm" svg:x2="16.026cm" svg:y2="13.177cm" draw:start-shape="id573" draw:start-glue-point="2" draw:end-shape="id574" draw:end-glue-point="0" svg:d="m16026 12627v550" svg:viewBox="0 0 1 551">
          <text:p/>
        </draw:connector>
        <draw:custom-shape draw:style-name="gr5" draw:text-style-name="P4" draw:layer="layout" svg:width="0.25cm" svg:height="0.25cm" svg:x="15.925cm" svg:y="12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5.4cm" svg:y="12.37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575" draw:id="id575" draw:layer="layout" svg:width="0.25cm" svg:height="0.25cm" svg:x="15.9cm" svg:y="12.3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4.9cm" svg:y="13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576" draw:id="id576" draw:layer="layout" svg:width="0.25cm" svg:height="0.25cm" svg:x="15.9cm" svg:y="13.177cm">
          <text:p/>
          <draw:enhanced-geometry svg:viewBox="0 0 21600 21600" draw:type="rectangle" draw:enhanced-path="M 0 0 L 21600 0 21600 21600 0 21600 0 0 Z N"/>
        </draw:custom-shape>
        <draw:connector draw:style-name="gr9" draw:text-style-name="P4" draw:layer="layout" draw:type="line" svg:x1="16.025cm" svg:y1="12.627cm" svg:x2="16.025cm" svg:y2="13.177cm" draw:start-shape="id575" draw:start-glue-point="2" draw:end-shape="id576" draw:end-glue-point="0" svg:d="m16025 12627v550" svg:viewBox="0 0 1 551">
          <text:p/>
        </draw:connector>
        <draw:custom-shape draw:style-name="gr5" draw:text-style-name="P4" draw:layer="layout" svg:width="0.25cm" svg:height="0.25cm" svg:x="15.926cm" svg:y="12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5.401cm" svg:y="12.37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4.901cm" svg:y="13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577" draw:id="id577" draw:layer="layout" svg:width="0.25cm" svg:height="0.25cm" svg:x="15.901cm" svg:y="13.177cm">
          <text:p/>
          <draw:enhanced-geometry svg:viewBox="0 0 21600 21600" draw:type="rectangle" draw:enhanced-path="M 0 0 L 21600 0 21600 21600 0 21600 0 0 Z N"/>
        </draw:custom-shape>
        <draw:connector draw:style-name="gr9" draw:text-style-name="P7" draw:layer="layout" draw:type="line" svg:x1="16.026cm" svg:y1="12.627cm" svg:x2="16.026cm" svg:y2="13.177cm" draw:end-shape="id577" draw:end-glue-point="0" svg:d="m16026 12627v550" svg:viewBox="0 0 1 551">
          <text:p/>
        </draw:connector>
        <draw:custom-shape draw:style-name="gr5" draw:text-style-name="P4" draw:layer="layout" svg:width="0.25cm" svg:height="0.25cm" svg:x="15.925cm" svg:y="12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5.4cm" svg:y="12.37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4.9cm" svg:y="13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578" draw:id="id578" draw:layer="layout" svg:width="0.25cm" svg:height="0.25cm" svg:x="15.9cm" svg:y="13.177cm">
          <text:p/>
          <draw:enhanced-geometry svg:viewBox="0 0 21600 21600" draw:type="rectangle" draw:enhanced-path="M 0 0 L 21600 0 21600 21600 0 21600 0 0 Z N"/>
        </draw:custom-shape>
        <draw:connector draw:style-name="gr9" draw:text-style-name="P4" draw:layer="layout" draw:type="line" svg:x1="16.025cm" svg:y1="12.627cm" svg:x2="16.025cm" svg:y2="13.177cm" draw:end-shape="id578" draw:end-glue-point="0" svg:d="m16025 12627v550" svg:viewBox="0 0 1 551">
          <text:p/>
        </draw:connector>
        <draw:custom-shape draw:style-name="gr5" draw:text-style-name="P4" draw:layer="layout" svg:width="0.25cm" svg:height="0.25cm" svg:x="15.926cm" svg:y="12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5.401cm" svg:y="12.37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4.901cm" svg:y="13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579" draw:id="id579" draw:layer="layout" svg:width="0.25cm" svg:height="0.25cm" svg:x="15.901cm" svg:y="13.177cm">
          <text:p/>
          <draw:enhanced-geometry svg:viewBox="0 0 21600 21600" draw:type="rectangle" draw:enhanced-path="M 0 0 L 21600 0 21600 21600 0 21600 0 0 Z N"/>
        </draw:custom-shape>
        <draw:connector draw:style-name="gr9" draw:text-style-name="P7" draw:layer="layout" draw:type="line" svg:x1="16.026cm" svg:y1="12.627cm" svg:x2="16.026cm" svg:y2="13.177cm" draw:end-shape="id579" draw:end-glue-point="0" svg:d="m16026 12627v550" svg:viewBox="0 0 1 551">
          <text:p/>
        </draw:connector>
        <draw:custom-shape draw:style-name="gr5" draw:text-style-name="P4" draw:layer="layout" svg:width="0.25cm" svg:height="0.25cm" svg:x="15.4cm" svg:y="12.37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4.9cm" svg:y="13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580" draw:id="id580" draw:layer="layout" svg:width="0.25cm" svg:height="0.25cm" svg:x="15.9cm" svg:y="13.177cm">
          <text:p/>
          <draw:enhanced-geometry svg:viewBox="0 0 21600 21600" draw:type="rectangle" draw:enhanced-path="M 0 0 L 21600 0 21600 21600 0 21600 0 0 Z N"/>
        </draw:custom-shape>
        <draw:connector draw:style-name="gr9" draw:text-style-name="P4" draw:layer="layout" draw:type="line" svg:x1="16.025cm" svg:y1="12.627cm" svg:x2="16.025cm" svg:y2="13.177cm" draw:end-shape="id580" draw:end-glue-point="0" svg:d="m16025 12627v550" svg:viewBox="0 0 1 551">
          <text:p/>
        </draw:connector>
        <draw:custom-shape draw:style-name="gr5" draw:text-style-name="P4" draw:layer="layout" svg:width="0.25cm" svg:height="0.25cm" svg:x="15.401cm" svg:y="12.37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4.901cm" svg:y="13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581" draw:id="id581" draw:layer="layout" svg:width="0.25cm" svg:height="0.25cm" svg:x="15.901cm" svg:y="13.177cm">
          <text:p/>
          <draw:enhanced-geometry svg:viewBox="0 0 21600 21600" draw:type="rectangle" draw:enhanced-path="M 0 0 L 21600 0 21600 21600 0 21600 0 0 Z N"/>
        </draw:custom-shape>
        <draw:connector draw:style-name="gr9" draw:text-style-name="P7" draw:layer="layout" draw:type="line" svg:x1="16.026cm" svg:y1="12.627cm" svg:x2="16.026cm" svg:y2="13.177cm" draw:end-shape="id581" draw:end-glue-point="0" svg:d="m16026 12627v550" svg:viewBox="0 0 1 551">
          <text:p/>
        </draw:connector>
        <draw:custom-shape draw:style-name="gr5" draw:text-style-name="P4" draw:layer="layout" svg:width="0.25cm" svg:height="0.25cm" svg:x="15.4cm" svg:y="12.37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4.9cm" svg:y="13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582" draw:id="id582" draw:layer="layout" svg:width="0.25cm" svg:height="0.25cm" svg:x="15.9cm" svg:y="13.177cm">
          <text:p/>
          <draw:enhanced-geometry svg:viewBox="0 0 21600 21600" draw:type="rectangle" draw:enhanced-path="M 0 0 L 21600 0 21600 21600 0 21600 0 0 Z N"/>
        </draw:custom-shape>
        <draw:connector draw:style-name="gr9" draw:text-style-name="P4" draw:layer="layout" draw:type="line" svg:x1="16.025cm" svg:y1="12.627cm" svg:x2="16.025cm" svg:y2="13.177cm" draw:end-shape="id582" draw:end-glue-point="0" svg:d="m16025 12627v550" svg:viewBox="0 0 1 551">
          <text:p/>
        </draw:connector>
        <draw:custom-shape draw:style-name="gr5" draw:text-style-name="P4" draw:layer="layout" svg:width="0.25cm" svg:height="0.25cm" svg:x="15.401cm" svg:y="12.37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4.901cm" svg:y="13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583" draw:id="id583" draw:layer="layout" svg:width="0.25cm" svg:height="0.25cm" svg:x="15.901cm" svg:y="13.177cm">
          <text:p/>
          <draw:enhanced-geometry svg:viewBox="0 0 21600 21600" draw:type="rectangle" draw:enhanced-path="M 0 0 L 21600 0 21600 21600 0 21600 0 0 Z N"/>
        </draw:custom-shape>
        <draw:connector draw:style-name="gr9" draw:text-style-name="P7" draw:layer="layout" draw:type="line" svg:x1="16.026cm" svg:y1="12.627cm" svg:x2="16.026cm" svg:y2="13.177cm" draw:end-shape="id583" draw:end-glue-point="0" svg:d="m16026 12627v550" svg:viewBox="0 0 1 551">
          <text:p/>
        </draw:connector>
        <draw:custom-shape draw:style-name="gr5" draw:text-style-name="P4" draw:layer="layout" svg:width="0.25cm" svg:height="0.25cm" svg:x="10.426cm" svg:y="12.8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3.15cm" svg:y="13.0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401cm" svg:y="11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401cm" svg:y="11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9.876cm" svg:y="11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876cm" svg:y="11.37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10.376cm" svg:y="11.37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11.376cm" svg:y="11.3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376cm" svg:y="12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376cm" svg:y="12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402cm" svg:y="11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402cm" svg:y="11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877cm" svg:y="11.37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10.377cm" svg:y="11.37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11.377cm" svg:y="11.3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377cm" svg:y="12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377cm" svg:y="12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401cm" svg:y="11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401cm" svg:y="11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9.876cm" svg:y="11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876cm" svg:y="11.37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10.376cm" svg:y="11.37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11.376cm" svg:y="11.3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376cm" svg:y="12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376cm" svg:y="12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402cm" svg:y="11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402cm" svg:y="11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877cm" svg:y="11.37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10.377cm" svg:y="11.37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11.377cm" svg:y="11.3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377cm" svg:y="12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377cm" svg:y="12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401cm" svg:y="11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401cm" svg:y="11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876cm" svg:y="11.37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10.376cm" svg:y="11.37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11.376cm" svg:y="11.3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376cm" svg:y="12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376cm" svg:y="12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402cm" svg:y="11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402cm" svg:y="11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877cm" svg:y="11.37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10.377cm" svg:y="11.37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11.377cm" svg:y="11.3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377cm" svg:y="12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377cm" svg:y="12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401cm" svg:y="11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401cm" svg:y="11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876cm" svg:y="11.37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10.376cm" svg:y="11.37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11.376cm" svg:y="11.3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376cm" svg:y="12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376cm" svg:y="12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402cm" svg:y="11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402cm" svg:y="11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877cm" svg:y="11.37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10.377cm" svg:y="11.37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11.377cm" svg:y="11.3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377cm" svg:y="12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377cm" svg:y="12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401cm" svg:y="11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401cm" svg:y="11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876cm" svg:y="11.37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10.376cm" svg:y="11.37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11.376cm" svg:y="11.3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376cm" svg:y="12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376cm" svg:y="12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402cm" svg:y="11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402cm" svg:y="11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877cm" svg:y="11.37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10.377cm" svg:y="11.37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11.377cm" svg:y="11.3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377cm" svg:y="12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377cm" svg:y="12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401cm" svg:y="11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401cm" svg:y="11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876cm" svg:y="11.37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10.376cm" svg:y="11.37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11.376cm" svg:y="11.3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376cm" svg:y="12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376cm" svg:y="12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402cm" svg:y="11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402cm" svg:y="11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877cm" svg:y="11.37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10.377cm" svg:y="11.37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11.377cm" svg:y="11.3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377cm" svg:y="12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377cm" svg:y="12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401cm" svg:y="11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401cm" svg:y="11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876cm" svg:y="11.37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10.376cm" svg:y="11.37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11.376cm" svg:y="11.3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376cm" svg:y="12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376cm" svg:y="12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402cm" svg:y="11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402cm" svg:y="11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877cm" svg:y="11.37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10.377cm" svg:y="11.37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11.377cm" svg:y="11.3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377cm" svg:y="12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377cm" svg:y="12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401cm" svg:y="11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401cm" svg:y="11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876cm" svg:y="11.37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10.376cm" svg:y="11.37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11.376cm" svg:y="11.3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376cm" svg:y="12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376cm" svg:y="12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402cm" svg:y="11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402cm" svg:y="11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877cm" svg:y="11.37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10.377cm" svg:y="11.37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11.377cm" svg:y="11.3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377cm" svg:y="12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377cm" svg:y="12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426cm" svg:y="12.85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3.15cm" svg:y="13.05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401cm" svg:y="11.37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401cm" svg:y="11.37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876cm" svg:y="11.37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10.376cm" svg:y="11.37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11.376cm" svg:y="11.37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376cm" svg:y="12.17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376cm" svg:y="12.17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402cm" svg:y="11.37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402cm" svg:y="11.37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877cm" svg:y="11.37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10.377cm" svg:y="11.37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11.377cm" svg:y="11.37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377cm" svg:y="12.17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377cm" svg:y="12.17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401cm" svg:y="11.37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401cm" svg:y="11.37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876cm" svg:y="11.37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10.376cm" svg:y="11.37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11.376cm" svg:y="11.37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376cm" svg:y="12.17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376cm" svg:y="12.17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402cm" svg:y="11.37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402cm" svg:y="11.37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877cm" svg:y="11.37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10.377cm" svg:y="11.37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11.377cm" svg:y="11.37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377cm" svg:y="12.17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377cm" svg:y="12.17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401cm" svg:y="11.37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401cm" svg:y="11.37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876cm" svg:y="11.37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10.376cm" svg:y="11.37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11.376cm" svg:y="11.37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376cm" svg:y="12.17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376cm" svg:y="12.17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402cm" svg:y="11.37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402cm" svg:y="11.37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877cm" svg:y="11.37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10.377cm" svg:y="11.37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11.377cm" svg:y="11.37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377cm" svg:y="12.17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377cm" svg:y="12.17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401cm" svg:y="11.37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401cm" svg:y="11.37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876cm" svg:y="11.37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10.376cm" svg:y="11.37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11.376cm" svg:y="11.37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376cm" svg:y="12.17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376cm" svg:y="12.17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402cm" svg:y="11.37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402cm" svg:y="11.37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877cm" svg:y="11.37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10.377cm" svg:y="11.37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11.377cm" svg:y="11.37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377cm" svg:y="12.17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377cm" svg:y="12.17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401cm" svg:y="11.37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401cm" svg:y="11.37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876cm" svg:y="11.37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10.376cm" svg:y="11.37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11.376cm" svg:y="11.37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376cm" svg:y="12.17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376cm" svg:y="12.17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402cm" svg:y="11.37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402cm" svg:y="11.37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877cm" svg:y="11.37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10.377cm" svg:y="11.37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11.377cm" svg:y="11.37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377cm" svg:y="12.17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377cm" svg:y="12.17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401cm" svg:y="11.37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401cm" svg:y="11.37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876cm" svg:y="11.37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10.376cm" svg:y="11.37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11.376cm" svg:y="11.37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376cm" svg:y="12.17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376cm" svg:y="12.17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402cm" svg:y="11.37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402cm" svg:y="11.37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877cm" svg:y="11.37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10.377cm" svg:y="11.37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11.377cm" svg:y="11.37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377cm" svg:y="12.17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377cm" svg:y="12.17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401cm" svg:y="11.37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401cm" svg:y="11.37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876cm" svg:y="11.37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10.376cm" svg:y="11.37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11.376cm" svg:y="11.37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376cm" svg:y="12.17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376cm" svg:y="12.17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402cm" svg:y="11.37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402cm" svg:y="11.37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877cm" svg:y="11.37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10.377cm" svg:y="11.37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11.377cm" svg:y="11.37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377cm" svg:y="12.17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377cm" svg:y="12.17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401cm" svg:y="11.37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401cm" svg:y="11.37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876cm" svg:y="11.37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10.376cm" svg:y="11.37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11.376cm" svg:y="11.37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376cm" svg:y="12.17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376cm" svg:y="12.17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402cm" svg:y="11.37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402cm" svg:y="11.37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877cm" svg:y="11.37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10.377cm" svg:y="11.37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11.377cm" svg:y="11.37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377cm" svg:y="12.17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377cm" svg:y="12.17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65cm" svg:y="14.84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3.15cm" svg:y="15.04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425cm" svg:y="13.37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2.425cm" svg:y="13.37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9cm" svg:y="13.37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9cm" svg:y="13.3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584" draw:id="id584" draw:layer="layout" svg:width="0.25cm" svg:height="0.25cm" svg:x="11.4cm" svg:y="13.37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586" draw:id="id586" draw:layer="layout" svg:width="0.25cm" svg:height="0.25cm" svg:x="12.4cm" svg:y="13.37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585" draw:id="id585" draw:layer="layout" svg:width="0.25cm" svg:height="0.25cm" svg:x="11.4cm" svg:y="14.17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587" draw:id="id587" draw:layer="layout" svg:width="0.25cm" svg:height="0.25cm" svg:x="12.4cm" svg:y="14.176cm">
          <text:p/>
          <draw:enhanced-geometry svg:viewBox="0 0 21600 21600" draw:type="rectangle" draw:enhanced-path="M 0 0 L 21600 0 21600 21600 0 21600 0 0 Z N"/>
        </draw:custom-shape>
        <draw:connector draw:style-name="gr9" draw:text-style-name="P4" draw:layer="layout" draw:type="line" svg:x1="11.525cm" svg:y1="13.626cm" svg:x2="11.525cm" svg:y2="14.176cm" draw:start-shape="id584" draw:start-glue-point="2" draw:end-shape="id585" draw:end-glue-point="0" svg:d="m11525 13626v550" svg:viewBox="0 0 1 551">
          <text:p/>
        </draw:connector>
        <draw:connector draw:style-name="gr9" draw:text-style-name="P4" draw:layer="layout" draw:type="line" svg:x1="12.525cm" svg:y1="13.626cm" svg:x2="12.525cm" svg:y2="14.176cm" draw:start-shape="id586" draw:start-glue-point="2" draw:end-shape="id587" draw:end-glue-point="0" svg:d="m12525 13626v550" svg:viewBox="0 0 1 551">
          <text:p/>
        </draw:connector>
        <draw:custom-shape draw:style-name="gr5" draw:text-style-name="P4" draw:layer="layout" svg:width="0.25cm" svg:height="0.25cm" svg:x="11.426cm" svg:y="13.37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2.426cm" svg:y="13.37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901cm" svg:y="13.3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11.401cm" svg:y="13.37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588" draw:id="id588" draw:layer="layout" svg:width="0.25cm" svg:height="0.25cm" svg:x="12.401cm" svg:y="13.37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401cm" svg:y="14.17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589" draw:id="id589" draw:layer="layout" svg:width="0.25cm" svg:height="0.25cm" svg:x="12.401cm" svg:y="14.176cm">
          <text:p/>
          <draw:enhanced-geometry svg:viewBox="0 0 21600 21600" draw:type="rectangle" draw:enhanced-path="M 0 0 L 21600 0 21600 21600 0 21600 0 0 Z N"/>
        </draw:custom-shape>
        <draw:connector draw:style-name="gr9" draw:text-style-name="P7" draw:layer="layout" draw:type="line" svg:x1="12.526cm" svg:y1="13.626cm" svg:x2="12.526cm" svg:y2="14.176cm" draw:start-shape="id588" draw:start-glue-point="2" draw:end-shape="id589" draw:end-glue-point="0" svg:d="m12526 13626v550" svg:viewBox="0 0 1 551">
          <text:p/>
        </draw:connector>
        <draw:frame draw:style-name="gr10" draw:text-style-name="P6" draw:layer="layout" svg:width="1.158cm" svg:height="0.608cm" svg:x="11.95cm" svg:y="13.491cm">
          <draw:text-box>
            <text:p text:style-name="P6">Cost</text:p>
          </draw:text-box>
        </draw:frame>
        <draw:frame draw:style-name="gr10" draw:text-style-name="P4" draw:layer="layout" svg:width="1.188cm" svg:height="0.608cm" svg:x="10.95cm" svg:y="13.491cm">
          <draw:text-box>
            <text:p text:style-name="P4">Valid</text:p>
          </draw:text-box>
        </draw:frame>
        <draw:custom-shape draw:style-name="gr5" draw:text-style-name="P4" draw:layer="layout" svg:width="0.25cm" svg:height="0.25cm" svg:x="11.425cm" svg:y="13.37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2.425cm" svg:y="13.37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0.9cm" svg:y="13.37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9cm" svg:y="13.3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11.4cm" svg:y="13.37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12.4cm" svg:y="13.37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4cm" svg:y="14.17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2.4cm" svg:y="14.17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426cm" svg:y="13.37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2.426cm" svg:y="13.37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901cm" svg:y="13.3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11.401cm" svg:y="13.37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12.401cm" svg:y="13.37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401cm" svg:y="14.17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2.401cm" svg:y="14.176cm">
          <text:p/>
          <draw:enhanced-geometry svg:viewBox="0 0 21600 21600" draw:type="rectangle" draw:enhanced-path="M 0 0 L 21600 0 21600 21600 0 21600 0 0 Z N"/>
        </draw:custom-shape>
        <draw:frame draw:style-name="gr10" draw:text-style-name="P4" draw:layer="layout" svg:width="1.188cm" svg:height="0.608cm" svg:x="10.95cm" svg:y="13.491cm">
          <draw:text-box>
            <text:p text:style-name="P4">Valid</text:p>
          </draw:text-box>
        </draw:frame>
        <draw:custom-shape draw:style-name="gr5" draw:text-style-name="P4" draw:layer="layout" svg:width="0.25cm" svg:height="0.25cm" svg:x="11.425cm" svg:y="13.37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2.425cm" svg:y="13.37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9cm" svg:y="13.3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11.4cm" svg:y="13.37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12.4cm" svg:y="13.37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4cm" svg:y="14.17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2.4cm" svg:y="14.17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426cm" svg:y="13.37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2.426cm" svg:y="13.37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901cm" svg:y="13.3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11.401cm" svg:y="13.37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12.401cm" svg:y="13.37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401cm" svg:y="14.17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2.401cm" svg:y="14.17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425cm" svg:y="13.37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2.425cm" svg:y="13.37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9cm" svg:y="13.3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11.4cm" svg:y="13.37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12.4cm" svg:y="13.37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4cm" svg:y="14.17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2.4cm" svg:y="14.17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426cm" svg:y="13.37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2.426cm" svg:y="13.37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901cm" svg:y="13.3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11.401cm" svg:y="13.37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12.401cm" svg:y="13.37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401cm" svg:y="14.17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2.401cm" svg:y="14.17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425cm" svg:y="13.37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2.425cm" svg:y="13.37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9cm" svg:y="13.3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11.4cm" svg:y="13.37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12.4cm" svg:y="13.37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4cm" svg:y="14.17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2.4cm" svg:y="14.17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426cm" svg:y="13.37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2.426cm" svg:y="13.37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901cm" svg:y="13.3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11.401cm" svg:y="13.37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12.401cm" svg:y="13.37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401cm" svg:y="14.17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2.401cm" svg:y="14.17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425cm" svg:y="13.37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2.425cm" svg:y="13.37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9cm" svg:y="13.3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11.4cm" svg:y="13.37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12.4cm" svg:y="13.37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4cm" svg:y="14.17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2.4cm" svg:y="14.17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426cm" svg:y="13.37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2.426cm" svg:y="13.37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901cm" svg:y="13.3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11.401cm" svg:y="13.37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12.401cm" svg:y="13.37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401cm" svg:y="14.17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2.401cm" svg:y="14.17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425cm" svg:y="13.37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2.425cm" svg:y="13.37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9cm" svg:y="13.3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11.4cm" svg:y="13.37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12.4cm" svg:y="13.37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4cm" svg:y="14.17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2.4cm" svg:y="14.17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426cm" svg:y="13.37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2.426cm" svg:y="13.37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901cm" svg:y="13.3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11.401cm" svg:y="13.37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12.401cm" svg:y="13.37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401cm" svg:y="14.17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2.401cm" svg:y="14.17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425cm" svg:y="13.37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2.425cm" svg:y="13.37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9cm" svg:y="13.3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11.4cm" svg:y="13.37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12.4cm" svg:y="13.37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4cm" svg:y="14.17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2.4cm" svg:y="14.17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426cm" svg:y="13.37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2.426cm" svg:y="13.37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901cm" svg:y="13.3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11.401cm" svg:y="13.37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12.401cm" svg:y="13.37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401cm" svg:y="14.17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2.401cm" svg:y="14.17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65cm" svg:y="14.8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3.15cm" svg:y="15.0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425cm" svg:y="13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2.425cm" svg:y="13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9cm" svg:y="13.37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11.4cm" svg:y="13.37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12.4cm" svg:y="13.3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4cm" svg:y="14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2.4cm" svg:y="14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426cm" svg:y="13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2.426cm" svg:y="13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901cm" svg:y="13.37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11.401cm" svg:y="13.37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12.401cm" svg:y="13.3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401cm" svg:y="14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2.401cm" svg:y="14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425cm" svg:y="13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2.425cm" svg:y="13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9cm" svg:y="13.37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11.4cm" svg:y="13.37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12.4cm" svg:y="13.3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4cm" svg:y="14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2.4cm" svg:y="14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426cm" svg:y="13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2.426cm" svg:y="13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901cm" svg:y="13.37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11.401cm" svg:y="13.37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12.401cm" svg:y="13.3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401cm" svg:y="14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2.401cm" svg:y="14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425cm" svg:y="13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2.425cm" svg:y="13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9cm" svg:y="13.37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11.4cm" svg:y="13.37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12.4cm" svg:y="13.3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4cm" svg:y="14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2.4cm" svg:y="14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426cm" svg:y="13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2.426cm" svg:y="13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901cm" svg:y="13.37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11.401cm" svg:y="13.37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12.401cm" svg:y="13.3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401cm" svg:y="14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2.401cm" svg:y="14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425cm" svg:y="13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2.425cm" svg:y="13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9cm" svg:y="13.37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11.4cm" svg:y="13.37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12.4cm" svg:y="13.3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4cm" svg:y="14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2.4cm" svg:y="14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426cm" svg:y="13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2.426cm" svg:y="13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901cm" svg:y="13.37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11.401cm" svg:y="13.37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12.401cm" svg:y="13.3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401cm" svg:y="14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2.401cm" svg:y="14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425cm" svg:y="13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2.425cm" svg:y="13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9cm" svg:y="13.37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11.4cm" svg:y="13.37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12.4cm" svg:y="13.3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4cm" svg:y="14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2.4cm" svg:y="14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426cm" svg:y="13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2.426cm" svg:y="13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901cm" svg:y="13.37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11.401cm" svg:y="13.37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12.401cm" svg:y="13.3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401cm" svg:y="14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2.401cm" svg:y="14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425cm" svg:y="13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2.425cm" svg:y="13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9cm" svg:y="13.37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11.4cm" svg:y="13.37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12.4cm" svg:y="13.3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4cm" svg:y="14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2.4cm" svg:y="14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426cm" svg:y="13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2.426cm" svg:y="13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901cm" svg:y="13.37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11.401cm" svg:y="13.37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12.401cm" svg:y="13.3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401cm" svg:y="14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2.401cm" svg:y="14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425cm" svg:y="13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2.425cm" svg:y="13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9cm" svg:y="13.37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11.4cm" svg:y="13.37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12.4cm" svg:y="13.3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4cm" svg:y="14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2.4cm" svg:y="14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426cm" svg:y="13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2.426cm" svg:y="13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901cm" svg:y="13.37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11.401cm" svg:y="13.37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12.401cm" svg:y="13.3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401cm" svg:y="14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2.401cm" svg:y="14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425cm" svg:y="13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2.425cm" svg:y="13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9cm" svg:y="13.37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11.4cm" svg:y="13.37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12.4cm" svg:y="13.3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4cm" svg:y="14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2.4cm" svg:y="14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426cm" svg:y="13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2.426cm" svg:y="13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901cm" svg:y="13.37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11.401cm" svg:y="13.37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12.401cm" svg:y="13.3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1.401cm" svg:y="14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12.401cm" svg:y="14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2.875cm" svg:y="11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3.875cm" svg:y="11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2.35cm" svg:y="11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3.35cm" svg:y="11.37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2.85cm" svg:y="11.37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3.85cm" svg:y="11.3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2.85cm" svg:y="12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3.85cm" svg:y="12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2.876cm" svg:y="11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3.876cm" svg:y="11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3.351cm" svg:y="11.37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2.851cm" svg:y="11.37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3.851cm" svg:y="11.3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2.851cm" svg:y="12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3.851cm" svg:y="12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2.875cm" svg:y="11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3.875cm" svg:y="11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2.35cm" svg:y="11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3.35cm" svg:y="11.37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2.85cm" svg:y="11.37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3.85cm" svg:y="11.3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2.85cm" svg:y="12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3.85cm" svg:y="12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2.876cm" svg:y="11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3.876cm" svg:y="11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3.351cm" svg:y="11.37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2.851cm" svg:y="11.37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3.851cm" svg:y="11.3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2.851cm" svg:y="12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3.851cm" svg:y="12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2.875cm" svg:y="11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3.875cm" svg:y="11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3.35cm" svg:y="11.37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2.85cm" svg:y="11.37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3.85cm" svg:y="11.3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2.85cm" svg:y="12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3.85cm" svg:y="12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2.876cm" svg:y="11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3.876cm" svg:y="11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3.351cm" svg:y="11.37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2.851cm" svg:y="11.37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3.851cm" svg:y="11.3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2.851cm" svg:y="12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3.851cm" svg:y="12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2.875cm" svg:y="11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3.875cm" svg:y="11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3.35cm" svg:y="11.37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2.85cm" svg:y="11.37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3.85cm" svg:y="11.3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2.85cm" svg:y="12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3.85cm" svg:y="12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2.876cm" svg:y="11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3.876cm" svg:y="11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3.351cm" svg:y="11.37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2.851cm" svg:y="11.37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3.851cm" svg:y="11.3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2.851cm" svg:y="12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3.851cm" svg:y="12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2.875cm" svg:y="11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3.875cm" svg:y="11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3.35cm" svg:y="11.37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2.85cm" svg:y="11.3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2.85cm" svg:y="12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3.85cm" svg:y="12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2.876cm" svg:y="11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3.876cm" svg:y="11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3.351cm" svg:y="11.37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2.851cm" svg:y="11.3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2.851cm" svg:y="12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3.851cm" svg:y="12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2.875cm" svg:y="11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3.875cm" svg:y="11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3.35cm" svg:y="11.37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2.85cm" svg:y="11.3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2.85cm" svg:y="12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3.85cm" svg:y="12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2.876cm" svg:y="11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3.876cm" svg:y="11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3.351cm" svg:y="11.37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2.851cm" svg:y="11.3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2.851cm" svg:y="12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3.851cm" svg:y="12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2.875cm" svg:y="11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3.875cm" svg:y="11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3.35cm" svg:y="11.37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2.85cm" svg:y="11.3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2.85cm" svg:y="12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3.85cm" svg:y="12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2.876cm" svg:y="11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3.876cm" svg:y="11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3.351cm" svg:y="11.37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2.851cm" svg:y="11.3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2.851cm" svg:y="12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3.851cm" svg:y="12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2.875cm" svg:y="11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3.875cm" svg:y="11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3.35cm" svg:y="11.37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2.85cm" svg:y="11.3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2.85cm" svg:y="12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3.85cm" svg:y="12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2.876cm" svg:y="11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3.876cm" svg:y="11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3.351cm" svg:y="11.37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2.851cm" svg:y="11.3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2.851cm" svg:y="12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3.851cm" svg:y="12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2.875cm" svg:y="11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3.875cm" svg:y="11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2.35cm" svg:y="11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3.35cm" svg:y="11.37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2.85cm" svg:y="11.3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2.85cm" svg:y="12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3.85cm" svg:y="12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2.876cm" svg:y="11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3.876cm" svg:y="11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3.351cm" svg:y="11.37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2.851cm" svg:y="11.3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2.851cm" svg:y="12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3.851cm" svg:y="12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2.875cm" svg:y="11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3.875cm" svg:y="11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2.35cm" svg:y="11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3.35cm" svg:y="11.37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2.85cm" svg:y="11.3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2.85cm" svg:y="12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3.85cm" svg:y="12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2.876cm" svg:y="11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3.876cm" svg:y="11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3.351cm" svg:y="11.37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2.851cm" svg:y="11.3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2.851cm" svg:y="12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3.851cm" svg:y="12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2.875cm" svg:y="11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3.875cm" svg:y="11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3.35cm" svg:y="11.37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2.85cm" svg:y="11.3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2.85cm" svg:y="12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3.85cm" svg:y="12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2.876cm" svg:y="11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3.876cm" svg:y="11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3.351cm" svg:y="11.37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2.851cm" svg:y="11.3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2.851cm" svg:y="12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3.851cm" svg:y="12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2.875cm" svg:y="11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3.875cm" svg:y="11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3.35cm" svg:y="11.37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2.85cm" svg:y="11.3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2.85cm" svg:y="12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3.85cm" svg:y="12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2.876cm" svg:y="11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3.876cm" svg:y="11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3.351cm" svg:y="11.37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2.851cm" svg:y="11.3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2.851cm" svg:y="12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3.851cm" svg:y="12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2.875cm" svg:y="11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3.875cm" svg:y="11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3.35cm" svg:y="11.37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2.85cm" svg:y="11.3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2.85cm" svg:y="12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3.85cm" svg:y="12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2.876cm" svg:y="11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3.876cm" svg:y="11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3.351cm" svg:y="11.37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2.851cm" svg:y="11.3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2.851cm" svg:y="12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3.851cm" svg:y="12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2.875cm" svg:y="11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3.875cm" svg:y="11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3.35cm" svg:y="11.37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2.85cm" svg:y="11.3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2.85cm" svg:y="12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3.85cm" svg:y="12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2.876cm" svg:y="11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3.876cm" svg:y="11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3.351cm" svg:y="11.37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2.851cm" svg:y="11.3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2.851cm" svg:y="12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3.851cm" svg:y="12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2.875cm" svg:y="11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3.875cm" svg:y="11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3.35cm" svg:y="11.37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2.85cm" svg:y="11.3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2.85cm" svg:y="12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3.85cm" svg:y="12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2.876cm" svg:y="11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3.876cm" svg:y="11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3.351cm" svg:y="11.37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2.851cm" svg:y="11.3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2.851cm" svg:y="12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3.851cm" svg:y="12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2.875cm" svg:y="11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3.875cm" svg:y="11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3.35cm" svg:y="11.37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2.85cm" svg:y="11.3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2.85cm" svg:y="12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3.85cm" svg:y="12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2.876cm" svg:y="11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3.876cm" svg:y="11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3.351cm" svg:y="11.37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2.851cm" svg:y="11.3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2.851cm" svg:y="12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3.851cm" svg:y="12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2.875cm" svg:y="11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3.875cm" svg:y="11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2.35cm" svg:y="11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3.35cm" svg:y="11.37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2.85cm" svg:y="11.3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2.85cm" svg:y="12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3.85cm" svg:y="12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2.876cm" svg:y="11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3.876cm" svg:y="11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3.351cm" svg:y="11.37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2.851cm" svg:y="11.3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2.851cm" svg:y="12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3.851cm" svg:y="12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2.875cm" svg:y="11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3.875cm" svg:y="11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2.35cm" svg:y="11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3.35cm" svg:y="11.37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2.85cm" svg:y="11.3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2.85cm" svg:y="12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3.85cm" svg:y="12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2.876cm" svg:y="11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3.876cm" svg:y="11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3.351cm" svg:y="11.37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2.851cm" svg:y="11.3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2.851cm" svg:y="12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3.851cm" svg:y="12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2.875cm" svg:y="11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3.875cm" svg:y="11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3.35cm" svg:y="11.37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2.85cm" svg:y="11.3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2.85cm" svg:y="12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3.85cm" svg:y="12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2.876cm" svg:y="11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3.876cm" svg:y="11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3.351cm" svg:y="11.37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2.851cm" svg:y="11.3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2.851cm" svg:y="12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3.851cm" svg:y="12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2.875cm" svg:y="11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3.875cm" svg:y="11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3.35cm" svg:y="11.37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2.85cm" svg:y="11.3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2.85cm" svg:y="12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3.85cm" svg:y="12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2.876cm" svg:y="11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3.876cm" svg:y="11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3.351cm" svg:y="11.37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2.851cm" svg:y="11.3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2.851cm" svg:y="12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3.851cm" svg:y="12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2.875cm" svg:y="11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3.875cm" svg:y="11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3.35cm" svg:y="11.37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2.85cm" svg:y="11.3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2.85cm" svg:y="12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3.85cm" svg:y="12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2.876cm" svg:y="11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3.876cm" svg:y="11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3.351cm" svg:y="11.37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2.851cm" svg:y="11.3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2.851cm" svg:y="12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3.851cm" svg:y="12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2.875cm" svg:y="11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3.875cm" svg:y="11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3.35cm" svg:y="11.37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2.85cm" svg:y="11.3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2.85cm" svg:y="12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3.85cm" svg:y="12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2.876cm" svg:y="11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3.876cm" svg:y="11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3.351cm" svg:y="11.37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2.851cm" svg:y="11.3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2.851cm" svg:y="12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3.851cm" svg:y="12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2.875cm" svg:y="11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3.875cm" svg:y="11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3.35cm" svg:y="11.37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2.85cm" svg:y="11.3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2.85cm" svg:y="12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3.85cm" svg:y="12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2.876cm" svg:y="11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3.876cm" svg:y="11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3.351cm" svg:y="11.37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2.851cm" svg:y="11.3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2.851cm" svg:y="12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3.851cm" svg:y="12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2.875cm" svg:y="11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3.35cm" svg:y="11.37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2.85cm" svg:y="11.3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2.85cm" svg:y="12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3.85cm" svg:y="12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2.876cm" svg:y="11.3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3.351cm" svg:y="11.37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25cm" svg:height="0.25cm" svg:x="2.851cm" svg:y="11.3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2.851cm" svg:y="12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3.851cm" svg:y="12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3.117cm" svg:y="12.3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4.117cm" svg:y="12.3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2.492cm" svg:y="12.3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3.592cm" svg:y="12.37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590" draw:id="id590" draw:layer="layout" svg:width="0.25cm" svg:height="0.25cm" svg:x="3.092cm" svg:y="12.38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592" draw:id="id592" draw:layer="layout" svg:width="0.25cm" svg:height="0.25cm" svg:x="4.092cm" svg:y="12.38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591" draw:id="id591" draw:layer="layout" svg:width="0.25cm" svg:height="0.25cm" svg:x="3.092cm" svg:y="13.18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593" draw:id="id593" draw:layer="layout" svg:width="0.25cm" svg:height="0.25cm" svg:x="4.092cm" svg:y="13.184cm">
          <text:p/>
          <draw:enhanced-geometry svg:viewBox="0 0 21600 21600" draw:type="rectangle" draw:enhanced-path="M 0 0 L 21600 0 21600 21600 0 21600 0 0 Z N"/>
        </draw:custom-shape>
        <draw:connector draw:style-name="gr9" draw:text-style-name="P4" draw:layer="layout" draw:type="line" svg:x1="3.217cm" svg:y1="12.634cm" svg:x2="3.217cm" svg:y2="13.184cm" draw:start-shape="id590" draw:start-glue-point="2" draw:end-shape="id591" draw:end-glue-point="0" svg:d="m3217 12634v550" svg:viewBox="0 0 1 551">
          <text:p/>
        </draw:connector>
        <draw:connector draw:style-name="gr9" draw:text-style-name="P4" draw:layer="layout" draw:type="line" svg:x1="4.217cm" svg:y1="12.634cm" svg:x2="4.217cm" svg:y2="13.184cm" draw:start-shape="id592" draw:start-glue-point="2" draw:end-shape="id593" draw:end-glue-point="0" svg:d="m4217 12634v550" svg:viewBox="0 0 1 551">
          <text:p/>
        </draw:connector>
        <draw:custom-shape draw:style-name="gr5" draw:text-style-name="P4" draw:layer="layout" svg:width="0.25cm" svg:height="0.25cm" svg:x="3.118cm" svg:y="12.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4.118cm" svg:y="12.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3.593cm" svg:y="12.3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xml:id="id594" draw:id="id594" draw:layer="layout" svg:width="0.25cm" svg:height="0.25cm" svg:x="3.093cm" svg:y="13.1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4.093cm" svg:y="13.1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4" draw:layer="layout" draw:type="line" svg:x1="3.218cm" svg:y1="12.634cm" svg:x2="3.218cm" svg:y2="13.184cm" draw:end-shape="id594" draw:end-glue-point="0" svg:d="m3218 12634v550" svg:viewBox="0 0 1 551">
          <text:p/>
        </draw:connector>
        <draw:frame draw:style-name="gr10" draw:text-style-name="P6" draw:layer="layout" svg:width="1.158cm" svg:height="0.608cm" svg:x="3.642cm" svg:y="12.499cm">
          <draw:text-box>
            <text:p text:style-name="P6">Cost</text:p>
          </draw:text-box>
        </draw:frame>
        <draw:frame draw:style-name="gr10" draw:text-style-name="P4" draw:layer="layout" svg:width="1.188cm" svg:height="0.608cm" svg:x="2.542cm" svg:y="12.499cm">
          <draw:text-box>
            <text:p text:style-name="P4">Valid</text:p>
          </draw:text-box>
        </draw:frame>
        <draw:custom-shape draw:style-name="gr5" draw:text-style-name="P4" draw:layer="layout" svg:width="0.25cm" svg:height="0.25cm" svg:x="3.117cm" svg:y="12.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4.117cm" svg:y="12.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2.492cm" svg:y="12.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3.592cm" svg:y="12.3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3.092cm" svg:y="13.1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4.092cm" svg:y="13.1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3.118cm" svg:y="12.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4.118cm" svg:y="12.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3.593cm" svg:y="12.3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3.093cm" svg:y="13.1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4.093cm" svg:y="13.1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3.117cm" svg:y="12.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4.117cm" svg:y="12.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3.592cm" svg:y="12.3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3.092cm" svg:y="13.1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4.092cm" svg:y="13.1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3.118cm" svg:y="12.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4.118cm" svg:y="12.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3.593cm" svg:y="12.3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3.093cm" svg:y="13.1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4.093cm" svg:y="13.1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3.117cm" svg:y="12.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4.117cm" svg:y="12.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3.592cm" svg:y="12.3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3.092cm" svg:y="13.1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4.092cm" svg:y="13.1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3.118cm" svg:y="12.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4.118cm" svg:y="12.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3.593cm" svg:y="12.3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3.093cm" svg:y="13.1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4.093cm" svg:y="13.1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3.117cm" svg:y="12.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4.117cm" svg:y="12.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3.592cm" svg:y="12.3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3.092cm" svg:y="13.1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4.092cm" svg:y="13.1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3.118cm" svg:y="12.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4.118cm" svg:y="12.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3.593cm" svg:y="12.3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3.093cm" svg:y="13.1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4.093cm" svg:y="13.1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3.117cm" svg:y="12.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4.117cm" svg:y="12.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3.592cm" svg:y="12.3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3.092cm" svg:y="13.1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4.092cm" svg:y="13.1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3.118cm" svg:y="12.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4.118cm" svg:y="12.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3.593cm" svg:y="12.3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3.093cm" svg:y="13.1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4.093cm" svg:y="13.1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3.117cm" svg:y="12.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4.117cm" svg:y="12.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3.592cm" svg:y="12.3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3.092cm" svg:y="13.1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4.092cm" svg:y="13.1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3.118cm" svg:y="12.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4.118cm" svg:y="12.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3.593cm" svg:y="12.3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3.093cm" svg:y="13.1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4.093cm" svg:y="13.1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3.117cm" svg:y="12.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4.117cm" svg:y="12.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3.592cm" svg:y="12.3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3.092cm" svg:y="13.1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4.092cm" svg:y="13.1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3.118cm" svg:y="12.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4.118cm" svg:y="12.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3.593cm" svg:y="12.3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3.093cm" svg:y="13.1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4.093cm" svg:y="13.1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3.117cm" svg:y="12.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4.117cm" svg:y="12.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2.492cm" svg:y="12.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3.592cm" svg:y="12.3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3.092cm" svg:y="13.1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4.092cm" svg:y="13.1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3.118cm" svg:y="12.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4.118cm" svg:y="12.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3.593cm" svg:y="12.3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3.093cm" svg:y="13.1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4.093cm" svg:y="13.1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3.117cm" svg:y="12.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4.117cm" svg:y="12.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2.492cm" svg:y="12.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3.592cm" svg:y="12.3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3.092cm" svg:y="13.1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4.092cm" svg:y="13.1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3.118cm" svg:y="12.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4.118cm" svg:y="12.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3.593cm" svg:y="12.3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3.093cm" svg:y="13.1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4.093cm" svg:y="13.1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3.117cm" svg:y="12.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4.117cm" svg:y="12.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3.592cm" svg:y="12.3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3.092cm" svg:y="13.1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4.092cm" svg:y="13.1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3.118cm" svg:y="12.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4.118cm" svg:y="12.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3.593cm" svg:y="12.3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3.093cm" svg:y="13.1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4.093cm" svg:y="13.1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3.117cm" svg:y="12.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4.117cm" svg:y="12.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3.592cm" svg:y="12.3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3.092cm" svg:y="13.1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4.092cm" svg:y="13.1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3.118cm" svg:y="12.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4.118cm" svg:y="12.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3.593cm" svg:y="12.3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3.093cm" svg:y="13.1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4.093cm" svg:y="13.1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3.117cm" svg:y="12.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4.117cm" svg:y="12.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3.592cm" svg:y="12.3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3.092cm" svg:y="13.1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4.092cm" svg:y="13.1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3.118cm" svg:y="12.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4.118cm" svg:y="12.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3.593cm" svg:y="12.3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3.093cm" svg:y="13.1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4.093cm" svg:y="13.1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3.117cm" svg:y="12.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4.117cm" svg:y="12.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3.592cm" svg:y="12.3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3.092cm" svg:y="13.1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4.092cm" svg:y="13.1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3.118cm" svg:y="12.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4.118cm" svg:y="12.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3.593cm" svg:y="12.3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3.093cm" svg:y="13.1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4.093cm" svg:y="13.1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3.117cm" svg:y="12.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4.117cm" svg:y="12.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3.592cm" svg:y="12.3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3.092cm" svg:y="13.1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4.092cm" svg:y="13.1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3.118cm" svg:y="12.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4.118cm" svg:y="12.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3.593cm" svg:y="12.3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3.093cm" svg:y="13.1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4.093cm" svg:y="13.1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3.117cm" svg:y="12.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4.117cm" svg:y="12.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3.592cm" svg:y="12.3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3.092cm" svg:y="13.1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4.092cm" svg:y="13.1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3.118cm" svg:y="12.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4.118cm" svg:y="12.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3.593cm" svg:y="12.3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3.093cm" svg:y="13.1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4.093cm" svg:y="13.1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3.117cm" svg:y="12.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4.117cm" svg:y="12.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2.492cm" svg:y="12.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3.592cm" svg:y="12.3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3.092cm" svg:y="13.1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4.092cm" svg:y="13.1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3.118cm" svg:y="12.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4.118cm" svg:y="12.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3.593cm" svg:y="12.3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3.093cm" svg:y="13.1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4.093cm" svg:y="13.1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3.117cm" svg:y="12.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4.117cm" svg:y="12.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2.492cm" svg:y="12.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3.592cm" svg:y="12.3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3.092cm" svg:y="13.1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4.092cm" svg:y="13.1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3.118cm" svg:y="12.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4.118cm" svg:y="12.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3.593cm" svg:y="12.3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3.093cm" svg:y="13.1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4.093cm" svg:y="13.1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3.117cm" svg:y="12.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4.117cm" svg:y="12.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3.592cm" svg:y="12.3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3.092cm" svg:y="13.1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4.092cm" svg:y="13.1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3.118cm" svg:y="12.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4.118cm" svg:y="12.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3.593cm" svg:y="12.3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3.093cm" svg:y="13.1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4.093cm" svg:y="13.1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3.117cm" svg:y="12.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4.117cm" svg:y="12.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3.592cm" svg:y="12.3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3.092cm" svg:y="13.1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4.092cm" svg:y="13.1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3.118cm" svg:y="12.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4.118cm" svg:y="12.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3.593cm" svg:y="12.3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3.093cm" svg:y="13.1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4.093cm" svg:y="13.1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3.117cm" svg:y="12.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3.592cm" svg:y="12.3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3.092cm" svg:y="13.1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4.092cm" svg:y="13.1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3.118cm" svg:y="12.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3.593cm" svg:y="12.3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3.093cm" svg:y="13.1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4.093cm" svg:y="13.1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3.117cm" svg:y="12.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3.592cm" svg:y="12.3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3.092cm" svg:y="13.1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4.092cm" svg:y="13.1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3.118cm" svg:y="12.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3.593cm" svg:y="12.3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3.093cm" svg:y="13.1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4.093cm" svg:y="13.1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3.117cm" svg:y="12.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3.592cm" svg:y="12.3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3.092cm" svg:y="13.1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4.092cm" svg:y="13.1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3.118cm" svg:y="12.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3.593cm" svg:y="12.3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3.093cm" svg:y="13.1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4.093cm" svg:y="13.1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3.117cm" svg:y="12.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3.592cm" svg:y="12.3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3.092cm" svg:y="13.1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4.092cm" svg:y="13.1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3.118cm" svg:y="12.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3.593cm" svg:y="12.3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3.093cm" svg:y="13.1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4.093cm" svg:y="13.1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3.117cm" svg:y="12.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2.492cm" svg:y="12.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3.592cm" svg:y="12.3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3.092cm" svg:y="13.1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4.092cm" svg:y="13.1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3.118cm" svg:y="12.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3.593cm" svg:y="12.3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3.093cm" svg:y="13.1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4.093cm" svg:y="13.1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3.117cm" svg:y="12.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2.492cm" svg:y="12.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3.592cm" svg:y="12.3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3.092cm" svg:y="13.1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4.092cm" svg:y="13.1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3.118cm" svg:y="12.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3.593cm" svg:y="12.3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3.093cm" svg:y="13.1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4.093cm" svg:y="13.1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3.117cm" svg:y="12.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3.592cm" svg:y="12.3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3.092cm" svg:y="13.1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4.092cm" svg:y="13.1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3.118cm" svg:y="12.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3.593cm" svg:y="12.3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3.093cm" svg:y="13.1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4.093cm" svg:y="13.1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3.117cm" svg:y="12.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3.592cm" svg:y="12.3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3.092cm" svg:y="13.1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4.092cm" svg:y="13.1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3.118cm" svg:y="12.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3.593cm" svg:y="12.3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3.093cm" svg:y="13.1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4.093cm" svg:y="13.1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3.117cm" svg:y="12.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3.592cm" svg:y="12.3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3.092cm" svg:y="13.1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4.092cm" svg:y="13.1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3.118cm" svg:y="12.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3.593cm" svg:y="12.3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3.093cm" svg:y="13.1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4.093cm" svg:y="13.1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3.117cm" svg:y="12.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3.592cm" svg:y="12.3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3.092cm" svg:y="13.1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4.092cm" svg:y="13.1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3.118cm" svg:y="12.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3.593cm" svg:y="12.3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3.093cm" svg:y="13.1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4.093cm" svg:y="13.1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3.592cm" svg:y="12.3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3.092cm" svg:y="13.1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4.092cm" svg:y="13.1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3.593cm" svg:y="12.3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3.093cm" svg:y="13.1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4.093cm" svg:y="13.1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3.592cm" svg:y="12.3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3.092cm" svg:y="13.1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4.092cm" svg:y="13.1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3.593cm" svg:y="12.3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3.093cm" svg:y="13.1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25cm" svg:x="4.093cm" svg:y="13.1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xml:id="id595" draw:id="id595" draw:layer="layout" svg:width="0.25cm" svg:height="0.25cm" svg:x="4.877cm" svg:y="5.6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xml:id="id596" draw:id="id596" draw:layer="layout" svg:width="0.25cm" svg:height="0.25cm" svg:x="6.377cm" svg:y="5.6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4" draw:layer="layout" draw:type="line" svg:x1="5.127cm" svg:y1="5.748cm" svg:x2="6.377cm" svg:y2="5.748cm" draw:start-shape="id595" draw:start-glue-point="10" draw:end-shape="id596" draw:end-glue-point="6" svg:d="m5127 5748h1250" svg:viewBox="0 0 1251 1">
          <text:p text:style-name="P4">Load</text:p>
          <text:p text:style-name="P4"/>
        </draw:connector>
        <draw:custom-shape draw:style-name="gr8" draw:text-style-name="P4" xml:id="id597" draw:id="id597" draw:layer="layout" svg:width="0.25cm" svg:height="0.25cm" svg:x="4.877cm" svg:y="5.1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xml:id="id598" draw:id="id598" draw:layer="layout" svg:width="0.25cm" svg:height="0.25cm" svg:x="6.377cm" svg:y="5.1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8" draw:layer="layout" draw:type="line" svg:x1="5.127cm" svg:y1="5.248cm" svg:x2="6.377cm" svg:y2="5.248cm" draw:start-shape="id597" draw:start-glue-point="10" draw:end-shape="id598" draw:end-glue-point="6" svg:d="m5127 5248h1250" svg:viewBox="0 0 1251 1">
          <text:p text:style-name="P4">Edge</text:p>
          <text:p text:style-name="P4"/>
        </draw:connector>
        <draw:custom-shape draw:style-name="gr8" draw:text-style-name="P4" xml:id="id599" draw:id="id599" draw:layer="layout" svg:width="0.25cm" svg:height="0.25cm" svg:x="7.872cm" svg:y="5.6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xml:id="id600" draw:id="id600" draw:layer="layout" svg:width="0.25cm" svg:height="0.25cm" svg:x="9.372cm" svg:y="5.6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4" draw:layer="layout" draw:type="line" svg:x1="8.122cm" svg:y1="5.748cm" svg:x2="9.372cm" svg:y2="5.748cm" draw:start-shape="id599" draw:start-glue-point="10" draw:end-shape="id600" draw:end-glue-point="6" svg:d="m8122 5748h1250" svg:viewBox="0 0 1251 1">
          <text:p text:style-name="P4">Load</text:p>
          <text:p text:style-name="P4"/>
        </draw:connector>
        <draw:custom-shape draw:style-name="gr8" draw:text-style-name="P4" draw:layer="layout" svg:width="0.25cm" svg:height="0.25cm" svg:x="4.877cm" svg:y="5.6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4" draw:layer="layout" draw:type="line" svg:x1="12.62cm" svg:y1="5.745cm" svg:x2="13.87cm" svg:y2="5.745cm" svg:d="m12620 5745h1250" svg:viewBox="0 0 1251 1">
          <text:p text:style-name="P4">Load</text:p>
          <text:p text:style-name="P4"/>
        </draw:connector>
        <draw:custom-shape draw:style-name="gr8" draw:text-style-name="P4" draw:layer="layout" svg:width="0.25cm" svg:height="0.25cm" svg:x="12.37cm" svg:y="5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25cm" svg:height="0.25cm" svg:x="13.87cm" svg:y="5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4" draw:layer="layout" draw:type="line" svg:x1="17.13cm" svg:y1="4.495cm" svg:x2="18.38cm" svg:y2="4.495cm" svg:d="m17130 4495h1250" svg:viewBox="0 0 1251 1">
          <text:p text:style-name="P4">Load</text:p>
          <text:p text:style-name="P4"/>
        </draw:connector>
        <draw:custom-shape draw:style-name="gr8" draw:text-style-name="P4" draw:layer="layout" svg:width="0.25cm" svg:height="0.25cm" svg:x="16.88cm" svg:y="4.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25cm" svg:height="0.25cm" svg:x="18.38cm" svg:y="4.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4" draw:layer="layout" draw:type="line" svg:x1="17.13cm" svg:y1="9.495cm" svg:x2="18.38cm" svg:y2="9.495cm" svg:d="m17130 9495h1250" svg:viewBox="0 0 1251 1">
          <text:p text:style-name="P4">Load</text:p>
          <text:p text:style-name="P4"/>
        </draw:connector>
        <draw:custom-shape draw:style-name="gr8" draw:text-style-name="P4" draw:layer="layout" svg:width="0.25cm" svg:height="0.25cm" svg:x="16.88cm" svg:y="9.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25cm" svg:height="0.25cm" svg:x="18.38cm" svg:y="9.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4" draw:layer="layout" draw:type="line" svg:x1="12.63cm" svg:y1="10.745cm" svg:x2="13.88cm" svg:y2="10.745cm" svg:d="m12630 10745h1250" svg:viewBox="0 0 1251 1">
          <text:p text:style-name="P4">Load</text:p>
          <text:p text:style-name="P4"/>
        </draw:connector>
        <draw:custom-shape draw:style-name="gr8" draw:text-style-name="P4" draw:layer="layout" svg:width="0.25cm" svg:height="0.25cm" svg:x="12.38cm" svg:y="10.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25cm" svg:height="0.25cm" svg:x="13.88cm" svg:y="10.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4" draw:layer="layout" draw:type="line" svg:x1="12.63cm" svg:y1="8.245cm" svg:x2="13.88cm" svg:y2="8.245cm" svg:d="m12630 8245h1250" svg:viewBox="0 0 1251 1">
          <text:p text:style-name="P4">Load</text:p>
          <text:p text:style-name="P4"/>
        </draw:connector>
        <draw:custom-shape draw:style-name="gr8" draw:text-style-name="P4" draw:layer="layout" svg:width="0.25cm" svg:height="0.25cm" svg:x="12.38cm" svg:y="8.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25cm" svg:height="0.25cm" svg:x="13.88cm" svg:y="8.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4" draw:layer="layout" draw:type="line" svg:x1="12.63cm" svg:y1="3.245cm" svg:x2="13.88cm" svg:y2="3.245cm" svg:d="m12630 3245h1250" svg:viewBox="0 0 1251 1">
          <text:p text:style-name="P4">Load</text:p>
          <text:p text:style-name="P4"/>
        </draw:connector>
        <draw:custom-shape draw:style-name="gr8" draw:text-style-name="P4" draw:layer="layout" svg:width="0.25cm" svg:height="0.25cm" svg:x="12.38cm" svg:y="3.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25cm" svg:height="0.25cm" svg:x="13.88cm" svg:y="3.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4" draw:layer="layout" draw:type="line" svg:x1="21.63cm" svg:y1="7.045cm" svg:x2="22.88cm" svg:y2="7.045cm" svg:d="m21630 7045h1250" svg:viewBox="0 0 1251 1">
          <text:p text:style-name="P4">Load</text:p>
          <text:p text:style-name="P4"/>
        </draw:connector>
        <draw:custom-shape draw:style-name="gr8" draw:text-style-name="P4" draw:layer="layout" svg:width="0.25cm" svg:height="0.25cm" svg:x="21.38cm" svg:y="6.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25cm" svg:height="0.25cm" svg:x="22.88cm" svg:y="6.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4" draw:layer="layout" draw:type="curve" svg:x1="6.6cm" svg:y1="5.75cm" svg:x2="7.85cm" svg:y2="5.75cm" svg:d="m6600 5750h1250" svg:viewBox="0 0 1251 1">
          <text:p/>
        </draw:connector>
        <draw:custom-shape draw:style-name="gr8" draw:text-style-name="P4" xml:id="id608" draw:id="id608" draw:layer="layout" svg:width="0.25cm" svg:height="0.25cm" svg:x="6.377cm" svg:y="5.6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25cm" svg:height="0.25cm" svg:x="2.38cm" svg:y="10.33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3.38cm" svg:y="10.33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2.38cm" svg:y="10.33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3.38cm" svg:y="10.33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2.38cm" svg:y="10.33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5cm" svg:height="0.25cm" svg:x="3.38cm" svg:y="10.33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601" draw:id="id601" draw:layer="layout" svg:width="0.25cm" svg:height="0.25cm" svg:x="4.882cm" svg:y="10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xml:id="id602" draw:id="id602" draw:layer="layout" svg:width="0.25cm" svg:height="0.25cm" svg:x="6.382cm" svg:y="10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4" draw:layer="layout" draw:type="line" svg:x1="5.132cm" svg:y1="10.745cm" svg:x2="6.382cm" svg:y2="10.745cm" draw:start-shape="id601" draw:start-glue-point="10" draw:end-shape="id602" draw:end-glue-point="6" svg:d="m5132 10745h1250" svg:viewBox="0 0 1251 1">
          <text:p text:style-name="P4">Load</text:p>
          <text:p text:style-name="P4"/>
        </draw:connector>
        <draw:custom-shape draw:style-name="gr8" draw:text-style-name="P4" xml:id="id603" draw:id="id603" draw:layer="layout" svg:width="0.25cm" svg:height="0.25cm" svg:x="4.882cm" svg:y="10.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xml:id="id604" draw:id="id604" draw:layer="layout" svg:width="0.25cm" svg:height="0.25cm" svg:x="6.382cm" svg:y="10.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8" draw:layer="layout" draw:type="line" svg:x1="5.132cm" svg:y1="10.245cm" svg:x2="6.382cm" svg:y2="10.245cm" draw:start-shape="id603" draw:start-glue-point="10" draw:end-shape="id604" draw:end-glue-point="6" svg:d="m5132 10245h1250" svg:viewBox="0 0 1251 1">
          <text:p text:style-name="P4">Edge</text:p>
          <text:p text:style-name="P4"/>
        </draw:connector>
        <draw:custom-shape draw:style-name="gr8" draw:text-style-name="P4" xml:id="id605" draw:id="id605" draw:layer="layout" svg:width="0.25cm" svg:height="0.25cm" svg:x="7.877cm" svg:y="10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xml:id="id606" draw:id="id606" draw:layer="layout" svg:width="0.25cm" svg:height="0.25cm" svg:x="9.377cm" svg:y="10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4" draw:layer="layout" draw:type="line" svg:x1="8.127cm" svg:y1="10.745cm" svg:x2="9.377cm" svg:y2="10.745cm" draw:start-shape="id605" draw:start-glue-point="10" draw:end-shape="id606" draw:end-glue-point="6" svg:d="m8127 10745h1250" svg:viewBox="0 0 1251 1">
          <text:p text:style-name="P4">Load</text:p>
          <text:p text:style-name="P4"/>
        </draw:connector>
        <draw:custom-shape draw:style-name="gr8" draw:text-style-name="P4" draw:layer="layout" svg:width="0.25cm" svg:height="0.25cm" svg:x="4.882cm" svg:y="10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4" draw:layer="layout" draw:type="curve" svg:x1="6.605cm" svg:y1="10.747cm" svg:x2="7.855cm" svg:y2="10.747cm" svg:d="m6605 10747h1250" svg:viewBox="0 0 1251 1">
          <text:p/>
        </draw:connector>
        <draw:custom-shape draw:style-name="gr8" draw:text-style-name="P4" xml:id="id607" draw:id="id607" draw:layer="layout" svg:width="0.25cm" svg:height="0.25cm" svg:x="6.382cm" svg:y="10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4" draw:layer="layout" draw:type="curve" svg:x1="6.632cm" svg:y1="10.745cm" svg:x2="7.872cm" svg:y2="5.748cm" draw:start-shape="id607" draw:start-glue-point="10" draw:end-shape="id599" draw:end-glue-point="6" svg:d="m6632 10745c931 0 312-4997 1240-4997" svg:viewBox="0 0 1241 4998">
          <text:p/>
        </draw:connector>
        <draw:connector draw:style-name="gr15" draw:text-style-name="P9" draw:layer="layout" draw:type="curve" svg:x1="6.627cm" svg:y1="5.748cm" svg:x2="7.877cm" svg:y2="10.745cm" draw:start-shape="id608" draw:start-glue-point="10" draw:end-shape="id605" draw:end-glue-point="6" svg:d="m6627 5748c939 0 314 4997 1250 4997" svg:viewBox="0 0 1251 4998">
          <text:p text:style-name="P4"><text:span text:style-name="T3">Dynamic</text:span></text:p>
          <text:p text:style-name="P4"><text:span text:style-name="T3">Channels</text:span></text:p>
        </draw:connector>
        <draw:custom-shape draw:style-name="gr6" draw:text-style-name="P5" draw:layer="layout" svg:width="2.2cm" svg:height="0.5cm" svg:x="4.5cm" svg:y="1.23cm">
          <text:p text:style-name="P4"><text:span text:style-name="T2">Parameters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.2cm" svg:height="0.5cm" svg:x="21cm" svg:y="1.23cm">
          <text:p text:style-name="P4"><text:span text:style-name="T2">Parameters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3465af" draw:end-color="#ffffff" draw:start-intensity="100%" draw:end-intensity="100%" draw:angle="0" draw:border="0%"/>
    <draw:hatch draw:name="Hatching_20_46" draw:display-name="Hatching 46" draw:style="single" draw:color="#3465af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Linienspitzen_20_1" draw:display-name="Linienspitzen 1" svg:viewBox="0 0 1131 902" svg:d="m564 0-564 902h1131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Line_20_Style_20_9" draw:display-name="Line Style 9" draw:style="rect" draw:dots1="1" draw:dots1-length="197%" draw:distance="12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25cm" svg:stroke-color="#000000" draw:marker-start-width="0.237cm" draw:marker-start-center="false" draw:marker-end-width="0.237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05cm" draw:shadow-offset-y="0.05cm" draw:shadow-color="#000000" draw:shadow-opacity="25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2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9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fill-gradient-name="Gradient_20_7" draw:fill-hatch-name="Hatching_20_46" draw:fill-image-name="Bitmape_20_1" draw:textarea-vertical-align="bottom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5cm" fo:margin-bottom="0.5cm" fo:margin-left="0.5cm" fo:margin-right="0.5cm" fo:page-width="24.25cm" fo:page-height="1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09T19:04:00.459000000</meta:creation-date>
    <dc:date>2015-03-25T02:01:13.163000000</dc:date>
    <meta:editing-duration>PT1H25M45S</meta:editing-duration>
    <meta:editing-cycles>29</meta:editing-cycles>
    <meta:generator>LibreOffice/4.1.4.2$Windows_x86 LibreOffice_project/0a0440ccc0227ad9829de5f46be37cfb6edcf72</meta:generator>
    <meta:document-statistic meta:object-count="3276"/>
  </office:meta>
</office:document-meta>
</file>